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9.9cm" fo:min-width="9.66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7.355cm" fo:min-width="7.116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left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5cm" fo:min-width="1.401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cm" fo:min-width="1.405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cm" fo:min-width="1.401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none" draw:fill-color="#00ccff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33ccff" draw:textarea-horizontal-align="justify" draw:textarea-vertical-align="middle" draw:auto-grow-height="false" fo:min-height="1.645cm" fo:min-width="1.401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00ff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12.44cm" fo:min-width="12.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7.36cm" fo:min-width="7.1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left" draw:textarea-vertical-align="middle" draw:auto-grow-height="false" fo:min-height="0.274cm" fo:min-width="1.632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solid" draw:fill-color="#0000ff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svg:stroke-linecap="square" draw:fill="solid" draw:fill-color="#0000ff" draw:textarea-horizontal-align="left" draw:textarea-vertical-align="middle" draw:auto-grow-height="false" fo:min-height="0.273cm" fo:min-width="1.633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left" draw:textarea-vertical-align="middle" draw:auto-grow-height="false" fo:min-height="0.273cm" fo:min-width="1.633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left" draw:textarea-vertical-align="middle" draw:auto-grow-height="false" fo:min-height="0.273cm" fo:min-width="1.633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0.274cm" fo:min-width="1.632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left" draw:textarea-vertical-align="middle" draw:auto-grow-height="false" fo:min-height="0.274cm" fo:min-width="1.632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0.273cm" fo:min-width="1.63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left" draw:textarea-vertical-align="middle" draw:auto-grow-height="false" fo:min-height="0.587cm" fo:min-width="2.887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left" draw:textarea-vertical-align="middle" draw:auto-grow-height="false" fo:min-height="0.586cm" fo:min-width="2.886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svg:stroke-linecap="square" draw:fill="solid" draw:fill-color="#0000ff" draw:textarea-horizontal-align="left" draw:textarea-vertical-align="middle" draw:auto-grow-height="false" fo:min-height="0.586cm" fo:min-width="2.886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0.587cm" fo:min-width="2.887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left" draw:textarea-vertical-align="middle" draw:auto-grow-height="false" fo:min-height="0.587cm" fo:min-width="2.887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none" draw:fill-color="#00ff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7.356cm" fo:min-width="7.116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1cm" fo:min-width="1.405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1cm" fo:min-width="1.401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645cm" fo:min-width="1.401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none" draw:fill-color="#ff0000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26cm" svg:stroke-color="#000000" draw:stroke-linejoin="miter" svg:stroke-linecap="square" draw:fill="none" draw:fill-color="#b2b2b2" draw:textarea-horizontal-align="left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55cm" fo:min-width="3.54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left" draw:textarea-vertical-align="middle" draw:auto-grow-height="false" fo:min-height="0.692cm" fo:min-width="0.51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2cm" fo:min-width="0.515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2cm" fo:min-width="0.505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2cm" fo:min-width="0.51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3cm" fo:min-width="0.51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3cm" fo:min-width="0.515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3cm" fo:min-width="0.505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3cm" fo:min-width="0.51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2cm" fo:min-width="0.51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3cm" fo:min-width="0.515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3cm" fo:min-width="0.505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55cm" fo:min-width="3.539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none" draw:fill-color="#b2b2b2" draw:textarea-horizontal-align="justify" draw:textarea-vertical-align="middle" draw:auto-grow-height="false" fo:min-height="0.692cm" fo:min-width="0.51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2cm" fo:min-width="0.514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2cm" fo:min-width="0.505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3cm" fo:min-width="0.514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min-height="0.692cm" fo:min-width="0.514cm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solid" svg:stroke-width="0.026cm" svg:stroke-color="#000000" draw:stroke-linejoin="miter" svg:stroke-linecap="square" draw:fill="none" draw:fill-color="#b2b2b2" draw:textarea-horizontal-align="left" draw:textarea-vertical-align="middle" draw:auto-grow-height="false" fo:min-height="0.693cm" fo:min-width="0.51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left" draw:textarea-vertical-align="middle" draw:auto-grow-height="false" fo:min-height="0.693cm" fo:min-width="0.51cm" fo:padding-top="0.13cm" fo:padding-bottom="0.13cm" fo:padding-left="0.25cm" fo:padding-right="0.25cm" fo:wrap-option="no-wrap" draw:shadow-color="#808080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2cm" fo:min-width="0.515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solid" svg:stroke-width="0.026cm" svg:stroke-color="#000000" draw:stroke-linejoin="miter" svg:stroke-linecap="square" draw:fill="none" draw:fill-color="#ff0000" draw:textarea-horizontal-align="justify" draw:textarea-vertical-align="middle" draw:auto-grow-height="false" fo:min-height="0.692cm" fo:min-width="0.514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min-height="0.692cm" fo:min-width="0.51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solid" svg:stroke-width="0.026cm" svg:stroke-color="#000000" draw:stroke-linejoin="miter" svg:stroke-linecap="square" draw:fill="none" draw:fill-color="#ff0000" draw:textarea-horizontal-align="justify" draw:textarea-vertical-align="middle" draw:auto-grow-height="false" fo:min-height="0.693cm" fo:min-width="0.51cm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solid" svg:stroke-width="0.026cm" svg:stroke-color="#000000" draw:stroke-linejoin="miter" svg:stroke-linecap="square" draw:fill="none" draw:fill-color="#ff0000" draw:textarea-horizontal-align="justify" draw:textarea-vertical-align="middle" draw:auto-grow-height="false" fo:min-height="0.693cm" fo:min-width="0.505cm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solid" svg:stroke-width="0.026cm" svg:stroke-color="#000000" draw:stroke-linejoin="miter" svg:stroke-linecap="square" draw:fill="none" draw:fill-color="#ff0000" draw:textarea-horizontal-align="justify" draw:textarea-vertical-align="middle" draw:auto-grow-height="false" fo:min-height="0.692cm" fo:min-width="0.51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3cm" fo:min-width="0.514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3cm" fo:min-width="0.506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92cm" fo:min-width="0.506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2cm" fo:min-width="0.514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92cm" fo:min-width="0.506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26cm" svg:stroke-color="#000000" draw:stroke-linejoin="miter" svg:stroke-linecap="square" draw:fill="none" draw:fill-color="#b2b2b2" draw:textarea-horizontal-align="justify" draw:textarea-vertical-align="middle" draw:auto-grow-height="false" fo:min-height="0.693cm" fo:min-width="0.514cm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7.364cm" fo:min-width="7.112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5cm" fo:min-width="1.397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9cm" fo:min-width="1.405cm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9cm" fo:min-width="1.397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649cm" fo:min-width="1.405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645cm" fo:min-width="1.397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7.364cm" fo:min-width="7.111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26cm" svg:stroke-color="#000000" draw:stroke-linejoin="miter" svg:stroke-linecap="square" draw:fill="none" draw:fill-color="#b2b2b2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645cm" fo:min-width="1.396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9cm" fo:min-width="1.396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645cm" fo:min-width="1.396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justify" draw:textarea-vertical-align="middle" draw:auto-grow-height="false" fo:min-height="1.645cm" fo:min-width="1.397cm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justify" draw:textarea-vertical-align="middle" draw:auto-grow-height="false" fo:min-height="1.649cm" fo:min-width="1.405cm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justify" draw:textarea-vertical-align="middle" draw:auto-grow-height="false" fo:min-height="1.649cm" fo:min-width="1.397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justify" draw:textarea-vertical-align="middle" draw:auto-grow-height="false" fo:min-height="1.649cm" fo:min-width="1.396cm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justify" draw:textarea-vertical-align="middle" draw:auto-grow-height="false" fo:min-height="1.645cm" fo:min-width="1.396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3">
      <style:graphic-properties draw:stroke="none" draw:fill="none" draw:fill-color="#00ff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4">
      <style:graphic-properties draw:stroke="none" draw:fill="none" draw:fill-color="#00ff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solid" svg:stroke-width="0.026cm" svg:stroke-color="#000000" draw:stroke-linejoin="miter" svg:stroke-linecap="square" draw:fill="none" draw:fill-color="#00ff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solid" svg:stroke-width="0.026cm" svg:stroke-color="#000000" draw:stroke-linejoin="miter" svg:stroke-linecap="square" draw:fill="none" draw:fill-color="#ff0000" draw:textarea-horizontal-align="left" draw:textarea-vertical-align="middle" draw:auto-grow-height="false" fo:min-height="0.273cm" fo:min-width="1.632cm" fo:padding-top="0.13cm" fo:padding-bottom="0.13cm" fo:padding-left="0.25cm" fo:padding-right="0.25cm" fo:wrap-option="no-wrap" draw:shadow-color="#808080"/>
    </style:style>
    <style:style style:name="gr107" style:family="graphic" style:parent-style-name="standard">
      <style:graphic-properties draw:stroke="none" draw:fill="solid" draw:fill-color="#ff00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solid" svg:stroke-width="0.026cm" svg:stroke-color="#000000" draw:stroke-linejoin="miter" svg:stroke-linecap="square" draw:fill="none" draw:fill-color="#ff99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26cm" svg:stroke-color="#000000" draw:stroke-linejoin="miter" svg:stroke-linecap="square" draw:fill="none" draw:fill-color="#0000ff" draw:textarea-horizontal-align="left" draw:textarea-vertical-align="middle" draw:auto-grow-height="false" fo:min-height="0.274cm" fo:min-width="1.633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solid" svg:stroke-width="0.026cm" svg:stroke-color="#000000" draw:stroke-linejoin="miter" svg:stroke-linecap="square" draw:fill="solid" draw:fill-color="#0000ff" draw:textarea-horizontal-align="left" draw:textarea-vertical-align="middle" draw:auto-grow-height="false" fo:min-height="0.274cm" fo:min-width="1.633cm" fo:padding-top="0.13cm" fo:padding-bottom="0.13cm" fo:padding-left="0.25cm" fo:padding-right="0.25cm" fo:wrap-option="no-wrap" draw:shadow-color="#808080"/>
    </style:style>
    <style:style style:name="gr111" style:family="graphic" style:parent-style-name="standard">
      <style:graphic-properties draw:stroke="solid" svg:stroke-width="0.026cm" svg:stroke-color="#000000" draw:stroke-linejoin="miter" svg:stroke-linecap="square" draw:fill="none" draw:fill-color="#0000ff" draw:textarea-horizontal-align="left" draw:textarea-vertical-align="middle" draw:auto-grow-height="false" fo:min-height="0.273cm" fo:min-width="1.632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26cm" svg:stroke-color="#000000" draw:stroke-linejoin="miter" svg:stroke-linecap="square" draw:fill="none" draw:fill-color="#ff9900" draw:textarea-horizontal-align="left" draw:textarea-vertical-align="middle" draw:auto-grow-height="false" fo:min-height="0.273cm" fo:min-width="1.632cm" fo:padding-top="0.13cm" fo:padding-bottom="0.13cm" fo:padding-left="0.25cm" fo:padding-right="0.25cm" fo:wrap-option="no-wrap" draw:shadow-color="#808080"/>
    </style:style>
    <style:style style:name="gr113" style:family="graphic" style:parent-style-name="standard">
      <style:graphic-properties draw:stroke="solid" svg:stroke-width="0.026cm" svg:stroke-color="#000000" draw:stroke-linejoin="miter" svg:stroke-linecap="square" draw:fill="none" draw:fill-color="#0000ff" draw:textarea-horizontal-align="left" draw:textarea-vertical-align="middle" draw:auto-grow-height="false" fo:min-height="0.273cm" fo:min-width="1.633cm" fo:padding-top="0.13cm" fo:padding-bottom="0.13cm" fo:padding-left="0.25cm" fo:padding-right="0.25cm" fo:wrap-option="no-wrap" draw:shadow-color="#808080"/>
    </style:style>
    <style:style style:name="gr114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left" draw:textarea-vertical-align="middle" draw:auto-grow-height="false" fo:min-height="0.587cm" fo:min-width="2.886cm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solid" svg:stroke-width="0.026cm" svg:stroke-color="#000000" draw:stroke-linejoin="miter" svg:stroke-linecap="square" draw:fill="none" draw:fill-color="#ffff00" draw:textarea-horizontal-align="left" draw:textarea-vertical-align="middle" draw:auto-grow-height="false" fo:min-height="0.586cm" fo:min-width="2.887cm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solid" svg:stroke-width="0.026cm" svg:stroke-color="#000000" draw:stroke-linejoin="miter" svg:stroke-linecap="square" draw:fill="none" draw:fill-color="#0000ff" draw:textarea-horizontal-align="left" draw:textarea-vertical-align="middle" draw:auto-grow-height="false" fo:min-height="0.586cm" fo:min-width="2.887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26cm" svg:stroke-color="#000000" draw:stroke-linejoin="miter" svg:stroke-linecap="square" draw:fill="none" draw:fill-color="#00ff00" draw:textarea-horizontal-align="left" draw:textarea-vertical-align="middle" draw:auto-grow-height="false" fo:min-height="0.587cm" fo:min-width="2.887cm" fo:padding-top="0.13cm" fo:padding-bottom="0.13cm" fo:padding-left="0.25cm" fo:padding-right="0.25cm" fo:wrap-option="no-wrap" draw:shadow-color="#808080"/>
    </style:style>
    <style:style style:name="gr118" style:family="graphic" style:parent-style-name="standard">
      <style:graphic-properties draw:stroke="solid" svg:stroke-width="0.026cm" svg:stroke-color="#000000" draw:stroke-linejoin="miter" svg:stroke-linecap="square" draw:fill="none" draw:fill-color="#ff00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solid" svg:stroke-width="0.026cm" svg:stroke-color="#000000" draw:stroke-linejoin="miter" svg:stroke-linecap="square" draw:fill="solid" draw:fill-color="#0000ff" draw:textarea-horizontal-align="left" draw:textarea-vertical-align="middle" draw:auto-grow-height="false" fo:min-height="0.273cm" fo:min-width="1.632cm" fo:padding-top="0.13cm" fo:padding-bottom="0.13cm" fo:padding-left="0.25cm" fo:padding-right="0.25cm" fo:wrap-option="no-wrap" draw:shadow-color="#808080"/>
    </style:style>
    <style:style style:name="gr120" style:family="graphic" style:parent-style-name="standard">
      <style:graphic-properties draw:stroke="none" draw:fill="none" draw:fill-color="#ff0000" draw:textarea-horizontal-align="left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121" style:family="graphic" style:parent-style-name="standard">
      <style:graphic-properties draw:stroke="solid" svg:stroke-width="0.026cm" svg:stroke-color="#000000" draw:stroke-linejoin="miter" svg:stroke-linecap="square" draw:fill="none" draw:fill-color="#ffff00" draw:textarea-horizontal-align="left" draw:textarea-vertical-align="middle" draw:auto-grow-height="false" fo:min-height="0.587cm" fo:min-width="2.886cm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left" draw:textarea-vertical-align="middle" draw:auto-grow-height="false" fo:min-height="0.586cm" fo:min-width="2.887cm" fo:padding-top="0.13cm" fo:padding-bottom="0.13cm" fo:padding-left="0.25cm" fo:padding-right="0.25cm" fo:wrap-option="no-wrap" draw:shadow-color="#808080"/>
    </style:style>
    <style:style style:name="gr123" style:family="graphic" style:parent-style-name="standard">
      <style:graphic-properties draw:stroke="solid" svg:stroke-width="0.026cm" svg:stroke-color="#000000" draw:stroke-linejoin="miter" svg:stroke-linecap="square" draw:fill="none" draw:fill-color="#ffff00" draw:textarea-horizontal-align="left" draw:textarea-vertical-align="middle" draw:auto-grow-height="false" fo:min-height="0.587cm" fo:min-width="2.887cm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justify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649cm" fo:min-width="1.397cm" fo:padding-top="0.13cm" fo:padding-bottom="0.13cm" fo:padding-left="0.25cm" fo:padding-right="0.25cm" fo:wrap-option="no-wrap" draw:shadow-color="#808080"/>
    </style:style>
    <style:style style:name="gr127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1.649cm" fo:min-width="1.396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3">
      <style:graphic-properties draw:stroke="none" draw:fill="none" draw:fill-color="#00ff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4">
      <style:graphic-properties draw:stroke="none" draw:fill="none" draw:fill-color="#00ff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justify" draw:textarea-vertical-align="middle" draw:auto-grow-height="false" fo:min-height="2.28cm" fo:min-width="2.04cm" fo:padding-top="0.13cm" fo:padding-bottom="0.13cm" fo:padding-left="0.25cm" fo:padding-right="0.25cm" fo:wrap-option="no-wrap" draw:shadow-color="#808080"/>
    </style:style>
    <style:style style:name="gr13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1.591cm" draw:visible-area-height="15.373cm" draw:ole-draw-aspect="1"/>
    </style:style>
    <style:style style:name="gr133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left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solid" svg:stroke-width="0.026cm" svg:stroke-color="#000000" draw:stroke-linejoin="miter" svg:stroke-linecap="square" draw:fill="solid" draw:fill-color="#66ff33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135" style:family="graphic" style:parent-style-name="standard">
      <style:graphic-properties draw:stroke="solid" svg:stroke-width="0.026cm" svg:stroke-color="#000000" draw:stroke-linejoin="miter" svg:stroke-linecap="square" draw:fill="solid" draw:fill-color="#66ff33" draw:textarea-horizontal-align="justify" draw:textarea-vertical-align="middle" draw:auto-grow-height="false" fo:min-height="1.645cm" fo:min-width="1.396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solid" svg:stroke-width="0.026cm" svg:stroke-color="#000000" draw:stroke-linejoin="miter" svg:stroke-linecap="square" draw:fill="solid" draw:fill-color="#66ff33" draw:textarea-horizontal-align="justify" draw:textarea-vertical-align="middle" draw:auto-grow-height="false" fo:min-height="1.649cm" fo:min-width="1.405cm" fo:padding-top="0.13cm" fo:padding-bottom="0.13cm" fo:padding-left="0.25cm" fo:padding-right="0.25cm" fo:wrap-option="no-wrap" draw:shadow-color="#808080"/>
    </style:style>
    <style:style style:name="gr137" style:family="graphic" style:parent-style-name="standard">
      <style:graphic-properties draw:stroke="solid" svg:stroke-width="0.026cm" svg:stroke-color="#000000" draw:stroke-linejoin="miter" svg:stroke-linecap="square" draw:fill="solid" draw:fill-color="#33ccff" draw:textarea-horizontal-align="justify" draw:textarea-vertical-align="middle" draw:auto-grow-height="false" fo:min-height="1.649cm" fo:min-width="1.405cm" fo:padding-top="0.13cm" fo:padding-bottom="0.13cm" fo:padding-left="0.25cm" fo:padding-right="0.25cm" fo:wrap-option="no-wrap" draw:shadow-color="#808080"/>
    </style:style>
    <style:style style:name="gr138" style:family="graphic" style:parent-style-name="standard">
      <style:graphic-properties draw:stroke="solid" svg:stroke-width="0.026cm" svg:stroke-color="#000000" draw:stroke-linejoin="miter" svg:stroke-linecap="square" draw:fill="solid" draw:fill-color="#33ccff" draw:textarea-horizontal-align="justify" draw:textarea-vertical-align="middle" draw:auto-grow-height="false" fo:min-height="1.649cm" fo:min-width="1.396cm" fo:padding-top="0.13cm" fo:padding-bottom="0.13cm" fo:padding-left="0.25cm" fo:padding-right="0.25cm" fo:wrap-option="no-wrap" draw:shadow-color="#808080"/>
    </style:style>
    <style:style style:name="gr139" style:family="graphic" style:parent-style-name="standard">
      <style:graphic-properties draw:stroke="solid" svg:stroke-width="0.026cm" svg:stroke-color="#000000" draw:stroke-linejoin="miter" svg:stroke-linecap="square" draw:fill="solid" draw:fill-color="#33ccff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808080"/>
    </style:style>
    <style:style style:name="gr140" style:family="graphic" style:parent-style-name="standard">
      <style:graphic-properties draw:stroke="solid" svg:stroke-width="0.026cm" svg:stroke-color="#000000" draw:stroke-linejoin="miter" svg:stroke-linecap="square" draw:fill="solid" draw:fill-color="#33ccff" draw:textarea-horizontal-align="justify" draw:textarea-vertical-align="middle" draw:auto-grow-height="false" fo:min-height="1.645cm" fo:min-width="1.396cm" fo:padding-top="0.13cm" fo:padding-bottom="0.13cm" fo:padding-left="0.25cm" fo:padding-right="0.25cm" fo:wrap-option="no-wrap" draw:shadow-color="#808080"/>
    </style:style>
    <style:style style:name="gr141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142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3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4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5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6" style:family="graphic" style:parent-style-name="standard">
      <style:graphic-properties draw:stroke="solid" svg:stroke-width="0.035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>
      <style:graphic-properties draw:stroke="solid" svg:stroke-width="0.035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8" style:family="graphic" style:parent-style-name="standard">
      <style:graphic-properties draw:stroke="solid" svg:stroke-width="0.035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9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1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2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3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4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5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6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7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8" style:family="graphic" style:parent-style-name="standard">
      <style:graphic-properties draw:stroke="solid" svg:stroke-width="0.026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9" style:family="graphic" style:parent-style-name="standard">
      <style:graphic-properties draw:stroke="solid" svg:stroke-width="0.026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solid" svg:stroke-width="0.026cm" svg:stroke-color="#000000" draw:marker-end="Arrowheads_20_1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035cm" svg:stroke-color="#000000" draw:marker-end="Arrowheads_20_2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solid" svg:stroke-width="0.035cm" svg:stroke-color="#000000" draw:marker-end="Arrowheads_20_2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035cm" svg:stroke-color="#000000" draw:marker-end="Arrowheads_20_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>
      <style:graphic-properties draw:stroke="solid" svg:stroke-width="0.035cm" svg:stroke-color="#000000" draw:marker-end="Arrowheads_20_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5" style:family="graphic" style:parent-style-name="standard">
      <style:graphic-properties draw:stroke="solid" svg:stroke-width="0.026cm" svg:stroke-color="#000000" draw:marker-end="Arrowheads_20_2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6" style:family="graphic" style:parent-style-name="standard">
      <style:graphic-properties draw:stroke="solid" svg:stroke-width="0.026cm" svg:stroke-color="#000000" draw:marker-end="Arrowheads_20_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026cm" svg:stroke-color="#000000" draw:marker-end="Arrowheads_20_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8" style:family="graphic" style:parent-style-name="standard">
      <style:graphic-properties draw:stroke="solid" svg:stroke-width="0.026cm" svg:stroke-color="#000000" draw:marker-end="Arrowheads_20_2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9" style:family="graphic" style:parent-style-name="standard">
      <style:graphic-properties draw:stroke="solid" svg:stroke-width="0.026cm" svg:stroke-color="#000000" draw:marker-end="Arrowheads_20_2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0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1" style:family="graphic" style:parent-style-name="standard">
      <style:graphic-properties draw:stroke="solid" svg:stroke-width="0.026cm" svg:stroke-color="#000000" draw:marker-end="Arrowheads_20_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2" style:family="graphic" style:parent-style-name="standard">
      <style:graphic-properties draw:stroke="solid" svg:stroke-width="0.026cm" svg:stroke-color="#000000" draw:marker-end="Arrowheads_20_3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3" style:family="graphic" style:parent-style-name="standard">
      <style:graphic-properties draw:stroke="solid" svg:stroke-width="0.026cm" svg:stroke-color="#000000" draw:marker-end="Arrowheads_20_3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4" style:family="graphic" style:parent-style-name="standard">
      <style:graphic-properties draw:stroke="solid" svg:stroke-width="0.026cm" svg:stroke-color="#000000" draw:marker-end="Arrowheads_20_3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026cm" svg:stroke-color="#000000" draw:marker-end="Arrowheads_20_3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6" style:family="graphic" style:parent-style-name="standard">
      <style:graphic-properties draw:stroke="solid" svg:stroke-width="0.026cm" svg:stroke-color="#000000" draw:marker-end="Arrowheads_20_3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7" style:family="graphic" style:parent-style-name="standard">
      <style:graphic-properties draw:stroke="solid" svg:stroke-width="0.026cm" svg:stroke-color="#000000" draw:marker-end="Arrowheads_20_3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solid" svg:stroke-width="0.026cm" svg:stroke-color="#000000" draw:marker-end="Arrowheads_20_3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solid" svg:stroke-width="0.026cm" svg:stroke-color="#000000" draw:marker-end="Arrowheads_20_3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solid" svg:stroke-width="0.026cm" svg:stroke-color="#000000" draw:marker-end="Arrowheads_20_3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1" style:family="graphic" style:parent-style-name="standard">
      <style:graphic-properties draw:stroke="solid" svg:stroke-width="0.026cm" svg:stroke-color="#000000" draw:marker-end="Arrowheads_20_4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2" style:family="graphic" style:parent-style-name="standard">
      <style:graphic-properties draw:stroke="solid" svg:stroke-width="0.026cm" svg:stroke-color="#000000" draw:marker-end="Arrowheads_20_4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4" style:family="graphic" style:parent-style-name="standard">
      <style:graphic-properties draw:stroke="solid" svg:stroke-width="0.026cm" svg:stroke-color="#000000" draw:marker-end="Arrowheads_20_4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5" style:family="graphic" style:parent-style-name="standard">
      <style:graphic-properties draw:stroke="solid" svg:stroke-width="0.026cm" svg:stroke-color="#000000" draw:marker-end="Arrowheads_20_4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6" style:family="graphic" style:parent-style-name="standard">
      <style:graphic-properties draw:stroke="solid" svg:stroke-width="0.026cm" svg:stroke-color="#000000" draw:marker-end="Arrowheads_20_4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7" style:family="graphic" style:parent-style-name="standard">
      <style:graphic-properties draw:stroke="solid" svg:stroke-width="0.026cm" svg:stroke-color="#000000" draw:marker-end="Arrowheads_20_4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8" style:family="graphic" style:parent-style-name="standard">
      <style:graphic-properties draw:stroke="solid" svg:stroke-width="0.026cm" svg:stroke-color="#000000" draw:marker-end="Arrowheads_20_4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9" style:family="graphic" style:parent-style-name="standard">
      <style:graphic-properties draw:stroke="solid" svg:stroke-width="0.026cm" svg:stroke-color="#000000" draw:marker-end="Arrowheads_20_4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0" style:family="graphic" style:parent-style-name="standard">
      <style:graphic-properties draw:stroke="solid" svg:stroke-width="0.035cm" svg:stroke-color="#000000" draw:marker-end="Arrowheads_20_4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1" style:family="graphic" style:parent-style-name="standard">
      <style:graphic-properties draw:stroke="solid" svg:stroke-width="0.035cm" svg:stroke-color="#000000" draw:marker-end="Arrowheads_20_5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035cm" svg:stroke-color="#000000" draw:marker-end="Arrowheads_20_5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3" style:family="graphic" style:parent-style-name="standard">
      <style:graphic-properties draw:stroke="solid" svg:stroke-width="0.035cm" svg:stroke-color="#000000" draw:marker-end="Arrowheads_20_5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4" style:family="graphic" style:parent-style-name="standard">
      <style:graphic-properties draw:stroke="solid" svg:stroke-width="0.026cm" svg:stroke-color="#000000" draw:marker-end="Arrowheads_20_5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5" style:family="graphic" style:parent-style-name="standard">
      <style:graphic-properties draw:stroke="solid" svg:stroke-width="0.026cm" svg:stroke-color="#000000" draw:marker-end="Arrowheads_20_5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6" style:family="graphic" style:parent-style-name="standard">
      <style:graphic-properties draw:stroke="solid" svg:stroke-width="0.026cm" svg:stroke-color="#000000" draw:marker-end="Arrowheads_20_5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>
      <style:graphic-properties draw:stroke="solid" svg:stroke-width="0.026cm" svg:stroke-color="#000000" draw:marker-end="Arrowheads_20_5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8" style:family="graphic" style:parent-style-name="standard">
      <style:graphic-properties draw:stroke="solid" svg:stroke-width="0.026cm" svg:stroke-color="#000000" draw:marker-end="Arrowheads_20_5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9" style:family="graphic" style:parent-style-name="standard">
      <style:graphic-properties draw:stroke="solid" svg:stroke-width="0.026cm" svg:stroke-color="#000000" draw:marker-end="Arrowheads_20_5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0" style:family="graphic" style:parent-style-name="standard">
      <style:graphic-properties draw:stroke="solid" svg:stroke-width="0.026cm" svg:stroke-color="#000000" draw:marker-end="Arrowheads_20_5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1" style:family="graphic" style:parent-style-name="standard">
      <style:graphic-properties draw:stroke="solid" svg:stroke-width="0.026cm" svg:stroke-color="#000000" draw:marker-end="Arrowheads_20_6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2" style:family="graphic" style:parent-style-name="standard">
      <style:graphic-properties draw:stroke="solid" svg:stroke-width="0.026cm" svg:stroke-color="#000000" draw:marker-end="Arrowheads_20_6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3" style:family="graphic" style:parent-style-name="standard">
      <style:graphic-properties draw:stroke="solid" svg:stroke-width="0.026cm" svg:stroke-color="#000000" draw:marker-end="Arrowheads_20_6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4" style:family="graphic" style:parent-style-name="standard">
      <style:graphic-properties draw:stroke="solid" svg:stroke-width="0.026cm" svg:stroke-color="#000000" draw:marker-end="Arrowheads_20_6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5" style:family="graphic" style:parent-style-name="standard">
      <style:graphic-properties draw:stroke="solid" svg:stroke-width="0.026cm" svg:stroke-color="#000000" draw:marker-end="Arrowheads_20_6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6" style:family="graphic" style:parent-style-name="standard">
      <style:graphic-properties draw:stroke="solid" svg:stroke-width="0.026cm" svg:stroke-color="#000000" draw:marker-end="Arrowheads_20_6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7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8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0" style:family="graphic" style:parent-style-name="standard">
      <style:graphic-properties draw:stroke="solid" svg:stroke-width="0.026cm" svg:stroke-color="#000000" draw:marker-end="Arrowheads_20_6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1" style:family="graphic" style:parent-style-name="standard">
      <style:graphic-properties draw:stroke="solid" svg:stroke-width="0.026cm" svg:stroke-color="#000000" draw:marker-end="Arrowheads_20_7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2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3" style:family="graphic" style:parent-style-name="standard">
      <style:graphic-properties draw:stroke="solid" svg:stroke-width="0.026cm" svg:stroke-color="#000000" draw:marker-end="Arrowheads_20_7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26cm" svg:stroke-color="#000000" draw:marker-end="Arrowheads_20_7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5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6" style:family="graphic" style:parent-style-name="standard">
      <style:graphic-properties draw:stroke="solid" svg:stroke-width="0.026cm" svg:stroke-color="#000000" draw:marker-end="Arrowheads_20_7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7" style:family="graphic" style:parent-style-name="standard">
      <style:graphic-properties draw:stroke="solid" svg:stroke-width="0.026cm" svg:stroke-color="#000000" draw:marker-end="Arrowheads_20_7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8" style:family="graphic" style:parent-style-name="standard">
      <style:graphic-properties draw:stroke="solid" svg:stroke-width="0.026cm" svg:stroke-color="#000000" draw:marker-end="Arrowheads_20_7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9" style:family="graphic" style:parent-style-name="standard">
      <style:graphic-properties draw:stroke="solid" svg:stroke-width="0.026cm" svg:stroke-color="#000000" draw:marker-end="Arrowheads_20_7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0" style:family="graphic" style:parent-style-name="standard">
      <style:graphic-properties draw:stroke="solid" svg:stroke-width="0.026cm" svg:stroke-color="#000000" draw:marker-end="Arrowheads_20_7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1" style:family="graphic" style:parent-style-name="standard">
      <style:graphic-properties draw:stroke="solid" svg:stroke-width="0.026cm" svg:stroke-color="#000000" draw:marker-end="Arrowheads_20_8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2" style:family="graphic" style:parent-style-name="standard">
      <style:graphic-properties draw:stroke="solid" svg:stroke-width="0.026cm" svg:stroke-color="#000000" draw:marker-end="Arrowheads_20_8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3" style:family="graphic" style:parent-style-name="standard">
      <style:graphic-properties draw:stroke="solid" svg:stroke-width="0.026cm" svg:stroke-color="#000000" draw:marker-end="Arrowheads_20_8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4" style:family="graphic" style:parent-style-name="standard">
      <style:graphic-properties draw:stroke="solid" svg:stroke-width="0.026cm" svg:stroke-color="#000000" draw:marker-end="Arrowheads_20_8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5" style:family="graphic" style:parent-style-name="standard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6" style:family="graphic" style:parent-style-name="standard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7" style:family="graphic" style:parent-style-name="standard">
      <style:graphic-properties draw:stroke="solid" svg:stroke-width="0.026cm" svg:stroke-color="#000000" draw:marker-end="Arrowheads_20_8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8" style:family="graphic" style:parent-style-name="standard">
      <style:graphic-properties draw:stroke="solid" svg:stroke-width="0.026cm" svg:stroke-color="#000000" draw:marker-end="Arrowheads_20_8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9" style:family="graphic" style:parent-style-name="standard">
      <style:graphic-properties draw:stroke="solid" svg:stroke-width="0.026cm" svg:stroke-color="#000000" draw:marker-end="Arrowheads_20_8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0" style:family="graphic" style:parent-style-name="standard">
      <style:graphic-properties draw:stroke="solid" svg:stroke-width="0.026cm" svg:stroke-color="#000000" draw:marker-end="Arrowheads_20_8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1" style:family="graphic" style:parent-style-name="standard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2" style:family="graphic" style:parent-style-name="standard">
      <style:graphic-properties draw:stroke="solid" svg:stroke-width="0.035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3" style:family="graphic" style:parent-style-name="standard">
      <style:graphic-properties draw:stroke="solid" svg:stroke-width="0.035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4" style:family="graphic" style:parent-style-name="standard">
      <style:graphic-properties draw:stroke="solid" svg:stroke-width="0.035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5" style:family="graphic" style:parent-style-name="standard">
      <style:graphic-properties draw:stroke="solid" svg:stroke-width="0.035cm" svg:stroke-color="#000000" draw:marker-end="Arrowheads_20_9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6" style:family="graphic" style:parent-style-name="standard">
      <style:graphic-properties draw:stroke="solid" svg:stroke-width="0.026cm" svg:stroke-color="#000000" draw:marker-end="Arrowheads_20_9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7" style:family="graphic" style:parent-style-name="standard">
      <style:graphic-properties draw:stroke="solid" svg:stroke-width="0.026cm" svg:stroke-color="#000000" draw:marker-end="Arrowheads_20_9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8" style:family="graphic" style:parent-style-name="standard">
      <style:graphic-properties draw:stroke="solid" svg:stroke-width="0.026cm" svg:stroke-color="#000000" draw:marker-end="Arrowheads_20_9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9" style:family="graphic" style:parent-style-name="standard">
      <style:graphic-properties draw:stroke="solid" svg:stroke-width="0.026cm" svg:stroke-color="#000000" draw:marker-end="Arrowheads_20_9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0" style:family="graphic" style:parent-style-name="standard">
      <style:graphic-properties draw:stroke="solid" svg:stroke-width="0.026cm" svg:stroke-color="#000000" draw:marker-end="Arrowheads_20_9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1" style:family="graphic" style:parent-style-name="standard">
      <style:graphic-properties draw:stroke="solid" svg:stroke-width="0.026cm" svg:stroke-color="#000000" draw:marker-end="Arrowheads_20_10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2" style:family="graphic" style:parent-style-name="standard">
      <style:graphic-properties draw:stroke="solid" svg:stroke-width="0.026cm" svg:stroke-color="#000000" draw:marker-end="Arrowheads_20_10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3" style:family="graphic" style:parent-style-name="standard">
      <style:graphic-properties draw:stroke="solid" svg:stroke-width="0.026cm" svg:stroke-color="#000000" draw:marker-end="Arrowheads_20_10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4" style:family="graphic" style:parent-style-name="standard">
      <style:graphic-properties draw:stroke="solid" svg:stroke-width="0.026cm" svg:stroke-color="#000000" draw:marker-end="Arrowheads_20_10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solid" svg:stroke-width="0.026cm" svg:stroke-color="#000000" draw:marker-end="Arrowheads_20_10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solid" svg:stroke-width="0.026cm" svg:stroke-color="#000000" draw:marker-end="Arrowheads_20_10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7" style:family="graphic" style:parent-style-name="standard">
      <style:graphic-properties draw:stroke="solid" svg:stroke-width="0.026cm" svg:stroke-color="#000000" draw:marker-end="Arrowheads_20_10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8" style:family="graphic" style:parent-style-name="standard">
      <style:graphic-properties draw:stroke="solid" svg:stroke-width="0.026cm" svg:stroke-color="#000000" draw:marker-end="Arrowheads_20_10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026cm" svg:stroke-color="#000000" draw:marker-end="Arrowheads_20_10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0" style:family="graphic" style:parent-style-name="standard">
      <style:graphic-properties draw:stroke="solid" svg:stroke-width="0.026cm" svg:stroke-color="#000000" draw:marker-end="Arrowheads_20_10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solid" svg:stroke-width="0.026cm" svg:stroke-color="#000000" draw:marker-end="Arrowheads_20_11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2" style:family="graphic" style:parent-style-name="standard">
      <style:graphic-properties draw:stroke="solid" svg:stroke-width="0.026cm" svg:stroke-color="#000000" draw:marker-end="Arrowheads_20_11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026cm" svg:stroke-color="#000000" draw:marker-end="Arrowheads_20_1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4" style:family="graphic" style:parent-style-name="standard">
      <style:graphic-properties draw:stroke="solid" svg:stroke-width="0.026cm" svg:stroke-color="#000000" draw:marker-end="Arrowheads_20_11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draw:stroke="solid" svg:stroke-width="0.026cm" svg:stroke-color="#000000" draw:marker-end="Arrowheads_20_1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6" style:family="graphic" style:parent-style-name="standard">
      <style:graphic-properties draw:stroke="solid" svg:stroke-width="0.026cm" svg:stroke-color="#000000" draw:marker-end="Arrowheads_20_1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7" style:family="graphic" style:parent-style-name="standard">
      <style:graphic-properties draw:stroke="solid" svg:stroke-width="0.026cm" svg:stroke-color="#000000" draw:marker-end="Arrowheads_20_1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8" style:family="graphic" style:parent-style-name="standard">
      <style:graphic-properties draw:stroke="solid" svg:stroke-width="0.026cm" svg:stroke-color="#000000" draw:marker-end="Arrowheads_20_1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standard">
      <style:graphic-properties draw:stroke="solid" svg:stroke-width="0.026cm" svg:stroke-color="#000000" draw:marker-end="Arrowheads_20_1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0" style:family="graphic" style:parent-style-name="standard">
      <style:graphic-properties draw:stroke="solid" svg:stroke-width="0.026cm" svg:stroke-color="#000000" draw:marker-end="Arrowheads_20_11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standard">
      <style:graphic-properties draw:stroke="solid" svg:stroke-width="0.026cm" svg:stroke-color="#000000" draw:marker-end="Arrowheads_20_12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2" style:family="graphic" style:parent-style-name="standard">
      <style:graphic-properties draw:stroke="solid" svg:stroke-width="0.026cm" svg:stroke-color="#000000" draw:marker-end="Arrowheads_20_12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standard">
      <style:graphic-properties draw:stroke="solid" svg:stroke-width="0.026cm" svg:stroke-color="#000000" draw:marker-end="Arrowheads_20_1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4" style:family="graphic" style:parent-style-name="standard">
      <style:graphic-properties draw:stroke="solid" svg:stroke-width="0.026cm" svg:stroke-color="#000000" draw:marker-end="Arrowheads_20_1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standard">
      <style:graphic-properties draw:stroke="solid" svg:stroke-width="0.026cm" svg:stroke-color="#000000" draw:marker-end="Arrowheads_20_12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6" style:family="graphic" style:parent-style-name="standard">
      <style:graphic-properties draw:stroke="solid" svg:stroke-width="0.026cm" svg:stroke-color="#000000" draw:marker-end="Arrowheads_20_1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7" style:family="graphic" style:parent-style-name="standard">
      <style:graphic-properties draw:stroke="solid" svg:stroke-width="0.026cm" svg:stroke-color="#000000" draw:marker-end="Arrowheads_20_1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8" style:family="graphic" style:parent-style-name="standard">
      <style:graphic-properties draw:stroke="solid" svg:stroke-width="0.026cm" svg:stroke-color="#000000" draw:marker-end="Arrowheads_20_12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9" style:family="graphic" style:parent-style-name="standard">
      <style:graphic-properties draw:stroke="solid" svg:stroke-width="0.026cm" svg:stroke-color="#000000" draw:marker-end="Arrowheads_20_12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0" style:family="graphic" style:parent-style-name="standard">
      <style:graphic-properties draw:stroke="solid" svg:stroke-width="0.026cm" svg:stroke-color="#000000" draw:marker-end="Arrowheads_20_1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1" style:family="graphic" style:parent-style-name="standard">
      <style:graphic-properties draw:stroke="solid" svg:stroke-width="0.026cm" svg:stroke-color="#000000" draw:marker-end="Arrowheads_20_1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2" style:family="graphic" style:parent-style-name="standard">
      <style:graphic-properties draw:stroke="solid" svg:stroke-width="0.026cm" svg:stroke-color="#000000" draw:marker-end="Arrowheads_20_13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3" style:family="graphic" style:parent-style-name="standard">
      <style:graphic-properties draw:stroke="solid" svg:stroke-width="0.026cm" svg:stroke-color="#000000" draw:marker-end="Arrowheads_20_13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4" style:family="graphic" style:parent-style-name="standard">
      <style:graphic-properties draw:stroke="solid" svg:stroke-width="0.026cm" svg:stroke-color="#000000" draw:marker-end="Arrowheads_20_13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5" style:family="graphic" style:parent-style-name="standard">
      <style:graphic-properties draw:stroke="solid" svg:stroke-width="0.026cm" svg:stroke-color="#000000" draw:marker-end="Arrowheads_20_13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6" style:family="graphic" style:parent-style-name="standard">
      <style:graphic-properties draw:stroke="solid" svg:stroke-width="0.026cm" svg:stroke-color="#000000" draw:marker-end="Arrowheads_20_13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7" style:family="graphic" style:parent-style-name="standard">
      <style:graphic-properties draw:stroke="solid" svg:stroke-width="0.026cm" svg:stroke-color="#000000" draw:marker-end="Arrowheads_20_13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026cm" svg:stroke-color="#000000" draw:marker-end="Arrowheads_20_13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9" style:family="graphic" style:parent-style-name="standard">
      <style:graphic-properties draw:stroke="solid" svg:stroke-width="0.026cm" svg:stroke-color="#000000" draw:marker-end="Arrowheads_20_13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026cm" svg:stroke-color="#000000" draw:marker-end="Arrowheads_20_13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standard">
      <style:graphic-properties draw:stroke="solid" svg:stroke-width="0.026cm" svg:stroke-color="#000000" draw:marker-end="Arrowheads_20_14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2" style:family="graphic" style:parent-style-name="standard">
      <style:graphic-properties draw:stroke="solid" svg:stroke-width="0.026cm" svg:stroke-color="#000000" draw:marker-end="Arrowheads_20_14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3" style:family="graphic" style:parent-style-name="standard">
      <style:graphic-properties draw:stroke="solid" svg:stroke-width="0.026cm" svg:stroke-color="#000000" draw:marker-end="Arrowheads_20_14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solid" svg:stroke-width="0.026cm" svg:stroke-color="#000000" draw:marker-end="Arrowheads_20_14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5" style:family="graphic" style:parent-style-name="standard">
      <style:graphic-properties draw:stroke="solid" svg:stroke-width="0.026cm" svg:stroke-color="#000000" draw:marker-end="Arrowheads_20_14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026cm" svg:stroke-color="#000000" draw:marker-end="Arrowheads_20_14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7" style:family="graphic" style:parent-style-name="standard">
      <style:graphic-properties draw:stroke="solid" svg:stroke-width="0.035cm" svg:stroke-color="#000000" draw:marker-end="Arrowheads_20_14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8" style:family="graphic" style:parent-style-name="standard">
      <style:graphic-properties draw:stroke="solid" svg:stroke-width="0.035cm" svg:stroke-color="#000000" draw:marker-end="Arrowheads_20_14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9" style:family="graphic" style:parent-style-name="standard">
      <style:graphic-properties draw:stroke="solid" svg:stroke-width="0.035cm" svg:stroke-color="#000000" draw:marker-end="Arrowheads_20_14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035cm" svg:stroke-color="#000000" draw:marker-end="Arrowheads_20_14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026cm" svg:stroke-color="#000000" draw:marker-end="Arrowheads_20_15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26cm" svg:stroke-color="#000000" draw:marker-end="Arrowheads_20_15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026cm" svg:stroke-color="#000000" draw:marker-end="Arrowheads_20_15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4" style:family="graphic" style:parent-style-name="standard">
      <style:graphic-properties draw:stroke="solid" svg:stroke-width="0.026cm" svg:stroke-color="#000000" draw:marker-end="Arrowheads_20_15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5" style:family="graphic" style:parent-style-name="standard">
      <style:graphic-properties draw:stroke="solid" svg:stroke-width="0.026cm" svg:stroke-color="#000000" draw:marker-end="Arrowheads_20_15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6" style:family="graphic" style:parent-style-name="standard">
      <style:graphic-properties draw:stroke="solid" svg:stroke-width="0.026cm" svg:stroke-color="#000000" draw:marker-end="Arrowheads_20_15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7" style:family="graphic" style:parent-style-name="standard">
      <style:graphic-properties draw:stroke="solid" svg:stroke-width="0.026cm" svg:stroke-color="#000000" draw:marker-end="Arrowheads_20_15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8" style:family="graphic" style:parent-style-name="standard">
      <style:graphic-properties draw:stroke="solid" svg:stroke-width="0.026cm" svg:stroke-color="#000000" draw:marker-end="Arrowheads_20_15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9" style:family="graphic" style:parent-style-name="standard">
      <style:graphic-properties draw:stroke="solid" svg:stroke-width="0.026cm" svg:stroke-color="#000000" draw:marker-end="Arrowheads_20_15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0" style:family="graphic" style:parent-style-name="standard">
      <style:graphic-properties draw:stroke="solid" svg:stroke-width="0.026cm" svg:stroke-color="#000000" draw:marker-end="Arrowheads_20_15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1" style:family="graphic" style:parent-style-name="standard">
      <style:graphic-properties draw:stroke="solid" svg:stroke-width="0.026cm" svg:stroke-color="#000000" draw:marker-end="Arrowheads_20_16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2" style:family="graphic" style:parent-style-name="standard">
      <style:graphic-properties draw:stroke="solid" svg:stroke-width="0.026cm" svg:stroke-color="#000000" draw:marker-end="Arrowheads_20_16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3" style:family="graphic" style:parent-style-name="standard">
      <style:graphic-properties draw:stroke="solid" svg:stroke-width="0.026cm" svg:stroke-color="#000000" draw:marker-end="Arrowheads_20_16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4" style:family="graphic" style:parent-style-name="standard">
      <style:graphic-properties draw:stroke="solid" svg:stroke-width="0.026cm" svg:stroke-color="#000000" draw:marker-end="Arrowheads_20_16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standard">
      <style:graphic-properties draw:stroke="solid" svg:stroke-width="0.026cm" svg:stroke-color="#000000" draw:marker-end="Arrowheads_20_16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6" style:family="graphic" style:parent-style-name="standard">
      <style:graphic-properties draw:stroke="solid" svg:stroke-width="0.026cm" svg:stroke-color="#000000" draw:marker-end="Arrowheads_20_16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7" style:family="graphic" style:parent-style-name="standard">
      <style:graphic-properties draw:stroke="solid" svg:stroke-width="0.026cm" svg:stroke-color="#000000" draw:marker-end="Arrowheads_20_16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8" style:family="graphic" style:parent-style-name="standard">
      <style:graphic-properties draw:stroke="solid" svg:stroke-width="0.026cm" svg:stroke-color="#000000" draw:marker-end="Arrowheads_20_16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9" style:family="graphic" style:parent-style-name="standard">
      <style:graphic-properties draw:stroke="solid" svg:stroke-width="0.026cm" svg:stroke-color="#000000" draw:marker-end="Arrowheads_20_16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0" style:family="graphic" style:parent-style-name="standard">
      <style:graphic-properties draw:stroke="solid" svg:stroke-width="0.026cm" svg:stroke-color="#000000" draw:marker-end="Arrowheads_20_16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1" style:family="graphic" style:parent-style-name="standard">
      <style:graphic-properties draw:stroke="solid" svg:stroke-width="0.026cm" svg:stroke-color="#000000" draw:marker-end="Arrowheads_20_17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2" style:family="graphic" style:parent-style-name="standard">
      <style:graphic-properties draw:stroke="solid" svg:stroke-width="0.026cm" svg:stroke-color="#000000" draw:marker-end="Arrowheads_20_17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3" style:family="graphic" style:parent-style-name="standard">
      <style:graphic-properties draw:stroke="solid" svg:stroke-width="0.026cm" svg:stroke-color="#000000" draw:marker-end="Arrowheads_20_17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4" style:family="graphic" style:parent-style-name="standard">
      <style:graphic-properties draw:stroke="solid" svg:stroke-width="0.026cm" svg:stroke-color="#000000" draw:marker-end="Arrowheads_20_17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5" style:family="graphic" style:parent-style-name="standard">
      <style:graphic-properties draw:stroke="solid" svg:stroke-width="0.026cm" svg:stroke-color="#000000" draw:marker-end="Arrowheads_20_17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6" style:family="graphic" style:parent-style-name="standard">
      <style:graphic-properties draw:stroke="solid" svg:stroke-width="0.026cm" svg:stroke-color="#000000" draw:marker-end="Arrowheads_20_17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7" style:family="graphic" style:parent-style-name="standard">
      <style:graphic-properties draw:stroke="solid" svg:stroke-width="0.026cm" svg:stroke-color="#000000" draw:marker-end="Arrowheads_20_17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8" style:family="graphic" style:parent-style-name="standard">
      <style:graphic-properties draw:stroke="solid" svg:stroke-width="0.026cm" svg:stroke-color="#000000" draw:marker-end="Arrowheads_20_17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9" style:family="graphic" style:parent-style-name="standard">
      <style:graphic-properties draw:stroke="solid" svg:stroke-width="0.026cm" svg:stroke-color="#000000" draw:marker-end="Arrowheads_20_17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0" style:family="graphic" style:parent-style-name="standard">
      <style:graphic-properties draw:stroke="solid" svg:stroke-width="0.026cm" svg:stroke-color="#000000" draw:marker-end="Arrowheads_20_17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1" style:family="graphic" style:parent-style-name="standard">
      <style:graphic-properties draw:stroke="solid" svg:stroke-width="0.026cm" svg:stroke-color="#000000" draw:marker-end="Arrowheads_20_18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2" style:family="graphic" style:parent-style-name="standard">
      <style:graphic-properties draw:stroke="solid" svg:stroke-width="0.026cm" svg:stroke-color="#000000" draw:marker-end="Arrowheads_20_18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3" style:family="graphic" style:parent-style-name="standard">
      <style:graphic-properties draw:stroke="solid" svg:stroke-width="0.026cm" svg:stroke-color="#000000" draw:marker-end="Arrowheads_20_18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4" style:family="graphic" style:parent-style-name="standard">
      <style:graphic-properties draw:stroke="solid" svg:stroke-width="0.026cm" svg:stroke-color="#000000" draw:marker-end="Arrowheads_20_18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5" style:family="graphic" style:parent-style-name="standard">
      <style:graphic-properties draw:stroke="solid" svg:stroke-width="0.026cm" svg:stroke-color="#000000" draw:marker-end="Arrowheads_20_18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6" style:family="graphic" style:parent-style-name="standard">
      <style:graphic-properties draw:stroke="solid" svg:stroke-width="0.026cm" svg:stroke-color="#000000" draw:marker-end="Arrowheads_20_18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7" style:family="graphic" style:parent-style-name="standard">
      <style:graphic-properties draw:stroke="solid" svg:stroke-width="0.026cm" svg:stroke-color="#000000" draw:marker-end="Arrowheads_20_18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8" style:family="graphic" style:parent-style-name="standard">
      <style:graphic-properties draw:stroke="solid" svg:stroke-width="0.026cm" svg:stroke-color="#000000" draw:marker-end="Arrowheads_20_18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9" style:family="graphic" style:parent-style-name="standard">
      <style:graphic-properties draw:stroke="solid" svg:stroke-width="0.026cm" svg:stroke-color="#000000" draw:marker-end="Arrowheads_20_18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0" style:family="graphic" style:parent-style-name="standard">
      <style:graphic-properties draw:stroke="solid" svg:stroke-width="0.026cm" svg:stroke-color="#000000" draw:marker-end="Arrowheads_20_18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1" style:family="graphic" style:parent-style-name="standard">
      <style:graphic-properties draw:stroke="solid" svg:stroke-width="0.026cm" svg:stroke-color="#000000" draw:marker-end="Arrowheads_20_19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2" style:family="graphic" style:parent-style-name="standard">
      <style:graphic-properties draw:stroke="solid" svg:stroke-width="0.026cm" svg:stroke-color="#000000" draw:marker-end="Arrowheads_20_19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3" style:family="graphic" style:parent-style-name="standard">
      <style:graphic-properties draw:stroke="solid" svg:stroke-width="0.026cm" svg:stroke-color="#000000" draw:marker-end="Arrowheads_20_19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4" style:family="graphic" style:parent-style-name="standard">
      <style:graphic-properties draw:stroke="solid" svg:stroke-width="0.026cm" svg:stroke-color="#000000" draw:marker-end="Arrowheads_20_19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5" style:family="graphic" style:parent-style-name="standard">
      <style:graphic-properties draw:stroke="solid" svg:stroke-width="0.026cm" svg:stroke-color="#000000" draw:marker-end="Arrowheads_20_19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6" style:family="graphic" style:parent-style-name="standard">
      <style:graphic-properties draw:stroke="solid" svg:stroke-width="0.026cm" svg:stroke-color="#000000" draw:marker-end="Arrowheads_20_19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7" style:family="graphic" style:parent-style-name="standard">
      <style:graphic-properties draw:stroke="solid" svg:stroke-width="0.026cm" svg:stroke-color="#000000" draw:marker-end="Arrowheads_20_19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8" style:family="graphic" style:parent-style-name="standard">
      <style:graphic-properties draw:stroke="solid" svg:stroke-width="0.026cm" svg:stroke-color="#000000" draw:marker-end="Arrowheads_20_19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9" style:family="graphic" style:parent-style-name="standard">
      <style:graphic-properties draw:stroke="solid" svg:stroke-width="0.026cm" svg:stroke-color="#000000" draw:marker-end="Arrowheads_20_19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0" style:family="graphic" style:parent-style-name="standard">
      <style:graphic-properties draw:stroke="solid" svg:stroke-width="0.026cm" svg:stroke-color="#000000" draw:marker-end="Arrowheads_20_19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1" style:family="graphic" style:parent-style-name="standard">
      <style:graphic-properties draw:stroke="solid" svg:stroke-width="0.026cm" svg:stroke-color="#000000" draw:marker-end="Arrowheads_20_20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2" style:family="graphic" style:parent-style-name="standard">
      <style:graphic-properties draw:stroke="solid" svg:stroke-width="0.026cm" svg:stroke-color="#000000" draw:marker-end="Arrowheads_20_20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3" style:family="graphic" style:parent-style-name="standard">
      <style:graphic-properties draw:stroke="solid" svg:stroke-width="0.026cm" svg:stroke-color="#000000" draw:marker-end="Arrowheads_20_20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4" style:family="graphic" style:parent-style-name="standard">
      <style:graphic-properties draw:stroke="solid" svg:stroke-width="0.026cm" svg:stroke-color="#000000" draw:marker-end="Arrowheads_20_20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5" style:family="graphic" style:parent-style-name="standard">
      <style:graphic-properties draw:stroke="solid" svg:stroke-width="0.026cm" svg:stroke-color="#000000" draw:marker-end="Arrowheads_20_20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6" style:family="graphic" style:parent-style-name="standard">
      <style:graphic-properties draw:stroke="solid" svg:stroke-width="0.026cm" svg:stroke-color="#000000" draw:marker-end="Arrowheads_20_20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7" style:family="graphic" style:parent-style-name="standard">
      <style:graphic-properties draw:stroke="solid" svg:stroke-width="0.026cm" svg:stroke-color="#000000" draw:marker-end="Arrowheads_20_20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8" style:family="graphic" style:parent-style-name="standard">
      <style:graphic-properties draw:stroke="solid" svg:stroke-width="0.026cm" svg:stroke-color="#000000" draw:marker-end="Arrowheads_20_20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9" style:family="graphic" style:parent-style-name="standard">
      <style:graphic-properties draw:stroke="solid" svg:stroke-width="0.026cm" svg:stroke-color="#000000" draw:marker-end="Arrowheads_20_20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0" style:family="graphic" style:parent-style-name="standard">
      <style:graphic-properties draw:stroke="solid" svg:stroke-width="0.026cm" svg:stroke-color="#000000" draw:marker-end="Arrowheads_20_20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1" style:family="graphic" style:parent-style-name="standard">
      <style:graphic-properties draw:stroke="solid" svg:stroke-width="0.026cm" svg:stroke-color="#000000" draw:marker-end="Arrowheads_20_21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2" style:family="graphic" style:parent-style-name="standard">
      <style:graphic-properties draw:stroke="solid" svg:stroke-width="0.026cm" svg:stroke-color="#000000" draw:marker-end="Arrowheads_20_21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3" style:family="graphic" style:parent-style-name="standard">
      <style:graphic-properties draw:stroke="solid" svg:stroke-width="0.026cm" svg:stroke-color="#000000" draw:marker-end="Arrowheads_20_2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4" style:family="graphic" style:parent-style-name="standard">
      <style:graphic-properties draw:stroke="solid" svg:stroke-width="0.026cm" svg:stroke-color="#000000" draw:marker-end="Arrowheads_20_21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5" style:family="graphic" style:parent-style-name="standard">
      <style:graphic-properties draw:stroke="solid" svg:stroke-width="0.035cm" svg:stroke-color="#000000" draw:marker-end="Arrowheads_20_2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6" style:family="graphic" style:parent-style-name="standard">
      <style:graphic-properties draw:stroke="solid" svg:stroke-width="0.035cm" svg:stroke-color="#000000" draw:marker-end="Arrowheads_20_2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7" style:family="graphic" style:parent-style-name="standard">
      <style:graphic-properties draw:stroke="solid" svg:stroke-width="0.035cm" svg:stroke-color="#000000" draw:marker-end="Arrowheads_20_2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8" style:family="graphic" style:parent-style-name="standard">
      <style:graphic-properties draw:stroke="solid" svg:stroke-width="0.035cm" svg:stroke-color="#000000" draw:marker-end="Arrowheads_20_2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9" style:family="graphic" style:parent-style-name="standard">
      <style:graphic-properties draw:stroke="solid" svg:stroke-width="0.026cm" svg:stroke-color="#000000" draw:marker-end="Arrowheads_20_2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0" style:family="graphic" style:parent-style-name="standard">
      <style:graphic-properties draw:stroke="solid" svg:stroke-width="0.026cm" svg:stroke-color="#000000" draw:marker-end="Arrowheads_20_21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1" style:family="graphic" style:parent-style-name="standard">
      <style:graphic-properties draw:stroke="solid" svg:stroke-width="0.026cm" svg:stroke-color="#000000" draw:marker-end="Arrowheads_20_22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2" style:family="graphic" style:parent-style-name="standard">
      <style:graphic-properties draw:stroke="solid" svg:stroke-width="0.026cm" svg:stroke-color="#000000" draw:marker-end="Arrowheads_20_22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3" style:family="graphic" style:parent-style-name="standard">
      <style:graphic-properties draw:stroke="solid" svg:stroke-width="0.026cm" svg:stroke-color="#000000" draw:marker-end="Arrowheads_20_2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4" style:family="graphic" style:parent-style-name="standard">
      <style:graphic-properties draw:stroke="solid" svg:stroke-width="0.026cm" svg:stroke-color="#000000" draw:marker-end="Arrowheads_20_2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5" style:family="graphic" style:parent-style-name="standard">
      <style:graphic-properties draw:stroke="solid" svg:stroke-width="0.026cm" svg:stroke-color="#000000" draw:marker-end="Arrowheads_20_22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6" style:family="graphic" style:parent-style-name="standard">
      <style:graphic-properties draw:stroke="solid" svg:stroke-width="0.026cm" svg:stroke-color="#000000" draw:marker-end="Arrowheads_20_2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7" style:family="graphic" style:parent-style-name="standard">
      <style:graphic-properties draw:stroke="solid" svg:stroke-width="0.026cm" svg:stroke-color="#000000" draw:marker-end="Arrowheads_20_2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8" style:family="graphic" style:parent-style-name="standard">
      <style:graphic-properties draw:stroke="solid" svg:stroke-width="0.026cm" svg:stroke-color="#000000" draw:marker-end="Arrowheads_20_22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9" style:family="graphic" style:parent-style-name="standard">
      <style:graphic-properties draw:stroke="solid" svg:stroke-width="0.026cm" svg:stroke-color="#000000" draw:marker-end="Arrowheads_20_22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0" style:family="graphic" style:parent-style-name="standard">
      <style:graphic-properties draw:stroke="solid" svg:stroke-width="0.026cm" svg:stroke-color="#000000" draw:marker-end="Arrowheads_20_2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1" style:family="graphic" style:parent-style-name="standard">
      <style:graphic-properties draw:stroke="solid" svg:stroke-width="0.026cm" svg:stroke-color="#000000" draw:marker-end="Arrowheads_20_2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2" style:family="graphic" style:parent-style-name="standard">
      <style:graphic-properties draw:stroke="solid" svg:stroke-width="0.026cm" svg:stroke-color="#000000" draw:marker-end="Arrowheads_20_23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3" style:family="graphic" style:parent-style-name="standard">
      <style:graphic-properties draw:stroke="solid" svg:stroke-width="0.026cm" svg:stroke-color="#000000" draw:marker-end="Arrowheads_20_23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4" style:family="graphic" style:parent-style-name="standard">
      <style:graphic-properties draw:stroke="solid" svg:stroke-width="0.026cm" svg:stroke-color="#000000" draw:marker-end="Arrowheads_20_23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5" style:family="graphic" style:parent-style-name="standard">
      <style:graphic-properties draw:stroke="solid" svg:stroke-width="0.026cm" svg:stroke-color="#000000" draw:marker-end="Arrowheads_20_23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6" style:family="graphic" style:parent-style-name="standard">
      <style:graphic-properties draw:stroke="solid" svg:stroke-width="0.026cm" svg:stroke-color="#000000" draw:marker-end="Arrowheads_20_23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7" style:family="graphic" style:parent-style-name="standard">
      <style:graphic-properties draw:stroke="solid" svg:stroke-width="0.026cm" svg:stroke-color="#000000" draw:marker-end="Arrowheads_20_23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8" style:family="graphic" style:parent-style-name="standard">
      <style:graphic-properties draw:stroke="solid" svg:stroke-width="0.026cm" svg:stroke-color="#000000" draw:marker-end="Arrowheads_20_23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9" style:family="graphic" style:parent-style-name="standard">
      <style:graphic-properties draw:stroke="solid" svg:stroke-width="0.026cm" svg:stroke-color="#000000" draw:marker-end="Arrowheads_20_23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0" style:family="graphic" style:parent-style-name="standard">
      <style:graphic-properties draw:stroke="solid" svg:stroke-width="0.026cm" svg:stroke-color="#000000" draw:marker-end="Arrowheads_20_23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1" style:family="graphic" style:parent-style-name="standard">
      <style:graphic-properties draw:stroke="solid" svg:stroke-width="0.026cm" svg:stroke-color="#000000" draw:marker-end="Arrowheads_20_24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2" style:family="graphic" style:parent-style-name="standard">
      <style:graphic-properties draw:stroke="solid" svg:stroke-width="0.026cm" svg:stroke-color="#000000" draw:marker-end="Arrowheads_20_24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3" style:family="graphic" style:parent-style-name="standard">
      <style:graphic-properties draw:stroke="solid" svg:stroke-width="0.026cm" svg:stroke-color="#000000" draw:marker-end="Arrowheads_20_24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4" style:family="graphic" style:parent-style-name="standard">
      <style:graphic-properties draw:stroke="solid" svg:stroke-width="0.026cm" svg:stroke-color="#000000" draw:marker-end="Arrowheads_20_24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5" style:family="graphic" style:parent-style-name="standard">
      <style:graphic-properties draw:stroke="solid" svg:stroke-width="0.026cm" svg:stroke-color="#000000" draw:marker-end="Arrowheads_20_24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6" style:family="graphic" style:parent-style-name="standard">
      <style:graphic-properties draw:stroke="solid" svg:stroke-width="0.026cm" svg:stroke-color="#000000" draw:marker-end="Arrowheads_20_24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7" style:family="graphic" style:parent-style-name="standard">
      <style:graphic-properties draw:stroke="solid" svg:stroke-width="0.026cm" svg:stroke-color="#000000" draw:marker-end="Arrowheads_20_24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8" style:family="graphic" style:parent-style-name="standard">
      <style:graphic-properties draw:stroke="solid" svg:stroke-width="0.026cm" svg:stroke-color="#000000" draw:marker-end="Arrowheads_20_24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9" style:family="graphic" style:parent-style-name="standard">
      <style:graphic-properties draw:stroke="solid" svg:stroke-width="0.026cm" svg:stroke-color="#000000" draw:marker-end="Arrowheads_20_24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0" style:family="graphic" style:parent-style-name="standard">
      <style:graphic-properties draw:stroke="solid" svg:stroke-width="0.026cm" svg:stroke-color="#000000" draw:marker-end="Arrowheads_20_24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1" style:family="graphic" style:parent-style-name="standard">
      <style:graphic-properties draw:stroke="solid" svg:stroke-width="0.026cm" svg:stroke-color="#000000" draw:marker-end="Arrowheads_20_25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2" style:family="graphic" style:parent-style-name="standard">
      <style:graphic-properties draw:stroke="solid" svg:stroke-width="0.026cm" svg:stroke-color="#000000" draw:marker-end="Arrowheads_20_25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3" style:family="graphic" style:parent-style-name="standard">
      <style:graphic-properties draw:stroke="solid" svg:stroke-width="0.026cm" svg:stroke-color="#000000" draw:marker-end="Arrowheads_20_25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4" style:family="graphic" style:parent-style-name="standard">
      <style:graphic-properties draw:stroke="solid" svg:stroke-width="0.026cm" svg:stroke-color="#000000" draw:marker-end="Arrowheads_20_25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5" style:family="graphic" style:parent-style-name="standard">
      <style:graphic-properties draw:stroke="solid" svg:stroke-width="0.026cm" svg:stroke-color="#000000" draw:marker-end="Arrowheads_20_25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6" style:family="graphic" style:parent-style-name="standard">
      <style:graphic-properties draw:stroke="solid" svg:stroke-width="0.026cm" svg:stroke-color="#000000" draw:marker-end="Arrowheads_20_25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7" style:family="graphic" style:parent-style-name="standard">
      <style:graphic-properties draw:stroke="solid" svg:stroke-width="0.026cm" svg:stroke-color="#000000" draw:marker-end="Arrowheads_20_25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8" style:family="graphic" style:parent-style-name="standard">
      <style:graphic-properties draw:stroke="solid" svg:stroke-width="0.026cm" svg:stroke-color="#000000" draw:marker-end="Arrowheads_20_25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9" style:family="graphic" style:parent-style-name="standard">
      <style:graphic-properties draw:stroke="solid" svg:stroke-width="0.026cm" svg:stroke-color="#000000" draw:marker-end="Arrowheads_20_25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0" style:family="graphic" style:parent-style-name="standard">
      <style:graphic-properties draw:stroke="solid" svg:stroke-width="0.026cm" svg:stroke-color="#000000" draw:marker-end="Arrowheads_20_25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1" style:family="graphic" style:parent-style-name="standard">
      <style:graphic-properties draw:stroke="solid" svg:stroke-width="0.026cm" svg:stroke-color="#000000" draw:marker-end="Arrowheads_20_26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2" style:family="graphic" style:parent-style-name="standard">
      <style:graphic-properties draw:stroke="solid" svg:stroke-width="0.026cm" svg:stroke-color="#000000" draw:marker-end="Arrowheads_20_26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3" style:family="graphic" style:parent-style-name="standard">
      <style:graphic-properties draw:stroke="solid" svg:stroke-width="0.026cm" svg:stroke-color="#000000" draw:marker-end="Arrowheads_20_26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4" style:family="graphic" style:parent-style-name="standard">
      <style:graphic-properties draw:stroke="solid" svg:stroke-width="0.026cm" svg:stroke-color="#000000" draw:marker-end="Arrowheads_20_26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5" style:family="graphic" style:parent-style-name="standard">
      <style:graphic-properties draw:stroke="solid" svg:stroke-width="0.026cm" svg:stroke-color="#000000" draw:marker-end="Arrowheads_20_26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6" style:family="graphic" style:parent-style-name="standard">
      <style:graphic-properties draw:stroke="solid" svg:stroke-width="0.026cm" svg:stroke-color="#000000" draw:marker-end="Arrowheads_20_26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7" style:family="graphic" style:parent-style-name="standard">
      <style:graphic-properties draw:stroke="solid" svg:stroke-width="0.026cm" svg:stroke-color="#000000" draw:marker-end="Arrowheads_20_26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8" style:family="graphic" style:parent-style-name="standard">
      <style:graphic-properties draw:stroke="solid" svg:stroke-width="0.026cm" svg:stroke-color="#000000" draw:marker-end="Arrowheads_20_26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9" style:family="graphic" style:parent-style-name="standard">
      <style:graphic-properties draw:stroke="solid" svg:stroke-width="0.026cm" svg:stroke-color="#000000" draw:marker-end="Arrowheads_20_26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0" style:family="graphic" style:parent-style-name="standard">
      <style:graphic-properties draw:stroke="solid" svg:stroke-width="0.026cm" svg:stroke-color="#000000" draw:marker-end="Arrowheads_20_26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1" style:family="graphic" style:parent-style-name="standard">
      <style:graphic-properties draw:stroke="solid" svg:stroke-width="0.026cm" svg:stroke-color="#000000" draw:marker-end="Arrowheads_20_27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2" style:family="graphic" style:parent-style-name="standard">
      <style:graphic-properties draw:stroke="solid" svg:stroke-width="0.026cm" svg:stroke-color="#000000" draw:marker-end="Arrowheads_20_27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3" style:family="graphic" style:parent-style-name="standard">
      <style:graphic-properties draw:stroke="solid" svg:stroke-width="0.026cm" svg:stroke-color="#000000" draw:marker-end="Arrowheads_20_27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4" style:family="graphic" style:parent-style-name="standard">
      <style:graphic-properties draw:stroke="solid" svg:stroke-width="0.026cm" svg:stroke-color="#000000" draw:marker-end="Arrowheads_20_27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5" style:family="graphic" style:parent-style-name="standard">
      <style:graphic-properties draw:stroke="solid" svg:stroke-width="0.026cm" svg:stroke-color="#000000" draw:marker-end="Arrowheads_20_27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6" style:family="graphic" style:parent-style-name="standard">
      <style:graphic-properties draw:stroke="solid" svg:stroke-width="0.026cm" svg:stroke-color="#000000" draw:marker-end="Arrowheads_20_27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7" style:family="graphic" style:parent-style-name="standard">
      <style:graphic-properties draw:stroke="solid" svg:stroke-width="0.026cm" svg:stroke-color="#000000" draw:marker-end="Arrowheads_20_27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8" style:family="graphic" style:parent-style-name="standard">
      <style:graphic-properties draw:stroke="solid" svg:stroke-width="0.026cm" svg:stroke-color="#000000" draw:marker-end="Arrowheads_20_27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9" style:family="graphic" style:parent-style-name="standard">
      <style:graphic-properties draw:stroke="solid" svg:stroke-width="0.026cm" svg:stroke-color="#000000" draw:marker-end="Arrowheads_20_27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0" style:family="graphic" style:parent-style-name="standard">
      <style:graphic-properties draw:stroke="solid" svg:stroke-width="0.026cm" svg:stroke-color="#000000" draw:marker-end="Arrowheads_20_27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1" style:family="graphic" style:parent-style-name="standard">
      <style:graphic-properties draw:stroke="solid" svg:stroke-width="0.026cm" svg:stroke-color="#000000" draw:marker-end="Arrowheads_20_28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2" style:family="graphic" style:parent-style-name="standard">
      <style:graphic-properties draw:stroke="solid" svg:stroke-width="0.026cm" svg:stroke-color="#000000" draw:marker-end="Arrowheads_20_28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3" style:family="graphic" style:parent-style-name="standard">
      <style:graphic-properties draw:stroke="solid" svg:stroke-width="0.035cm" svg:stroke-color="#000000" draw:marker-end="Arrowheads_20_28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4" style:family="graphic" style:parent-style-name="standard">
      <style:graphic-properties draw:stroke="solid" svg:stroke-width="0.035cm" svg:stroke-color="#000000" draw:marker-end="Arrowheads_20_28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5" style:family="graphic" style:parent-style-name="standard">
      <style:graphic-properties draw:stroke="solid" svg:stroke-width="0.035cm" svg:stroke-color="#000000" draw:marker-end="Arrowheads_20_28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6" style:family="graphic" style:parent-style-name="standard">
      <style:graphic-properties draw:stroke="solid" svg:stroke-width="0.035cm" svg:stroke-color="#000000" draw:marker-end="Arrowheads_20_28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7" style:family="graphic" style:parent-style-name="standard">
      <style:graphic-properties draw:stroke="solid" svg:stroke-width="0.026cm" svg:stroke-color="#000000" draw:marker-end="Arrowheads_20_28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8" style:family="graphic" style:parent-style-name="standard">
      <style:graphic-properties draw:stroke="solid" svg:stroke-width="0.026cm" svg:stroke-color="#000000" draw:marker-end="Arrowheads_20_28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9" style:family="graphic" style:parent-style-name="standard">
      <style:graphic-properties draw:stroke="solid" svg:stroke-width="0.026cm" svg:stroke-color="#000000" draw:marker-end="Arrowheads_20_28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0" style:family="graphic" style:parent-style-name="standard">
      <style:graphic-properties draw:stroke="solid" svg:stroke-width="0.026cm" svg:stroke-color="#000000" draw:marker-end="Arrowheads_20_28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1" style:family="graphic" style:parent-style-name="standard">
      <style:graphic-properties draw:stroke="solid" svg:stroke-width="0.026cm" svg:stroke-color="#000000" draw:marker-end="Arrowheads_20_29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2" style:family="graphic" style:parent-style-name="standard">
      <style:graphic-properties draw:stroke="solid" svg:stroke-width="0.026cm" svg:stroke-color="#000000" draw:marker-end="Arrowheads_20_29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3" style:family="graphic" style:parent-style-name="standard">
      <style:graphic-properties draw:stroke="solid" svg:stroke-width="0.026cm" svg:stroke-color="#000000" draw:marker-end="Arrowheads_20_29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4" style:family="graphic" style:parent-style-name="standard">
      <style:graphic-properties draw:stroke="solid" svg:stroke-width="0.026cm" svg:stroke-color="#000000" draw:marker-end="Arrowheads_20_29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5" style:family="graphic" style:parent-style-name="standard">
      <style:graphic-properties draw:stroke="solid" svg:stroke-width="0.026cm" svg:stroke-color="#000000" draw:marker-end="Arrowheads_20_29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6" style:family="graphic" style:parent-style-name="standard">
      <style:graphic-properties draw:stroke="solid" svg:stroke-width="0.026cm" svg:stroke-color="#000000" draw:marker-end="Arrowheads_20_29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7" style:family="graphic" style:parent-style-name="standard">
      <style:graphic-properties draw:stroke="solid" svg:stroke-width="0.026cm" svg:stroke-color="#000000" draw:marker-end="Arrowheads_20_29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8" style:family="graphic" style:parent-style-name="standard">
      <style:graphic-properties draw:stroke="solid" svg:stroke-width="0.026cm" svg:stroke-color="#000000" draw:marker-end="Arrowheads_20_29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9" style:family="graphic" style:parent-style-name="standard">
      <style:graphic-properties draw:stroke="solid" svg:stroke-width="0.026cm" svg:stroke-color="#000000" draw:stroke-linejoin="miter" svg:stroke-linecap="square" draw:fill="solid" draw:fill-color="#cc6600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440" style:family="graphic" style:parent-style-name="standard">
      <style:graphic-properties draw:stroke="solid" svg:stroke-width="0.026cm" svg:stroke-color="#000000" draw:marker-end="Arrowheads_20_29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1" style:family="graphic" style:parent-style-name="standard">
      <style:graphic-properties draw:stroke="solid" svg:stroke-width="0.026cm" svg:stroke-color="#000000" draw:marker-end="Arrowheads_20_29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2" style:family="graphic" style:parent-style-name="standard">
      <style:graphic-properties draw:stroke="solid" svg:stroke-width="0.026cm" svg:stroke-color="#000000" draw:marker-end="Arrowheads_20_30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3" style:family="graphic" style:parent-style-name="standard">
      <style:graphic-properties draw:stroke="solid" svg:stroke-width="0.026cm" svg:stroke-color="#000000" draw:marker-end="Arrowheads_20_30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4" style:family="graphic" style:parent-style-name="standard">
      <style:graphic-properties draw:stroke="solid" svg:stroke-width="0.026cm" svg:stroke-color="#000000" draw:marker-end="Arrowheads_20_30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5" style:family="graphic" style:parent-style-name="standard">
      <style:graphic-properties draw:stroke="solid" svg:stroke-width="0.026cm" svg:stroke-color="#000000" draw:marker-end="Arrowheads_20_30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6" style:family="graphic" style:parent-style-name="standard">
      <style:graphic-properties draw:stroke="solid" svg:stroke-width="0.026cm" svg:stroke-color="#000000" draw:marker-end="Arrowheads_20_30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7" style:family="graphic" style:parent-style-name="standard">
      <style:graphic-properties draw:stroke="solid" svg:stroke-width="0.026cm" svg:stroke-color="#000000" draw:marker-end="Arrowheads_20_30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8" style:family="graphic" style:parent-style-name="standard">
      <style:graphic-properties draw:stroke="solid" svg:stroke-width="0.026cm" svg:stroke-color="#000000" draw:marker-end="Arrowheads_20_30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9" style:family="graphic" style:parent-style-name="standard">
      <style:graphic-properties draw:stroke="solid" svg:stroke-width="0.026cm" svg:stroke-color="#000000" draw:marker-end="Arrowheads_20_30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0" style:family="graphic" style:parent-style-name="standard">
      <style:graphic-properties draw:stroke="solid" svg:stroke-width="0.026cm" svg:stroke-color="#000000" draw:marker-end="Arrowheads_20_30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1" style:family="graphic" style:parent-style-name="standard">
      <style:graphic-properties draw:stroke="solid" svg:stroke-width="0.026cm" svg:stroke-color="#000000" draw:marker-end="Arrowheads_20_30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2" style:family="graphic" style:parent-style-name="standard">
      <style:graphic-properties draw:stroke="solid" svg:stroke-width="0.026cm" svg:stroke-color="#000000" draw:marker-end="Arrowheads_20_31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3" style:family="graphic" style:parent-style-name="standard">
      <style:graphic-properties draw:stroke="solid" svg:stroke-width="0.026cm" svg:stroke-color="#000000" draw:marker-end="Arrowheads_20_31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4" style:family="graphic" style:parent-style-name="standard">
      <style:graphic-properties draw:stroke="solid" svg:stroke-width="0.026cm" svg:stroke-color="#000000" draw:marker-end="Arrowheads_20_3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5" style:family="graphic" style:parent-style-name="standard">
      <style:graphic-properties draw:stroke="solid" svg:stroke-width="0.026cm" svg:stroke-color="#000000" draw:marker-end="Arrowheads_20_31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6" style:family="graphic" style:parent-style-name="standard">
      <style:graphic-properties draw:stroke="solid" svg:stroke-width="0.026cm" svg:stroke-color="#000000" draw:marker-end="Arrowheads_20_3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7" style:family="graphic" style:parent-style-name="standard">
      <style:graphic-properties draw:stroke="solid" svg:stroke-width="0.026cm" svg:stroke-color="#000000" draw:marker-end="Arrowheads_20_3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8" style:family="graphic" style:parent-style-name="standard">
      <style:graphic-properties draw:stroke="solid" svg:stroke-width="0.026cm" svg:stroke-color="#000000" draw:marker-end="Arrowheads_20_3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9" style:family="graphic" style:parent-style-name="standard">
      <style:graphic-properties draw:stroke="solid" svg:stroke-width="0.026cm" svg:stroke-color="#000000" draw:marker-end="Arrowheads_20_3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0" style:family="graphic" style:parent-style-name="standard">
      <style:graphic-properties draw:stroke="solid" svg:stroke-width="0.026cm" svg:stroke-color="#000000" draw:marker-end="Arrowheads_20_3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1" style:family="graphic" style:parent-style-name="standard">
      <style:graphic-properties draw:stroke="solid" svg:stroke-width="0.026cm" svg:stroke-color="#000000" draw:marker-end="Arrowheads_20_31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2" style:family="graphic" style:parent-style-name="standard">
      <style:graphic-properties draw:stroke="solid" svg:stroke-width="0.026cm" svg:stroke-color="#000000" draw:marker-end="Arrowheads_20_32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3" style:family="graphic" style:parent-style-name="standard">
      <style:graphic-properties draw:stroke="solid" svg:stroke-width="0.026cm" svg:stroke-color="#000000" draw:marker-end="Arrowheads_20_32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4" style:family="graphic" style:parent-style-name="standard">
      <style:graphic-properties draw:stroke="solid" svg:stroke-width="0.026cm" svg:stroke-color="#000000" draw:marker-end="Arrowheads_20_3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5" style:family="graphic" style:parent-style-name="standard">
      <style:graphic-properties draw:stroke="solid" svg:stroke-width="0.026cm" svg:stroke-color="#000000" draw:marker-end="Arrowheads_20_3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6" style:family="graphic" style:parent-style-name="standard">
      <style:graphic-properties draw:stroke="solid" svg:stroke-width="0.026cm" svg:stroke-color="#000000" draw:marker-end="Arrowheads_20_32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7" style:family="graphic" style:parent-style-name="standard">
      <style:graphic-properties draw:stroke="solid" svg:stroke-width="0.026cm" svg:stroke-color="#000000" draw:marker-end="Arrowheads_20_3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8" style:family="graphic" style:parent-style-name="standard">
      <style:graphic-properties draw:stroke="solid" svg:stroke-width="0.026cm" svg:stroke-color="#000000" draw:marker-end="Arrowheads_20_3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9" style:family="graphic" style:parent-style-name="standard">
      <style:graphic-properties draw:stroke="solid" svg:stroke-width="0.026cm" svg:stroke-color="#000000" draw:marker-end="Arrowheads_20_32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0" style:family="graphic" style:parent-style-name="standard">
      <style:graphic-properties draw:stroke="solid" svg:stroke-width="0.026cm" svg:stroke-color="#000000" draw:marker-end="Arrowheads_20_32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1" style:family="graphic" style:parent-style-name="standard">
      <style:graphic-properties draw:stroke="solid" svg:stroke-width="0.026cm" svg:stroke-color="#000000" draw:marker-end="Arrowheads_20_3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2" style:family="graphic" style:parent-style-name="standard">
      <style:graphic-properties draw:stroke="solid" svg:stroke-width="0.026cm" svg:stroke-color="#000000" draw:marker-end="Arrowheads_20_3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3" style:family="graphic" style:parent-style-name="standard">
      <style:graphic-properties draw:stroke="solid" svg:stroke-width="0.026cm" svg:stroke-color="#000000" draw:marker-end="Arrowheads_20_33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4" style:family="graphic" style:parent-style-name="standard">
      <style:graphic-properties draw:stroke="solid" svg:stroke-width="0.026cm" svg:stroke-color="#000000" draw:marker-end="Arrowheads_20_33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5" style:family="graphic" style:parent-style-name="standard">
      <style:graphic-properties draw:stroke="solid" svg:stroke-width="0.026cm" svg:stroke-color="#000000" draw:marker-end="Arrowheads_20_33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6" style:family="graphic" style:parent-style-name="standard">
      <style:graphic-properties draw:stroke="solid" svg:stroke-width="0.026cm" svg:stroke-color="#000000" draw:marker-end="Arrowheads_20_33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7" style:family="graphic" style:parent-style-name="standard">
      <style:graphic-properties draw:stroke="solid" svg:stroke-width="0.026cm" svg:stroke-color="#000000" draw:marker-end="Arrowheads_20_33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8" style:family="graphic" style:parent-style-name="standard">
      <style:graphic-properties draw:stroke="solid" svg:stroke-width="0.026cm" svg:stroke-color="#000000" draw:marker-end="Arrowheads_20_33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9" style:family="graphic" style:parent-style-name="standard">
      <style:graphic-properties draw:stroke="solid" svg:stroke-width="0.026cm" svg:stroke-color="#000000" draw:marker-end="Arrowheads_20_33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0" style:family="graphic" style:parent-style-name="standard">
      <style:graphic-properties draw:stroke="solid" svg:stroke-width="0.026cm" svg:stroke-color="#000000" draw:marker-end="Arrowheads_20_33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1" style:family="graphic" style:parent-style-name="standard">
      <style:graphic-properties draw:stroke="solid" svg:stroke-width="0.026cm" svg:stroke-color="#000000" draw:marker-end="Arrowheads_20_33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2" style:family="graphic" style:parent-style-name="standard">
      <style:graphic-properties draw:stroke="solid" svg:stroke-width="0.026cm" svg:stroke-color="#000000" draw:marker-end="Arrowheads_20_34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3" style:family="graphic" style:parent-style-name="standard">
      <style:graphic-properties draw:stroke="solid" svg:stroke-width="0.026cm" svg:stroke-color="#000000" draw:marker-end="Arrowheads_20_34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4" style:family="graphic" style:parent-style-name="standard">
      <style:graphic-properties draw:stroke="solid" svg:stroke-width="0.026cm" svg:stroke-color="#000000" draw:marker-end="Arrowheads_20_34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5" style:family="graphic" style:parent-style-name="standard">
      <style:graphic-properties draw:stroke="solid" svg:stroke-width="0.026cm" svg:stroke-color="#000000" draw:marker-end="Arrowheads_20_34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6" style:family="graphic" style:parent-style-name="standard">
      <style:graphic-properties draw:stroke="solid" svg:stroke-width="0.026cm" svg:stroke-color="#000000" draw:marker-end="Arrowheads_20_34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7" style:family="graphic" style:parent-style-name="standard">
      <style:graphic-properties draw:stroke="solid" svg:stroke-width="0.026cm" svg:stroke-color="#000000" draw:marker-end="Arrowheads_20_34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8" style:family="graphic" style:parent-style-name="standard">
      <style:graphic-properties draw:stroke="solid" svg:stroke-width="0.026cm" svg:stroke-color="#000000" draw:marker-end="Arrowheads_20_34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9" style:family="graphic" style:parent-style-name="standard">
      <style:graphic-properties draw:stroke="solid" svg:stroke-width="0.026cm" svg:stroke-color="#000000" draw:marker-end="Arrowheads_20_34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0" style:family="graphic" style:parent-style-name="standard">
      <style:graphic-properties draw:stroke="solid" svg:stroke-width="0.026cm" svg:stroke-color="#000000" draw:marker-end="Arrowheads_20_34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1" style:family="graphic" style:parent-style-name="standard">
      <style:graphic-properties draw:stroke="solid" svg:stroke-width="0.026cm" svg:stroke-color="#000000" draw:marker-end="Arrowheads_20_34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2" style:family="graphic" style:parent-style-name="standard">
      <style:graphic-properties draw:stroke="solid" svg:stroke-width="0.035cm" svg:stroke-color="#000000" draw:marker-end="Arrowheads_20_35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3" style:family="graphic" style:parent-style-name="standard">
      <style:graphic-properties draw:stroke="solid" svg:stroke-width="0.035cm" svg:stroke-color="#000000" draw:marker-end="Arrowheads_20_35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4" style:family="graphic" style:parent-style-name="standard">
      <style:graphic-properties draw:stroke="solid" svg:stroke-width="0.035cm" svg:stroke-color="#000000" draw:marker-end="Arrowheads_20_35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5" style:family="graphic" style:parent-style-name="standard">
      <style:graphic-properties draw:stroke="solid" svg:stroke-width="0.035cm" svg:stroke-color="#000000" draw:marker-end="Arrowheads_20_35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6" style:family="graphic" style:parent-style-name="standard">
      <style:graphic-properties draw:stroke="solid" svg:stroke-width="0.026cm" svg:stroke-color="#000000" draw:marker-end="Arrowheads_20_35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7" style:family="graphic" style:parent-style-name="standard">
      <style:graphic-properties draw:stroke="solid" svg:stroke-width="0.026cm" svg:stroke-color="#000000" draw:marker-end="Arrowheads_20_35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8" style:family="graphic" style:parent-style-name="standard">
      <style:graphic-properties draw:stroke="solid" svg:stroke-width="0.026cm" svg:stroke-color="#000000" draw:marker-end="Arrowheads_20_35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9" style:family="graphic" style:parent-style-name="standard">
      <style:graphic-properties draw:stroke="solid" svg:stroke-width="0.026cm" svg:stroke-color="#000000" draw:marker-end="Arrowheads_20_35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0" style:family="graphic" style:parent-style-name="standard">
      <style:graphic-properties draw:stroke="solid" svg:stroke-width="0.026cm" svg:stroke-color="#000000" draw:marker-end="Arrowheads_20_35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1" style:family="graphic" style:parent-style-name="standard">
      <style:graphic-properties draw:stroke="solid" svg:stroke-width="0.026cm" svg:stroke-color="#000000" draw:marker-end="Arrowheads_20_35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2" style:family="graphic" style:parent-style-name="standard">
      <style:graphic-properties draw:stroke="solid" svg:stroke-width="0.026cm" svg:stroke-color="#000000" draw:marker-end="Arrowheads_20_36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3" style:family="graphic" style:parent-style-name="standard">
      <style:graphic-properties draw:stroke="solid" svg:stroke-width="0.026cm" svg:stroke-color="#000000" draw:marker-end="Arrowheads_20_36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4" style:family="graphic" style:parent-style-name="standard">
      <style:graphic-properties draw:stroke="solid" svg:stroke-width="0.026cm" svg:stroke-color="#000000" draw:marker-end="Arrowheads_20_36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5" style:family="graphic" style:parent-style-name="standard">
      <style:graphic-properties draw:stroke="solid" svg:stroke-width="0.026cm" svg:stroke-color="#000000" draw:marker-end="Arrowheads_20_36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6" style:family="graphic" style:parent-style-name="standard">
      <style:graphic-properties draw:stroke="solid" svg:stroke-width="0.026cm" svg:stroke-color="#000000" draw:marker-end="Arrowheads_20_36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7" style:family="graphic" style:parent-style-name="standard">
      <style:graphic-properties draw:stroke="solid" svg:stroke-width="0.026cm" svg:stroke-color="#000000" draw:marker-end="Arrowheads_20_36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8" style:family="graphic" style:parent-style-name="standard">
      <style:graphic-properties draw:stroke="solid" svg:stroke-width="0.026cm" svg:stroke-color="#000000" draw:marker-end="Arrowheads_20_36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9" style:family="graphic" style:parent-style-name="standard">
      <style:graphic-properties draw:stroke="solid" svg:stroke-width="0.026cm" svg:stroke-color="#000000" draw:marker-end="Arrowheads_20_36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0" style:family="graphic" style:parent-style-name="standard">
      <style:graphic-properties draw:stroke="solid" svg:stroke-width="0.026cm" svg:stroke-color="#000000" draw:marker-end="Arrowheads_20_36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1" style:family="graphic" style:parent-style-name="standard">
      <style:graphic-properties draw:stroke="solid" svg:stroke-width="0.026cm" svg:stroke-color="#000000" draw:marker-end="Arrowheads_20_36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2" style:family="graphic" style:parent-style-name="standard">
      <style:graphic-properties draw:stroke="solid" svg:stroke-width="0.026cm" svg:stroke-color="#000000" draw:marker-end="Arrowheads_20_37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3" style:family="graphic" style:parent-style-name="standard">
      <style:graphic-properties draw:stroke="solid" svg:stroke-width="0.026cm" svg:stroke-color="#000000" draw:marker-end="Arrowheads_20_37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4" style:family="graphic" style:parent-style-name="standard">
      <style:graphic-properties draw:stroke="solid" svg:stroke-width="0.026cm" svg:stroke-color="#000000" draw:marker-end="Arrowheads_20_37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5" style:family="graphic" style:parent-style-name="standard">
      <style:graphic-properties draw:stroke="solid" svg:stroke-width="0.026cm" svg:stroke-color="#000000" draw:marker-end="Arrowheads_20_37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6" style:family="graphic" style:parent-style-name="standard">
      <style:graphic-properties draw:stroke="solid" svg:stroke-width="0.026cm" svg:stroke-color="#000000" draw:marker-end="Arrowheads_20_37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7" style:family="graphic" style:parent-style-name="standard">
      <style:graphic-properties draw:stroke="solid" svg:stroke-width="0.026cm" svg:stroke-color="#000000" draw:marker-end="Arrowheads_20_37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8" style:family="graphic" style:parent-style-name="standard">
      <style:graphic-properties draw:stroke="solid" svg:stroke-width="0.026cm" svg:stroke-color="#000000" draw:marker-end="Arrowheads_20_37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9" style:family="graphic" style:parent-style-name="standard">
      <style:graphic-properties draw:stroke="solid" svg:stroke-width="0.026cm" svg:stroke-color="#000000" draw:marker-end="Arrowheads_20_37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0" style:family="graphic" style:parent-style-name="standard">
      <style:graphic-properties draw:stroke="solid" svg:stroke-width="0.026cm" svg:stroke-color="#000000" draw:marker-end="Arrowheads_20_37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1" style:family="graphic" style:parent-style-name="standard">
      <style:graphic-properties draw:stroke="solid" svg:stroke-width="0.026cm" svg:stroke-color="#000000" draw:marker-end="Arrowheads_20_37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2" style:family="graphic" style:parent-style-name="standard">
      <style:graphic-properties draw:stroke="solid" svg:stroke-width="0.026cm" svg:stroke-color="#000000" draw:marker-end="Arrowheads_20_38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3" style:family="graphic" style:parent-style-name="standard">
      <style:graphic-properties draw:stroke="solid" svg:stroke-width="0.026cm" svg:stroke-color="#000000" draw:marker-end="Arrowheads_20_38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4" style:family="graphic" style:parent-style-name="standard">
      <style:graphic-properties draw:stroke="solid" svg:stroke-width="0.026cm" svg:stroke-color="#000000" draw:marker-end="Arrowheads_20_38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5" style:family="graphic" style:parent-style-name="standard">
      <style:graphic-properties draw:stroke="solid" svg:stroke-width="0.026cm" svg:stroke-color="#000000" draw:marker-end="Arrowheads_20_38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6" style:family="graphic" style:parent-style-name="standard">
      <style:graphic-properties draw:stroke="solid" svg:stroke-width="0.026cm" svg:stroke-color="#000000" draw:marker-end="Arrowheads_20_38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7" style:family="graphic" style:parent-style-name="standard">
      <style:graphic-properties draw:stroke="solid" svg:stroke-width="0.026cm" svg:stroke-color="#000000" draw:marker-end="Arrowheads_20_38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8" style:family="graphic" style:parent-style-name="standard">
      <style:graphic-properties draw:stroke="solid" svg:stroke-width="0.026cm" svg:stroke-color="#000000" draw:marker-end="Arrowheads_20_38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9" style:family="graphic" style:parent-style-name="standard">
      <style:graphic-properties draw:stroke="solid" svg:stroke-width="0.026cm" svg:stroke-color="#000000" draw:marker-end="Arrowheads_20_38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0" style:family="graphic" style:parent-style-name="standard">
      <style:graphic-properties draw:stroke="solid" svg:stroke-width="0.026cm" svg:stroke-color="#000000" draw:marker-end="Arrowheads_20_38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1" style:family="graphic" style:parent-style-name="standard">
      <style:graphic-properties draw:stroke="solid" svg:stroke-width="0.026cm" svg:stroke-color="#000000" draw:marker-end="Arrowheads_20_38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2" style:family="graphic" style:parent-style-name="standard">
      <style:graphic-properties draw:stroke="solid" svg:stroke-width="0.026cm" svg:stroke-color="#000000" draw:marker-end="Arrowheads_20_39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3" style:family="graphic" style:parent-style-name="standard">
      <style:graphic-properties draw:stroke="solid" svg:stroke-width="0.026cm" svg:stroke-color="#000000" draw:marker-end="Arrowheads_20_39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4" style:family="graphic" style:parent-style-name="standard">
      <style:graphic-properties draw:stroke="solid" svg:stroke-width="0.026cm" svg:stroke-color="#000000" draw:marker-end="Arrowheads_20_39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5" style:family="graphic" style:parent-style-name="standard">
      <style:graphic-properties draw:stroke="solid" svg:stroke-width="0.026cm" svg:stroke-color="#000000" draw:marker-end="Arrowheads_20_39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6" style:family="graphic" style:parent-style-name="standard">
      <style:graphic-properties draw:stroke="solid" svg:stroke-width="0.026cm" svg:stroke-color="#000000" draw:marker-end="Arrowheads_20_39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7" style:family="graphic" style:parent-style-name="standard">
      <style:graphic-properties draw:stroke="solid" svg:stroke-width="0.026cm" svg:stroke-color="#000000" draw:marker-end="Arrowheads_20_39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8" style:family="graphic" style:parent-style-name="standard">
      <style:graphic-properties draw:stroke="solid" svg:stroke-width="0.026cm" svg:stroke-color="#000000" draw:marker-end="Arrowheads_20_39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9" style:family="graphic" style:parent-style-name="standard">
      <style:graphic-properties draw:stroke="solid" svg:stroke-width="0.026cm" svg:stroke-color="#000000" draw:marker-end="Arrowheads_20_39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0" style:family="graphic" style:parent-style-name="standard">
      <style:graphic-properties draw:stroke="solid" svg:stroke-width="0.026cm" svg:stroke-color="#000000" draw:marker-end="Arrowheads_20_39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1" style:family="graphic" style:parent-style-name="standard">
      <style:graphic-properties draw:stroke="solid" svg:stroke-width="0.026cm" svg:stroke-color="#000000" draw:marker-end="Arrowheads_20_39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2" style:family="graphic" style:parent-style-name="standard">
      <style:graphic-properties draw:stroke="solid" svg:stroke-width="0.026cm" svg:stroke-color="#000000" draw:marker-end="Arrowheads_20_40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3" style:family="graphic" style:parent-style-name="standard">
      <style:graphic-properties draw:stroke="solid" svg:stroke-width="0.026cm" svg:stroke-color="#000000" draw:marker-end="Arrowheads_20_40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4" style:family="graphic" style:parent-style-name="standard">
      <style:graphic-properties draw:stroke="solid" svg:stroke-width="0.026cm" svg:stroke-color="#000000" draw:marker-end="Arrowheads_20_40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5" style:family="graphic" style:parent-style-name="standard">
      <style:graphic-properties draw:stroke="solid" svg:stroke-width="0.035cm" svg:stroke-color="#000000" draw:marker-end="Arrowheads_20_40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6" style:family="graphic" style:parent-style-name="standard">
      <style:graphic-properties draw:stroke="solid" svg:stroke-width="0.035cm" svg:stroke-color="#000000" draw:marker-end="Arrowheads_20_40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7" style:family="graphic" style:parent-style-name="standard">
      <style:graphic-properties draw:stroke="solid" svg:stroke-width="0.035cm" svg:stroke-color="#000000" draw:marker-end="Arrowheads_20_40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8" style:family="graphic" style:parent-style-name="standard">
      <style:graphic-properties draw:stroke="solid" svg:stroke-width="0.035cm" svg:stroke-color="#000000" draw:marker-end="Arrowheads_20_40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9" style:family="graphic" style:parent-style-name="standard">
      <style:graphic-properties draw:stroke="solid" svg:stroke-width="0.026cm" svg:stroke-color="#000000" draw:marker-end="Arrowheads_20_40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0" style:family="graphic" style:parent-style-name="standard">
      <style:graphic-properties draw:stroke="solid" svg:stroke-width="0.026cm" svg:stroke-color="#000000" draw:marker-end="Arrowheads_20_40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1" style:family="graphic" style:parent-style-name="standard">
      <style:graphic-properties draw:stroke="solid" svg:stroke-width="0.026cm" svg:stroke-color="#000000" draw:marker-end="Arrowheads_20_40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2" style:family="graphic" style:parent-style-name="standard">
      <style:graphic-properties draw:stroke="solid" svg:stroke-width="0.026cm" svg:stroke-color="#000000" draw:marker-end="Arrowheads_20_41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3" style:family="graphic" style:parent-style-name="standard">
      <style:graphic-properties draw:stroke="solid" svg:stroke-width="0.026cm" svg:stroke-color="#000000" draw:marker-end="Arrowheads_20_41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4" style:family="graphic" style:parent-style-name="standard">
      <style:graphic-properties draw:stroke="solid" svg:stroke-width="0.026cm" svg:stroke-color="#000000" draw:marker-end="Arrowheads_20_4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5" style:family="graphic" style:parent-style-name="standard">
      <style:graphic-properties draw:stroke="solid" svg:stroke-width="0.026cm" svg:stroke-color="#000000" draw:marker-end="Arrowheads_20_41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6" style:family="graphic" style:parent-style-name="standard">
      <style:graphic-properties draw:stroke="solid" svg:stroke-width="0.026cm" svg:stroke-color="#000000" draw:marker-end="Arrowheads_20_4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7" style:family="graphic" style:parent-style-name="standard">
      <style:graphic-properties draw:stroke="solid" svg:stroke-width="0.026cm" svg:stroke-color="#000000" draw:marker-end="Arrowheads_20_4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8" style:family="graphic" style:parent-style-name="standard">
      <style:graphic-properties draw:stroke="solid" svg:stroke-width="0.026cm" svg:stroke-color="#000000" draw:marker-end="Arrowheads_20_4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9" style:family="graphic" style:parent-style-name="standard">
      <style:graphic-properties draw:stroke="solid" svg:stroke-width="0.026cm" svg:stroke-color="#000000" draw:marker-end="Arrowheads_20_4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0" style:family="graphic" style:parent-style-name="standard">
      <style:graphic-properties draw:stroke="solid" svg:stroke-width="0.026cm" svg:stroke-color="#000000" draw:marker-end="Arrowheads_20_4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1" style:family="graphic" style:parent-style-name="standard">
      <style:graphic-properties draw:stroke="solid" svg:stroke-width="0.026cm" svg:stroke-color="#000000" draw:marker-end="Arrowheads_20_41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2" style:family="graphic" style:parent-style-name="standard">
      <style:graphic-properties draw:stroke="solid" svg:stroke-width="0.026cm" svg:stroke-color="#000000" draw:marker-end="Arrowheads_20_42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3" style:family="graphic" style:parent-style-name="standard">
      <style:graphic-properties draw:stroke="solid" svg:stroke-width="0.026cm" svg:stroke-color="#000000" draw:marker-end="Arrowheads_20_42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4" style:family="graphic" style:parent-style-name="standard">
      <style:graphic-properties draw:stroke="solid" svg:stroke-width="0.026cm" svg:stroke-color="#000000" draw:marker-end="Arrowheads_20_4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5" style:family="graphic" style:parent-style-name="standard">
      <style:graphic-properties draw:stroke="solid" svg:stroke-width="0.026cm" svg:stroke-color="#000000" draw:marker-end="Arrowheads_20_4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6" style:family="graphic" style:parent-style-name="standard">
      <style:graphic-properties draw:stroke="solid" svg:stroke-width="0.026cm" svg:stroke-color="#000000" draw:marker-end="Arrowheads_20_42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7" style:family="graphic" style:parent-style-name="standard">
      <style:graphic-properties draw:stroke="solid" svg:stroke-width="0.026cm" svg:stroke-color="#000000" draw:marker-end="Arrowheads_20_4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8" style:family="graphic" style:parent-style-name="standard">
      <style:graphic-properties draw:stroke="solid" svg:stroke-width="0.026cm" svg:stroke-color="#000000" draw:marker-end="Arrowheads_20_4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9" style:family="graphic" style:parent-style-name="standard">
      <style:graphic-properties draw:stroke="solid" svg:stroke-width="0.026cm" svg:stroke-color="#000000" draw:marker-end="Arrowheads_20_42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0" style:family="graphic" style:parent-style-name="standard">
      <style:graphic-properties draw:stroke="solid" svg:stroke-width="0.026cm" svg:stroke-color="#000000" draw:marker-end="Arrowheads_20_42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1" style:family="graphic" style:parent-style-name="standard">
      <style:graphic-properties draw:stroke="solid" svg:stroke-width="0.026cm" svg:stroke-color="#000000" draw:marker-end="Arrowheads_20_4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2" style:family="graphic" style:parent-style-name="standard">
      <style:graphic-properties draw:stroke="solid" svg:stroke-width="0.026cm" svg:stroke-color="#000000" draw:marker-end="Arrowheads_20_4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3" style:family="graphic" style:parent-style-name="standard">
      <style:graphic-properties draw:stroke="solid" svg:stroke-width="0.026cm" svg:stroke-color="#000000" draw:marker-end="Arrowheads_20_43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4" style:family="graphic" style:parent-style-name="standard">
      <style:graphic-properties draw:stroke="solid" svg:stroke-width="0.026cm" svg:stroke-color="#000000" draw:marker-end="Arrowheads_20_43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5" style:family="graphic" style:parent-style-name="standard">
      <style:graphic-properties draw:stroke="solid" svg:stroke-width="0.026cm" svg:stroke-color="#000000" draw:marker-end="Arrowheads_20_43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6" style:family="graphic" style:parent-style-name="standard">
      <style:graphic-properties draw:stroke="solid" svg:stroke-width="0.026cm" svg:stroke-color="#000000" draw:marker-end="Arrowheads_20_43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7" style:family="graphic" style:parent-style-name="standard">
      <style:graphic-properties draw:stroke="solid" svg:stroke-width="0.026cm" svg:stroke-color="#000000" draw:marker-end="Arrowheads_20_43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8" style:family="graphic" style:parent-style-name="standard">
      <style:graphic-properties draw:stroke="solid" svg:stroke-width="0.026cm" svg:stroke-color="#000000" draw:marker-end="Arrowheads_20_43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9" style:family="graphic" style:parent-style-name="standard">
      <style:graphic-properties draw:stroke="solid" svg:stroke-width="0.026cm" svg:stroke-color="#000000" draw:marker-end="Arrowheads_20_43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0" style:family="graphic" style:parent-style-name="standard">
      <style:graphic-properties draw:stroke="solid" svg:stroke-width="0.026cm" svg:stroke-color="#000000" draw:marker-end="Arrowheads_20_43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1" style:family="graphic" style:parent-style-name="standard">
      <style:graphic-properties draw:stroke="solid" svg:stroke-width="0.026cm" svg:stroke-color="#000000" draw:marker-end="Arrowheads_20_43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2" style:family="graphic" style:parent-style-name="standard">
      <style:graphic-properties draw:stroke="solid" svg:stroke-width="0.026cm" svg:stroke-color="#000000" draw:marker-end="Arrowheads_20_44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3" style:family="graphic" style:parent-style-name="standard">
      <style:graphic-properties draw:stroke="solid" svg:stroke-width="0.026cm" svg:stroke-color="#000000" draw:marker-end="Arrowheads_20_44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4" style:family="graphic" style:parent-style-name="standard">
      <style:graphic-properties draw:stroke="solid" svg:stroke-width="0.026cm" svg:stroke-color="#000000" draw:marker-end="Arrowheads_20_44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5" style:family="graphic" style:parent-style-name="standard">
      <style:graphic-properties draw:stroke="solid" svg:stroke-width="0.026cm" svg:stroke-color="#000000" draw:marker-end="Arrowheads_20_44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6" style:family="graphic" style:parent-style-name="standard">
      <style:graphic-properties draw:stroke="solid" svg:stroke-width="0.026cm" svg:stroke-color="#000000" draw:marker-end="Arrowheads_20_44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7" style:family="graphic" style:parent-style-name="standard">
      <style:graphic-properties draw:stroke="solid" svg:stroke-width="0.026cm" svg:stroke-color="#000000" draw:marker-end="Arrowheads_20_44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8" style:family="graphic" style:parent-style-name="standard">
      <style:graphic-properties draw:stroke="solid" svg:stroke-width="0.026cm" svg:stroke-color="#000000" draw:marker-end="Arrowheads_20_44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9" style:family="graphic" style:parent-style-name="standard">
      <style:graphic-properties draw:stroke="solid" svg:stroke-width="0.026cm" svg:stroke-color="#000000" draw:marker-end="Arrowheads_20_44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0" style:family="graphic" style:parent-style-name="standard">
      <style:graphic-properties draw:stroke="solid" svg:stroke-width="0.026cm" svg:stroke-color="#000000" draw:marker-end="Arrowheads_20_44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1" style:family="graphic" style:parent-style-name="standard">
      <style:graphic-properties draw:stroke="solid" svg:stroke-width="0.026cm" svg:stroke-color="#000000" draw:marker-end="Arrowheads_20_44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2" style:family="graphic" style:parent-style-name="standard">
      <style:graphic-properties draw:stroke="solid" svg:stroke-width="0.026cm" svg:stroke-color="#000000" draw:marker-end="Arrowheads_20_45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3" style:family="graphic" style:parent-style-name="standard">
      <style:graphic-properties draw:stroke="solid" svg:stroke-width="0.026cm" svg:stroke-color="#000000" draw:marker-end="Arrowheads_20_45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4" style:family="graphic" style:parent-style-name="standard">
      <style:graphic-properties draw:stroke="solid" svg:stroke-width="0.026cm" svg:stroke-color="#000000" draw:marker-end="Arrowheads_20_45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5" style:family="graphic" style:parent-style-name="standard">
      <style:graphic-properties draw:stroke="solid" svg:stroke-width="0.026cm" svg:stroke-color="#000000" draw:marker-end="Arrowheads_20_45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6" style:family="graphic" style:parent-style-name="standard">
      <style:graphic-properties draw:stroke="solid" svg:stroke-width="0.026cm" svg:stroke-color="#000000" draw:marker-end="Arrowheads_20_45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7" style:family="graphic" style:parent-style-name="standard">
      <style:graphic-properties draw:stroke="solid" svg:stroke-width="0.026cm" svg:stroke-color="#000000" draw:marker-end="Arrowheads_20_45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8" style:family="graphic" style:parent-style-name="standard">
      <style:graphic-properties draw:stroke="solid" svg:stroke-width="0.035cm" svg:stroke-color="#000000" draw:marker-end="Arrowheads_20_45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9" style:family="graphic" style:parent-style-name="standard">
      <style:graphic-properties draw:stroke="solid" svg:stroke-width="0.035cm" svg:stroke-color="#000000" draw:marker-end="Arrowheads_20_45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0" style:family="graphic" style:parent-style-name="standard">
      <style:graphic-properties draw:stroke="solid" svg:stroke-width="0.035cm" svg:stroke-color="#000000" draw:marker-end="Arrowheads_20_45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1" style:family="graphic" style:parent-style-name="standard">
      <style:graphic-properties draw:stroke="solid" svg:stroke-width="0.035cm" svg:stroke-color="#000000" draw:marker-end="Arrowheads_20_45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2" style:family="graphic" style:parent-style-name="standard" style:list-style-name="L5">
      <style:graphic-properties draw:stroke="none" draw:fill="none" draw:fill-color="#00ff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03" style:family="graphic" style:parent-style-name="standard">
      <style:graphic-properties draw:stroke="solid" svg:stroke-width="0.026cm" svg:stroke-color="#000000" draw:marker-end="Arrowheads_20_46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4" style:family="graphic" style:parent-style-name="standard">
      <style:graphic-properties draw:stroke="solid" svg:stroke-width="0.026cm" svg:stroke-color="#000000" draw:marker-end="Arrowheads_20_46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5" style:family="graphic" style:parent-style-name="standard">
      <style:graphic-properties draw:stroke="solid" svg:stroke-width="0.026cm" svg:stroke-color="#000000" draw:marker-end="Arrowheads_20_46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6" style:family="graphic" style:parent-style-name="standard">
      <style:graphic-properties draw:stroke="solid" svg:stroke-width="0.026cm" svg:stroke-color="#000000" draw:marker-end="Arrowheads_20_46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7" style:family="graphic" style:parent-style-name="standard">
      <style:graphic-properties draw:stroke="solid" svg:stroke-width="0.026cm" svg:stroke-color="#000000" draw:marker-end="Arrowheads_20_46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8" style:family="graphic" style:parent-style-name="standard">
      <style:graphic-properties draw:stroke="solid" svg:stroke-width="0.026cm" svg:stroke-color="#000000" draw:marker-end="Arrowheads_20_46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9" style:family="graphic" style:parent-style-name="standard">
      <style:graphic-properties draw:stroke="solid" svg:stroke-width="0.026cm" svg:stroke-color="#000000" draw:marker-end="Arrowheads_20_46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0" style:family="graphic" style:parent-style-name="standard">
      <style:graphic-properties draw:stroke="solid" svg:stroke-width="0.026cm" svg:stroke-color="#000000" draw:marker-end="Arrowheads_20_46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1" style:family="graphic" style:parent-style-name="standard">
      <style:graphic-properties draw:stroke="solid" svg:stroke-width="0.026cm" svg:stroke-color="#000000" draw:marker-end="Arrowheads_20_46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2" style:family="graphic" style:parent-style-name="standard">
      <style:graphic-properties draw:stroke="solid" svg:stroke-width="0.026cm" svg:stroke-color="#000000" draw:marker-end="Arrowheads_20_46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3" style:family="graphic" style:parent-style-name="standard">
      <style:graphic-properties draw:stroke="solid" svg:stroke-width="0.026cm" svg:stroke-color="#000000" draw:marker-end="Arrowheads_20_47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4" style:family="graphic" style:parent-style-name="standard">
      <style:graphic-properties draw:stroke="solid" svg:stroke-width="0.026cm" svg:stroke-color="#000000" draw:marker-end="Arrowheads_20_47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5" style:family="graphic" style:parent-style-name="standard">
      <style:graphic-properties draw:stroke="solid" svg:stroke-width="0.026cm" svg:stroke-color="#000000" draw:marker-end="Arrowheads_20_47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6" style:family="graphic" style:parent-style-name="standard">
      <style:graphic-properties draw:stroke="solid" svg:stroke-width="0.026cm" svg:stroke-color="#000000" draw:marker-end="Arrowheads_20_47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7" style:family="graphic" style:parent-style-name="standard">
      <style:graphic-properties draw:stroke="solid" svg:stroke-width="0.026cm" svg:stroke-color="#000000" draw:marker-end="Arrowheads_20_47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8" style:family="graphic" style:parent-style-name="standard">
      <style:graphic-properties draw:stroke="solid" svg:stroke-width="0.026cm" svg:stroke-color="#000000" draw:marker-end="Arrowheads_20_47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9" style:family="graphic" style:parent-style-name="standard">
      <style:graphic-properties draw:stroke="solid" svg:stroke-width="0.026cm" svg:stroke-color="#000000" draw:marker-end="Arrowheads_20_47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0" style:family="graphic" style:parent-style-name="standard">
      <style:graphic-properties draw:stroke="solid" svg:stroke-width="0.026cm" svg:stroke-color="#000000" draw:marker-end="Arrowheads_20_47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1" style:family="graphic" style:parent-style-name="standard">
      <style:graphic-properties draw:stroke="solid" svg:stroke-width="0.026cm" svg:stroke-color="#000000" draw:marker-end="Arrowheads_20_47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2" style:family="graphic" style:parent-style-name="standard">
      <style:graphic-properties draw:stroke="solid" svg:stroke-width="0.026cm" svg:stroke-color="#000000" draw:marker-end="Arrowheads_20_47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3" style:family="graphic" style:parent-style-name="standard">
      <style:graphic-properties draw:stroke="solid" svg:stroke-width="0.026cm" svg:stroke-color="#000000" draw:marker-end="Arrowheads_20_48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4" style:family="graphic" style:parent-style-name="standard">
      <style:graphic-properties draw:stroke="solid" svg:stroke-width="0.026cm" svg:stroke-color="#000000" draw:marker-end="Arrowheads_20_48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5" style:family="graphic" style:parent-style-name="standard">
      <style:graphic-properties draw:stroke="solid" svg:stroke-width="0.026cm" svg:stroke-color="#000000" draw:marker-end="Arrowheads_20_48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6" style:family="graphic" style:parent-style-name="standard">
      <style:graphic-properties draw:stroke="solid" svg:stroke-width="0.026cm" svg:stroke-color="#000000" draw:marker-end="Arrowheads_20_48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7" style:family="graphic" style:parent-style-name="standard">
      <style:graphic-properties draw:stroke="solid" svg:stroke-width="0.026cm" svg:stroke-color="#000000" draw:marker-end="Arrowheads_20_48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8" style:family="graphic" style:parent-style-name="standard">
      <style:graphic-properties draw:stroke="solid" svg:stroke-width="0.026cm" svg:stroke-color="#000000" draw:marker-end="Arrowheads_20_48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9" style:family="graphic" style:parent-style-name="standard">
      <style:graphic-properties draw:stroke="solid" svg:stroke-width="0.026cm" svg:stroke-color="#000000" draw:marker-end="Arrowheads_20_48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0" style:family="graphic" style:parent-style-name="standard">
      <style:graphic-properties draw:stroke="solid" svg:stroke-width="0.026cm" svg:stroke-color="#000000" draw:marker-end="Arrowheads_20_48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1" style:family="graphic" style:parent-style-name="standard">
      <style:graphic-properties draw:stroke="solid" svg:stroke-width="0.026cm" svg:stroke-color="#000000" draw:marker-end="Arrowheads_20_48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2" style:family="graphic" style:parent-style-name="standard">
      <style:graphic-properties draw:stroke="solid" svg:stroke-width="0.026cm" svg:stroke-color="#000000" draw:marker-end="Arrowheads_20_48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3" style:family="graphic" style:parent-style-name="standard">
      <style:graphic-properties draw:stroke="solid" svg:stroke-width="0.026cm" svg:stroke-color="#000000" draw:marker-end="Arrowheads_20_49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4" style:family="graphic" style:parent-style-name="standard">
      <style:graphic-properties draw:stroke="solid" svg:stroke-width="0.026cm" svg:stroke-color="#000000" draw:marker-end="Arrowheads_20_49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5" style:family="graphic" style:parent-style-name="standard">
      <style:graphic-properties draw:stroke="solid" svg:stroke-width="0.026cm" svg:stroke-color="#000000" draw:marker-end="Arrowheads_20_49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6" style:family="graphic" style:parent-style-name="standard">
      <style:graphic-properties draw:stroke="solid" svg:stroke-width="0.026cm" svg:stroke-color="#000000" draw:marker-end="Arrowheads_20_49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7" style:family="graphic" style:parent-style-name="standard">
      <style:graphic-properties draw:stroke="solid" svg:stroke-width="0.026cm" svg:stroke-color="#000000" draw:marker-end="Arrowheads_20_49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8" style:family="graphic" style:parent-style-name="standard">
      <style:graphic-properties draw:stroke="solid" svg:stroke-width="0.026cm" svg:stroke-color="#000000" draw:marker-end="Arrowheads_20_49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9" style:family="graphic" style:parent-style-name="standard">
      <style:graphic-properties draw:stroke="solid" svg:stroke-width="0.026cm" svg:stroke-color="#000000" draw:marker-end="Arrowheads_20_49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0" style:family="graphic" style:parent-style-name="standard">
      <style:graphic-properties draw:stroke="solid" svg:stroke-width="0.026cm" svg:stroke-color="#000000" draw:marker-end="Arrowheads_20_49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1" style:family="graphic" style:parent-style-name="standard">
      <style:graphic-properties draw:stroke="solid" svg:stroke-width="0.026cm" svg:stroke-color="#000000" draw:marker-end="Arrowheads_20_49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2" style:family="graphic" style:parent-style-name="standard">
      <style:graphic-properties draw:stroke="solid" svg:stroke-width="0.026cm" svg:stroke-color="#000000" draw:marker-end="Arrowheads_20_49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3" style:family="graphic" style:parent-style-name="standard">
      <style:graphic-properties draw:stroke="solid" svg:stroke-width="0.026cm" svg:stroke-color="#000000" draw:marker-end="Arrowheads_20_50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4" style:family="graphic" style:parent-style-name="standard">
      <style:graphic-properties draw:stroke="solid" svg:stroke-width="0.026cm" svg:stroke-color="#000000" draw:marker-end="Arrowheads_20_50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5" style:family="graphic" style:parent-style-name="standard">
      <style:graphic-properties draw:stroke="solid" svg:stroke-width="0.026cm" svg:stroke-color="#000000" draw:marker-end="Arrowheads_20_50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6" style:family="graphic" style:parent-style-name="standard">
      <style:graphic-properties draw:stroke="solid" svg:stroke-width="0.026cm" svg:stroke-color="#000000" draw:marker-end="Arrowheads_20_50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7" style:family="graphic" style:parent-style-name="standard">
      <style:graphic-properties draw:stroke="solid" svg:stroke-width="0.026cm" svg:stroke-color="#000000" draw:marker-end="Arrowheads_20_50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8" style:family="graphic" style:parent-style-name="standard">
      <style:graphic-properties draw:stroke="solid" svg:stroke-width="0.026cm" svg:stroke-color="#000000" draw:marker-end="Arrowheads_20_50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9" style:family="graphic" style:parent-style-name="standard">
      <style:graphic-properties draw:stroke="solid" svg:stroke-width="0.026cm" svg:stroke-color="#000000" draw:marker-end="Arrowheads_20_50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0" style:family="graphic" style:parent-style-name="standard">
      <style:graphic-properties draw:stroke="solid" svg:stroke-width="0.026cm" svg:stroke-color="#000000" draw:marker-end="Arrowheads_20_50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1" style:family="graphic" style:parent-style-name="standard">
      <style:graphic-properties draw:stroke="solid" svg:stroke-width="0.026cm" svg:stroke-color="#000000" draw:marker-end="Arrowheads_20_50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2" style:family="graphic" style:parent-style-name="standard">
      <style:graphic-properties draw:stroke="solid" svg:stroke-width="0.035cm" svg:stroke-color="#000000" draw:marker-end="Arrowheads_20_50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3" style:family="graphic" style:parent-style-name="standard">
      <style:graphic-properties draw:stroke="solid" svg:stroke-width="0.035cm" svg:stroke-color="#000000" draw:marker-end="Arrowheads_20_51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4" style:family="graphic" style:parent-style-name="standard">
      <style:graphic-properties draw:stroke="solid" svg:stroke-width="0.035cm" svg:stroke-color="#000000" draw:marker-end="Arrowheads_20_51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5" style:family="graphic" style:parent-style-name="standard">
      <style:graphic-properties draw:stroke="solid" svg:stroke-width="0.035cm" svg:stroke-color="#000000" draw:marker-end="Arrowheads_20_5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6" style:family="graphic" style:parent-style-name="standard" style:list-style-name="L6">
      <style:graphic-properties draw:stroke="none" draw:fill="none" draw:fill-color="#00ff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345cm" fo:min-width="0cm" fo:padding-top="0.129cm" fo:padding-bottom="0.129cm" fo:padding-left="0.258cm" fo:padding-right="0.258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1.602cm"/>
    </style:style>
    <style:style style:name="pr6" style:family="presentation" style:parent-style-name="Default-title">
      <style:graphic-properties draw:stroke="none" draw:fill="none" draw:fill-color="#00cc99" draw:textarea-horizontal-align="center" draw:textarea-vertical-align="middle" draw:auto-grow-height="false" draw:auto-grow-width="false" fo:min-height="2.916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8.41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subtitle">
      <style:graphic-properties draw:stroke="none" draw:fill="none" draw:fill-color="#00cc99" draw:textarea-horizontal-align="center" draw:textarea-vertical-align="top" draw:auto-grow-height="false" draw:auto-grow-width="false" fo:min-height="1.435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7.99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5.87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8.63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 draw:fill-color="#b2b2b2"/>
      <style:paragraph-properties style:writing-mode="lr-tb" style:font-independent-line-spacing="tru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solid" draw:fill-color="#ff0000"/>
      <style:paragraph-properties fo:margin-left="0cm" fo:margin-right="0cm" fo:text-align="center" fo:text-indent="0cm" style:writing-mode="lr-tb" style:font-independent-line-spacing="true"/>
    </style:style>
    <style:style style:name="P10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P11" style:family="paragraph">
      <loext:graphic-properties draw:fill="none" draw:fill-color="#00ccff"/>
      <style:paragraph-properties fo:margin-left="0cm" fo:margin-right="0cm" fo:text-align="center" fo:text-indent="0cm" style:writing-mode="lr-tb" style:font-independent-line-spacing="true"/>
    </style:style>
    <style:style style:name="P12" style:family="paragraph">
      <loext:graphic-properties draw:fill="solid" draw:fill-color="#33ccff"/>
      <style:paragraph-properties fo:margin-left="0cm" fo:margin-right="0cm" fo:text-align="center" fo:text-indent="0cm" style:writing-mode="lr-tb" style:font-independent-line-spacing="true"/>
    </style:style>
    <style:style style:name="P13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14" style:family="paragraph">
      <style:paragraph-properties fo:margin-left="0cm" fo:margin-right="0cm" fo:margin-top="0.705cm" fo:margin-bottom="0cm" fo:text-align="center" fo:text-indent="0cm"/>
    </style:style>
    <style:style style:name="P15" style:family="paragraph">
      <loext:graphic-properties draw:fill="none" draw:fill-color="#00ff00"/>
      <style:paragraph-properties fo:margin-left="0cm" fo:margin-right="0cm" fo:margin-top="0.705cm" fo:margin-bottom="0cm" fo:text-align="center" fo:text-indent="0cm" style:writing-mode="lr-tb" style:font-independent-line-spacing="true"/>
    </style:style>
    <style:style style:name="P16" style:family="paragraph">
      <loext:graphic-properties draw:fill="solid" draw:fill-color="#ffff00"/>
      <style:paragraph-properties style:writing-mode="lr-tb" style:font-independent-line-spacing="true"/>
    </style:style>
    <style:style style:name="P17" style:family="paragraph">
      <loext:graphic-properties draw:fill="solid" draw:fill-color="#00ff00"/>
      <style:paragraph-properties style:writing-mode="lr-tb" style:font-independent-line-spacing="true"/>
    </style:style>
    <style:style style:name="P18" style:family="paragraph">
      <loext:graphic-properties draw:fill="solid" draw:fill-color="#ff0000"/>
      <style:paragraph-properties style:writing-mode="lr-tb" style:font-independent-line-spacing="true"/>
    </style:style>
    <style:style style:name="P19" style:family="paragraph">
      <loext:graphic-properties draw:fill="solid" draw:fill-color="#0000ff"/>
      <style:paragraph-properties style:writing-mode="lr-tb" style:font-independent-line-spacing="true"/>
    </style:style>
    <style:style style:name="P20" style:family="paragraph">
      <loext:graphic-properties draw:fill="solid" draw:fill-color="#ff9900"/>
      <style:paragraph-properties style:writing-mode="lr-tb" style:font-independent-line-spacing="true"/>
    </style:style>
    <style:style style:name="P21" style:family="paragraph">
      <loext:graphic-properties draw:fill="solid" draw:fill-color="#00ccff"/>
      <style:paragraph-properties fo:margin-left="0cm" fo:margin-right="0cm" fo:text-align="center" fo:text-indent="0cm" style:writing-mode="lr-tb" style:font-independent-line-spacing="true"/>
    </style:style>
    <style:style style:name="P22" style:family="paragraph">
      <loext:graphic-properties draw:fill="none" draw:fill-color="#ff0000"/>
      <style:paragraph-properties fo:margin-left="0cm" fo:margin-right="0cm" fo:text-align="center" fo:text-indent="0cm" style:writing-mode="lr-tb" style:font-independent-line-spacing="true"/>
    </style:style>
    <style:style style:name="P23" style:family="paragraph">
      <loext:graphic-properties draw:fill="solid" draw:fill-color="#b2b2b2"/>
      <style:paragraph-properties fo:margin-left="0cm" fo:margin-right="0cm" fo:text-align="center" fo:text-indent="0cm" style:writing-mode="lr-tb" style:font-independent-line-spacing="true"/>
    </style:style>
    <style:style style:name="P24" style:family="paragraph">
      <loext:graphic-properties draw:fill="none" draw:fill-color="#b2b2b2"/>
      <style:paragraph-properties style:writing-mode="lr-tb" style:font-independent-line-spacing="true"/>
    </style:style>
    <style:style style:name="P25" style:family="paragraph">
      <loext:graphic-properties draw:fill="none" draw:fill-color="#00cc99"/>
      <style:paragraph-properties fo:margin-left="0cm" fo:margin-right="0cm" fo:margin-top="0.705cm" fo:margin-bottom="0cm" fo:text-align="center" fo:text-indent="0cm" style:writing-mode="lr-tb" style:font-independent-line-spacing="true"/>
    </style:style>
    <style:style style:name="P26" style:family="paragraph">
      <loext:graphic-properties draw:fill="none" draw:fill-color="#b2b2b2"/>
      <style:paragraph-properties fo:margin-left="0cm" fo:margin-right="0cm" fo:text-align="center" fo:text-indent="0cm" style:writing-mode="lr-tb" style:font-independent-line-spacing="true"/>
    </style:style>
    <style:style style:name="P27" style:family="paragraph">
      <loext:graphic-properties draw:fill="none" draw:fill-color="#00ff00"/>
      <style:paragraph-properties fo:margin-left="0cm" fo:margin-right="0cm" fo:text-align="center" fo:text-indent="0cm" style:writing-mode="lr-tb" style:font-independent-line-spacing="true"/>
    </style:style>
    <style:style style:name="P28" style:family="paragraph">
      <loext:graphic-properties draw:fill="none" draw:fill-color="#00ff00"/>
      <style:paragraph-properties style:writing-mode="lr-tb" style:font-independent-line-spacing="true"/>
    </style:style>
    <style:style style:name="P29" style:family="paragraph">
      <loext:graphic-properties draw:fill="none" draw:fill-color="#ff0000"/>
      <style:paragraph-properties style:writing-mode="lr-tb" style:font-independent-line-spacing="true"/>
    </style:style>
    <style:style style:name="P30" style:family="paragraph">
      <loext:graphic-properties draw:fill="none" draw:fill-color="#ff9900"/>
      <style:paragraph-properties style:writing-mode="lr-tb" style:font-independent-line-spacing="true"/>
    </style:style>
    <style:style style:name="P31" style:family="paragraph">
      <loext:graphic-properties draw:fill="none" draw:fill-color="#0000ff"/>
      <style:paragraph-properties style:writing-mode="lr-tb" style:font-independent-line-spacing="true"/>
    </style:style>
    <style:style style:name="P32" style:family="paragraph">
      <loext:graphic-properties draw:fill="none" draw:fill-color="#ffff00"/>
      <style:paragraph-properties style:writing-mode="lr-tb" style:font-independent-line-spacing="true"/>
    </style:style>
    <style:style style:name="P33" style:family="paragraph">
      <loext:graphic-properties draw:fill="solid" draw:fill-color="#ffff00"/>
      <style:paragraph-properties fo:margin-left="0cm" fo:margin-right="0cm" fo:text-align="center" fo:text-indent="0cm" style:writing-mode="lr-tb" style:font-independent-line-spacing="true"/>
    </style:style>
    <style:style style:name="P34" style:family="paragraph">
      <loext:graphic-properties draw:fill="solid" draw:fill-color="#00ff00"/>
      <style:paragraph-properties fo:margin-left="0cm" fo:margin-right="0cm" fo:text-align="center" fo:text-indent="0cm" style:writing-mode="lr-tb" style:font-independent-line-spacing="true"/>
    </style:style>
    <style:style style:name="P35" style:family="paragraph">
      <loext:graphic-properties draw:fill="none" draw:fill-color="#00cc99"/>
      <style:paragraph-properties fo:text-align="center" style:writing-mode="lr-tb"/>
    </style:style>
    <style:style style:name="P36" style:family="paragraph">
      <loext:graphic-properties draw:fill="none" draw:fill-color="#00cc99"/>
      <style:paragraph-properties fo:margin-left="0cm" fo:margin-right="0cm" fo:margin-top="0.282cm" fo:margin-bottom="0cm" fo:text-indent="0cm" style:writing-mode="lr-tb" style:font-independent-line-spacing="true"/>
    </style:style>
    <style:style style:name="P37" style:family="paragraph">
      <loext:graphic-properties draw:fill="solid" draw:fill-color="#66ff33"/>
      <style:paragraph-properties fo:margin-left="0cm" fo:margin-right="0cm" fo:text-align="center" fo:text-indent="0cm" style:writing-mode="lr-tb" style:font-independent-line-spacing="true"/>
    </style:style>
    <style:style style:name="P38" style:family="paragraph">
      <loext:graphic-properties draw:fill="solid" draw:fill-color="#cc6600"/>
      <style:paragraph-properties fo:margin-left="0cm" fo:margin-right="0cm" fo:text-align="center" fo:text-indent="0cm" style:writing-mode="lr-tb" style:font-independent-line-spacing="true"/>
    </style:style>
    <style:style style:name="P39" style:family="paragraph">
      <style:paragraph-properties fo:margin-left="0cm" fo:margin-right="0cm" fo:margin-top="1.455cm" fo:margin-bottom="0cm" fo:line-height="100%" fo:text-align="center" fo:text-indent="0cm"/>
    </style:style>
    <style:style style:name="P40" style:family="paragraph">
      <loext:graphic-properties draw:fill="none" draw:fill-color="#00ff00"/>
      <style:paragraph-properties fo:margin-left="0cm" fo:margin-right="0cm" fo:margin-top="1.455cm" fo:margin-bottom="0cm" fo:line-height="100%" fo:text-align="center" fo:text-indent="0cm" style:writing-mode="lr-tb" style:font-independent-line-spacing="true"/>
    </style:style>
    <style:style style:name="T1" style:family="text">
      <style:text-properties fo:color="#000000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style:text-position="30% 58%" fo:language="en" fo:country="US" style:language-asian="en" style:country-asian="US" style:language-complex="en" style:country-complex="US"/>
    </style:style>
    <style:style style:name="T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fo:font-size="44pt" fo:language="en" fo:country="US" style:font-size-asian="44pt" style:language-asian="en" style:country-asian="US" style:font-size-complex="44pt" style:language-complex="en" style:country-complex="US"/>
    </style:style>
    <style:style style:name="T1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ff0000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color="#3333cc" fo:font-size="32pt" fo:language="en" fo:country="US" style:font-size-asian="32pt" style:language-asian="en" style:country-asian="US" style:font-size-complex="32pt" style:language-complex="en" style:country-complex="US"/>
    </style:style>
    <style:style style:name="T13" style:family="text">
      <style:text-properties fo:color="#3333cc" fo:language="en" fo:country="US" style:language-asian="en" style:country-asian="US" style:language-complex="en" style:country-complex="US"/>
    </style:style>
    <style:style style:name="T14" style:family="text">
      <style:text-properties fo:color="#ff0000" fo:language="en" fo:country="US" style:language-asian="en" style:country-asian="US" style:language-complex="en" style:country-complex="US"/>
    </style:style>
    <style:style style:name="T15" style:family="text">
      <style:text-properties fo:color="#008000" fo:language="en" fo:country="US" style:language-asian="en" style:country-asian="US" style:language-complex="en" style:country-complex="US"/>
    </style:style>
    <style:style style:name="T16" style:family="text">
      <style:text-properties style:text-position="30% 58%" fo:font-size="32pt" style:font-size-asian="32pt" style:font-size-complex="32pt"/>
    </style:style>
    <style:style style:name="T17" style:family="text">
      <style:text-properties style:text-position="30% 58%" fo:font-size="32pt" fo:language="en" fo:country="US" style:font-size-asian="32pt" style:language-asian="en" style:country-asian="US" style:font-size-complex="32pt" style:language-complex="en" style:country-complex="US"/>
    </style:style>
    <style:style style:name="T1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9" style:family="text">
      <style:text-properties fo:color="#008000" fo:font-size="32pt" fo:language="en" fo:country="US" style:font-size-asian="32pt" style:language-asian="en" style:country-asian="US" style:font-size-complex="32pt" style:language-complex="en" style:country-complex="US"/>
    </style:style>
    <style:style style:name="T20" style:family="text">
      <style:text-properties style:font-name="Symbol" fo:font-size="66pt" style:font-name-asian="Symbol" style:font-size-asian="66pt" style:font-name-complex="Symbol" style:font-size-complex="66pt"/>
    </style:style>
    <style:style style:name="T21" style:family="text">
      <style:text-properties fo:font-size="32pt" fo:font-style="italic" style:font-size-asian="32pt" style:font-style-asian="italic" style:font-size-complex="32pt" style:font-style-complex="italic"/>
    </style:style>
    <style:style style:name="T22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3" style:family="text">
      <style:text-properties style:text-position="30% 58%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4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Recent Progress in the Design and Analysis of Admissible Heuristic Functions" draw:style-name="dp1" draw:master-page-name="Default" presentation:presentation-page-layout-name="AL1T0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Recent Progress in the Design and Analysis of Admissible Heuristic Functions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2.277cm" presentation:class="subtitle" presentation:user-transformed="true">
          <draw:text-box>
            <text:list text:style-name="L1">
              <text:list-header>
                <text:p text:style-name="P3">Richard E. Korf</text:p>
                <text:p text:style-name="P3">Computer Science Department</text:p>
                <text:p text:style-name="P3">University of California, Los Angeles</text:p>
              </text:list-header>
            </text:list>
          </draw:text-box>
        </draw:frame>
        <presentation:notes draw:style-name="dp2">
          <draw:page-thumbnail draw:layer="layout" svg:width="12.889cm" svg:height="9.666cm" svg:x="3.268cm" svg:y="1.936cm" draw:page-number="1" presentation:class="page"/>
          <draw:frame presentation:style-name="pr3" draw:text-style-name="P2" draw:layer="layout" svg:width="14.243cm" svg:height="11.602cm" svg:x="2.588cm" svg:y="12.246cm">
            <draw:text-box>
              <text:p/>
            </draw:text-box>
          </draw:frame>
        </presentation:notes>
      </draw:page>
      <draw:page draw:name="Thanks 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hanks 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Victoria Cortessis</text:span></text:p>
              </text:list-item>
              <text:list-item>
                <text:p text:style-name="P3"><text:span text:style-name="T2">Ariel Felner</text:span></text:p>
              </text:list-item>
              <text:list-item>
                <text:p text:style-name="P3"><text:span text:style-name="T2">Rob Holte</text:span></text:p>
              </text:list-item>
              <text:list-item>
                <text:p text:style-name="P3"><text:span text:style-name="T2">Kaoru Mulvihill</text:span></text:p>
              </text:list-item>
              <text:list-item>
                <text:p text:style-name="P3"><text:span text:style-name="T2">Nathan Sturtevant</text:span></text:p>
              </text:list-item>
            </text:list>
          </draw:text-box>
        </draw:frame>
        <presentation:notes draw:style-name="dp3">
          <draw:page-thumbnail draw:style-name="gr1" draw:layer="layout" svg:width="12.889cm" svg:height="9.666cm" svg:x="3.267cm" svg:y="1.936cm" draw:page-number="2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Heuristics come from Abstractions" draw:style-name="dp1" draw:master-page-name="Default" presentation:presentation-page-layout-name="AL2T1">
        <draw:frame presentation:style-name="pr6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Heuristics come from Abstraction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" text:id="id1" text:style-name="P3"><text:span text:style-name="T2">Admissible (lower bound) heuristic evaluation functions are often the cost of exact solutions to abstract problems.</text:span></text:p>
              </text:list-item>
              <text:list-item>
                <text:p xml:id="id3" text:id="id3" text:style-name="P3"><text:span text:style-name="T2">E.g. If we relax the Fifteen Puzzle to allow a tile to move to any adjacent position, the cost of an exact solution to this simplified problem is Manhattan distan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2" anim:id="id2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animateColor smil:begin="id2.end" smil:dur="0.001s" smil:fill="hold" presentation:master-element="id2" smil:targetElement="id1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Outline of Talk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Outline of Talk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4" text:id="id4" text:style-name="P3"><text:span text:style-name="T2">New methods for the design of more accurate heuristic evaluation functions.</text:span></text:p>
              </text:list-item>
              <text:list-item>
                <text:p xml:id="id6" text:id="id6" text:style-name="P3"><text:span text:style-name="T2">A new method to predict the running time of admissible heuristic search algorith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5" anim:id="id5"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animateColor smil:begin="id5.end" smil:dur="0.001s" smil:fill="hold" presentation:master-element="id5" smil:targetElement="id4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Fifteen Puzzle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Fifteen Puzzle</text:p>
              </text:list-header>
            </text:list>
          </draw:text-box>
        </draw:frame>
        <draw:custom-shape draw:style-name="gr2" draw:text-style-name="P2" draw:layer="layout" svg:width="10.16cm" svg:height="10.16cm" svg:x="7.62cm" svg:y="6.35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.16cm" svg:y1="6.35cm" svg:x2="10.16cm" svg:y2="16.51cm">
          <text:p/>
        </draw:line>
        <draw:line draw:style-name="gr3" draw:text-style-name="P6" draw:layer="layout" svg:x1="12.7cm" svg:y1="6.35cm" svg:x2="12.7cm" svg:y2="16.51cm">
          <text:p/>
        </draw:line>
        <draw:line draw:style-name="gr3" draw:text-style-name="P6" draw:layer="layout" svg:x1="15.24cm" svg:y1="6.35cm" svg:x2="15.24cm" svg:y2="16.51cm">
          <text:p/>
        </draw:line>
        <draw:line draw:style-name="gr3" draw:text-style-name="P6" draw:layer="layout" svg:x1="7.62cm" svg:y1="8.89cm" svg:x2="17.78cm" svg:y2="8.89cm">
          <text:p/>
        </draw:line>
        <draw:line draw:style-name="gr3" draw:text-style-name="P6" draw:layer="layout" svg:x1="7.62cm" svg:y1="11.43cm" svg:x2="17.78cm" svg:y2="11.43cm">
          <text:p/>
        </draw:line>
        <draw:line draw:style-name="gr3" draw:text-style-name="P6" draw:layer="layout" svg:x1="7.62cm" svg:y1="13.97cm" svg:x2="17.78cm" svg:y2="13.97cm">
          <text:p/>
        </draw:line>
        <draw:custom-shape draw:style-name="gr4" draw:text-style-name="P7" draw:layer="layout" svg:width="2.54cm" svg:height="2.54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0.16cm" svg:y="6.35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2.7cm" svg:y="6.35cm">
          <text:list text:style-name="L1">
            <text:list-header>
              <text:p text:style-name="P8"><text:span text:style-name="T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5.24cm" svg:y="6.35cm">
          <text:list text:style-name="L1">
            <text:list-header>
              <text:p text:style-name="P8"><text:span text:style-name="T3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62cm" svg:y="8.89cm">
          <text:list text:style-name="L1">
            <text:list-header>
              <text:p text:style-name="P8"><text:span text:style-name="T3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0.16cm" svg:y="8.89cm">
          <text:list text:style-name="L1">
            <text:list-header>
              <text:p text:style-name="P8"><text:span text:style-name="T3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2.7cm" svg:y="8.89cm">
          <text:list text:style-name="L1">
            <text:list-header>
              <text:p text:style-name="P8"><text:span text:style-name="T3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5.24cm" svg:y="8.89cm">
          <text:list text:style-name="L1">
            <text:list-header>
              <text:p text:style-name="P8"><text:span text:style-name="T3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7.62cm" svg:y="11.43cm">
          <text:list text:style-name="L1">
            <text:list-header>
              <text:p text:style-name="P8"><text:span text:style-name="T3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0.16cm" svg:y="11.43cm">
          <text:list text:style-name="L1">
            <text:list-header>
              <text:p text:style-name="P8"><text:span text:style-name="T3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2.7cm" svg:y="11.43cm">
          <text:list text:style-name="L1">
            <text:list-header>
              <text:p text:style-name="P8"><text:span text:style-name="T3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5.24cm" svg:y="11.43cm">
          <text:list text:style-name="L1">
            <text:list-header>
              <text:p text:style-name="P8"><text:span text:style-name="T3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7.62cm" svg:y="13.97cm">
          <text:list text:style-name="L1">
            <text:list-header>
              <text:p text:style-name="P8"><text:span text:style-name="T3">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0.16cm" svg:y="13.97cm">
          <text:list text:style-name="L1">
            <text:list-header>
              <text:p text:style-name="P8"><text:span text:style-name="T3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2.7cm" svg:y="13.97cm">
          <text:list text:style-name="L1">
            <text:list-header>
              <text:p text:style-name="P8"><text:span text:style-name="T4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5.24cm" svg:y="13.97cm">
          <text:list text:style-name="L1">
            <text:list-header>
              <text:p text:style-name="P8"><text:span text:style-name="T4">1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889cm" svg:height="9.666cm" svg:x="3.268cm" svg:y="1.936cm" draw:page-number="5" presentation:class="page"/>
          <draw:frame presentation:style-name="pr3" draw:text-style-name="P2" draw:layer="layout" svg:width="14.243cm" svg:height="11.602cm" svg:x="2.588cm" svg:y="12.246cm">
            <draw:text-box>
              <text:p/>
            </draw:text-box>
          </draw:frame>
        </presentation:notes>
      </draw:page>
      <draw:page draw:name="Fifteen Puzzle 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Fifteen Puzzle 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7" text:id="id7" text:style-name="P3"><text:span text:style-name="T2">Invented by Sam Loyd in 1870s</text:span></text:p>
              </text:list-item>
              <text:list-item>
                <text:p xml:id="id9" text:id="id9" text:style-name="P3"><text:span text:style-name="T2">“</text:span><text:span text:style-name="T2">...engaged the attention of nine out of ten persons of <text:s/>both sexes and of all ages and conditions of the community.”</text:span></text:p>
              </text:list-item>
              <text:list-item>
                <text:p xml:id="id10" text:id="id10" text:style-name="P3"><text:span text:style-name="T2">$1000 prize to swap positions of two ti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8" anim:id="id8"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animateColor smil:begin="id8.end" smil:dur="0.001s" smil:fill="hold" presentation:master-element="id8" smil:targetElement="id7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89cm" svg:height="9.666cm" svg:x="3.268cm" svg:y="1.936cm" draw:page-number="6" presentation:class="page"/>
          <draw:frame presentation:style-name="pr3" draw:text-style-name="P2" draw:layer="layout" svg:width="14.243cm" svg:height="11.602cm" svg:x="2.588cm" svg:y="12.246cm">
            <draw:text-box>
              <text:p/>
            </draw:text-box>
          </draw:frame>
        </presentation:notes>
      </draw:page>
      <draw:page draw:name="Swap Two Tiles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Swap Two Tiles</text:span></text:p>
              </text:list-header>
            </text:list>
          </draw:text-box>
        </draw:frame>
        <draw:custom-shape draw:style-name="gr7" draw:text-style-name="P2" draw:layer="layout" svg:width="7.616cm" svg:height="7.615cm" svg:x="13.97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875cm" svg:y1="6.562cm" svg:x2="15.875cm" svg:y2="14.177cm">
          <text:p/>
        </draw:line>
        <draw:line draw:style-name="gr3" draw:text-style-name="P6" draw:layer="layout" svg:x1="17.78cm" svg:y1="6.562cm" svg:x2="17.78cm" svg:y2="14.177cm">
          <text:p/>
        </draw:line>
        <draw:line draw:style-name="gr3" draw:text-style-name="P6" draw:layer="layout" svg:x1="19.681cm" svg:y1="6.562cm" svg:x2="19.681cm" svg:y2="14.177cm">
          <text:p/>
        </draw:line>
        <draw:line draw:style-name="gr3" draw:text-style-name="P6" draw:layer="layout" svg:x1="13.97cm" svg:y1="8.467cm" svg:x2="21.586cm" svg:y2="8.467cm">
          <text:p/>
        </draw:line>
        <draw:line draw:style-name="gr3" draw:text-style-name="P6" draw:layer="layout" svg:x1="13.97cm" svg:y1="10.372cm" svg:x2="21.586cm" svg:y2="10.372cm">
          <text:p/>
        </draw:line>
        <draw:line draw:style-name="gr3" draw:text-style-name="P6" draw:layer="layout" svg:x1="13.97cm" svg:y1="12.272cm" svg:x2="21.586cm" svg:y2="12.272cm">
          <text:p/>
        </draw:line>
        <draw:custom-shape draw:style-name="gr8" draw:text-style-name="P7" draw:layer="layout" svg:width="1.905cm" svg:height="1.905cm" svg:x="13.97cm" svg:y="6.5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6.562cm">
          <text:list text:style-name="L1">
            <text:list-header>
              <text:p text:style-name="P8"><text:span text:style-name="T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6.562cm">
          <text:list text:style-name="L1">
            <text:list-header>
              <text:p text:style-name="P8"><text:span text:style-name="T3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3.97cm" svg:y="8.467cm">
          <text:list text:style-name="L1">
            <text:list-header>
              <text:p text:style-name="P8"><text:span text:style-name="T3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8.467cm">
          <text:list text:style-name="L1">
            <text:list-header>
              <text:p text:style-name="P8"><text:span text:style-name="T3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8.467cm">
          <text:list text:style-name="L1">
            <text:list-header>
              <text:p text:style-name="P8"><text:span text:style-name="T3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8.467cm">
          <text:list text:style-name="L1">
            <text:list-header>
              <text:p text:style-name="P8"><text:span text:style-name="T3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3.97cm" svg:y="10.372cm">
          <text:list text:style-name="L1">
            <text:list-header>
              <text:p text:style-name="P8"><text:span text:style-name="T3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5.875cm" svg:y="10.372cm">
          <text:list text:style-name="L1">
            <text:list-header>
              <text:p text:style-name="P8"><text:span text:style-name="T3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17.78cm" svg:y="10.372cm">
          <text:list text:style-name="L1">
            <text:list-header>
              <text:p text:style-name="P8"><text:span text:style-name="T3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9.681cm" svg:y="10.372cm">
          <text:list text:style-name="L1">
            <text:list-header>
              <text:p text:style-name="P8"><text:span text:style-name="T3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13.97cm" svg:y="12.277cm">
          <text:list text:style-name="L1">
            <text:list-header>
              <text:p text:style-name="P8"><text:span text:style-name="T3">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12.272cm">
          <text:list text:style-name="L1">
            <text:list-header>
              <text:p text:style-name="P8"><text:span text:style-name="T3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01cm" svg:height="1.905cm" svg:x="17.78cm" svg:y="12.272cm">
          <text:list text:style-name="L1">
            <text:list-header>
              <text:p text:style-name="P8"><text:span text:style-name="T3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19.681cm" svg:y="12.272cm">
          <text:list text:style-name="L1">
            <text:list-header>
              <text:p text:style-name="P8"><text:span text:style-name="T3">1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3.81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15cm" svg:y1="6.562cm" svg:x2="5.715cm" svg:y2="14.177cm">
          <text:p/>
        </draw:line>
        <draw:line draw:style-name="gr3" draw:text-style-name="P6" draw:layer="layout" svg:x1="7.62cm" svg:y1="6.562cm" svg:x2="7.62cm" svg:y2="14.177cm">
          <text:p/>
        </draw:line>
        <draw:line draw:style-name="gr3" draw:text-style-name="P6" draw:layer="layout" svg:x1="9.521cm" svg:y1="6.562cm" svg:x2="9.521cm" svg:y2="14.177cm">
          <text:p/>
        </draw:line>
        <draw:line draw:style-name="gr3" draw:text-style-name="P6" draw:layer="layout" svg:x1="3.81cm" svg:y1="8.467cm" svg:x2="11.426cm" svg:y2="8.467cm">
          <text:p/>
        </draw:line>
        <draw:line draw:style-name="gr3" draw:text-style-name="P6" draw:layer="layout" svg:x1="3.81cm" svg:y1="10.372cm" svg:x2="11.426cm" svg:y2="10.372cm">
          <text:p/>
        </draw:line>
        <draw:line draw:style-name="gr3" draw:text-style-name="P6" draw:layer="layout" svg:x1="3.81cm" svg:y1="12.272cm" svg:x2="11.426cm" svg:y2="12.272cm">
          <text:p/>
        </draw:line>
        <draw:custom-shape draw:style-name="gr15" draw:text-style-name="P9" draw:layer="layout" svg:width="1.905cm" svg:height="1.905cm" svg:x="7.62cm" svg:y="12.277cm">
          <text:list text:style-name="L1">
            <text:list-header>
              <text:p text:style-name="P8"><text:span text:style-name="T3">1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6.562cm">
          <text:list text:style-name="L1">
            <text:list-header>
              <text:p text:style-name="P8"><text:span text:style-name="T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6.562cm">
          <text:list text:style-name="L1">
            <text:list-header>
              <text:p text:style-name="P8"><text:span text:style-name="T3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3.81cm" svg:y="8.467cm">
          <text:list text:style-name="L1">
            <text:list-header>
              <text:p text:style-name="P8"><text:span text:style-name="T3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8.467cm">
          <text:list text:style-name="L1">
            <text:list-header>
              <text:p text:style-name="P8"><text:span text:style-name="T3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8.467cm">
          <text:list text:style-name="L1">
            <text:list-header>
              <text:p text:style-name="P8"><text:span text:style-name="T3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8.467cm">
          <text:list text:style-name="L1">
            <text:list-header>
              <text:p text:style-name="P8"><text:span text:style-name="T3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3.81cm" svg:y="10.372cm">
          <text:list text:style-name="L1">
            <text:list-header>
              <text:p text:style-name="P8"><text:span text:style-name="T3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5.715cm" svg:y="10.372cm">
          <text:list text:style-name="L1">
            <text:list-header>
              <text:p text:style-name="P8"><text:span text:style-name="T3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7.62cm" svg:y="10.372cm">
          <text:list text:style-name="L1">
            <text:list-header>
              <text:p text:style-name="P8"><text:span text:style-name="T3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9.525cm" svg:y="10.372cm">
          <text:list text:style-name="L1">
            <text:list-header>
              <text:p text:style-name="P8"><text:span text:style-name="T3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905cm" svg:height="1.905cm" svg:x="3.81cm" svg:y="12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12.272cm">
          <text:list text:style-name="L1">
            <text:list-header>
              <text:p text:style-name="P8"><text:span text:style-name="T3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01cm" svg:height="1.905cm" svg:x="9.525cm" svg:y="12.277cm">
          <text:list text:style-name="L1">
            <text:list-header>
              <text:p text:style-name="P8"><text:span text:style-name="T3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905cm" svg:height="1.905cm" svg:x="3.81cm" svg:y="12.277cm">
          <text:list text:style-name="L1">
            <text:list-header>
              <text:p text:style-name="P8"><text:span text:style-name="T3">1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853cm" svg:y1="10.372cm" svg:x2="13.758cm" svg:y2="10.372cm">
          <text:p/>
        </draw:line>
        <draw:custom-shape draw:style-name="gr18" draw:text-style-name="P15" xml:id="id11" draw:id="id11" draw:layer="layout" svg:width="22.71cm" svg:height="1.615cm" svg:x="1.374cm" svg:y="15.912cm">
          <text:list text:style-name="L1">
            <text:list-header>
              <text:p text:style-name="P14"><text:span text:style-name="T5">(Johnson &amp; Storey, 1879) proved it’s impossibl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.905cm" svg:height="1.905cm" svg:x="3.81cm" svg:y="6.56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Twenty-Four Puzzle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Twenty-Four Puzzle</text:p>
              </text:list-header>
            </text:list>
          </draw:text-box>
        </draw:frame>
        <draw:custom-shape draw:style-name="gr19" draw:text-style-name="P2" draw:layer="layout" svg:width="12.7cm" svg:height="12.7cm" svg:x="6.35cm" svg:y="5.29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.89cm" svg:y1="5.292cm" svg:x2="8.89cm" svg:y2="17.992cm">
          <text:p/>
        </draw:line>
        <draw:line draw:style-name="gr3" draw:text-style-name="P6" draw:layer="layout" svg:x1="11.43cm" svg:y1="5.292cm" svg:x2="11.43cm" svg:y2="17.992cm">
          <text:p/>
        </draw:line>
        <draw:line draw:style-name="gr3" draw:text-style-name="P6" draw:layer="layout" svg:x1="13.97cm" svg:y1="5.292cm" svg:x2="13.97cm" svg:y2="17.992cm">
          <text:p/>
        </draw:line>
        <draw:line draw:style-name="gr3" draw:text-style-name="P6" draw:layer="layout" svg:x1="16.51cm" svg:y1="5.292cm" svg:x2="16.51cm" svg:y2="17.992cm">
          <text:p/>
        </draw:line>
        <draw:line draw:style-name="gr3" draw:text-style-name="P6" draw:layer="layout" svg:x1="6.35cm" svg:y1="7.832cm" svg:x2="19.05cm" svg:y2="7.832cm">
          <text:p/>
        </draw:line>
        <draw:line draw:style-name="gr3" draw:text-style-name="P6" draw:layer="layout" svg:x1="6.35cm" svg:y1="10.372cm" svg:x2="19.05cm" svg:y2="10.372cm">
          <text:p/>
        </draw:line>
        <draw:line draw:style-name="gr3" draw:text-style-name="P6" draw:layer="layout" svg:x1="6.35cm" svg:y1="12.912cm" svg:x2="19.05cm" svg:y2="12.912cm">
          <text:p/>
        </draw:line>
        <draw:line draw:style-name="gr3" draw:text-style-name="P6" draw:layer="layout" svg:x1="6.35cm" svg:y1="15.452cm" svg:x2="19.05cm" svg:y2="15.452cm">
          <text:p/>
        </draw:line>
        <draw:custom-shape draw:style-name="gr5" draw:text-style-name="P9" draw:layer="layout" svg:width="2.54cm" svg:height="2.54cm" svg:x="8.89cm" svg:y="5.29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1.43cm" svg:y="5.292cm">
          <text:list text:style-name="L1">
            <text:list-header>
              <text:p text:style-name="P8"><text:span text:style-name="T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3.97cm" svg:y="5.292cm">
          <text:list text:style-name="L1">
            <text:list-header>
              <text:p text:style-name="P8"><text:span text:style-name="T3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6.51cm" svg:y="5.292cm">
          <text:list text:style-name="L1">
            <text:list-header>
              <text:p text:style-name="P8"><text:span text:style-name="T3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6.35cm" svg:y="7.832cm">
          <text:list text:style-name="L1">
            <text:list-header>
              <text:p text:style-name="P8"><text:span text:style-name="T3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8.89cm" svg:y="7.832cm">
          <text:list text:style-name="L1">
            <text:list-header>
              <text:p text:style-name="P8"><text:span text:style-name="T3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1.43cm" svg:y="7.832cm">
          <text:list text:style-name="L1">
            <text:list-header>
              <text:p text:style-name="P8"><text:span text:style-name="T3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3.97cm" svg:y="7.832cm">
          <text:list text:style-name="L1">
            <text:list-header>
              <text:p text:style-name="P8"><text:span text:style-name="T3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6.51cm" svg:y="7.832cm">
          <text:list text:style-name="L1">
            <text:list-header>
              <text:p text:style-name="P8"><text:span text:style-name="T3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6.35cm" svg:y="10.372cm">
          <text:list text:style-name="L1">
            <text:list-header>
              <text:p text:style-name="P8"><text:span text:style-name="T3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8.89cm" svg:y="10.372cm">
          <text:list text:style-name="L1">
            <text:list-header>
              <text:p text:style-name="P8"><text:span text:style-name="T3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1.43cm" svg:y="10.372cm">
          <text:list text:style-name="L1">
            <text:list-header>
              <text:p text:style-name="P8"><text:span text:style-name="T3">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3.97cm" svg:y="10.372cm">
          <text:list text:style-name="L1">
            <text:list-header>
              <text:p text:style-name="P8"><text:span text:style-name="T3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6.51cm" svg:y="10.372cm">
          <text:list text:style-name="L1">
            <text:list-header>
              <text:p text:style-name="P8"><text:span text:style-name="T3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6.35cm" svg:y="12.912cm">
          <text:list text:style-name="L1">
            <text:list-header>
              <text:p text:style-name="P8"><text:span text:style-name="T3">1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8.89cm" svg:y="12.912cm">
          <text:list text:style-name="L1">
            <text:list-header>
              <text:p text:style-name="P8"><text:span text:style-name="T3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1.43cm" svg:y="12.912cm">
          <text:list text:style-name="L1">
            <text:list-header>
              <text:p text:style-name="P8"><text:span text:style-name="T3">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3.97cm" svg:y="12.912cm">
          <text:list text:style-name="L1">
            <text:list-header>
              <text:p text:style-name="P8"><text:span text:style-name="T3">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6.51cm" svg:y="12.912cm">
          <text:list text:style-name="L1">
            <text:list-header>
              <text:p text:style-name="P8"><text:span text:style-name="T3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6.35cm" svg:y="15.452cm">
          <text:list text:style-name="L1">
            <text:list-header>
              <text:p text:style-name="P8"><text:span text:style-name="T3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8.89cm" svg:y="15.452cm">
          <text:list text:style-name="L1">
            <text:list-header>
              <text:p text:style-name="P8"><text:span text:style-name="T3">2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1.43cm" svg:y="15.452cm">
          <text:list text:style-name="L1">
            <text:list-header>
              <text:p text:style-name="P8"><text:span text:style-name="T3">2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3.97cm" svg:y="15.452cm">
          <text:list text:style-name="L1">
            <text:list-header>
              <text:p text:style-name="P8"><text:span text:style-name="T3">2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2.54cm" svg:x="16.51cm" svg:y="15.452cm">
          <text:list text:style-name="L1">
            <text:list-header>
              <text:p text:style-name="P8"><text:span text:style-name="T3">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6.35cm" svg:y="5.29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8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 Rubik’s Cube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<text:s/></text:span><text:span text:style-name="T2">Rubik’s Cube</text:span></text:p>
              </text:list-header>
            </text:list>
          </draw:text-box>
        </draw:frame>
        <draw:g>
          <draw:custom-shape draw:style-name="gr20" draw:text-style-name="P2" draw:layer="layout" svg:width="7.62cm" svg:height="7.62cm" svg:x="7.62cm" svg:y="9.1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6cm" svg:y1="9.102cm" svg:x2="12.7cm" svg:y2="6.562cm">
            <text:p/>
          </draw:line>
          <draw:line draw:style-name="gr3" draw:text-style-name="P6" draw:layer="layout" svg:x1="15.24cm" svg:y1="9.102cm" svg:x2="17.78cm" svg:y2="6.562cm">
            <text:p/>
          </draw:line>
          <draw:line draw:style-name="gr3" draw:text-style-name="P6" draw:layer="layout" svg:x1="15.24cm" svg:y1="16.722cm" svg:x2="17.78cm" svg:y2="14.182cm">
            <text:p/>
          </draw:line>
          <draw:line draw:style-name="gr3" draw:text-style-name="P6" draw:layer="layout" svg:x1="10.16cm" svg:y1="6.562cm" svg:x2="17.78cm" svg:y2="6.562cm">
            <text:p/>
          </draw:line>
          <draw:line draw:style-name="gr3" draw:text-style-name="P6" draw:layer="layout" svg:x1="17.78cm" svg:y1="6.562cm" svg:x2="17.78cm" svg:y2="14.182cm">
            <text:p/>
          </draw:line>
          <draw:line draw:style-name="gr3" draw:text-style-name="P6" draw:layer="layout" svg:x1="7.62cm" svg:y1="9.102cm" svg:x2="10.16cm" svg:y2="6.562cm">
            <text:p/>
          </draw:line>
          <draw:line draw:style-name="gr3" draw:text-style-name="P6" draw:layer="layout" svg:x1="12.7cm" svg:y1="9.102cm" svg:x2="15.24cm" svg:y2="6.562cm">
            <text:p/>
          </draw:line>
          <draw:line draw:style-name="gr3" draw:text-style-name="P6" draw:layer="layout" svg:x1="15.24cm" svg:y1="11.642cm" svg:x2="17.78cm" svg:y2="9.102cm">
            <text:p/>
          </draw:line>
          <draw:line draw:style-name="gr3" draw:text-style-name="P6" draw:layer="layout" svg:x1="15.24cm" svg:y1="14.182cm" svg:x2="17.78cm" svg:y2="11.642cm">
            <text:p/>
          </draw:line>
          <draw:line draw:style-name="gr3" draw:text-style-name="P6" draw:layer="layout" svg:x1="12.7cm" svg:y1="9.102cm" svg:x2="12.7cm" svg:y2="16.722cm">
            <text:p/>
          </draw:line>
          <draw:line draw:style-name="gr3" draw:text-style-name="P6" draw:layer="layout" svg:x1="10.16cm" svg:y1="9.102cm" svg:x2="10.16cm" svg:y2="16.722cm">
            <text:p/>
          </draw:line>
          <draw:line draw:style-name="gr3" draw:text-style-name="P6" draw:layer="layout" svg:x1="7.62cm" svg:y1="14.182cm" svg:x2="15.24cm" svg:y2="14.182cm">
            <text:p/>
          </draw:line>
          <draw:line draw:style-name="gr3" draw:text-style-name="P6" draw:layer="layout" svg:x1="7.62cm" svg:y1="11.642cm" svg:x2="15.24cm" svg:y2="11.642cm">
            <text:p/>
          </draw:line>
          <draw:line draw:style-name="gr3" draw:text-style-name="P6" draw:layer="layout" svg:x1="8.467cm" svg:y1="8.255cm" svg:x2="16.087cm" svg:y2="8.255cm">
            <text:p/>
          </draw:line>
          <draw:line draw:style-name="gr3" draw:text-style-name="P6" draw:layer="layout" svg:x1="9.313cm" svg:y1="7.409cm" svg:x2="16.933cm" svg:y2="7.409cm">
            <text:p/>
          </draw:line>
          <draw:line draw:style-name="gr3" draw:text-style-name="P6" draw:layer="layout" svg:x1="16.087cm" svg:y1="8.255cm" svg:x2="16.087cm" svg:y2="15.875cm">
            <text:p/>
          </draw:line>
          <draw:line draw:style-name="gr3" draw:text-style-name="P6" draw:layer="layout" svg:x1="16.933cm" svg:y1="7.409cm" svg:x2="16.933cm" svg:y2="15.029cm">
            <text:p/>
          </draw:line>
          <draw:custom-shape draw:style-name="gr21" draw:text-style-name="P16" draw:layer="layout" svg:width="2.54cm" svg:height="2.54cm" svg:x="7.62cm" svg:y="9.10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.54cm" svg:height="2.54cm" svg:x="10.16cm" svg:y="9.10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3.386cm" svg:height="0.846cm" svg:x="8.467cm" svg:y="7.40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19" draw:layer="layout" svg:width="2.54cm" svg:height="2.54cm" svg:x="12.7cm" svg:y="9.10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0" draw:layer="layout" svg:width="2.54cm" svg:height="2.54cm" svg:x="7.62cm" svg:y="11.6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2.54cm" svg:height="2.54cm" svg:x="12.7cm" svg:y="11.64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54cm" svg:height="2.54cm" svg:x="7.62cm" svg:y="14.18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0" draw:layer="layout" svg:width="2.54cm" svg:height="2.54cm" svg:x="10.16cm" svg:y="14.18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54cm" svg:height="2.54cm" svg:x="12.7cm" svg:y="14.18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draw:layer="layout" svg:width="3.387cm" svg:height="0.847cm" svg:x="10.16cm" svg:y="8.25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8" draw:text-style-name="P18" draw:layer="layout" svg:width="3.387cm" svg:height="0.847cm" svg:x="12.7cm" svg:y="8.25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9" draw:text-style-name="P20" draw:layer="layout" svg:width="3.387cm" svg:height="0.847cm" svg:x="7.62cm" svg:y="8.25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17" draw:layer="layout" svg:width="3.386cm" svg:height="0.846cm" svg:x="11.007cm" svg:y="7.40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20" draw:layer="layout" svg:width="3.386cm" svg:height="0.846cm" svg:x="13.547cm" svg:y="7.40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7" draw:text-style-name="P19" draw:layer="layout" svg:width="3.387cm" svg:height="0.847cm" svg:x="11.853cm" svg:y="6.56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17" draw:layer="layout" svg:width="3.387cm" svg:height="0.847cm" svg:x="14.393cm" svg:y="6.56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3" draw:text-style-name="P16" draw:layer="layout" svg:width="3.387cm" svg:height="0.847cm" draw:transform="rotate (-1.5707963267949) translate (16.084cm 8.255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20" draw:layer="layout" svg:width="3.386cm" svg:height="0.846cm" draw:transform="rotate (-1.5707963267949) translate (16.933cm 9.949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19" draw:layer="layout" svg:width="3.386cm" svg:height="0.846cm" draw:transform="rotate (-1.5707963267949) translate (16.933cm 12.489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6" draw:text-style-name="P17" draw:layer="layout" svg:width="3.387cm" svg:height="0.847cm" draw:transform="rotate (-1.5707963267949) translate (16.084cm 13.335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6" draw:text-style-name="P17" draw:layer="layout" svg:width="3.387cm" svg:height="0.847cm" draw:transform="rotate (-1.5707963267949) translate (17.777cm 9.102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7" draw:text-style-name="P20" draw:layer="layout" svg:width="3.387cm" svg:height="0.847cm" draw:transform="rotate (-1.5707963267949) translate (17.777cm 6.562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layer="layout" svg:width="12.889cm" svg:height="9.666cm" svg:x="3.268cm" svg:y="1.936cm" draw:page-number="9" presentation:class="page"/>
          <draw:frame presentation:style-name="pr3" draw:text-style-name="P2" draw:layer="layout" svg:width="14.243cm" svg:height="11.602cm" svg:x="2.588cm" svg:y="12.246cm">
            <draw:text-box>
              <text:p/>
            </draw:text-box>
          </draw:frame>
        </presentation:notes>
      </draw:page>
      <draw:page draw:name="Rubik’s Cube 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Rubik’s Cube 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2" text:id="id12" text:style-name="P3"><text:span text:style-name="T2">Invented in 1974 by Erno Rubik of Hungary</text:span></text:p>
              </text:list-item>
              <text:list-item>
                <text:p xml:id="id14" text:id="id14" text:style-name="P3"><text:span text:style-name="T2">Over 100 million sold worldwide</text:span></text:p>
              </text:list-item>
              <text:list-item>
                <text:p xml:id="id15" text:id="id15" text:style-name="P3"><text:span text:style-name="T2">Most famous combinatorial puzzle ev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3" anim:id="id13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animateColor smil:begin="id13.end" smil:dur="0.001s" smil:fill="hold" presentation:master-element="id13" smil:targetElement="id12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0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Finding Optimal Solution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Finding Optimal Solutions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6" text:id="id16" text:style-name="P3"><text:span text:style-name="T2">Input: A random solvable initial state</text:span></text:p>
              </text:list-item>
              <text:list-item>
                <text:p xml:id="id18" text:id="id18" text:style-name="P3"><text:span text:style-name="T2">Output: A shortest sequence of moves that maps the initial state to the goal state</text:span></text:p>
              </text:list-item>
              <text:list-item>
                <text:p xml:id="id19" text:id="id19" text:style-name="P3"><text:span text:style-name="T2">Generalized sliding-tile puzzle is NP Complete (Ratner and Warmuth, 1986)</text:span></text:p>
              </text:list-item>
              <text:list-item>
                <text:p xml:id="id20" text:id="id20" text:style-name="P3"><text:span text:style-name="T2">People can’t find optimal solutions.</text:span></text:p>
              </text:list-item>
              <text:list-item>
                <text:p xml:id="id21" text:id="id21" text:style-name="P3"><text:span text:style-name="T2">Progress measured by size of problems that can be solved optimall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7" anim:id="id17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animateColor smil:begin="id17.end" smil:dur="0.001s" smil:fill="hold" presentation:master-element="id17" smil:targetElement="id16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1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Sizes of Problem Space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izes of Problem Spaces</text:p>
              </text:list-header>
            </text:list>
          </draw:text-box>
        </draw:frame>
        <draw:frame presentation:style-name="pr7" draw:text-style-name="P2" draw:layer="layout" svg:width="21.59cm" svg:height="8.678cm" svg:x="1.905cm" svg:y="9.102cm" presentation:class="outline" presentation:user-transformed="true">
          <draw:text-box>
            <text:list text:style-name="L2">
              <text:list-item>
                <text:p xml:id="id22" text:id="id22" text:style-name="P3"><text:span text:style-name="T2">8 Puzzle: <text:s text:c="13"/>10</text:span><text:span text:style-name="T6">5 <text:s text:c="14"/></text:span><text:span text:style-name="T2">.01 seconds</text:span></text:p>
              </text:list-item>
              <text:list-item>
                <text:p xml:id="id24" text:id="id24" text:style-name="P3"><text:span text:style-name="T2">2</text:span><text:span text:style-name="T6">3</text:span><text:span text:style-name="T2"> Rubik’s Cube: 10</text:span><text:span text:style-name="T6">6 <text:s text:c="15"/></text:span><text:span text:style-name="T2">.2 seconds</text:span></text:p>
              </text:list-item>
              <text:list-item>
                <text:p xml:id="id25" text:id="id25" text:style-name="P3"><text:span text:style-name="T2">15 Puzzle: <text:s text:c="11"/>10</text:span><text:span text:style-name="T6">13 <text:s text:c="12"/></text:span><text:span text:style-name="T2">6 days</text:span></text:p>
              </text:list-item>
              <text:list-item>
                <text:p xml:id="id26" text:id="id26" text:style-name="P3"><text:span text:style-name="T2">3</text:span><text:span text:style-name="T6">3</text:span><text:span text:style-name="T2"> Rubik’s Cube: 10</text:span><text:span text:style-name="T6">19 <text:s text:c="12"/></text:span><text:span text:style-name="T2">68,000 years</text:span><text:span text:style-name="T6"> <text:s text:c="2"/></text:span></text:p>
              </text:list-item>
              <text:list-item>
                <text:p xml:id="id27" text:id="id27" text:style-name="P3"><text:span text:style-name="T2">24 Puzzle: <text:s text:c="11"/>10</text:span><text:span text:style-name="T6">25 <text:s text:c="12"/></text:span><text:span text:style-name="T2">12 billion years</text:span></text:p>
              </text:list-item>
            </text:list>
          </draw:text-box>
        </draw:frame>
        <draw:custom-shape draw:style-name="gr38" draw:text-style-name="P15" draw:layer="layout" svg:width="12.488cm" svg:height="2.969cm" svg:x="12.912cm" svg:y="5.289cm">
          <text:list text:style-name="L1">
            <text:list-header>
              <text:p text:style-name="P14"><text:span text:style-name="T5">Brute-Force Search Time (10 million nodes/secon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4.342cm" svg:height="1.615cm" svg:x="2.748cm" svg:y="5.924cm">
          <text:list text:style-name="L1">
            <text:list-header>
              <text:p text:style-name="P14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398cm" svg:height="1.615cm" svg:x="9.301cm" svg:y="5.924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xml:id="id23" anim:id="id23"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animateColor smil:begin="id23.end" smil:dur="0.001s" smil:fill="hold" presentation:master-element="id23" smil:targetElement="id22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2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A* Algorithm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* Algorithm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28" text:id="id28" text:style-name="P3"><text:span text:style-name="T2">Hart, Nilsson, and Raphael, 1968</text:span></text:p>
              </text:list-item>
              <text:list-item>
                <text:p xml:id="id30" text:id="id30" text:style-name="P3"><text:span text:style-name="T2">Best-first search with cost function </text:span><text:span text:style-name="T7">f(n)=g(n)+h(n)</text:span></text:p>
              </text:list-item>
              <text:list-item>
                <text:p xml:id="id31" text:id="id31" text:style-name="P3"><text:span text:style-name="T2">If </text:span><text:span text:style-name="T7">h(n)</text:span><text:span text:style-name="T2"> is admissible (a lower bound estimate of optimal cost), A* guarantees optimal solutions if they exist.</text:span></text:p>
              </text:list-item>
              <text:list-item>
                <text:p xml:id="id32" text:id="id32" text:style-name="P3"><text:span text:style-name="T2">A* stores all the nodes it generates, exhausting available memory in minut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29" anim:id="id29"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animateColor smil:begin="id29.end" smil:dur="0.001s" smil:fill="hold" presentation:master-element="id29" smil:targetElement="id28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3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Iterative-Deepening-A* (IDA*)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Iterative-Deepening-A* (IDA*)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33" text:id="id33" text:style-name="P3"><text:span text:style-name="T2">IDA* (Korf, 1985) is a linear-space version of A*, using the same cost function.</text:span></text:p>
              </text:list-item>
              <text:list-item>
                <text:p xml:id="id35" text:id="id35" text:style-name="P3"><text:span text:style-name="T2">Each iteration searches depth-first for solutions of a given length.</text:span></text:p>
              </text:list-item>
              <text:list-item>
                <text:p xml:id="id36" text:id="id36" text:style-name="P3"><text:span text:style-name="T2">IDA* is simpler, and often faster than A*, due to less overhead per node.</text:span></text:p>
              </text:list-item>
              <text:list-item>
                <text:p xml:id="id37" text:id="id37" text:style-name="P3"><text:span text:style-name="T2">Key to performance is accurate heuristic evaluation func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34" anim:id="id34"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animateColor smil:begin="id34.end" smil:dur="0.001s" smil:fill="hold" presentation:master-element="id34" smil:targetElement="id33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4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Manhattan Distance Heuristic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Manhattan Distance Heuristic</text:span></text:p>
              </text:list-header>
            </text:list>
          </draw:text-box>
        </draw:frame>
        <draw:custom-shape draw:style-name="gr39" draw:text-style-name="P10" xml:id="id38" draw:id="id38" draw:layer="layout" svg:width="16.885cm" svg:height="1.615cm" svg:x="4.213cm" svg:y="16.298cm">
          <text:list text:style-name="L1">
            <text:list-header>
              <text:p text:style-name="P8"><text:span text:style-name="T8">Manhattan distance is 6+3=9 mov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0" draw:text-style-name="P2" draw:layer="layout" svg:width="7.616cm" svg:height="7.616cm" svg:x="13.97cm" svg:y="6.77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875cm" svg:y1="6.773cm" svg:x2="15.875cm" svg:y2="14.389cm">
            <text:p/>
          </draw:line>
          <draw:line draw:style-name="gr3" draw:text-style-name="P6" draw:layer="layout" svg:x1="17.78cm" svg:y1="6.773cm" svg:x2="17.78cm" svg:y2="14.389cm">
            <text:p/>
          </draw:line>
          <draw:line draw:style-name="gr3" draw:text-style-name="P6" draw:layer="layout" svg:x1="19.681cm" svg:y1="6.773cm" svg:x2="19.681cm" svg:y2="14.389cm">
            <text:p/>
          </draw:line>
          <draw:line draw:style-name="gr3" draw:text-style-name="P6" draw:layer="layout" svg:x1="13.97cm" svg:y1="8.678cm" svg:x2="21.586cm" svg:y2="8.678cm">
            <text:p/>
          </draw:line>
          <draw:line draw:style-name="gr3" draw:text-style-name="P6" draw:layer="layout" svg:x1="13.97cm" svg:y1="10.583cm" svg:x2="21.586cm" svg:y2="10.583cm">
            <text:p/>
          </draw:line>
          <draw:line draw:style-name="gr3" draw:text-style-name="P6" draw:layer="layout" svg:x1="13.97cm" svg:y1="12.484cm" svg:x2="21.586cm" svg:y2="12.484cm">
            <text:p/>
          </draw:line>
          <draw:custom-shape draw:style-name="gr8" draw:text-style-name="P7" draw:layer="layout" svg:width="1.905cm" svg:height="1.905cm" svg:x="13.97cm" svg:y="6.7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5.875cm" svg:y="6.773cm">
            <text:list text:style-name="L1">
              <text:list-header>
                <text:p text:style-name="P8"><text:span text:style-name="T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1.901cm" svg:height="1.905cm" svg:x="17.78cm" svg:y="6.773cm">
            <text:list text:style-name="L1">
              <text:list-header>
                <text:p text:style-name="P8"><text:span text:style-name="T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9.681cm" svg:y="6.773cm">
            <text:list text:style-name="L1">
              <text:list-header>
                <text:p text:style-name="P8"><text:span text:style-name="T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3.97cm" svg:y="8.678cm">
            <text:list text:style-name="L1">
              <text:list-header>
                <text:p text:style-name="P8"><text:span text:style-name="T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5.875cm" svg:y="8.678cm">
            <text:list text:style-name="L1">
              <text:list-header>
                <text:p text:style-name="P8"><text:span text:style-name="T3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1.901cm" svg:height="1.905cm" svg:x="17.78cm" svg:y="8.678cm">
            <text:list text:style-name="L1">
              <text:list-header>
                <text:p text:style-name="P8"><text:span text:style-name="T3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9.681cm" svg:y="8.678cm">
            <text:list text:style-name="L1">
              <text:list-header>
                <text:p text:style-name="P8"><text:span text:style-name="T3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905cm" svg:height="1.901cm" svg:x="13.97cm" svg:y="10.583cm">
            <text:list text:style-name="L1">
              <text:list-header>
                <text:p text:style-name="P8"><text:span text:style-name="T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905cm" svg:height="1.901cm" svg:x="15.875cm" svg:y="10.583cm">
            <text:list text:style-name="L1">
              <text:list-header>
                <text:p text:style-name="P8"><text:span text:style-name="T3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10" draw:layer="layout" svg:width="1.901cm" svg:height="1.901cm" svg:x="17.78cm" svg:y="10.583cm">
            <text:list text:style-name="L1">
              <text:list-header>
                <text:p text:style-name="P8"><text:span text:style-name="T3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905cm" svg:height="1.901cm" svg:x="19.681cm" svg:y="10.583cm">
            <text:list text:style-name="L1">
              <text:list-header>
                <text:p text:style-name="P8"><text:span text:style-name="T3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13.97cm" svg:y="12.488cm">
            <text:list text:style-name="L1">
              <text:list-header>
                <text:p text:style-name="P8"><text:span text:style-name="T3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5.875cm" svg:y="12.484cm">
            <text:list text:style-name="L1">
              <text:list-header>
                <text:p text:style-name="P8"><text:span text:style-name="T3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1.901cm" svg:height="1.905cm" svg:x="17.78cm" svg:y="12.484cm">
            <text:list text:style-name="L1">
              <text:list-header>
                <text:p text:style-name="P8"><text:span text:style-name="T3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19.681cm" svg:y="12.484cm">
            <text:list text:style-name="L1">
              <text:list-header>
                <text:p text:style-name="P8"><text:span text:style-name="T3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7.616cm" svg:height="7.616cm" svg:x="3.81cm" svg:y="6.77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715cm" svg:y1="6.773cm" svg:x2="5.715cm" svg:y2="14.389cm">
            <text:p/>
          </draw:line>
          <draw:line draw:style-name="gr3" draw:text-style-name="P6" draw:layer="layout" svg:x1="7.62cm" svg:y1="6.773cm" svg:x2="7.62cm" svg:y2="14.389cm">
            <text:p/>
          </draw:line>
          <draw:line draw:style-name="gr3" draw:text-style-name="P6" draw:layer="layout" svg:x1="9.521cm" svg:y1="6.773cm" svg:x2="9.521cm" svg:y2="14.389cm">
            <text:p/>
          </draw:line>
          <draw:line draw:style-name="gr3" draw:text-style-name="P6" draw:layer="layout" svg:x1="3.81cm" svg:y1="8.678cm" svg:x2="11.426cm" svg:y2="8.678cm">
            <text:p/>
          </draw:line>
          <draw:line draw:style-name="gr3" draw:text-style-name="P6" draw:layer="layout" svg:x1="3.81cm" svg:y1="10.583cm" svg:x2="11.426cm" svg:y2="10.583cm">
            <text:p/>
          </draw:line>
          <draw:line draw:style-name="gr3" draw:text-style-name="P6" draw:layer="layout" svg:x1="3.81cm" svg:y1="12.484cm" svg:x2="11.426cm" svg:y2="12.484cm">
            <text:p/>
          </draw:line>
          <draw:custom-shape draw:style-name="gr15" draw:text-style-name="P9" draw:layer="layout" svg:width="1.905cm" svg:height="1.905cm" svg:x="3.81cm" svg:y="6.773cm">
            <text:list text:style-name="L1">
              <text:list-header>
                <text:p text:style-name="P8"><text:span text:style-name="T3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5.715cm" svg:y="6.773cm">
            <text:list text:style-name="L1">
              <text:list-header>
                <text:p text:style-name="P8"><text:span text:style-name="T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1.901cm" svg:height="1.905cm" svg:x="7.62cm" svg:y="6.773cm">
            <text:list text:style-name="L1">
              <text:list-header>
                <text:p text:style-name="P8"><text:span text:style-name="T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9.521cm" svg:y="6.773cm">
            <text:list text:style-name="L1">
              <text:list-header>
                <text:p text:style-name="P8"><text:span text:style-name="T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3.81cm" svg:y="8.678cm">
            <text:list text:style-name="L1">
              <text:list-header>
                <text:p text:style-name="P8"><text:span text:style-name="T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5.715cm" svg:y="8.678cm">
            <text:list text:style-name="L1">
              <text:list-header>
                <text:p text:style-name="P8"><text:span text:style-name="T3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1.901cm" svg:height="1.905cm" svg:x="7.62cm" svg:y="8.678cm">
            <text:list text:style-name="L1">
              <text:list-header>
                <text:p text:style-name="P8"><text:span text:style-name="T3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9.521cm" svg:y="8.678cm">
            <text:list text:style-name="L1">
              <text:list-header>
                <text:p text:style-name="P8"><text:span text:style-name="T3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905cm" svg:height="1.901cm" svg:x="3.81cm" svg:y="10.583cm">
            <text:list text:style-name="L1">
              <text:list-header>
                <text:p text:style-name="P8"><text:span text:style-name="T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905cm" svg:height="1.901cm" svg:x="5.715cm" svg:y="10.583cm">
            <text:list text:style-name="L1">
              <text:list-header>
                <text:p text:style-name="P8"><text:span text:style-name="T3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10" draw:layer="layout" svg:width="1.901cm" svg:height="1.901cm" svg:x="7.62cm" svg:y="10.583cm">
            <text:list text:style-name="L1">
              <text:list-header>
                <text:p text:style-name="P8"><text:span text:style-name="T3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1" draw:text-style-name="P10" draw:layer="layout" svg:width="1.905cm" svg:height="1.901cm" svg:x="9.525cm" svg:y="10.583cm">
            <text:list text:style-name="L1">
              <text:list-header>
                <text:p text:style-name="P8"><text:span text:style-name="T3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905cm" svg:height="1.905cm" svg:x="3.81cm" svg:y="12.4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5.715cm" svg:y="12.484cm">
            <text:list text:style-name="L1">
              <text:list-header>
                <text:p text:style-name="P8"><text:span text:style-name="T3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1.901cm" svg:height="1.905cm" svg:x="7.62cm" svg:y="12.484cm">
            <text:list text:style-name="L1">
              <text:list-header>
                <text:p text:style-name="P8"><text:span text:style-name="T3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9.521cm" svg:y="12.484cm">
            <text:list text:style-name="L1">
              <text:list-header>
                <text:p text:style-name="P8"><text:span text:style-name="T3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7" draw:text-style-name="P6" draw:layer="layout" svg:x1="11.853cm" svg:y1="10.583cm" svg:x2="13.758cm" svg:y2="10.58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5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erformance on 15 Puzzle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Performance on 15 Puzzle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39" text:id="id39" text:style-name="P3"><text:span text:style-name="T2">Random 15 puzzle instances were first solved optimally using IDA* with Manhattan distance heuristic (Korf, 1985).</text:span></text:p>
              </text:list-item>
              <text:list-item>
                <text:p xml:id="id41" text:id="id41" text:style-name="P3"><text:span text:style-name="T2">Optimal solution lengths average 53 moves.</text:span></text:p>
              </text:list-item>
              <text:list-item>
                <text:p xml:id="id42" text:id="id42" text:style-name="P3"><text:span text:style-name="T2">400 million nodes generated on average.</text:span></text:p>
              </text:list-item>
              <text:list-item>
                <text:p xml:id="id43" text:id="id43" text:style-name="P3"><text:span text:style-name="T2"><text:s/></text:span><text:span text:style-name="T2">Average solution time is about 50 seconds on current machin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40" anim:id="id40"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animateColor smil:begin="id40.end" smil:dur="0.001s" smil:fill="hold" presentation:master-element="id40" smil:targetElement="id39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6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Limitation of Manhattan Distance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Limitation of Manhattan Distance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44" text:id="id44" text:style-name="P3"><text:span text:style-name="T2">To solve a 24-Puzzle instance, IDA* with Manhattan distance would take about 65,000 years on average.</text:span></text:p>
              </text:list-item>
              <text:list-item>
                <text:p xml:id="id46" text:id="id46" text:style-name="P3"><text:span text:style-name="T2">Assumes that each tile moves independently</text:span></text:p>
              </text:list-item>
              <text:list-item>
                <text:p xml:id="id47" text:id="id47" text:style-name="P3"><text:span text:style-name="T2">In fact, tiles interfere with each other.</text:span></text:p>
              </text:list-item>
              <text:list-item>
                <text:p xml:id="id48" text:id="id48" text:style-name="P3"><text:span text:style-name="T2">Accounting for these interactions is the key to more accurate heuristic fun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45" anim:id="id45"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animateColor smil:begin="id45.end" smil:dur="0.001s" smil:fill="hold" presentation:master-element="id45" smil:targetElement="id44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7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Example: Linear Conflict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Example: Linear Conflict</text:span></text:p>
              </text:list-header>
            </text:list>
          </draw:text-box>
        </draw:frame>
        <draw:custom-shape draw:style-name="gr7" draw:text-style-name="P2" draw:layer="layout" svg:width="7.616cm" svg:height="7.615cm" svg:x="13.97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875cm" svg:y1="6.562cm" svg:x2="15.875cm" svg:y2="14.177cm">
          <text:p/>
        </draw:line>
        <draw:line draw:style-name="gr3" draw:text-style-name="P6" draw:layer="layout" svg:x1="17.78cm" svg:y1="6.562cm" svg:x2="17.78cm" svg:y2="14.177cm">
          <text:p/>
        </draw:line>
        <draw:line draw:style-name="gr3" draw:text-style-name="P6" draw:layer="layout" svg:x1="19.681cm" svg:y1="6.562cm" svg:x2="19.681cm" svg:y2="14.177cm">
          <text:p/>
        </draw:line>
        <draw:line draw:style-name="gr3" draw:text-style-name="P6" draw:layer="layout" svg:x1="13.97cm" svg:y1="8.467cm" svg:x2="21.586cm" svg:y2="8.467cm">
          <text:p/>
        </draw:line>
        <draw:line draw:style-name="gr3" draw:text-style-name="P6" draw:layer="layout" svg:x1="13.97cm" svg:y1="10.372cm" svg:x2="21.586cm" svg:y2="10.372cm">
          <text:p/>
        </draw:line>
        <draw:line draw:style-name="gr3" draw:text-style-name="P6" draw:layer="layout" svg:x1="13.97cm" svg:y1="12.272cm" svg:x2="21.586cm" svg:y2="12.272cm">
          <text:p/>
        </draw:line>
        <draw:custom-shape draw:style-name="gr8" draw:text-style-name="P7" draw:layer="layout" svg:width="1.905cm" svg:height="1.905cm" svg:x="13.97cm" svg:y="6.5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15.87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901cm" svg:height="1.905cm" svg:x="19.68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3.97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3.97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5.87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17.78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9.6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13.97cm" svg:y="12.27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905cm" svg:height="1.905cm" svg:x="19.68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3.81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15cm" svg:y1="6.562cm" svg:x2="5.715cm" svg:y2="14.177cm">
          <text:p/>
        </draw:line>
        <draw:line draw:style-name="gr3" draw:text-style-name="P6" draw:layer="layout" svg:x1="7.62cm" svg:y1="6.562cm" svg:x2="7.62cm" svg:y2="14.177cm">
          <text:p/>
        </draw:line>
        <draw:line draw:style-name="gr3" draw:text-style-name="P6" draw:layer="layout" svg:x1="9.521cm" svg:y1="6.562cm" svg:x2="9.521cm" svg:y2="14.177cm">
          <text:p/>
        </draw:line>
        <draw:line draw:style-name="gr3" draw:text-style-name="P6" draw:layer="layout" svg:x1="3.81cm" svg:y1="8.467cm" svg:x2="11.426cm" svg:y2="8.467cm">
          <text:p/>
        </draw:line>
        <draw:line draw:style-name="gr3" draw:text-style-name="P6" draw:layer="layout" svg:x1="3.81cm" svg:y1="10.372cm" svg:x2="11.426cm" svg:y2="10.372cm">
          <text:p/>
        </draw:line>
        <draw:line draw:style-name="gr3" draw:text-style-name="P6" draw:layer="layout" svg:x1="3.81cm" svg:y1="12.272cm" svg:x2="11.426cm" svg:y2="12.272cm">
          <text:p/>
        </draw:line>
        <draw:custom-shape draw:style-name="gr46" draw:text-style-name="P23" draw:layer="layout" svg:width="1.905cm" svg:height="1.905cm" svg:x="3.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5.71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9.521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3.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3.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5.71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7.62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9.52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905cm" svg:height="1.905cm" svg:x="3.81cm" svg:y="12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9.52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642cm" svg:y1="10.372cm" svg:x2="13.758cm" svg:y2="10.372cm">
          <text:p/>
        </draw:line>
        <draw:custom-shape draw:style-name="gr38" draw:text-style-name="P15" xml:id="id49" draw:id="id49" draw:layer="layout" svg:width="18.204cm" svg:height="1.615cm" svg:x="3.598cm" svg:y="15.661cm">
          <text:list text:style-name="L1">
            <text:list-header>
              <text:p text:style-name="P14"><text:span text:style-name="T5">Manhattan distance is 2+2=4 mov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18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8" draw:text-style-name="P10" draw:layer="layout" svg:width="21.59cm" svg:height="3.175cm" svg:x="1.905cm" svg:y="1.693cm">
          <text:list text:style-name="L1">
            <text:list-header>
              <text:p text:style-name="P8"><text:span text:style-name="T9">Example: Linear Confli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13.97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875cm" svg:y1="6.562cm" svg:x2="15.875cm" svg:y2="14.177cm">
          <text:p/>
        </draw:line>
        <draw:line draw:style-name="gr3" draw:text-style-name="P6" draw:layer="layout" svg:x1="17.78cm" svg:y1="6.562cm" svg:x2="17.78cm" svg:y2="14.177cm">
          <text:p/>
        </draw:line>
        <draw:line draw:style-name="gr3" draw:text-style-name="P6" draw:layer="layout" svg:x1="19.681cm" svg:y1="6.562cm" svg:x2="19.681cm" svg:y2="14.177cm">
          <text:p/>
        </draw:line>
        <draw:line draw:style-name="gr3" draw:text-style-name="P6" draw:layer="layout" svg:x1="13.97cm" svg:y1="8.467cm" svg:x2="21.586cm" svg:y2="8.467cm">
          <text:p/>
        </draw:line>
        <draw:line draw:style-name="gr3" draw:text-style-name="P6" draw:layer="layout" svg:x1="13.97cm" svg:y1="10.372cm" svg:x2="21.586cm" svg:y2="10.372cm">
          <text:p/>
        </draw:line>
        <draw:line draw:style-name="gr3" draw:text-style-name="P6" draw:layer="layout" svg:x1="13.97cm" svg:y1="12.272cm" svg:x2="21.586cm" svg:y2="12.272cm">
          <text:p/>
        </draw:line>
        <draw:custom-shape draw:style-name="gr8" draw:text-style-name="P7" draw:layer="layout" svg:width="1.905cm" svg:height="1.905cm" svg:x="13.97cm" svg:y="6.5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15.87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901cm" svg:height="1.905cm" svg:x="19.68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3.97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3.97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5.87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17.78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9.6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13.97cm" svg:y="12.27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905cm" svg:height="1.905cm" svg:x="19.68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3.81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15cm" svg:y1="6.562cm" svg:x2="5.715cm" svg:y2="14.177cm">
          <text:p/>
        </draw:line>
        <draw:line draw:style-name="gr3" draw:text-style-name="P6" draw:layer="layout" svg:x1="7.62cm" svg:y1="6.562cm" svg:x2="7.62cm" svg:y2="14.177cm">
          <text:p/>
        </draw:line>
        <draw:line draw:style-name="gr3" draw:text-style-name="P6" draw:layer="layout" svg:x1="9.521cm" svg:y1="6.562cm" svg:x2="9.521cm" svg:y2="14.177cm">
          <text:p/>
        </draw:line>
        <draw:line draw:style-name="gr3" draw:text-style-name="P6" draw:layer="layout" svg:x1="3.81cm" svg:y1="8.467cm" svg:x2="11.426cm" svg:y2="8.467cm">
          <text:p/>
        </draw:line>
        <draw:line draw:style-name="gr3" draw:text-style-name="P6" draw:layer="layout" svg:x1="3.81cm" svg:y1="10.372cm" svg:x2="11.426cm" svg:y2="10.372cm">
          <text:p/>
        </draw:line>
        <draw:line draw:style-name="gr3" draw:text-style-name="P6" draw:layer="layout" svg:x1="3.81cm" svg:y1="12.272cm" svg:x2="11.426cm" svg:y2="12.272cm">
          <text:p/>
        </draw:line>
        <draw:custom-shape draw:style-name="gr46" draw:text-style-name="P23" draw:layer="layout" svg:width="1.905cm" svg:height="1.905cm" svg:x="3.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7.62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9.521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3.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3.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5.71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7.62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9.52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905cm" svg:height="1.905cm" svg:x="3.81cm" svg:y="12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9.52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642cm" svg:y1="10.372cm" svg:x2="13.758cm" svg:y2="10.372cm">
          <text:p/>
        </draw:line>
        <draw:custom-shape draw:style-name="gr38" draw:text-style-name="P15" draw:layer="layout" svg:width="18.204cm" svg:height="1.615cm" svg:x="3.598cm" svg:y="15.661cm">
          <text:list text:style-name="L1">
            <text:list-header>
              <text:p text:style-name="P14"><text:span text:style-name="T5">Manhattan distance is 2+2=4 mov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19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9" draw:text-style-name="P10" draw:layer="layout" svg:width="21.59cm" svg:height="3.175cm" svg:x="1.905cm" svg:y="1.693cm">
          <text:list text:style-name="L1">
            <text:list-header>
              <text:p text:style-name="P8"><text:span text:style-name="T9">Example: Linear Confli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13.97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875cm" svg:y1="6.562cm" svg:x2="15.875cm" svg:y2="14.177cm">
          <text:p/>
        </draw:line>
        <draw:line draw:style-name="gr3" draw:text-style-name="P6" draw:layer="layout" svg:x1="17.78cm" svg:y1="6.562cm" svg:x2="17.78cm" svg:y2="14.177cm">
          <text:p/>
        </draw:line>
        <draw:line draw:style-name="gr3" draw:text-style-name="P6" draw:layer="layout" svg:x1="19.681cm" svg:y1="6.562cm" svg:x2="19.681cm" svg:y2="14.177cm">
          <text:p/>
        </draw:line>
        <draw:line draw:style-name="gr3" draw:text-style-name="P6" draw:layer="layout" svg:x1="13.97cm" svg:y1="8.467cm" svg:x2="21.586cm" svg:y2="8.467cm">
          <text:p/>
        </draw:line>
        <draw:line draw:style-name="gr3" draw:text-style-name="P6" draw:layer="layout" svg:x1="13.97cm" svg:y1="10.372cm" svg:x2="21.586cm" svg:y2="10.372cm">
          <text:p/>
        </draw:line>
        <draw:line draw:style-name="gr3" draw:text-style-name="P6" draw:layer="layout" svg:x1="13.97cm" svg:y1="12.272cm" svg:x2="21.586cm" svg:y2="12.272cm">
          <text:p/>
        </draw:line>
        <draw:custom-shape draw:style-name="gr8" draw:text-style-name="P7" draw:layer="layout" svg:width="1.905cm" svg:height="1.905cm" svg:x="13.97cm" svg:y="6.5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15.87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901cm" svg:height="1.905cm" svg:x="19.68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3.97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3.97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5.87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17.78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9.6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13.97cm" svg:y="12.27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905cm" svg:height="1.905cm" svg:x="19.68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3.81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15cm" svg:y1="6.562cm" svg:x2="5.715cm" svg:y2="14.177cm">
          <text:p/>
        </draw:line>
        <draw:line draw:style-name="gr3" draw:text-style-name="P6" draw:layer="layout" svg:x1="7.62cm" svg:y1="6.562cm" svg:x2="7.62cm" svg:y2="14.177cm">
          <text:p/>
        </draw:line>
        <draw:line draw:style-name="gr3" draw:text-style-name="P6" draw:layer="layout" svg:x1="9.521cm" svg:y1="6.562cm" svg:x2="9.521cm" svg:y2="14.177cm">
          <text:p/>
        </draw:line>
        <draw:line draw:style-name="gr3" draw:text-style-name="P6" draw:layer="layout" svg:x1="3.81cm" svg:y1="8.467cm" svg:x2="11.426cm" svg:y2="8.467cm">
          <text:p/>
        </draw:line>
        <draw:line draw:style-name="gr3" draw:text-style-name="P6" draw:layer="layout" svg:x1="3.81cm" svg:y1="10.372cm" svg:x2="11.426cm" svg:y2="10.372cm">
          <text:p/>
        </draw:line>
        <draw:line draw:style-name="gr3" draw:text-style-name="P6" draw:layer="layout" svg:x1="3.81cm" svg:y1="12.272cm" svg:x2="11.426cm" svg:y2="12.272cm">
          <text:p/>
        </draw:line>
        <draw:custom-shape draw:style-name="gr46" draw:text-style-name="P23" draw:layer="layout" svg:width="1.905cm" svg:height="1.905cm" svg:x="3.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7.62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9.525cm" svg:y="8.467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3.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3.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5.71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7.62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9.52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905cm" svg:height="1.905cm" svg:x="3.81cm" svg:y="12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9.52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642cm" svg:y1="10.372cm" svg:x2="13.758cm" svg:y2="10.372cm">
          <text:p/>
        </draw:line>
        <draw:custom-shape draw:style-name="gr38" draw:text-style-name="P15" draw:layer="layout" svg:width="18.204cm" svg:height="1.615cm" svg:x="3.598cm" svg:y="15.661cm">
          <text:list text:style-name="L1">
            <text:list-header>
              <text:p text:style-name="P14"><text:span text:style-name="T5">Manhattan distance is 2+2=4 mov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20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50" draw:text-style-name="P10" draw:layer="layout" svg:width="21.59cm" svg:height="3.175cm" svg:x="1.905cm" svg:y="1.693cm">
          <text:list text:style-name="L1">
            <text:list-header>
              <text:p text:style-name="P8"><text:span text:style-name="T9">Example: Linear Confli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13.97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875cm" svg:y1="6.562cm" svg:x2="15.875cm" svg:y2="14.177cm">
          <text:p/>
        </draw:line>
        <draw:line draw:style-name="gr3" draw:text-style-name="P6" draw:layer="layout" svg:x1="17.78cm" svg:y1="6.562cm" svg:x2="17.78cm" svg:y2="14.177cm">
          <text:p/>
        </draw:line>
        <draw:line draw:style-name="gr3" draw:text-style-name="P6" draw:layer="layout" svg:x1="19.681cm" svg:y1="6.562cm" svg:x2="19.681cm" svg:y2="14.177cm">
          <text:p/>
        </draw:line>
        <draw:line draw:style-name="gr3" draw:text-style-name="P6" draw:layer="layout" svg:x1="13.97cm" svg:y1="8.467cm" svg:x2="21.586cm" svg:y2="8.467cm">
          <text:p/>
        </draw:line>
        <draw:line draw:style-name="gr3" draw:text-style-name="P6" draw:layer="layout" svg:x1="13.97cm" svg:y1="10.372cm" svg:x2="21.586cm" svg:y2="10.372cm">
          <text:p/>
        </draw:line>
        <draw:line draw:style-name="gr3" draw:text-style-name="P6" draw:layer="layout" svg:x1="13.97cm" svg:y1="12.272cm" svg:x2="21.586cm" svg:y2="12.272cm">
          <text:p/>
        </draw:line>
        <draw:custom-shape draw:style-name="gr8" draw:text-style-name="P7" draw:layer="layout" svg:width="1.905cm" svg:height="1.905cm" svg:x="13.97cm" svg:y="6.5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15.87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901cm" svg:height="1.905cm" svg:x="19.68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3.97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3.97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5.87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17.78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9.6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13.97cm" svg:y="12.27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905cm" svg:height="1.905cm" svg:x="19.68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3.81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15cm" svg:y1="6.562cm" svg:x2="5.715cm" svg:y2="14.177cm">
          <text:p/>
        </draw:line>
        <draw:line draw:style-name="gr3" draw:text-style-name="P6" draw:layer="layout" svg:x1="7.62cm" svg:y1="6.562cm" svg:x2="7.62cm" svg:y2="14.177cm">
          <text:p/>
        </draw:line>
        <draw:line draw:style-name="gr3" draw:text-style-name="P6" draw:layer="layout" svg:x1="9.521cm" svg:y1="6.562cm" svg:x2="9.521cm" svg:y2="14.177cm">
          <text:p/>
        </draw:line>
        <draw:line draw:style-name="gr3" draw:text-style-name="P6" draw:layer="layout" svg:x1="3.81cm" svg:y1="8.467cm" svg:x2="11.426cm" svg:y2="8.467cm">
          <text:p/>
        </draw:line>
        <draw:line draw:style-name="gr3" draw:text-style-name="P6" draw:layer="layout" svg:x1="3.81cm" svg:y1="10.372cm" svg:x2="11.426cm" svg:y2="10.372cm">
          <text:p/>
        </draw:line>
        <draw:line draw:style-name="gr3" draw:text-style-name="P6" draw:layer="layout" svg:x1="3.81cm" svg:y1="12.272cm" svg:x2="11.426cm" svg:y2="12.272cm">
          <text:p/>
        </draw:line>
        <draw:custom-shape draw:style-name="gr46" draw:text-style-name="P23" draw:layer="layout" svg:width="1.905cm" svg:height="1.905cm" svg:x="3.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7.62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7.62cm" svg:y="8.467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3.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3.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5.71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7.62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9.52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905cm" svg:height="1.905cm" svg:x="3.81cm" svg:y="12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9.52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642cm" svg:y1="10.372cm" svg:x2="13.758cm" svg:y2="10.372cm">
          <text:p/>
        </draw:line>
        <draw:custom-shape draw:style-name="gr38" draw:text-style-name="P15" draw:layer="layout" svg:width="18.204cm" svg:height="1.615cm" svg:x="3.598cm" svg:y="15.661cm">
          <text:list text:style-name="L1">
            <text:list-header>
              <text:p text:style-name="P14"><text:span text:style-name="T5">Manhattan distance is 2+2=4 mov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21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51" draw:text-style-name="P10" draw:layer="layout" svg:width="21.59cm" svg:height="3.175cm" svg:x="1.905cm" svg:y="1.693cm">
          <text:list text:style-name="L1">
            <text:list-header>
              <text:p text:style-name="P8"><text:span text:style-name="T9">Example: Linear Confli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13.97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875cm" svg:y1="6.562cm" svg:x2="15.875cm" svg:y2="14.177cm">
          <text:p/>
        </draw:line>
        <draw:line draw:style-name="gr3" draw:text-style-name="P6" draw:layer="layout" svg:x1="17.78cm" svg:y1="6.562cm" svg:x2="17.78cm" svg:y2="14.177cm">
          <text:p/>
        </draw:line>
        <draw:line draw:style-name="gr3" draw:text-style-name="P6" draw:layer="layout" svg:x1="19.681cm" svg:y1="6.562cm" svg:x2="19.681cm" svg:y2="14.177cm">
          <text:p/>
        </draw:line>
        <draw:line draw:style-name="gr3" draw:text-style-name="P6" draw:layer="layout" svg:x1="13.97cm" svg:y1="8.467cm" svg:x2="21.586cm" svg:y2="8.467cm">
          <text:p/>
        </draw:line>
        <draw:line draw:style-name="gr3" draw:text-style-name="P6" draw:layer="layout" svg:x1="13.97cm" svg:y1="10.372cm" svg:x2="21.586cm" svg:y2="10.372cm">
          <text:p/>
        </draw:line>
        <draw:line draw:style-name="gr3" draw:text-style-name="P6" draw:layer="layout" svg:x1="13.97cm" svg:y1="12.272cm" svg:x2="21.586cm" svg:y2="12.272cm">
          <text:p/>
        </draw:line>
        <draw:custom-shape draw:style-name="gr8" draw:text-style-name="P7" draw:layer="layout" svg:width="1.905cm" svg:height="1.905cm" svg:x="13.97cm" svg:y="6.5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15.87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901cm" svg:height="1.905cm" svg:x="19.68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3.97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3.97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5.87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17.78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9.6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13.97cm" svg:y="12.27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905cm" svg:height="1.905cm" svg:x="19.68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3.81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15cm" svg:y1="6.562cm" svg:x2="5.715cm" svg:y2="14.177cm">
          <text:p/>
        </draw:line>
        <draw:line draw:style-name="gr3" draw:text-style-name="P6" draw:layer="layout" svg:x1="7.62cm" svg:y1="6.562cm" svg:x2="7.62cm" svg:y2="14.177cm">
          <text:p/>
        </draw:line>
        <draw:line draw:style-name="gr3" draw:text-style-name="P6" draw:layer="layout" svg:x1="9.521cm" svg:y1="6.562cm" svg:x2="9.521cm" svg:y2="14.177cm">
          <text:p/>
        </draw:line>
        <draw:line draw:style-name="gr3" draw:text-style-name="P6" draw:layer="layout" svg:x1="3.81cm" svg:y1="8.467cm" svg:x2="11.426cm" svg:y2="8.467cm">
          <text:p/>
        </draw:line>
        <draw:line draw:style-name="gr3" draw:text-style-name="P6" draw:layer="layout" svg:x1="3.81cm" svg:y1="10.372cm" svg:x2="11.426cm" svg:y2="10.372cm">
          <text:p/>
        </draw:line>
        <draw:line draw:style-name="gr3" draw:text-style-name="P6" draw:layer="layout" svg:x1="3.81cm" svg:y1="12.272cm" svg:x2="11.426cm" svg:y2="12.272cm">
          <text:p/>
        </draw:line>
        <draw:custom-shape draw:style-name="gr46" draw:text-style-name="P23" draw:layer="layout" svg:width="1.905cm" svg:height="1.905cm" svg:x="3.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7.62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5.715cm" svg:y="8.467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3.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3.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5.71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7.62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9.52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905cm" svg:height="1.905cm" svg:x="3.81cm" svg:y="12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9.52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642cm" svg:y1="10.372cm" svg:x2="13.758cm" svg:y2="10.372cm">
          <text:p/>
        </draw:line>
        <draw:custom-shape draw:style-name="gr38" draw:text-style-name="P15" draw:layer="layout" svg:width="18.204cm" svg:height="1.615cm" svg:x="3.598cm" svg:y="15.661cm">
          <text:list text:style-name="L1">
            <text:list-header>
              <text:p text:style-name="P14"><text:span text:style-name="T5">Manhattan distance is 2+2=4 mov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22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52" draw:text-style-name="P10" draw:layer="layout" svg:width="21.59cm" svg:height="3.175cm" svg:x="1.905cm" svg:y="1.693cm">
          <text:list text:style-name="L1">
            <text:list-header>
              <text:p text:style-name="P8"><text:span text:style-name="T9">Example: Linear Confli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13.97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875cm" svg:y1="6.562cm" svg:x2="15.875cm" svg:y2="14.177cm">
          <text:p/>
        </draw:line>
        <draw:line draw:style-name="gr3" draw:text-style-name="P6" draw:layer="layout" svg:x1="17.78cm" svg:y1="6.562cm" svg:x2="17.78cm" svg:y2="14.177cm">
          <text:p/>
        </draw:line>
        <draw:line draw:style-name="gr3" draw:text-style-name="P6" draw:layer="layout" svg:x1="19.681cm" svg:y1="6.562cm" svg:x2="19.681cm" svg:y2="14.177cm">
          <text:p/>
        </draw:line>
        <draw:line draw:style-name="gr3" draw:text-style-name="P6" draw:layer="layout" svg:x1="13.97cm" svg:y1="8.467cm" svg:x2="21.586cm" svg:y2="8.467cm">
          <text:p/>
        </draw:line>
        <draw:line draw:style-name="gr3" draw:text-style-name="P6" draw:layer="layout" svg:x1="13.97cm" svg:y1="10.372cm" svg:x2="21.586cm" svg:y2="10.372cm">
          <text:p/>
        </draw:line>
        <draw:line draw:style-name="gr3" draw:text-style-name="P6" draw:layer="layout" svg:x1="13.97cm" svg:y1="12.272cm" svg:x2="21.586cm" svg:y2="12.272cm">
          <text:p/>
        </draw:line>
        <draw:custom-shape draw:style-name="gr8" draw:text-style-name="P7" draw:layer="layout" svg:width="1.905cm" svg:height="1.905cm" svg:x="13.97cm" svg:y="6.5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15.87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901cm" svg:height="1.905cm" svg:x="19.68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3.97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3.97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5.87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17.78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9.6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13.97cm" svg:y="12.27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905cm" svg:height="1.905cm" svg:x="19.68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3.81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15cm" svg:y1="6.562cm" svg:x2="5.715cm" svg:y2="14.177cm">
          <text:p/>
        </draw:line>
        <draw:line draw:style-name="gr3" draw:text-style-name="P6" draw:layer="layout" svg:x1="7.62cm" svg:y1="6.562cm" svg:x2="7.62cm" svg:y2="14.177cm">
          <text:p/>
        </draw:line>
        <draw:line draw:style-name="gr3" draw:text-style-name="P6" draw:layer="layout" svg:x1="9.521cm" svg:y1="6.562cm" svg:x2="9.521cm" svg:y2="14.177cm">
          <text:p/>
        </draw:line>
        <draw:line draw:style-name="gr3" draw:text-style-name="P6" draw:layer="layout" svg:x1="3.81cm" svg:y1="8.467cm" svg:x2="11.426cm" svg:y2="8.467cm">
          <text:p/>
        </draw:line>
        <draw:line draw:style-name="gr3" draw:text-style-name="P6" draw:layer="layout" svg:x1="3.81cm" svg:y1="10.372cm" svg:x2="11.426cm" svg:y2="10.372cm">
          <text:p/>
        </draw:line>
        <draw:line draw:style-name="gr3" draw:text-style-name="P6" draw:layer="layout" svg:x1="3.81cm" svg:y1="12.272cm" svg:x2="11.426cm" svg:y2="12.272cm">
          <text:p/>
        </draw:line>
        <draw:custom-shape draw:style-name="gr46" draw:text-style-name="P23" draw:layer="layout" svg:width="1.905cm" svg:height="1.905cm" svg:x="3.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7.62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5.71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3.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3.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5.71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7.62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9.52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905cm" svg:height="1.905cm" svg:x="3.81cm" svg:y="12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9.52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642cm" svg:y1="10.372cm" svg:x2="13.758cm" svg:y2="10.372cm">
          <text:p/>
        </draw:line>
        <draw:custom-shape draw:style-name="gr38" draw:text-style-name="P15" draw:layer="layout" svg:width="18.204cm" svg:height="1.615cm" svg:x="3.598cm" svg:y="15.661cm">
          <text:list text:style-name="L1">
            <text:list-header>
              <text:p text:style-name="P14"><text:span text:style-name="T5">Manhattan distance is 2+2=4 mov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23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53" draw:text-style-name="P10" draw:layer="layout" svg:width="21.59cm" svg:height="3.175cm" svg:x="1.905cm" svg:y="1.693cm">
          <text:list text:style-name="L1">
            <text:list-header>
              <text:p text:style-name="P8"><text:span text:style-name="T9">Example: Linear Confli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13.97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875cm" svg:y1="6.562cm" svg:x2="15.875cm" svg:y2="14.177cm">
          <text:p/>
        </draw:line>
        <draw:line draw:style-name="gr3" draw:text-style-name="P6" draw:layer="layout" svg:x1="17.78cm" svg:y1="6.562cm" svg:x2="17.78cm" svg:y2="14.177cm">
          <text:p/>
        </draw:line>
        <draw:line draw:style-name="gr3" draw:text-style-name="P6" draw:layer="layout" svg:x1="19.681cm" svg:y1="6.562cm" svg:x2="19.681cm" svg:y2="14.177cm">
          <text:p/>
        </draw:line>
        <draw:line draw:style-name="gr3" draw:text-style-name="P6" draw:layer="layout" svg:x1="13.97cm" svg:y1="8.467cm" svg:x2="21.586cm" svg:y2="8.467cm">
          <text:p/>
        </draw:line>
        <draw:line draw:style-name="gr3" draw:text-style-name="P6" draw:layer="layout" svg:x1="13.97cm" svg:y1="10.372cm" svg:x2="21.586cm" svg:y2="10.372cm">
          <text:p/>
        </draw:line>
        <draw:line draw:style-name="gr3" draw:text-style-name="P6" draw:layer="layout" svg:x1="13.97cm" svg:y1="12.272cm" svg:x2="21.586cm" svg:y2="12.272cm">
          <text:p/>
        </draw:line>
        <draw:custom-shape draw:style-name="gr8" draw:text-style-name="P7" draw:layer="layout" svg:width="1.905cm" svg:height="1.905cm" svg:x="13.97cm" svg:y="6.5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15.87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901cm" svg:height="1.905cm" svg:x="19.68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3.97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9.6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3.97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5.87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17.78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19.6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13.97cm" svg:y="12.27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15.87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17.78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905cm" svg:height="1.905cm" svg:x="19.68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16cm" svg:height="7.615cm" svg:x="3.81cm" svg:y="6.56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15cm" svg:y1="6.562cm" svg:x2="5.715cm" svg:y2="14.177cm">
          <text:p/>
        </draw:line>
        <draw:line draw:style-name="gr3" draw:text-style-name="P6" draw:layer="layout" svg:x1="7.62cm" svg:y1="6.562cm" svg:x2="7.62cm" svg:y2="14.177cm">
          <text:p/>
        </draw:line>
        <draw:line draw:style-name="gr3" draw:text-style-name="P6" draw:layer="layout" svg:x1="9.521cm" svg:y1="6.562cm" svg:x2="9.521cm" svg:y2="14.177cm">
          <text:p/>
        </draw:line>
        <draw:line draw:style-name="gr3" draw:text-style-name="P6" draw:layer="layout" svg:x1="3.81cm" svg:y1="8.467cm" svg:x2="11.426cm" svg:y2="8.467cm">
          <text:p/>
        </draw:line>
        <draw:line draw:style-name="gr3" draw:text-style-name="P6" draw:layer="layout" svg:x1="3.81cm" svg:y1="10.372cm" svg:x2="11.426cm" svg:y2="10.372cm">
          <text:p/>
        </draw:line>
        <draw:line draw:style-name="gr3" draw:text-style-name="P6" draw:layer="layout" svg:x1="3.81cm" svg:y1="12.272cm" svg:x2="11.426cm" svg:y2="12.272cm">
          <text:p/>
        </draw:line>
        <draw:custom-shape draw:style-name="gr46" draw:text-style-name="P23" draw:layer="layout" svg:width="1.905cm" svg:height="1.905cm" svg:x="3.81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9.525cm" svg:y="6.562cm">
          <text:list text:style-name="L1">
            <text:list-header>
              <text:p text:style-name="P8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9.525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905cm" svg:height="1.905cm" svg:x="5.715cm" svg:y="6.56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3.8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6.56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9.521cm" svg:y="8.46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3.81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5.71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01cm" svg:height="1.9cm" svg:x="7.62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9cm" svg:x="9.525cm" svg:y="10.3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905cm" svg:height="1.905cm" svg:x="3.81cm" svg:y="12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05cm" svg:height="1.905cm" svg:x="5.715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1cm" svg:height="1.905cm" svg:x="7.62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05cm" svg:height="1.905cm" svg:x="9.521cm" svg:y="12.27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642cm" svg:y1="10.372cm" svg:x2="13.758cm" svg:y2="10.372cm">
          <text:p/>
        </draw:line>
        <draw:custom-shape draw:style-name="gr54" draw:text-style-name="P25" draw:layer="layout" svg:width="20.32cm" svg:height="2.969cm" svg:x="2.54cm" svg:y="15.663cm">
          <text:list text:style-name="L1">
            <text:list-header>
              <text:p text:style-name="P14"><text:span text:style-name="T5">Manhattan distance is 2+2=4 moves, but linear conflict adds 2 additional mov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24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Linear Conflict Heuristic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Linear Conflict Heuristic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50" text:id="id50" text:style-name="P3"><text:span text:style-name="T2">Hansson, Mayer, and Yung, 1991</text:span></text:p>
              </text:list-item>
              <text:list-item>
                <text:p xml:id="id52" text:id="id52" text:style-name="P3"><text:span text:style-name="T2">Given two tiles in their goal row, but reversed in position, additional vertical moves can be added to Manhattan distance.</text:span></text:p>
              </text:list-item>
              <text:list-item>
                <text:p xml:id="id53" text:id="id53" text:style-name="P3"><text:span text:style-name="T2">Still not accurate enough to solve 24-Puzzle</text:span></text:p>
              </text:list-item>
              <text:list-item>
                <text:p xml:id="id54" text:id="id54" text:style-name="P3"><text:span text:style-name="T2">We can generalize this idea further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51" anim:id="id51"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animateColor smil:begin="id51.end" smil:dur="0.001s" smil:fill="hold" presentation:master-element="id51" smil:targetElement="id50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25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More Complex Tile Interactions" draw:style-name="dp1" draw:master-page-name="Default" presentation:presentation-page-layout-name="AL3T19">
        <draw:frame presentation:style-name="pr1" draw:text-style-name="P2" draw:layer="layout" svg:width="22.437cm" svg:height="3.175cm" svg:x="1.904cm" svg:y="1.692cm" presentation:class="title" presentation:user-transformed="true">
          <draw:text-box>
            <text:list text:style-name="L1">
              <text:list-header>
                <text:p text:style-name="P1"><text:span text:style-name="T2">More Complex Tile Interactions</text:span></text:p>
              </text:list-header>
            </text:list>
          </draw:text-box>
        </draw:frame>
        <draw:g xml:id="id55" draw:id="id55">
          <draw:custom-shape draw:style-name="gr55" draw:text-style-name="P2" draw:layer="layout" svg:width="4.04cm" svg:height="3.81cm" svg:x="9.282cm" svg:y="5.34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292cm" svg:y1="5.349cm" svg:x2="10.292cm" svg:y2="9.159cm">
            <text:p/>
          </draw:line>
          <draw:line draw:style-name="gr3" draw:text-style-name="P6" draw:layer="layout" svg:x1="11.307cm" svg:y1="5.349cm" svg:x2="11.307cm" svg:y2="9.159cm">
            <text:p/>
          </draw:line>
          <draw:line draw:style-name="gr3" draw:text-style-name="P6" draw:layer="layout" svg:x1="12.312cm" svg:y1="5.349cm" svg:x2="12.312cm" svg:y2="9.159cm">
            <text:p/>
          </draw:line>
          <draw:line draw:style-name="gr3" draw:text-style-name="P6" draw:layer="layout" svg:x1="9.282cm" svg:y1="6.301cm" svg:x2="13.322cm" svg:y2="6.301cm">
            <text:p/>
          </draw:line>
          <draw:line draw:style-name="gr3" draw:text-style-name="P6" draw:layer="layout" svg:x1="9.282cm" svg:y1="7.254cm" svg:x2="13.322cm" svg:y2="7.254cm">
            <text:p/>
          </draw:line>
          <draw:line draw:style-name="gr3" draw:text-style-name="P6" draw:layer="layout" svg:x1="9.282cm" svg:y1="8.206cm" svg:x2="13.322cm" svg:y2="8.206cm">
            <text:p/>
          </draw:line>
          <draw:custom-shape draw:style-name="gr56" draw:text-style-name="P7" draw:layer="layout" svg:width="1.01cm" svg:height="0.952cm" svg:x="9.282cm" svg:y="5.34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1.015cm" svg:height="0.952cm" svg:x="10.292cm" svg:y="5.349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1.005cm" svg:height="0.952cm" svg:x="11.307cm" svg:y="5.349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9" draw:layer="layout" svg:width="1.01cm" svg:height="0.952cm" svg:x="12.312cm" svg:y="5.349cm">
            <text:list text:style-name="L1">
              <text:list-header>
                <text:p text:style-name="P8"><text:span text:style-name="T1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0" draw:layer="layout" svg:width="1.01cm" svg:height="0.953cm" svg:x="9.282cm" svg:y="6.301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1" draw:text-style-name="P10" draw:layer="layout" svg:width="1.015cm" svg:height="0.953cm" svg:x="10.292cm" svg:y="6.301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2" draw:text-style-name="P10" draw:layer="layout" svg:width="1.005cm" svg:height="0.953cm" svg:x="11.307cm" svg:y="6.301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3" draw:text-style-name="P9" draw:layer="layout" svg:width="1.01cm" svg:height="0.953cm" svg:x="12.312cm" svg:y="6.301cm">
            <text:list text:style-name="L1">
              <text:list-header>
                <text:p text:style-name="P8"><text:span text:style-name="T1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4" draw:text-style-name="P10" draw:layer="layout" svg:width="1.01cm" svg:height="0.952cm" svg:x="9.282cm" svg:y="7.254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1.015cm" svg:height="0.952cm" svg:x="10.292cm" svg:y="7.254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1.005cm" svg:height="0.952cm" svg:x="11.307cm" svg:y="7.254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9" draw:layer="layout" svg:width="1.01cm" svg:height="0.952cm" svg:x="12.312cm" svg:y="7.254cm">
            <text:list text:style-name="L1">
              <text:list-header>
                <text:p text:style-name="P8"><text:span text:style-name="T10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3" draw:text-style-name="P9" draw:layer="layout" svg:width="1.01cm" svg:height="0.953cm" svg:x="9.282cm" svg:y="8.206cm">
            <text:list text:style-name="L1">
              <text:list-header>
                <text:p text:style-name="P8"><text:span text:style-name="T10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5" draw:text-style-name="P9" draw:layer="layout" svg:width="1.015cm" svg:height="0.953cm" svg:x="10.292cm" svg:y="8.206cm">
            <text:list text:style-name="L1">
              <text:list-header>
                <text:p text:style-name="P8"><text:span text:style-name="T10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9" draw:layer="layout" svg:width="1.005cm" svg:height="0.953cm" svg:x="11.307cm" svg:y="8.206cm">
            <text:list text:style-name="L1">
              <text:list-header>
                <text:p text:style-name="P8"><text:span text:style-name="T10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3" draw:text-style-name="P9" draw:layer="layout" svg:width="1.01cm" svg:height="0.953cm" svg:x="12.312cm" svg:y="8.206cm">
            <text:list text:style-name="L1">
              <text:list-header>
                <text:p text:style-name="P8"><text:span text:style-name="T10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7" draw:text-style-name="P2" draw:layer="layout" svg:width="4.039cm" svg:height="3.81cm" svg:x="2.54cm" svg:y="5.34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3.55cm" svg:y1="5.349cm" svg:x2="3.55cm" svg:y2="9.159cm">
            <text:p/>
          </draw:line>
          <draw:line draw:style-name="gr3" draw:text-style-name="P6" draw:layer="layout" svg:x1="4.564cm" svg:y1="5.349cm" svg:x2="4.564cm" svg:y2="9.159cm">
            <text:p/>
          </draw:line>
          <draw:line draw:style-name="gr3" draw:text-style-name="P6" draw:layer="layout" svg:x1="5.569cm" svg:y1="5.349cm" svg:x2="5.569cm" svg:y2="9.159cm">
            <text:p/>
          </draw:line>
          <draw:line draw:style-name="gr3" draw:text-style-name="P6" draw:layer="layout" svg:x1="2.54cm" svg:y1="6.301cm" svg:x2="6.579cm" svg:y2="6.301cm">
            <text:p/>
          </draw:line>
          <draw:line draw:style-name="gr3" draw:text-style-name="P6" draw:layer="layout" svg:x1="2.54cm" svg:y1="7.254cm" svg:x2="6.579cm" svg:y2="7.254cm">
            <text:p/>
          </draw:line>
          <draw:line draw:style-name="gr3" draw:text-style-name="P6" draw:layer="layout" svg:x1="2.54cm" svg:y1="8.206cm" svg:x2="6.579cm" svg:y2="8.206cm">
            <text:p/>
          </draw:line>
          <draw:custom-shape draw:style-name="gr68" draw:text-style-name="P26" draw:layer="layout" svg:width="1.01cm" svg:height="0.952cm" svg:x="2.54cm" svg:y="5.349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9" draw:text-style-name="P10" draw:layer="layout" svg:width="1.014cm" svg:height="0.952cm" svg:x="3.55cm" svg:y="5.349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1.005cm" svg:height="0.952cm" svg:x="4.564cm" svg:y="5.349cm">
            <text:list text:style-name="L1">
              <text:list-header>
                <text:p text:style-name="P8"><text:span text:style-name="T10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9" draw:layer="layout" svg:width="1.01cm" svg:height="0.952cm" svg:x="5.569cm" svg:y="5.349cm">
            <text:list text:style-name="L1">
              <text:list-header>
                <text:p text:style-name="P8"><text:span text:style-name="T1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0" draw:layer="layout" svg:width="1.01cm" svg:height="0.953cm" svg:x="2.54cm" svg:y="6.301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9" draw:layer="layout" svg:width="1.014cm" svg:height="0.953cm" svg:x="3.55cm" svg:y="6.301cm">
            <text:list text:style-name="L1">
              <text:list-header>
                <text:p text:style-name="P8"><text:span text:style-name="T1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2" draw:text-style-name="P10" draw:layer="layout" svg:width="1.005cm" svg:height="0.953cm" svg:x="4.564cm" svg:y="6.301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0" draw:layer="layout" svg:width="1.01cm" svg:height="0.953cm" svg:x="5.569cm" svg:y="6.301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9" draw:layer="layout" svg:width="1.01cm" svg:height="0.952cm" svg:x="2.54cm" svg:y="7.254cm">
            <text:list text:style-name="L1">
              <text:list-header>
                <text:p text:style-name="P8"><text:span text:style-name="T10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23" draw:layer="layout" svg:width="1.014cm" svg:height="0.952cm" svg:x="3.55cm" svg:y="7.254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1.005cm" svg:height="0.952cm" svg:x="4.564cm" svg:y="7.254cm">
            <text:list text:style-name="L1">
              <text:list-header>
                <text:p text:style-name="P8"><text:span text:style-name="T10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4" draw:text-style-name="P10" draw:layer="layout" svg:width="1.01cm" svg:height="0.952cm" svg:x="5.574cm" svg:y="7.254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" draw:text-style-name="P24" draw:layer="layout" svg:width="1.01cm" svg:height="0.953cm" svg:x="2.54cm" svg:y="8.20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9" draw:layer="layout" svg:width="1.014cm" svg:height="0.953cm" svg:x="3.55cm" svg:y="8.206cm">
            <text:list text:style-name="L1">
              <text:list-header>
                <text:p text:style-name="P8"><text:span text:style-name="T10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2" draw:text-style-name="P10" draw:layer="layout" svg:width="1.005cm" svg:height="0.953cm" svg:x="4.564cm" svg:y="8.206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3" draw:text-style-name="P9" draw:layer="layout" svg:width="1.01cm" svg:height="0.953cm" svg:x="5.569cm" svg:y="8.206cm">
            <text:list text:style-name="L1">
              <text:list-header>
                <text:p text:style-name="P8"><text:span text:style-name="T10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7" draw:text-style-name="P6" draw:layer="layout" svg:x1="6.809cm" svg:y1="7.254cm" svg:x2="9.058cm" svg:y2="7.254cm">
            <text:p/>
          </draw:line>
        </draw:g>
        <draw:custom-shape draw:style-name="gr38" draw:text-style-name="P15" xml:id="id56" draw:id="id56" draw:layer="layout" svg:width="10.95cm" svg:height="2.969cm" svg:x="13.758cm" svg:y="5.712cm">
          <text:list text:style-name="L1">
            <text:list-header>
              <text:p text:style-name="P14"><text:span text:style-name="T5">M.d. is 19 moves, but 31 moves are needed. 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7" draw:id="id57">
          <draw:custom-shape draw:style-name="gr38" draw:text-style-name="P15" draw:layer="layout" svg:width="10.584cm" svg:height="2.969cm" svg:x="13.758cm" svg:y="10.329cm">
            <text:list text:style-name="L1">
              <text:list-header>
                <text:p text:style-name="P14"><text:span text:style-name="T5">M.d. is 20 moves, but 28 moves are need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55" draw:text-style-name="P2" draw:layer="layout" svg:width="4.04cm" svg:height="3.81cm" svg:x="9.282cm" svg:y="9.94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6" draw:layer="layout" svg:x1="10.292cm" svg:y1="9.948cm" svg:x2="10.292cm" svg:y2="13.758cm">
              <text:p/>
            </draw:line>
            <draw:line draw:style-name="gr3" draw:text-style-name="P6" draw:layer="layout" svg:x1="11.307cm" svg:y1="9.948cm" svg:x2="11.307cm" svg:y2="13.758cm">
              <text:p/>
            </draw:line>
            <draw:line draw:style-name="gr3" draw:text-style-name="P6" draw:layer="layout" svg:x1="12.312cm" svg:y1="9.948cm" svg:x2="12.312cm" svg:y2="13.758cm">
              <text:p/>
            </draw:line>
            <draw:line draw:style-name="gr3" draw:text-style-name="P6" draw:layer="layout" svg:x1="9.282cm" svg:y1="10.901cm" svg:x2="13.322cm" svg:y2="10.901cm">
              <text:p/>
            </draw:line>
            <draw:line draw:style-name="gr3" draw:text-style-name="P6" draw:layer="layout" svg:x1="9.282cm" svg:y1="11.853cm" svg:x2="13.322cm" svg:y2="11.853cm">
              <text:p/>
            </draw:line>
            <draw:line draw:style-name="gr3" draw:text-style-name="P6" draw:layer="layout" svg:x1="9.282cm" svg:y1="12.806cm" svg:x2="13.322cm" svg:y2="12.806cm">
              <text:p/>
            </draw:line>
            <draw:custom-shape draw:style-name="gr74" draw:text-style-name="P7" draw:layer="layout" svg:width="1.01cm" svg:height="0.953cm" svg:x="9.282cm" svg:y="9.948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10" draw:layer="layout" svg:width="1.015cm" svg:height="0.953cm" svg:x="10.292cm" svg:y="9.948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2" draw:text-style-name="P10" draw:layer="layout" svg:width="1.005cm" svg:height="0.953cm" svg:x="11.307cm" svg:y="9.948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3" draw:text-style-name="P9" draw:layer="layout" svg:width="1.01cm" svg:height="0.953cm" svg:x="12.312cm" svg:y="9.948cm">
              <text:list text:style-name="L1">
                <text:list-header>
                  <text:p text:style-name="P8"><text:span text:style-name="T10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4" draw:text-style-name="P10" draw:layer="layout" svg:width="1.01cm" svg:height="0.952cm" svg:x="9.282cm" svg:y="10.901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7" draw:text-style-name="P10" draw:layer="layout" svg:width="1.015cm" svg:height="0.952cm" svg:x="10.292cm" svg:y="10.901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8" draw:text-style-name="P10" draw:layer="layout" svg:width="1.005cm" svg:height="0.952cm" svg:x="11.307cm" svg:y="10.901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9" draw:layer="layout" svg:width="1.01cm" svg:height="0.952cm" svg:x="12.312cm" svg:y="10.901cm">
              <text:list text:style-name="L1">
                <text:list-header>
                  <text:p text:style-name="P8"><text:span text:style-name="T10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0" draw:text-style-name="P10" draw:layer="layout" svg:width="1.01cm" svg:height="0.953cm" svg:x="9.282cm" svg:y="11.853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1" draw:text-style-name="P10" draw:layer="layout" svg:width="1.015cm" svg:height="0.953cm" svg:x="10.292cm" svg:y="11.853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2" draw:text-style-name="P10" draw:layer="layout" svg:width="1.005cm" svg:height="0.953cm" svg:x="11.307cm" svg:y="11.853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3" draw:text-style-name="P9" draw:layer="layout" svg:width="1.01cm" svg:height="0.953cm" svg:x="12.312cm" svg:y="11.853cm">
              <text:list text:style-name="L1">
                <text:list-header>
                  <text:p text:style-name="P8"><text:span text:style-name="T10">1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9" draw:layer="layout" svg:width="1.01cm" svg:height="0.952cm" svg:x="9.282cm" svg:y="12.806cm">
              <text:list text:style-name="L1">
                <text:list-header>
                  <text:p text:style-name="P8"><text:span text:style-name="T10">1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5" draw:text-style-name="P9" draw:layer="layout" svg:width="1.015cm" svg:height="0.952cm" svg:x="10.292cm" svg:y="12.806cm">
              <text:list text:style-name="L1">
                <text:list-header>
                  <text:p text:style-name="P8"><text:span text:style-name="T10">1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0" draw:text-style-name="P9" draw:layer="layout" svg:width="1.005cm" svg:height="0.952cm" svg:x="11.307cm" svg:y="12.806cm">
              <text:list text:style-name="L1">
                <text:list-header>
                  <text:p text:style-name="P8"><text:span text:style-name="T10">1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9" draw:layer="layout" svg:width="1.01cm" svg:height="0.952cm" svg:x="12.312cm" svg:y="12.806cm">
              <text:list text:style-name="L1">
                <text:list-header>
                  <text:p text:style-name="P8"><text:span text:style-name="T10">1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7" draw:text-style-name="P2" draw:layer="layout" svg:width="4.039cm" svg:height="3.81cm" svg:x="2.54cm" svg:y="9.94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6" draw:layer="layout" svg:x1="3.55cm" svg:y1="9.948cm" svg:x2="3.55cm" svg:y2="13.758cm">
              <text:p/>
            </draw:line>
            <draw:line draw:style-name="gr3" draw:text-style-name="P6" draw:layer="layout" svg:x1="4.564cm" svg:y1="9.948cm" svg:x2="4.564cm" svg:y2="13.758cm">
              <text:p/>
            </draw:line>
            <draw:line draw:style-name="gr3" draw:text-style-name="P6" draw:layer="layout" svg:x1="5.569cm" svg:y1="9.948cm" svg:x2="5.569cm" svg:y2="13.758cm">
              <text:p/>
            </draw:line>
            <draw:line draw:style-name="gr3" draw:text-style-name="P6" draw:layer="layout" svg:x1="2.54cm" svg:y1="10.901cm" svg:x2="6.579cm" svg:y2="10.901cm">
              <text:p/>
            </draw:line>
            <draw:line draw:style-name="gr3" draw:text-style-name="P6" draw:layer="layout" svg:x1="2.54cm" svg:y1="11.853cm" svg:x2="6.579cm" svg:y2="11.853cm">
              <text:p/>
            </draw:line>
            <draw:line draw:style-name="gr3" draw:text-style-name="P6" draw:layer="layout" svg:x1="2.54cm" svg:y1="12.806cm" svg:x2="6.579cm" svg:y2="12.806cm">
              <text:p/>
            </draw:line>
            <draw:custom-shape draw:style-name="gr63" draw:text-style-name="P9" draw:layer="layout" svg:width="1.01cm" svg:height="0.953cm" svg:x="2.54cm" svg:y="9.948cm">
              <text:list text:style-name="L1">
                <text:list-header>
                  <text:p text:style-name="P8"><text:span text:style-name="T10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1" draw:text-style-name="P9" draw:layer="layout" svg:width="1.014cm" svg:height="0.953cm" svg:x="3.55cm" svg:y="9.948cm">
              <text:list text:style-name="L1">
                <text:list-header>
                  <text:p text:style-name="P8"><text:span text:style-name="T10">1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4" draw:text-style-name="P10" draw:layer="layout" svg:width="1.01cm" svg:height="0.952cm" svg:x="2.54cm" svg:y="10.901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6" draw:text-style-name="P22" draw:layer="layout" svg:width="1.014cm" svg:height="0.952cm" svg:x="3.55cm" svg:y="10.901cm">
              <text:list text:style-name="L1">
                <text:list-header>
                  <text:p text:style-name="P8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0" draw:text-style-name="P9" draw:layer="layout" svg:width="1.005cm" svg:height="0.952cm" svg:x="4.564cm" svg:y="10.901cm">
              <text:list text:style-name="L1">
                <text:list-header>
                  <text:p text:style-name="P8"><text:span text:style-name="T10">1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7" draw:text-style-name="P23" draw:layer="layout" svg:width="1.01cm" svg:height="0.952cm" svg:x="5.569cm" svg:y="10.901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8" draw:text-style-name="P22" draw:layer="layout" svg:width="1.01cm" svg:height="0.953cm" svg:x="2.54cm" svg:y="11.853cm">
              <text:list text:style-name="L1">
                <text:list-header>
                  <text:p text:style-name="P8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1" draw:text-style-name="P9" draw:layer="layout" svg:width="1.014cm" svg:height="0.953cm" svg:x="3.55cm" svg:y="11.853cm">
              <text:list text:style-name="L1">
                <text:list-header>
                  <text:p text:style-name="P8"><text:span text:style-name="T10">1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9" draw:text-style-name="P22" draw:layer="layout" svg:width="1.005cm" svg:height="0.953cm" svg:x="4.564cm" svg:y="11.853cm">
              <text:list text:style-name="L1">
                <text:list-header>
                  <text:p text:style-name="P8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3" draw:text-style-name="P9" draw:layer="layout" svg:width="1.01cm" svg:height="0.953cm" svg:x="5.574cm" svg:y="11.853cm">
              <text:list text:style-name="L1">
                <text:list-header>
                  <text:p text:style-name="P8"><text:span text:style-name="T10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9" draw:layer="layout" svg:width="1.01cm" svg:height="0.952cm" svg:x="2.54cm" svg:y="12.806cm">
              <text:list text:style-name="L1">
                <text:list-header>
                  <text:p text:style-name="P8"><text:span text:style-name="T10">1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6" draw:text-style-name="P22" draw:layer="layout" svg:width="1.014cm" svg:height="0.952cm" svg:x="3.55cm" svg:y="12.806cm">
              <text:list text:style-name="L1">
                <text:list-header>
                  <text:p text:style-name="P8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0" draw:text-style-name="P9" draw:layer="layout" svg:width="1.005cm" svg:height="0.952cm" svg:x="4.564cm" svg:y="12.806cm">
              <text:list text:style-name="L1">
                <text:list-header>
                  <text:p text:style-name="P8"><text:span text:style-name="T10">1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0" draw:text-style-name="P22" draw:layer="layout" svg:width="1.01cm" svg:height="0.952cm" svg:x="5.569cm" svg:y="12.806cm">
              <text:list text:style-name="L1">
                <text:list-header>
                  <text:p text:style-name="P8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7" draw:text-style-name="P6" draw:layer="layout" svg:x1="6.809cm" svg:y1="11.853cm" svg:x2="9.058cm" svg:y2="11.853cm">
              <text:p/>
            </draw:line>
          </draw:g>
        </draw:g>
        <draw:g xml:id="id58" draw:id="id58">
          <draw:custom-shape draw:style-name="gr38" draw:text-style-name="P15" draw:layer="layout" svg:width="11.007cm" svg:height="2.969cm" svg:x="13.758cm" svg:y="14.986cm">
            <text:list text:style-name="L1">
              <text:list-header>
                <text:p text:style-name="P14"><text:span text:style-name="T5">M.d. is 17 moves, but 27 moves are need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55" draw:text-style-name="P2" draw:layer="layout" svg:width="4.04cm" svg:height="3.81cm" svg:x="9.216cm" svg:y="14.49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6" draw:layer="layout" svg:x1="10.226cm" svg:y1="14.499cm" svg:x2="10.226cm" svg:y2="18.309cm">
              <text:p/>
            </draw:line>
            <draw:line draw:style-name="gr3" draw:text-style-name="P6" draw:layer="layout" svg:x1="11.24cm" svg:y1="14.499cm" svg:x2="11.24cm" svg:y2="18.309cm">
              <text:p/>
            </draw:line>
            <draw:line draw:style-name="gr3" draw:text-style-name="P6" draw:layer="layout" svg:x1="12.246cm" svg:y1="14.499cm" svg:x2="12.246cm" svg:y2="18.309cm">
              <text:p/>
            </draw:line>
            <draw:line draw:style-name="gr3" draw:text-style-name="P6" draw:layer="layout" svg:x1="9.216cm" svg:y1="15.452cm" svg:x2="13.256cm" svg:y2="15.452cm">
              <text:p/>
            </draw:line>
            <draw:line draw:style-name="gr3" draw:text-style-name="P6" draw:layer="layout" svg:x1="9.216cm" svg:y1="16.404cm" svg:x2="13.256cm" svg:y2="16.404cm">
              <text:p/>
            </draw:line>
            <draw:line draw:style-name="gr3" draw:text-style-name="P6" draw:layer="layout" svg:x1="9.216cm" svg:y1="17.357cm" svg:x2="13.256cm" svg:y2="17.357cm">
              <text:p/>
            </draw:line>
            <draw:custom-shape draw:style-name="gr74" draw:text-style-name="P7" draw:layer="layout" svg:width="1.01cm" svg:height="0.953cm" svg:x="9.216cm" svg:y="14.499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10" draw:layer="layout" svg:width="1.014cm" svg:height="0.953cm" svg:x="10.226cm" svg:y="14.499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2" draw:text-style-name="P10" draw:layer="layout" svg:width="1.006cm" svg:height="0.953cm" svg:x="11.24cm" svg:y="14.499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3" draw:text-style-name="P9" draw:layer="layout" svg:width="1.01cm" svg:height="0.953cm" svg:x="12.246cm" svg:y="14.499cm">
              <text:list text:style-name="L1">
                <text:list-header>
                  <text:p text:style-name="P8"><text:span text:style-name="T10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4" draw:text-style-name="P10" draw:layer="layout" svg:width="1.01cm" svg:height="0.952cm" svg:x="9.216cm" svg:y="15.452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9" draw:text-style-name="P10" draw:layer="layout" svg:width="1.014cm" svg:height="0.952cm" svg:x="10.226cm" svg:y="15.452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3" draw:text-style-name="P10" draw:layer="layout" svg:width="1.006cm" svg:height="0.952cm" svg:x="11.24cm" svg:y="15.452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9" draw:layer="layout" svg:width="1.01cm" svg:height="0.952cm" svg:x="12.246cm" svg:y="15.452cm">
              <text:list text:style-name="L1">
                <text:list-header>
                  <text:p text:style-name="P8"><text:span text:style-name="T10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0" draw:text-style-name="P10" draw:layer="layout" svg:width="1.01cm" svg:height="0.953cm" svg:x="9.216cm" svg:y="16.404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10" draw:layer="layout" svg:width="1.014cm" svg:height="0.953cm" svg:x="10.226cm" svg:y="16.404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2" draw:text-style-name="P10" draw:layer="layout" svg:width="1.006cm" svg:height="0.953cm" svg:x="11.24cm" svg:y="16.404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3" draw:text-style-name="P9" draw:layer="layout" svg:width="1.01cm" svg:height="0.953cm" svg:x="12.246cm" svg:y="16.404cm">
              <text:list text:style-name="L1">
                <text:list-header>
                  <text:p text:style-name="P8"><text:span text:style-name="T10">1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9" draw:layer="layout" svg:width="1.01cm" svg:height="0.952cm" svg:x="9.216cm" svg:y="17.357cm">
              <text:list text:style-name="L1">
                <text:list-header>
                  <text:p text:style-name="P8"><text:span text:style-name="T10">1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4" draw:text-style-name="P9" draw:layer="layout" svg:width="1.014cm" svg:height="0.952cm" svg:x="10.226cm" svg:y="17.357cm">
              <text:list text:style-name="L1">
                <text:list-header>
                  <text:p text:style-name="P8"><text:span text:style-name="T10">1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5" draw:text-style-name="P9" draw:layer="layout" svg:width="1.006cm" svg:height="0.952cm" svg:x="11.24cm" svg:y="17.357cm">
              <text:list text:style-name="L1">
                <text:list-header>
                  <text:p text:style-name="P8"><text:span text:style-name="T10">1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9" draw:layer="layout" svg:width="1.01cm" svg:height="0.952cm" svg:x="12.246cm" svg:y="17.357cm">
              <text:list text:style-name="L1">
                <text:list-header>
                  <text:p text:style-name="P8"><text:span text:style-name="T10">1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7" draw:text-style-name="P2" draw:layer="layout" svg:width="4.039cm" svg:height="3.81cm" svg:x="2.474cm" svg:y="14.49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6" draw:layer="layout" svg:x1="3.484cm" svg:y1="14.499cm" svg:x2="3.484cm" svg:y2="18.309cm">
              <text:p/>
            </draw:line>
            <draw:line draw:style-name="gr3" draw:text-style-name="P6" draw:layer="layout" svg:x1="4.498cm" svg:y1="14.499cm" svg:x2="4.498cm" svg:y2="18.309cm">
              <text:p/>
            </draw:line>
            <draw:line draw:style-name="gr3" draw:text-style-name="P6" draw:layer="layout" svg:x1="5.503cm" svg:y1="14.499cm" svg:x2="5.503cm" svg:y2="18.309cm">
              <text:p/>
            </draw:line>
            <draw:line draw:style-name="gr3" draw:text-style-name="P6" draw:layer="layout" svg:x1="2.474cm" svg:y1="15.452cm" svg:x2="6.513cm" svg:y2="15.452cm">
              <text:p/>
            </draw:line>
            <draw:line draw:style-name="gr3" draw:text-style-name="P6" draw:layer="layout" svg:x1="2.474cm" svg:y1="16.404cm" svg:x2="6.513cm" svg:y2="16.404cm">
              <text:p/>
            </draw:line>
            <draw:line draw:style-name="gr3" draw:text-style-name="P6" draw:layer="layout" svg:x1="2.474cm" svg:y1="17.357cm" svg:x2="6.513cm" svg:y2="17.357cm">
              <text:p/>
            </draw:line>
            <draw:custom-shape draw:style-name="gr63" draw:text-style-name="P9" draw:layer="layout" svg:width="1.01cm" svg:height="0.953cm" svg:x="2.474cm" svg:y="14.499cm">
              <text:list text:style-name="L1">
                <text:list-header>
                  <text:p text:style-name="P8"><text:span text:style-name="T10">1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10" draw:layer="layout" svg:width="1.014cm" svg:height="0.953cm" svg:x="3.484cm" svg:y="14.499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9" draw:text-style-name="P22" draw:layer="layout" svg:width="1.005cm" svg:height="0.953cm" svg:x="4.498cm" svg:y="14.499cm">
              <text:list text:style-name="L1">
                <text:list-header>
                  <text:p text:style-name="P8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3" draw:text-style-name="P9" draw:layer="layout" svg:width="1.01cm" svg:height="0.953cm" svg:x="5.503cm" svg:y="14.499cm">
              <text:list text:style-name="L1">
                <text:list-header>
                  <text:p text:style-name="P8"><text:span text:style-name="T10">1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4" draw:text-style-name="P10" draw:layer="layout" svg:width="1.01cm" svg:height="0.952cm" svg:x="2.474cm" svg:y="15.452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4" draw:text-style-name="P9" draw:layer="layout" svg:width="1.014cm" svg:height="0.952cm" svg:x="3.484cm" svg:y="15.452cm">
              <text:list text:style-name="L1">
                <text:list-header>
                  <text:p text:style-name="P8"><text:span text:style-name="T10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8" draw:text-style-name="P10" draw:layer="layout" svg:width="1.005cm" svg:height="0.952cm" svg:x="4.498cm" svg:y="15.452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9" draw:layer="layout" svg:width="1.01cm" svg:height="0.952cm" svg:x="5.503cm" svg:y="15.452cm">
              <text:list text:style-name="L1">
                <text:list-header>
                  <text:p text:style-name="P8"><text:span text:style-name="T10">1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3" draw:text-style-name="P9" draw:layer="layout" svg:width="1.01cm" svg:height="0.953cm" svg:x="2.474cm" svg:y="16.404cm">
              <text:list text:style-name="L1">
                <text:list-header>
                  <text:p text:style-name="P8"><text:span text:style-name="T10">1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6" draw:text-style-name="P26" draw:layer="layout" svg:width="1.014cm" svg:height="0.953cm" svg:x="3.484cm" svg:y="16.404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6" draw:text-style-name="P9" draw:layer="layout" svg:width="1.005cm" svg:height="0.953cm" svg:x="4.498cm" svg:y="16.404cm">
              <text:list text:style-name="L1">
                <text:list-header>
                  <text:p text:style-name="P8"><text:span text:style-name="T10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0" draw:text-style-name="P10" draw:layer="layout" svg:width="1.01cm" svg:height="0.953cm" svg:x="5.508cm" svg:y="16.404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6" draw:text-style-name="P7" draw:layer="layout" svg:width="1.01cm" svg:height="0.952cm" svg:x="2.474cm" svg:y="17.357cm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9" draw:layer="layout" svg:width="1.014cm" svg:height="0.952cm" svg:x="3.484cm" svg:y="17.357cm">
              <text:list text:style-name="L1">
                <text:list-header>
                  <text:p text:style-name="P8"><text:span text:style-name="T10">1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8" draw:text-style-name="P10" draw:layer="layout" svg:width="1.005cm" svg:height="0.952cm" svg:x="4.498cm" svg:y="17.357cm">
              <text:list text:style-name="L1">
                <text:list-header>
                  <text:p text:style-name="P8"><text:span text:style-name="T4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0" draw:text-style-name="P22" draw:layer="layout" svg:width="1.01cm" svg:height="0.952cm" svg:x="5.503cm" svg:y="17.357cm">
              <text:list text:style-name="L1">
                <text:list-header>
                  <text:p text:style-name="P8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7" draw:text-style-name="P6" draw:layer="layout" svg:x1="6.742cm" svg:y1="16.404cm" svg:x2="8.991cm" svg:y2="16.40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26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ttern Database Heuristic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Pattern Database Heuristic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59" text:id="id59" text:style-name="P3"><text:span text:style-name="T2">Culberson and Schaeffer, 1996</text:span></text:p>
              </text:list-item>
              <text:list-item>
                <text:p xml:id="id61" text:id="id61" text:style-name="P3"><text:span text:style-name="T2">A pattern database is a complete set of such positions, with associated number of moves.</text:span></text:p>
              </text:list-item>
              <text:list-item>
                <text:p xml:id="id62" text:id="id62" text:style-name="P3"><text:span text:style-name="T2">e.g. a 7-tile pattern database for the Fifteen Puzzle contains 519 million entries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60" anim:id="id60"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animateColor smil:begin="id60.end" smil:dur="0.001s" smil:fill="hold" presentation:master-element="id60" smil:targetElement="id59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27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Heuristics from Pattern Databases" draw:style-name="dp1" draw:master-page-name="Default" presentation:presentation-page-layout-name="AL3T19">
        <draw:frame presentation:style-name="pr6" draw:text-style-name="P5" draw:layer="layout" svg:width="21.59cm" svg:height="3.175cm" svg:x="1.693cm" svg:y="1.692cm" presentation:class="title" presentation:user-transformed="true">
          <draw:text-box>
            <text:list text:style-name="L1">
              <text:list-header>
                <text:p text:style-name="P1"><text:span text:style-name="T2">Heuristics from Pattern Databases</text:span></text:p>
              </text:list-header>
            </text:list>
          </draw:text-box>
        </draw:frame>
        <draw:g>
          <draw:custom-shape draw:style-name="gr87" draw:text-style-name="P2" draw:layer="layout" svg:width="7.612cm" svg:height="7.624cm" svg:x="15.244cm" svg:y="5.71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7.149cm" svg:y1="5.711cm" svg:x2="17.149cm" svg:y2="13.335cm">
            <text:p/>
          </draw:line>
          <draw:line draw:style-name="gr3" draw:text-style-name="P6" draw:layer="layout" svg:x1="19.054cm" svg:y1="5.711cm" svg:x2="19.054cm" svg:y2="13.335cm">
            <text:p/>
          </draw:line>
          <draw:line draw:style-name="gr3" draw:text-style-name="P6" draw:layer="layout" svg:x1="20.951cm" svg:y1="5.711cm" svg:x2="20.951cm" svg:y2="13.335cm">
            <text:p/>
          </draw:line>
          <draw:line draw:style-name="gr3" draw:text-style-name="P6" draw:layer="layout" svg:x1="15.244cm" svg:y1="7.616cm" svg:x2="22.856cm" svg:y2="7.616cm">
            <text:p/>
          </draw:line>
          <draw:line draw:style-name="gr3" draw:text-style-name="P6" draw:layer="layout" svg:x1="15.244cm" svg:y1="9.525cm" svg:x2="22.856cm" svg:y2="9.525cm">
            <text:p/>
          </draw:line>
          <draw:line draw:style-name="gr3" draw:text-style-name="P6" draw:layer="layout" svg:x1="15.244cm" svg:y1="11.43cm" svg:x2="22.856cm" svg:y2="11.43cm">
            <text:p/>
          </draw:line>
          <draw:custom-shape draw:style-name="gr8" draw:text-style-name="P7" draw:layer="layout" svg:width="1.905cm" svg:height="1.905cm" svg:x="15.244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7.149cm" svg:y="5.711cm">
            <text:list text:style-name="L1">
              <text:list-header>
                <text:p text:style-name="P8"><text:span text:style-name="T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8" draw:text-style-name="P10" draw:layer="layout" svg:width="1.897cm" svg:height="1.905cm" svg:x="19.054cm" svg:y="5.7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0.951cm" svg:y="5.711cm">
            <text:list text:style-name="L1">
              <text:list-header>
                <text:p text:style-name="P8"><text:span text:style-name="T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9" draw:text-style-name="P10" draw:layer="layout" svg:width="1.905cm" svg:height="1.909cm" svg:x="15.244cm" svg:y="7.616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9" draw:text-style-name="P10" draw:layer="layout" svg:width="1.905cm" svg:height="1.909cm" svg:x="17.149cm" svg:y="7.61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10" draw:layer="layout" svg:width="1.897cm" svg:height="1.909cm" svg:x="19.054cm" svg:y="7.616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20.951cm" svg:y="7.616cm">
            <text:list text:style-name="L1">
              <text:list-header>
                <text:p text:style-name="P8"><text:span text:style-name="T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5.244cm" svg:y="9.525cm">
            <text:list text:style-name="L1">
              <text:list-header>
                <text:p text:style-name="P8"><text:span text:style-name="T5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17.149cm" svg:y="9.525cm">
            <text:list text:style-name="L1">
              <text:list-header>
                <text:p text:style-name="P8"><text:span text:style-name="T5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8" draw:text-style-name="P10" draw:layer="layout" svg:width="1.897cm" svg:height="1.905cm" svg:x="19.054cm" svg:y="9.525cm">
            <text:list text:style-name="L1">
              <text:list-header>
                <text:p text:style-name="P8"><text:span text:style-name="T5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0.951cm" svg:y="9.525cm">
            <text:list text:style-name="L1">
              <text:list-header>
                <text:p text:style-name="P8"><text:span text:style-name="T5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15.244cm" svg:y="11.43cm">
            <text:list text:style-name="L1">
              <text:list-header>
                <text:p text:style-name="P8"><text:span text:style-name="T5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17.149cm" svg:y="11.43cm">
            <text:list text:style-name="L1">
              <text:list-header>
                <text:p text:style-name="P8"><text:span text:style-name="T5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2" draw:text-style-name="P9" draw:layer="layout" svg:width="1.897cm" svg:height="1.905cm" svg:x="19.054cm" svg:y="11.43cm">
            <text:list text:style-name="L1">
              <text:list-header>
                <text:p text:style-name="P8"><text:span text:style-name="T5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0.951cm" svg:y="11.43cm">
            <text:list text:style-name="L1">
              <text:list-header>
                <text:p text:style-name="P8"><text:span text:style-name="T5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7.611cm" svg:height="7.624cm" svg:x="2.54cm" svg:y="5.71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4.445cm" svg:y1="5.711cm" svg:x2="4.445cm" svg:y2="13.335cm">
            <text:p/>
          </draw:line>
          <draw:line draw:style-name="gr3" draw:text-style-name="P6" draw:layer="layout" svg:x1="6.35cm" svg:y1="5.711cm" svg:x2="6.35cm" svg:y2="13.335cm">
            <text:p/>
          </draw:line>
          <draw:line draw:style-name="gr3" draw:text-style-name="P6" draw:layer="layout" svg:x1="8.246cm" svg:y1="5.711cm" svg:x2="8.246cm" svg:y2="13.335cm">
            <text:p/>
          </draw:line>
          <draw:line draw:style-name="gr3" draw:text-style-name="P6" draw:layer="layout" svg:x1="2.54cm" svg:y1="7.616cm" svg:x2="10.151cm" svg:y2="7.616cm">
            <text:p/>
          </draw:line>
          <draw:line draw:style-name="gr3" draw:text-style-name="P6" draw:layer="layout" svg:x1="2.54cm" svg:y1="9.525cm" svg:x2="10.151cm" svg:y2="9.525cm">
            <text:p/>
          </draw:line>
          <draw:line draw:style-name="gr3" draw:text-style-name="P6" draw:layer="layout" svg:x1="2.54cm" svg:y1="11.43cm" svg:x2="10.151cm" svg:y2="11.43cm">
            <text:p/>
          </draw:line>
          <draw:custom-shape draw:style-name="gr94" draw:text-style-name="P26" draw:layer="layout" svg:width="1.905cm" svg:height="1.905cm" svg:x="2.54cm" svg:y="5.711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4.445cm" svg:y="5.711cm">
            <text:list text:style-name="L1">
              <text:list-header>
                <text:p text:style-name="P8"><text:span text:style-name="T5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896cm" svg:height="1.905cm" svg:x="6.35cm" svg:y="5.711cm">
            <text:list text:style-name="L1">
              <text:list-header>
                <text:p text:style-name="P8"><text:span text:style-name="T5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8.246cm" svg:y="5.711cm">
            <text:list text:style-name="L1">
              <text:list-header>
                <text:p text:style-name="P8"><text:span text:style-name="T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9" draw:text-style-name="P10" draw:layer="layout" svg:width="1.905cm" svg:height="1.909cm" svg:x="2.54cm" svg:y="7.616cm">
            <text:list text:style-name="L1">
              <text:list-header>
                <text:p text:style-name="P8"><text:span text:style-name="T5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4.445cm" svg:y="7.616cm">
            <text:list text:style-name="L1">
              <text:list-header>
                <text:p text:style-name="P8"><text:span text:style-name="T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6" draw:text-style-name="P10" draw:layer="layout" svg:width="1.896cm" svg:height="1.909cm" svg:x="6.35cm" svg:y="7.616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9" draw:text-style-name="P10" draw:layer="layout" svg:width="1.905cm" svg:height="1.909cm" svg:x="8.246cm" svg:y="7.616cm">
            <text:list text:style-name="L1">
              <text:list-header>
                <text:p text:style-name="P8"><text:span text:style-name="T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.54cm" svg:y="9.525cm">
            <text:list text:style-name="L1">
              <text:list-header>
                <text:p text:style-name="P8"><text:span text:style-name="T5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3" draw:layer="layout" svg:width="1.905cm" svg:height="1.905cm" svg:x="4.445cm" svg:y="9.525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896cm" svg:height="1.905cm" svg:x="6.35cm" svg:y="9.525cm">
            <text:list text:style-name="L1">
              <text:list-header>
                <text:p text:style-name="P8"><text:span text:style-name="T5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905cm" svg:height="1.905cm" svg:x="8.255cm" svg:y="9.525cm">
            <text:list text:style-name="L1">
              <text:list-header>
                <text:p text:style-name="P8"><text:span text:style-name="T5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4" draw:text-style-name="P26" draw:layer="layout" svg:width="1.905cm" svg:height="1.905cm" svg:x="2.54cm" svg:y="11.43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4.445cm" svg:y="11.43cm">
            <text:list text:style-name="L1">
              <text:list-header>
                <text:p text:style-name="P8"><text:span text:style-name="T5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10" draw:layer="layout" svg:width="1.896cm" svg:height="1.905cm" svg:x="6.35cm" svg:y="11.43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8.246cm" svg:y="11.43cm">
            <text:list text:style-name="L1">
              <text:list-header>
                <text:p text:style-name="P8"><text:span text:style-name="T5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7" draw:text-style-name="P6" draw:layer="layout" svg:x1="10.583cm" svg:y1="9.525cm" svg:x2="14.821cm" svg:y2="9.525cm">
            <text:p/>
          </draw:line>
        </draw:g>
        <draw:custom-shape draw:style-name="gr18" draw:text-style-name="P15" draw:layer="layout" svg:width="0.511cm" svg:height="1.61cm" svg:x="12.656cm" svg:y="14.962cm">
          <text:list text:style-name="L1">
            <text:list-header>
              <text:p text:style-name="P1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0.512cm" svg:height="1.609cm" svg:x="12.55cm" svg:y="14.861cm">
          <text:list text:style-name="L1">
            <text:list-header>
              <text:p text:style-name="P1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0.512cm" svg:height="1.61cm" svg:x="12.444cm" svg:y="15.068cm">
          <text:list text:style-name="L1">
            <text:list-header>
              <text:p text:style-name="P1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7" xml:id="id63" draw:id="id63" draw:layer="layout" svg:width="22.163cm" svg:height="2.969cm" svg:x="1.482cm" svg:y="14.774cm">
          <text:list text:style-name="L1">
            <text:list-header>
              <text:p text:style-name="P8"><text:span text:style-name="T5">31 moves is a lower bound on the total number of moves needed to solve this particular stat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28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recomputing Pattern Database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Precomputing Pattern Database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64" text:id="id64" text:style-name="P3"><text:span text:style-name="T2">Entire database is computed with one backward breadth-first search from goal.</text:span></text:p>
              </text:list-item>
              <text:list-item>
                <text:p xml:id="id66" text:id="id66" text:style-name="P3"><text:span text:style-name="T2">All non-pattern tiles are indistinguishable, but all tile moves are counted.</text:span></text:p>
              </text:list-item>
              <text:list-item>
                <text:p xml:id="id67" text:id="id67" text:style-name="P3"><text:span text:style-name="T2">The first time each state is encountered, the total number of moves made so far is stored.</text:span></text:p>
              </text:list-item>
              <text:list-item>
                <text:p xml:id="id68" text:id="id68" text:style-name="P3"><text:span text:style-name="T2">Once computed, the same table is used for all problems with the same goal sta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65" anim:id="id65"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animateColor smil:begin="id65.end" smil:dur="0.001s" smil:fill="hold" presentation:master-element="id65" smil:targetElement="id64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29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What About the Non-Pattern Tiles?" draw:style-name="dp1" draw:master-page-name="Default" presentation:presentation-page-layout-name="AL2T1">
        <draw:frame presentation:style-name="pr6" draw:text-style-name="P5" draw:layer="layout" svg:width="21.802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What About the Non-Pattern Tiles?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69" text:id="id69" text:style-name="P3"><text:span text:style-name="T2">Given more memory, we can compute additional pattern databases from the remaining tiles.</text:span></text:p>
              </text:list-item>
              <text:list-item>
                <text:p xml:id="id71" text:id="id71" text:style-name="P3"><text:span text:style-name="T2">In fact, we can compute multiple pattern databases from overlapping sets of tiles.</text:span></text:p>
              </text:list-item>
              <text:list-item>
                <text:p xml:id="id72" text:id="id72" text:style-name="P3"><text:span text:style-name="T2">The only limit is the amount of memory available to store the pattern databases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70" anim:id="id70"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animateColor smil:begin="id70.end" smil:dur="0.001s" smil:fill="hold" presentation:master-element="id70" smil:targetElement="id69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0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Combining Multiple Databases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Combining Multiple Databases</text:span></text:p>
              </text:list-header>
            </text:list>
          </draw:text-box>
        </draw:frame>
        <draw:g xml:id="id73" draw:id="id73">
          <draw:custom-shape draw:style-name="gr87" draw:text-style-name="P2" draw:layer="layout" svg:width="7.612cm" svg:height="7.624cm" svg:x="15.244cm" svg:y="5.49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7.149cm" svg:y1="5.499cm" svg:x2="17.149cm" svg:y2="13.123cm">
            <text:p/>
          </draw:line>
          <draw:line draw:style-name="gr3" draw:text-style-name="P6" draw:layer="layout" svg:x1="19.054cm" svg:y1="5.499cm" svg:x2="19.054cm" svg:y2="13.123cm">
            <text:p/>
          </draw:line>
          <draw:line draw:style-name="gr3" draw:text-style-name="P6" draw:layer="layout" svg:x1="20.951cm" svg:y1="5.499cm" svg:x2="20.951cm" svg:y2="13.123cm">
            <text:p/>
          </draw:line>
          <draw:line draw:style-name="gr3" draw:text-style-name="P6" draw:layer="layout" svg:x1="15.244cm" svg:y1="7.404cm" svg:x2="22.856cm" svg:y2="7.404cm">
            <text:p/>
          </draw:line>
          <draw:line draw:style-name="gr3" draw:text-style-name="P6" draw:layer="layout" svg:x1="15.244cm" svg:y1="9.313cm" svg:x2="22.856cm" svg:y2="9.313cm">
            <text:p/>
          </draw:line>
          <draw:line draw:style-name="gr3" draw:text-style-name="P6" draw:layer="layout" svg:x1="15.244cm" svg:y1="11.218cm" svg:x2="22.856cm" svg:y2="11.218cm">
            <text:p/>
          </draw:line>
          <draw:custom-shape draw:style-name="gr8" draw:text-style-name="P7" draw:layer="layout" svg:width="1.905cm" svg:height="1.905cm" svg:x="15.244cm" svg:y="5.49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17.149cm" svg:y="5.499cm">
            <text:list text:style-name="L1">
              <text:list-header>
                <text:p text:style-name="P8"><text:span text:style-name="T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21" draw:layer="layout" svg:width="1.897cm" svg:height="1.905cm" svg:x="19.054cm" svg:y="5.499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0.951cm" svg:y="5.499cm">
            <text:list text:style-name="L1">
              <text:list-header>
                <text:p text:style-name="P8"><text:span text:style-name="T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9" draw:text-style-name="P21" draw:layer="layout" svg:width="1.905cm" svg:height="1.909cm" svg:x="15.244cm" svg:y="7.404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9" draw:text-style-name="P21" draw:layer="layout" svg:width="1.905cm" svg:height="1.909cm" svg:x="17.149cm" svg:y="7.404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0" draw:text-style-name="P21" draw:layer="layout" svg:width="1.897cm" svg:height="1.909cm" svg:x="19.054cm" svg:y="7.404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20.951cm" svg:y="7.404cm">
            <text:list text:style-name="L1">
              <text:list-header>
                <text:p text:style-name="P8"><text:span text:style-name="T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15.244cm" svg:y="9.313cm">
            <text:list text:style-name="L1">
              <text:list-header>
                <text:p text:style-name="P8"><text:span text:style-name="T5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17.149cm" svg:y="9.313cm">
            <text:list text:style-name="L1">
              <text:list-header>
                <text:p text:style-name="P8"><text:span text:style-name="T5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21" draw:layer="layout" svg:width="1.897cm" svg:height="1.905cm" svg:x="19.054cm" svg:y="9.313cm">
            <text:list text:style-name="L1">
              <text:list-header>
                <text:p text:style-name="P8"><text:span text:style-name="T5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0.951cm" svg:y="9.313cm">
            <text:list text:style-name="L1">
              <text:list-header>
                <text:p text:style-name="P8"><text:span text:style-name="T5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15.244cm" svg:y="11.218cm">
            <text:list text:style-name="L1">
              <text:list-header>
                <text:p text:style-name="P8"><text:span text:style-name="T5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17.149cm" svg:y="11.218cm">
            <text:list text:style-name="L1">
              <text:list-header>
                <text:p text:style-name="P8"><text:span text:style-name="T5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2" draw:text-style-name="P9" draw:layer="layout" svg:width="1.897cm" svg:height="1.905cm" svg:x="19.054cm" svg:y="11.218cm">
            <text:list text:style-name="L1">
              <text:list-header>
                <text:p text:style-name="P8"><text:span text:style-name="T5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0.951cm" svg:y="11.218cm">
            <text:list text:style-name="L1">
              <text:list-header>
                <text:p text:style-name="P8"><text:span text:style-name="T5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7.611cm" svg:height="7.624cm" svg:x="2.54cm" svg:y="5.49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4.445cm" svg:y1="5.499cm" svg:x2="4.445cm" svg:y2="13.123cm">
            <text:p/>
          </draw:line>
          <draw:line draw:style-name="gr3" draw:text-style-name="P6" draw:layer="layout" svg:x1="6.35cm" svg:y1="5.499cm" svg:x2="6.35cm" svg:y2="13.123cm">
            <text:p/>
          </draw:line>
          <draw:line draw:style-name="gr3" draw:text-style-name="P6" draw:layer="layout" svg:x1="8.246cm" svg:y1="5.499cm" svg:x2="8.246cm" svg:y2="13.123cm">
            <text:p/>
          </draw:line>
          <draw:line draw:style-name="gr3" draw:text-style-name="P6" draw:layer="layout" svg:x1="2.54cm" svg:y1="7.404cm" svg:x2="10.151cm" svg:y2="7.404cm">
            <text:p/>
          </draw:line>
          <draw:line draw:style-name="gr3" draw:text-style-name="P6" draw:layer="layout" svg:x1="2.54cm" svg:y1="9.313cm" svg:x2="10.151cm" svg:y2="9.313cm">
            <text:p/>
          </draw:line>
          <draw:line draw:style-name="gr3" draw:text-style-name="P6" draw:layer="layout" svg:x1="2.54cm" svg:y1="11.218cm" svg:x2="10.151cm" svg:y2="11.218cm">
            <text:p/>
          </draw:line>
          <draw:custom-shape draw:style-name="gr43" draw:text-style-name="P21" draw:layer="layout" svg:width="1.905cm" svg:height="1.905cm" svg:x="2.54cm" svg:y="5.499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4.445cm" svg:y="5.499cm">
            <text:list text:style-name="L1">
              <text:list-header>
                <text:p text:style-name="P8"><text:span text:style-name="T5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896cm" svg:height="1.905cm" svg:x="6.35cm" svg:y="5.499cm">
            <text:list text:style-name="L1">
              <text:list-header>
                <text:p text:style-name="P8"><text:span text:style-name="T5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8.246cm" svg:y="5.499cm">
            <text:list text:style-name="L1">
              <text:list-header>
                <text:p text:style-name="P8"><text:span text:style-name="T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9" draw:text-style-name="P21" draw:layer="layout" svg:width="1.905cm" svg:height="1.909cm" svg:x="2.54cm" svg:y="7.404cm">
            <text:list text:style-name="L1">
              <text:list-header>
                <text:p text:style-name="P8"><text:span text:style-name="T5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4.445cm" svg:y="7.404cm">
            <text:list text:style-name="L1">
              <text:list-header>
                <text:p text:style-name="P8"><text:span text:style-name="T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21" draw:layer="layout" svg:width="1.896cm" svg:height="1.909cm" svg:x="6.35cm" svg:y="7.404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9" draw:text-style-name="P21" draw:layer="layout" svg:width="1.905cm" svg:height="1.909cm" svg:x="8.246cm" svg:y="7.404cm">
            <text:list text:style-name="L1">
              <text:list-header>
                <text:p text:style-name="P8"><text:span text:style-name="T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.54cm" svg:y="9.313cm">
            <text:list text:style-name="L1">
              <text:list-header>
                <text:p text:style-name="P8"><text:span text:style-name="T5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3" draw:layer="layout" svg:width="1.905cm" svg:height="1.905cm" svg:x="4.445cm" svg:y="9.313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896cm" svg:height="1.905cm" svg:x="6.35cm" svg:y="9.313cm">
            <text:list text:style-name="L1">
              <text:list-header>
                <text:p text:style-name="P8"><text:span text:style-name="T5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8.255cm" svg:y="9.313cm">
            <text:list text:style-name="L1">
              <text:list-header>
                <text:p text:style-name="P8"><text:span text:style-name="T5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2.54cm" svg:y="11.218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4.445cm" svg:y="11.218cm">
            <text:list text:style-name="L1">
              <text:list-header>
                <text:p text:style-name="P8"><text:span text:style-name="T5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1" draw:layer="layout" svg:width="1.896cm" svg:height="1.905cm" svg:x="6.35cm" svg:y="11.218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8.246cm" svg:y="11.218cm">
            <text:list text:style-name="L1">
              <text:list-header>
                <text:p text:style-name="P8"><text:span text:style-name="T5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7" draw:text-style-name="P6" draw:layer="layout" svg:x1="10.583cm" svg:y1="9.313cm" svg:x2="14.821cm" svg:y2="9.313cm">
            <text:p/>
          </draw:line>
        </draw:g>
        <draw:custom-shape draw:style-name="gr38" draw:text-style-name="P15" xml:id="id76" draw:id="id76" draw:layer="layout" svg:width="21.374cm" svg:height="1.615cm" svg:x="1.905cm" svg:y="16.931cm">
          <text:list text:style-name="L1">
            <text:list-header>
              <text:p text:style-name="P14"><text:span text:style-name="T5">Overall heuristic is maximum of 31 mo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5" xml:id="id74" draw:id="id74" draw:layer="layout" svg:width="16.115cm" svg:height="1.615cm" svg:x="4.636cm" svg:y="13.756cm">
          <text:list text:style-name="L3">
            <text:list-header>
              <text:p text:style-name="P14"><text:span text:style-name="T11">31 moves needed to solve red t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7" xml:id="id75" draw:id="id75" draw:layer="layout" svg:width="15.547cm" svg:height="1.615cm" svg:x="5.061cm" svg:y="15.238cm">
          <text:list text:style-name="L4">
            <text:list-header>
              <text:p text:style-name="P8"><text:span text:style-name="T12">22 moves need to solve blue til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1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Applications of Pattern Database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Applications of Pattern Database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77" text:id="id77" text:style-name="P3"><text:span text:style-name="T2">On 15 puzzle, IDA* with pattern database heuristics is about 10 times faster than with Manhattan distance (Culberson and Schaeffer, 1996).</text:span></text:p>
              </text:list-item>
              <text:list-item>
                <text:p xml:id="id79" text:id="id79" text:style-name="P3"><text:span text:style-name="T2">Pattern databases can also be applied to Rubik’s Cub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78" anim:id="id78"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animateColor smil:begin="id78.end" smil:dur="0.001s" smil:fill="hold" presentation:master-element="id78" smil:targetElement="id77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2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Corner Cubie Pattern Database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Corner Cubie Pattern Database</text:span></text:p>
              </text:list-header>
            </text:list>
          </draw:text-box>
        </draw:frame>
        <draw:g>
          <draw:custom-shape draw:style-name="gr20" draw:text-style-name="P2" draw:layer="layout" svg:width="7.62cm" svg:height="7.62cm" svg:x="7.62cm" svg:y="8.04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6cm" svg:y1="8.043cm" svg:x2="12.7cm" svg:y2="5.503cm">
            <text:p/>
          </draw:line>
          <draw:line draw:style-name="gr3" draw:text-style-name="P6" draw:layer="layout" svg:x1="15.24cm" svg:y1="8.043cm" svg:x2="17.78cm" svg:y2="5.503cm">
            <text:p/>
          </draw:line>
          <draw:line draw:style-name="gr3" draw:text-style-name="P6" draw:layer="layout" svg:x1="15.24cm" svg:y1="15.663cm" svg:x2="17.78cm" svg:y2="13.123cm">
            <text:p/>
          </draw:line>
          <draw:line draw:style-name="gr3" draw:text-style-name="P6" draw:layer="layout" svg:x1="10.16cm" svg:y1="5.503cm" svg:x2="17.78cm" svg:y2="5.503cm">
            <text:p/>
          </draw:line>
          <draw:line draw:style-name="gr3" draw:text-style-name="P6" draw:layer="layout" svg:x1="17.78cm" svg:y1="5.503cm" svg:x2="17.78cm" svg:y2="13.123cm">
            <text:p/>
          </draw:line>
          <draw:line draw:style-name="gr3" draw:text-style-name="P6" draw:layer="layout" svg:x1="7.62cm" svg:y1="8.043cm" svg:x2="10.16cm" svg:y2="5.503cm">
            <text:p/>
          </draw:line>
          <draw:line draw:style-name="gr3" draw:text-style-name="P6" draw:layer="layout" svg:x1="12.7cm" svg:y1="8.043cm" svg:x2="15.24cm" svg:y2="5.503cm">
            <text:p/>
          </draw:line>
          <draw:line draw:style-name="gr3" draw:text-style-name="P6" draw:layer="layout" svg:x1="15.24cm" svg:y1="10.583cm" svg:x2="17.78cm" svg:y2="8.043cm">
            <text:p/>
          </draw:line>
          <draw:line draw:style-name="gr3" draw:text-style-name="P6" draw:layer="layout" svg:x1="15.24cm" svg:y1="13.123cm" svg:x2="17.78cm" svg:y2="10.583cm">
            <text:p/>
          </draw:line>
          <draw:line draw:style-name="gr3" draw:text-style-name="P6" draw:layer="layout" svg:x1="12.7cm" svg:y1="8.043cm" svg:x2="12.7cm" svg:y2="15.663cm">
            <text:p/>
          </draw:line>
          <draw:line draw:style-name="gr3" draw:text-style-name="P6" draw:layer="layout" svg:x1="10.16cm" svg:y1="8.043cm" svg:x2="10.16cm" svg:y2="15.663cm">
            <text:p/>
          </draw:line>
          <draw:line draw:style-name="gr3" draw:text-style-name="P6" draw:layer="layout" svg:x1="7.62cm" svg:y1="13.123cm" svg:x2="15.24cm" svg:y2="13.123cm">
            <text:p/>
          </draw:line>
          <draw:line draw:style-name="gr3" draw:text-style-name="P6" draw:layer="layout" svg:x1="7.62cm" svg:y1="10.583cm" svg:x2="15.24cm" svg:y2="10.583cm">
            <text:p/>
          </draw:line>
          <draw:line draw:style-name="gr3" draw:text-style-name="P6" draw:layer="layout" svg:x1="8.467cm" svg:y1="7.197cm" svg:x2="16.087cm" svg:y2="7.197cm">
            <text:p/>
          </draw:line>
          <draw:line draw:style-name="gr3" draw:text-style-name="P6" draw:layer="layout" svg:x1="9.313cm" svg:y1="6.35cm" svg:x2="16.933cm" svg:y2="6.35cm">
            <text:p/>
          </draw:line>
          <draw:line draw:style-name="gr3" draw:text-style-name="P6" draw:layer="layout" svg:x1="16.087cm" svg:y1="7.197cm" svg:x2="16.087cm" svg:y2="14.817cm">
            <text:p/>
          </draw:line>
          <draw:line draw:style-name="gr3" draw:text-style-name="P6" draw:layer="layout" svg:x1="16.933cm" svg:y1="6.35cm" svg:x2="16.933cm" svg:y2="13.97cm">
            <text:p/>
          </draw:line>
          <draw:custom-shape draw:style-name="gr26" draw:text-style-name="P18" draw:layer="layout" svg:width="2.54cm" svg:height="2.54cm" svg:x="7.62cm" svg:y="8.043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8" draw:layer="layout" svg:width="2.54cm" svg:height="2.54cm" svg:x="10.16cm" svg:y="8.043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29" draw:layer="layout" svg:width="3.386cm" svg:height="0.847cm" svg:x="8.467cm" svg:y="6.3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7" draw:text-style-name="P18" draw:layer="layout" svg:width="2.54cm" svg:height="2.54cm" svg:x="12.7cm" svg:y="8.043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30" draw:layer="layout" svg:width="2.54cm" svg:height="2.54cm" svg:x="7.62cm" svg:y="10.583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8" draw:layer="layout" svg:width="2.54cm" svg:height="2.54cm" svg:x="12.7cm" svg:y="10.58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54cm" svg:height="2.54cm" svg:x="7.62cm" svg:y="13.123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30" draw:layer="layout" svg:width="2.54cm" svg:height="2.54cm" svg:x="10.16cm" svg:y="13.12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54cm" svg:height="2.54cm" svg:x="12.7cm" svg:y="13.123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31" draw:layer="layout" svg:width="3.387cm" svg:height="0.846cm" svg:x="10.16cm" svg:y="7.19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0" draw:text-style-name="P19" draw:layer="layout" svg:width="3.387cm" svg:height="0.846cm" svg:x="12.7cm" svg:y="7.19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0" draw:text-style-name="P19" draw:layer="layout" svg:width="3.387cm" svg:height="0.846cm" svg:x="7.62cm" svg:y="7.19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1" draw:text-style-name="P31" draw:layer="layout" svg:width="3.386cm" svg:height="0.847cm" svg:x="11.007cm" svg:y="6.3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2" draw:text-style-name="P30" draw:layer="layout" svg:width="3.386cm" svg:height="0.847cm" svg:x="13.547cm" svg:y="6.3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31" draw:layer="layout" svg:width="3.387cm" svg:height="0.847cm" svg:x="11.853cm" svg:y="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7" draw:text-style-name="P19" draw:layer="layout" svg:width="3.387cm" svg:height="0.847cm" svg:x="14.393cm" svg:y="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4" draw:text-style-name="P16" draw:layer="layout" svg:width="3.386cm" svg:height="0.847cm" draw:transform="rotate (-1.5707963267949) translate (16.084cm 7.197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5" draw:text-style-name="P32" draw:layer="layout" svg:width="3.387cm" svg:height="0.846cm" draw:transform="rotate (-1.5707963267949) translate (16.933cm 8.89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31" draw:layer="layout" svg:width="3.387cm" svg:height="0.846cm" draw:transform="rotate (-1.5707963267949) translate (16.933cm 11.43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4" draw:text-style-name="P16" draw:layer="layout" svg:width="3.386cm" svg:height="0.847cm" draw:transform="rotate (-1.5707963267949) translate (16.084cm 12.277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7" draw:text-style-name="P28" draw:layer="layout" svg:width="3.387cm" svg:height="0.847cm" draw:transform="rotate (-1.5707963267949) translate (17.777cm 8.043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3" draw:text-style-name="P16" draw:layer="layout" svg:width="3.387cm" svg:height="0.847cm" draw:transform="rotate (-1.5707963267949) translate (17.777cm 5.503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7" draw:text-style-name="P19" draw:layer="layout" svg:width="3.387cm" svg:height="0.847cm" svg:x="9.313cm" svg:y="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3" draw:text-style-name="P16" draw:layer="layout" svg:width="3.387cm" svg:height="0.847cm" draw:transform="rotate (-1.5707963267949) translate (17.779cm 10.581cm)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8" draw:text-style-name="P29" draw:layer="layout" svg:width="2.54cm" svg:height="2.54cm" svg:x="10.16cm" svg:y="10.583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25" xml:id="id80" draw:id="id80" draw:layer="layout" svg:width="19.473cm" svg:height="1.615cm" svg:x="2.54cm" svg:y="16.933cm">
          <text:list text:style-name="L1">
            <text:list-header>
              <text:p text:style-name="P14"><text:span text:style-name="T8">This database contains 88 million entri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3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6-Edge Cubie Pattern Database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6-Edge Cubie Pattern Database</text:span></text:p>
              </text:list-header>
            </text:list>
          </draw:text-box>
        </draw:frame>
        <draw:g>
          <draw:custom-shape draw:style-name="gr20" draw:text-style-name="P2" draw:layer="layout" svg:width="7.62cm" svg:height="7.62cm" svg:x="7.62cm" svg:y="8.04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6cm" svg:y1="8.043cm" svg:x2="12.7cm" svg:y2="5.503cm">
            <text:p/>
          </draw:line>
          <draw:line draw:style-name="gr3" draw:text-style-name="P6" draw:layer="layout" svg:x1="15.24cm" svg:y1="8.043cm" svg:x2="17.78cm" svg:y2="5.503cm">
            <text:p/>
          </draw:line>
          <draw:line draw:style-name="gr3" draw:text-style-name="P6" draw:layer="layout" svg:x1="15.24cm" svg:y1="15.663cm" svg:x2="17.78cm" svg:y2="13.123cm">
            <text:p/>
          </draw:line>
          <draw:line draw:style-name="gr3" draw:text-style-name="P6" draw:layer="layout" svg:x1="10.16cm" svg:y1="5.503cm" svg:x2="17.78cm" svg:y2="5.503cm">
            <text:p/>
          </draw:line>
          <draw:line draw:style-name="gr3" draw:text-style-name="P6" draw:layer="layout" svg:x1="17.78cm" svg:y1="5.503cm" svg:x2="17.78cm" svg:y2="13.123cm">
            <text:p/>
          </draw:line>
          <draw:line draw:style-name="gr3" draw:text-style-name="P6" draw:layer="layout" svg:x1="7.62cm" svg:y1="8.043cm" svg:x2="10.16cm" svg:y2="5.503cm">
            <text:p/>
          </draw:line>
          <draw:line draw:style-name="gr3" draw:text-style-name="P6" draw:layer="layout" svg:x1="12.7cm" svg:y1="8.043cm" svg:x2="15.24cm" svg:y2="5.503cm">
            <text:p/>
          </draw:line>
          <draw:line draw:style-name="gr3" draw:text-style-name="P6" draw:layer="layout" svg:x1="15.24cm" svg:y1="10.583cm" svg:x2="17.78cm" svg:y2="8.043cm">
            <text:p/>
          </draw:line>
          <draw:line draw:style-name="gr3" draw:text-style-name="P6" draw:layer="layout" svg:x1="15.24cm" svg:y1="13.123cm" svg:x2="17.78cm" svg:y2="10.583cm">
            <text:p/>
          </draw:line>
          <draw:line draw:style-name="gr3" draw:text-style-name="P6" draw:layer="layout" svg:x1="12.7cm" svg:y1="8.043cm" svg:x2="12.7cm" svg:y2="15.663cm">
            <text:p/>
          </draw:line>
          <draw:line draw:style-name="gr3" draw:text-style-name="P6" draw:layer="layout" svg:x1="10.16cm" svg:y1="8.043cm" svg:x2="10.16cm" svg:y2="15.663cm">
            <text:p/>
          </draw:line>
          <draw:line draw:style-name="gr3" draw:text-style-name="P6" draw:layer="layout" svg:x1="7.62cm" svg:y1="13.123cm" svg:x2="15.24cm" svg:y2="13.123cm">
            <text:p/>
          </draw:line>
          <draw:line draw:style-name="gr3" draw:text-style-name="P6" draw:layer="layout" svg:x1="7.62cm" svg:y1="10.583cm" svg:x2="15.24cm" svg:y2="10.583cm">
            <text:p/>
          </draw:line>
          <draw:line draw:style-name="gr3" draw:text-style-name="P6" draw:layer="layout" svg:x1="8.467cm" svg:y1="7.197cm" svg:x2="16.087cm" svg:y2="7.197cm">
            <text:p/>
          </draw:line>
          <draw:line draw:style-name="gr3" draw:text-style-name="P6" draw:layer="layout" svg:x1="9.313cm" svg:y1="6.35cm" svg:x2="16.933cm" svg:y2="6.35cm">
            <text:p/>
          </draw:line>
          <draw:line draw:style-name="gr3" draw:text-style-name="P6" draw:layer="layout" svg:x1="16.087cm" svg:y1="7.197cm" svg:x2="16.087cm" svg:y2="14.817cm">
            <text:p/>
          </draw:line>
          <draw:line draw:style-name="gr3" draw:text-style-name="P6" draw:layer="layout" svg:x1="16.933cm" svg:y1="6.35cm" svg:x2="16.933cm" svg:y2="13.97cm">
            <text:p/>
          </draw:line>
          <draw:custom-shape draw:style-name="gr118" draw:text-style-name="P29" draw:layer="layout" svg:width="2.54cm" svg:height="2.54cm" svg:x="7.62cm" svg:y="8.04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54cm" svg:height="2.54cm" svg:x="10.16cm" svg:y="8.043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19" draw:layer="layout" svg:width="3.386cm" svg:height="0.847cm" svg:x="8.467cm" svg:y="6.3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0" draw:text-style-name="P29" draw:layer="layout" svg:width="2.54cm" svg:height="2.54cm" svg:x="12.7cm" svg:y="8.04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54cm" svg:height="2.54cm" svg:x="7.62cm" svg:y="10.58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54cm" svg:height="2.54cm" svg:x="12.7cm" svg:y="10.583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29" draw:layer="layout" svg:width="2.54cm" svg:height="2.54cm" svg:x="7.62cm" svg:y="13.12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54cm" svg:height="2.54cm" svg:x="10.16cm" svg:y="13.123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29" draw:layer="layout" svg:width="2.54cm" svg:height="2.54cm" svg:x="12.7cm" svg:y="13.123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19" draw:layer="layout" svg:width="3.387cm" svg:height="0.846cm" svg:x="10.16cm" svg:y="7.19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9" draw:text-style-name="P31" draw:layer="layout" svg:width="3.387cm" svg:height="0.846cm" svg:x="12.7cm" svg:y="7.19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9" draw:text-style-name="P31" draw:layer="layout" svg:width="3.387cm" svg:height="0.846cm" svg:x="7.62cm" svg:y="7.19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1" draw:text-style-name="P31" draw:layer="layout" svg:width="3.386cm" svg:height="0.847cm" svg:x="11.007cm" svg:y="6.3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9" draw:text-style-name="P19" draw:layer="layout" svg:width="3.386cm" svg:height="0.847cm" svg:x="13.547cm" svg:y="6.3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31" draw:layer="layout" svg:width="3.387cm" svg:height="0.847cm" svg:x="11.853cm" svg:y="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31" draw:layer="layout" svg:width="3.387cm" svg:height="0.847cm" svg:x="14.393cm" svg:y="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1" draw:text-style-name="P32" draw:layer="layout" svg:width="3.386cm" svg:height="0.847cm" draw:transform="rotate (-1.5707963267949) translate (16.084cm 7.197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5" draw:text-style-name="P32" draw:layer="layout" svg:width="3.387cm" svg:height="0.846cm" draw:transform="rotate (-1.5707963267949) translate (16.933cm 8.89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31" draw:layer="layout" svg:width="3.387cm" svg:height="0.846cm" draw:transform="rotate (-1.5707963267949) translate (16.933cm 11.43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2" draw:text-style-name="P16" draw:layer="layout" svg:width="3.387cm" svg:height="0.846cm" draw:transform="rotate (-1.5707963267949) translate (16.933cm 6.35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7" draw:text-style-name="P28" draw:layer="layout" svg:width="3.387cm" svg:height="0.847cm" draw:transform="rotate (-1.5707963267949) translate (17.777cm 8.043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3" draw:text-style-name="P32" draw:layer="layout" svg:width="3.387cm" svg:height="0.847cm" draw:transform="rotate (-1.5707963267949) translate (17.777cm 5.503cm)">
            <text:p/>
  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31" draw:layer="layout" svg:width="3.387cm" svg:height="0.847cm" svg:x="9.313cm" svg:y="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3" draw:text-style-name="P32" draw:layer="layout" svg:width="3.387cm" svg:height="0.847cm" draw:transform="rotate (-1.5707963267949) translate (17.779cm 10.581cm)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8" draw:text-style-name="P29" draw:layer="layout" svg:width="2.54cm" svg:height="2.54cm" svg:x="10.16cm" svg:y="10.583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16" draw:layer="layout" svg:width="3.386cm" svg:height="0.847cm" draw:transform="rotate (-1.5707963267949) translate (16.086cm 9.737cm)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54" draw:text-style-name="P25" xml:id="id81" draw:id="id81" draw:layer="layout" svg:width="20.32cm" svg:height="1.615cm" svg:x="2.963cm" svg:y="16.722cm">
          <text:list text:style-name="L1">
            <text:list-header>
              <text:p text:style-name="P14"><text:span text:style-name="T8">This database contains 43 million valu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4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Remaining 6-Edge Cubie Database" draw:style-name="dp1" draw:master-page-name="Default" presentation:presentation-page-layout-name="AL3T19">
        <draw:frame presentation:style-name="pr6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Remaining 6-Edge Cubie Database</text:span></text:p>
              </text:list-header>
            </text:list>
          </draw:text-box>
        </draw:frame>
        <draw:custom-shape draw:style-name="gr20" draw:text-style-name="P2" draw:layer="layout" svg:width="7.62cm" svg:height="7.62cm" svg:x="7.62cm" svg:y="8.043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.16cm" svg:y1="8.043cm" svg:x2="12.7cm" svg:y2="5.503cm">
          <text:p/>
        </draw:line>
        <draw:line draw:style-name="gr3" draw:text-style-name="P6" draw:layer="layout" svg:x1="15.24cm" svg:y1="8.043cm" svg:x2="17.78cm" svg:y2="5.503cm">
          <text:p/>
        </draw:line>
        <draw:line draw:style-name="gr3" draw:text-style-name="P6" draw:layer="layout" svg:x1="15.24cm" svg:y1="15.663cm" svg:x2="17.78cm" svg:y2="13.123cm">
          <text:p/>
        </draw:line>
        <draw:line draw:style-name="gr3" draw:text-style-name="P6" draw:layer="layout" svg:x1="10.16cm" svg:y1="5.503cm" svg:x2="17.78cm" svg:y2="5.503cm">
          <text:p/>
        </draw:line>
        <draw:line draw:style-name="gr3" draw:text-style-name="P6" draw:layer="layout" svg:x1="17.78cm" svg:y1="5.503cm" svg:x2="17.78cm" svg:y2="13.123cm">
          <text:p/>
        </draw:line>
        <draw:line draw:style-name="gr3" draw:text-style-name="P6" draw:layer="layout" svg:x1="7.62cm" svg:y1="8.043cm" svg:x2="10.16cm" svg:y2="5.503cm">
          <text:p/>
        </draw:line>
        <draw:line draw:style-name="gr3" draw:text-style-name="P6" draw:layer="layout" svg:x1="12.7cm" svg:y1="8.043cm" svg:x2="15.24cm" svg:y2="5.503cm">
          <text:p/>
        </draw:line>
        <draw:line draw:style-name="gr3" draw:text-style-name="P6" draw:layer="layout" svg:x1="15.24cm" svg:y1="10.583cm" svg:x2="17.78cm" svg:y2="8.043cm">
          <text:p/>
        </draw:line>
        <draw:line draw:style-name="gr3" draw:text-style-name="P6" draw:layer="layout" svg:x1="15.24cm" svg:y1="13.123cm" svg:x2="17.78cm" svg:y2="10.583cm">
          <text:p/>
        </draw:line>
        <draw:line draw:style-name="gr3" draw:text-style-name="P6" draw:layer="layout" svg:x1="12.7cm" svg:y1="8.043cm" svg:x2="12.7cm" svg:y2="15.663cm">
          <text:p/>
        </draw:line>
        <draw:line draw:style-name="gr3" draw:text-style-name="P6" draw:layer="layout" svg:x1="10.16cm" svg:y1="8.043cm" svg:x2="10.16cm" svg:y2="15.663cm">
          <text:p/>
        </draw:line>
        <draw:line draw:style-name="gr3" draw:text-style-name="P6" draw:layer="layout" svg:x1="7.62cm" svg:y1="13.123cm" svg:x2="15.24cm" svg:y2="13.123cm">
          <text:p/>
        </draw:line>
        <draw:line draw:style-name="gr3" draw:text-style-name="P6" draw:layer="layout" svg:x1="7.62cm" svg:y1="10.583cm" svg:x2="15.24cm" svg:y2="10.583cm">
          <text:p/>
        </draw:line>
        <draw:line draw:style-name="gr3" draw:text-style-name="P6" draw:layer="layout" svg:x1="8.467cm" svg:y1="7.197cm" svg:x2="16.087cm" svg:y2="7.197cm">
          <text:p/>
        </draw:line>
        <draw:line draw:style-name="gr3" draw:text-style-name="P6" draw:layer="layout" svg:x1="9.313cm" svg:y1="6.35cm" svg:x2="16.933cm" svg:y2="6.35cm">
          <text:p/>
        </draw:line>
        <draw:line draw:style-name="gr3" draw:text-style-name="P6" draw:layer="layout" svg:x1="16.087cm" svg:y1="7.197cm" svg:x2="16.087cm" svg:y2="14.817cm">
          <text:p/>
        </draw:line>
        <draw:line draw:style-name="gr3" draw:text-style-name="P6" draw:layer="layout" svg:x1="16.933cm" svg:y1="6.35cm" svg:x2="16.933cm" svg:y2="13.97cm">
          <text:p/>
        </draw:line>
        <draw:custom-shape draw:style-name="gr118" draw:text-style-name="P29" draw:layer="layout" svg:width="2.54cm" svg:height="2.54cm" svg:x="7.62cm" svg:y="8.04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8" draw:layer="layout" svg:width="2.54cm" svg:height="2.54cm" svg:x="10.16cm" svg:y="8.04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9" draw:layer="layout" svg:width="3.386cm" svg:height="0.847cm" svg:x="8.467cm" svg:y="6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0" draw:text-style-name="P29" draw:layer="layout" svg:width="2.54cm" svg:height="2.54cm" svg:x="12.7cm" svg:y="8.04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0" draw:layer="layout" svg:width="2.54cm" svg:height="2.54cm" svg:x="7.62cm" svg:y="10.58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8" draw:layer="layout" svg:width="2.54cm" svg:height="2.54cm" svg:x="12.7cm" svg:y="10.5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2.54cm" svg:height="2.54cm" svg:x="7.62cm" svg:y="13.12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0" draw:layer="layout" svg:width="2.54cm" svg:height="2.54cm" svg:x="10.16cm" svg:y="13.12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2.54cm" svg:height="2.54cm" svg:x="12.7cm" svg:y="13.12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1" draw:layer="layout" svg:width="3.387cm" svg:height="0.846cm" svg:x="10.16cm" svg:y="7.1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9" draw:text-style-name="P31" draw:layer="layout" svg:width="3.387cm" svg:height="0.846cm" svg:x="12.7cm" svg:y="7.1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9" draw:text-style-name="P31" draw:layer="layout" svg:width="3.387cm" svg:height="0.846cm" svg:x="7.62cm" svg:y="7.1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1" draw:layer="layout" svg:width="3.386cm" svg:height="0.847cm" svg:x="11.007cm" svg:y="6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30" draw:layer="layout" svg:width="3.386cm" svg:height="0.847cm" svg:x="13.547cm" svg:y="6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9" draw:layer="layout" svg:width="3.387cm" svg:height="0.847cm" svg:x="11.853cm" svg:y="5.5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31" draw:layer="layout" svg:width="3.387cm" svg:height="0.847cm" svg:x="14.393cm" svg:y="5.5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1" draw:text-style-name="P32" draw:layer="layout" svg:width="3.386cm" svg:height="0.847cm" draw:transform="rotate (-1.5707963267949) translate (16.084cm 7.197cm)">
          <text:p/>
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5" draw:text-style-name="P32" draw:layer="layout" svg:width="3.387cm" svg:height="0.846cm" draw:transform="rotate (-1.5707963267949) translate (16.933cm 8.89cm)">
          <text:p/>
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2" draw:text-style-name="P16" draw:layer="layout" svg:width="3.387cm" svg:height="0.846cm" draw:transform="rotate (-1.5707963267949) translate (16.933cm 11.43cm)">
          <text:p/>
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1" draw:text-style-name="P32" draw:layer="layout" svg:width="3.386cm" svg:height="0.847cm" draw:transform="rotate (-1.5707963267949) translate (16.084cm 12.277cm)">
          <text:p/>
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16" draw:layer="layout" svg:width="3.387cm" svg:height="0.847cm" draw:transform="rotate (-1.5707963267949) translate (17.777cm 8.043cm)">
          <text:p/>
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3" draw:text-style-name="P32" draw:layer="layout" svg:width="3.387cm" svg:height="0.847cm" draw:transform="rotate (-1.5707963267949) translate (17.777cm 5.503cm)">
          <text:p/>
          <draw:enhanced-geometry svg:viewBox="0 0 21600 21600" draw:glue-points="?f6 0 10800 ?f8 ?f11 10800 ?f9 21600 10800 ?f10 ?f5 10800" draw:text-areas="?f3 ?f3 ?f4 ?f4" draw:mirror-horizontal="true" draw:type="parallelogram" draw:modifiers="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31" draw:layer="layout" svg:width="3.387cm" svg:height="0.847cm" svg:x="9.313cm" svg:y="5.5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3" draw:text-style-name="P32" draw:layer="layout" svg:width="3.387cm" svg:height="0.847cm" draw:transform="rotate (-1.5707963267949) translate (17.779cm 10.581cm)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8" draw:text-style-name="P29" draw:layer="layout" svg:width="2.54cm" svg:height="2.54cm" svg:x="10.16cm" svg:y="10.58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22.013cm" svg:height="1.615cm" svg:x="2.117cm" svg:y="16.51cm">
          <text:list text:style-name="L1">
            <text:list-header>
              <text:p text:style-name="P14"><text:span text:style-name="T8">This database also contains 43 million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35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 Rubik’s Cube Heuristic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/>Rubik’s Cube Heuristic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82" text:id="id82" text:style-name="P3"><text:span text:style-name="T2">All three databases are precomputed in less than an hour, and use less than 100 Mbytes.</text:span></text:p>
              </text:list-item>
              <text:list-item>
                <text:p xml:id="id84" text:id="id84" text:style-name="P3"><text:span text:style-name="T2">During problem solving, for each state, the different sets of cubies are used to compute indices into their pattern databases.</text:span></text:p>
              </text:list-item>
              <text:list-item>
                <text:p xml:id="id85" text:id="id85" text:style-name="P3"><text:span text:style-name="T2">The overall heuristic value is the maximum of the three different database valu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83" anim:id="id83"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animateColor smil:begin="id83.end" smil:dur="0.001s" smil:fill="hold" presentation:master-element="id83" smil:targetElement="id82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6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erformance on Rubik’s Cube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Performance on Rubik’s Cube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86" text:id="id86" text:style-name="P3"><text:span text:style-name="T2">IDA* with this heuristic found the first optimal solutions to randomly scrambled Rubik’s Cubes <text:s/>(Korf, 1997).</text:span></text:p>
              </text:list-item>
              <text:list-item>
                <text:p xml:id="id88" text:id="id88" text:style-name="P3"><text:span text:style-name="T2">Median optimal solution length is 18 moves</text:span></text:p>
              </text:list-item>
              <text:list-item>
                <text:p xml:id="id89" text:id="id89" text:style-name="P3"><text:span text:style-name="T2">Most problems can be solved in about a day now, using larger pattern databas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87" anim:id="id87"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animateColor smil:begin="id87.end" smil:dur="0.001s" smil:fill="hold" presentation:master-element="id87" smil:targetElement="id86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7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Related Work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Related Work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90" text:id="id90" text:style-name="P3"><text:span text:style-name="T2">Culberson and Schaeffer’s 1996 work on pattern databases in the Fifteen Puzzle.</text:span></text:p>
              </text:list-item>
              <text:list-item>
                <text:p xml:id="id92" text:id="id92" text:style-name="P3"><text:span text:style-name="T2">Armand Prieditis’ ABSOLVER program discovered a “center-corner” heuristic for Rubik’s Cube in 1993.</text:span></text:p>
              </text:list-item>
              <text:list-item>
                <text:p xml:id="id93" text:id="id93" text:style-name="P3"><text:span text:style-name="T2">Herbert Kociemba independently developed <text:s/>a powerful Rubik’s Cube program in 1990s.</text:span></text:p>
              </text:list-item>
              <text:list-item>
                <text:p xml:id="id94" text:id="id94" text:style-name="P3"><text:span text:style-name="T2">Mike Reid has built faster Cube program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91" anim:id="id91"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animateColor smil:begin="id91.end" smil:dur="0.001s" smil:fill="hold" presentation:master-element="id91" smil:targetElement="id90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8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Memory Adds Speed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Memory Adds Speed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95" text:id="id95" text:style-name="P3"><text:span text:style-name="T2">More memory can hold larger databases.</text:span></text:p>
              </text:list-item>
              <text:list-item>
                <text:p xml:id="id97" text:id="id97" text:style-name="P3"><text:span text:style-name="T2">Larger databases provide more accurate heuristic values.</text:span></text:p>
              </text:list-item>
              <text:list-item>
                <text:p xml:id="id98" text:id="id98" text:style-name="P3"><text:span text:style-name="T2">More accurate heuristics speed up search.</text:span></text:p>
              </text:list-item>
              <text:list-item>
                <text:p xml:id="id99" text:id="id99" text:style-name="P3"><text:span text:style-name="T2">E.g. Doubling the memory almost doubles the search speed.</text:span></text:p>
              </text:list-item>
              <text:list-item>
                <text:p xml:id="id100" text:id="id100" text:style-name="P3"><text:span text:style-name="T2">See (Holte and Hernadvolgyi, 1999, 2000) for more detail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96" anim:id="id96"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animateColor smil:begin="id96.end" smil:dur="0.001s" smil:fill="hold" presentation:master-element="id96" smil:targetElement="id95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39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Limitation of General Database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Limitation of General Databases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01" text:id="id101" text:style-name="P3"><text:span text:style-name="T2">The only way to admissibly combine values from multiple general pattern databases is to take the </text:span><text:span text:style-name="T7">maximum</text:span><text:span text:style-name="T2"> of their values.</text:span></text:p>
              </text:list-item>
              <text:list-item>
                <text:p xml:id="id103" text:id="id103" text:style-name="P3"><text:span text:style-name="T2">For more accuracy, we would like to </text:span><text:span text:style-name="T7">add</text:span><text:span text:style-name="T2"> <text:s/>heuristic values from different databases.</text:span></text:p>
              </text:list-item>
              <text:list-item>
                <text:p xml:id="id104" text:id="id104" text:style-name="P3"><text:span text:style-name="T2">We can do this on the tile puzzles because each move only moves one tile at a time. </text:span></text:p>
              </text:list-item>
              <text:list-item>
                <text:p xml:id="id105" text:id="id105" text:style-name="P3"><text:span text:style-name="T2">Joint work with Ariel Feln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02" anim:id="id102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animateColor smil:begin="id102.end" smil:dur="0.001s" smil:fill="hold" presentation:master-element="id102" smil:targetElement="id101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0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Additive Pattern Database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dditive Pattern Databases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06" text:id="id106" text:style-name="P3"><text:span text:style-name="T2">Culberson and Schaeffer counted all moves needed to correctly position the pattern tiles.</text:span></text:p>
              </text:list-item>
              <text:list-item>
                <text:p xml:id="id108" text:id="id108" text:style-name="P3"><text:span text:style-name="T2">In contrast, we count only moves of the pattern tiles, ignoring non-pattern moves. </text:span></text:p>
              </text:list-item>
              <text:list-item>
                <text:p xml:id="id109" text:id="id109" text:style-name="P3"><text:span text:style-name="T2">If no tile belongs to more than one pattern, <text:s/>then we can add their heuristic values.</text:span></text:p>
              </text:list-item>
              <text:list-item>
                <text:p xml:id="id110" text:id="id110" text:style-name="P3"><text:span text:style-name="T2">Manhattan distance is a special case of this, where each pattern contains a single til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07" anim:id="id107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animateColor smil:begin="id107.end" smil:dur="0.001s" smil:fill="hold" presentation:master-element="id107" smil:targetElement="id106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1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Example Additive Databases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 Additive Databases</text:p>
              </text:list-header>
            </text:list>
          </draw:text-box>
        </draw:frame>
        <draw:g>
          <draw:custom-shape draw:style-name="gr2" draw:text-style-name="P2" draw:layer="layout" svg:width="10.16cm" svg:height="10.16cm" svg:x="7.62cm" svg:y="5.29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6cm" svg:y1="5.292cm" svg:x2="10.16cm" svg:y2="15.452cm">
            <text:p/>
          </draw:line>
          <draw:line draw:style-name="gr3" draw:text-style-name="P6" draw:layer="layout" svg:x1="12.7cm" svg:y1="5.292cm" svg:x2="12.7cm" svg:y2="15.452cm">
            <text:p/>
          </draw:line>
          <draw:line draw:style-name="gr3" draw:text-style-name="P6" draw:layer="layout" svg:x1="15.24cm" svg:y1="5.292cm" svg:x2="15.24cm" svg:y2="15.452cm">
            <text:p/>
          </draw:line>
          <draw:line draw:style-name="gr3" draw:text-style-name="P6" draw:layer="layout" svg:x1="7.62cm" svg:y1="7.832cm" svg:x2="17.78cm" svg:y2="7.832cm">
            <text:p/>
          </draw:line>
          <draw:line draw:style-name="gr3" draw:text-style-name="P6" draw:layer="layout" svg:x1="7.62cm" svg:y1="10.372cm" svg:x2="17.78cm" svg:y2="10.372cm">
            <text:p/>
          </draw:line>
          <draw:line draw:style-name="gr3" draw:text-style-name="P6" draw:layer="layout" svg:x1="7.62cm" svg:y1="12.912cm" svg:x2="17.78cm" svg:y2="12.912cm">
            <text:p/>
          </draw:line>
          <draw:custom-shape draw:style-name="gr4" draw:text-style-name="P7" draw:layer="layout" svg:width="2.54cm" svg:height="2.54cm" svg:x="7.62cm" svg:y="5.2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54cm" svg:height="2.54cm" svg:x="10.16cm" svg:y="5.292cm">
            <text:list text:style-name="L1">
              <text:list-header>
                <text:p text:style-name="P8"><text:span text:style-name="T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54cm" svg:height="2.54cm" svg:x="12.7cm" svg:y="5.292cm">
            <text:list text:style-name="L1">
              <text:list-header>
                <text:p text:style-name="P8"><text:span text:style-name="T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54cm" svg:height="2.54cm" svg:x="15.24cm" svg:y="5.292cm">
            <text:list text:style-name="L1">
              <text:list-header>
                <text:p text:style-name="P8"><text:span text:style-name="T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54cm" svg:height="2.54cm" svg:x="7.62cm" svg:y="7.832cm">
            <text:list text:style-name="L1">
              <text:list-header>
                <text:p text:style-name="P8"><text:span text:style-name="T3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54cm" svg:height="2.54cm" svg:x="10.16cm" svg:y="7.832cm">
            <text:list text:style-name="L1">
              <text:list-header>
                <text:p text:style-name="P8"><text:span text:style-name="T3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54cm" svg:height="2.54cm" svg:x="12.7cm" svg:y="7.832cm">
            <text:list text:style-name="L1">
              <text:list-header>
                <text:p text:style-name="P8"><text:span text:style-name="T3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54cm" svg:height="2.54cm" svg:x="15.24cm" svg:y="7.832cm">
            <text:list text:style-name="L1">
              <text:list-header>
                <text:p text:style-name="P8"><text:span text:style-name="T3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1" draw:layer="layout" svg:width="2.54cm" svg:height="2.54cm" svg:x="7.62cm" svg:y="10.372cm">
            <text:list text:style-name="L1">
              <text:list-header>
                <text:p text:style-name="P8"><text:span text:style-name="T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1" draw:layer="layout" svg:width="2.54cm" svg:height="2.54cm" svg:x="10.16cm" svg:y="10.372cm">
            <text:list text:style-name="L1">
              <text:list-header>
                <text:p text:style-name="P8"><text:span text:style-name="T3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1" draw:layer="layout" svg:width="2.54cm" svg:height="2.54cm" svg:x="12.7cm" svg:y="10.372cm">
            <text:list text:style-name="L1">
              <text:list-header>
                <text:p text:style-name="P8"><text:span text:style-name="T3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1" draw:layer="layout" svg:width="2.54cm" svg:height="2.54cm" svg:x="15.24cm" svg:y="10.372cm">
            <text:list text:style-name="L1">
              <text:list-header>
                <text:p text:style-name="P8"><text:span text:style-name="T3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1" draw:layer="layout" svg:width="2.54cm" svg:height="2.54cm" svg:x="7.62cm" svg:y="12.912cm">
            <text:list text:style-name="L1">
              <text:list-header>
                <text:p text:style-name="P8"><text:span text:style-name="T3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1" draw:layer="layout" svg:width="2.54cm" svg:height="2.54cm" svg:x="10.16cm" svg:y="12.912cm">
            <text:list text:style-name="L1">
              <text:list-header>
                <text:p text:style-name="P8"><text:span text:style-name="T3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1" draw:layer="layout" svg:width="2.54cm" svg:height="2.54cm" svg:x="12.7cm" svg:y="12.912cm">
            <text:list text:style-name="L1">
              <text:list-header>
                <text:p text:style-name="P8"><text:span text:style-name="T3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1" draw:layer="layout" svg:width="2.54cm" svg:height="2.54cm" svg:x="15.24cm" svg:y="12.912cm">
            <text:list text:style-name="L1">
              <text:list-header>
                <text:p text:style-name="P8"><text:span text:style-name="T3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25" draw:text-style-name="P25" xml:id="id111" draw:id="id111" draw:layer="layout" svg:width="22.648cm" svg:height="2.969cm" svg:x="1.27cm" svg:y="15.663cm">
          <text:list text:style-name="L3">
            <text:list-header>
              <text:p text:style-name="P14"><text:span text:style-name="T11">The 7-tile database contains 58 million entries.</text:span><text:span text:style-name="T5"> </text:span><text:span text:style-name="T12">The 8-tile database contains 519 million entri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2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Computing the Heuristic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Computing the Heuristic</text:span></text:p>
              </text:list-header>
            </text:list>
          </draw:text-box>
        </draw:frame>
        <draw:g xml:id="id112" draw:id="id112">
          <draw:custom-shape draw:style-name="gr87" draw:text-style-name="P2" draw:layer="layout" svg:width="7.612cm" svg:height="7.624cm" svg:x="15.244cm" svg:y="5.71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7.149cm" svg:y1="5.711cm" svg:x2="17.149cm" svg:y2="13.335cm">
            <text:p/>
          </draw:line>
          <draw:line draw:style-name="gr3" draw:text-style-name="P6" draw:layer="layout" svg:x1="19.054cm" svg:y1="5.711cm" svg:x2="19.054cm" svg:y2="13.335cm">
            <text:p/>
          </draw:line>
          <draw:line draw:style-name="gr3" draw:text-style-name="P6" draw:layer="layout" svg:x1="20.951cm" svg:y1="5.711cm" svg:x2="20.951cm" svg:y2="13.335cm">
            <text:p/>
          </draw:line>
          <draw:line draw:style-name="gr3" draw:text-style-name="P6" draw:layer="layout" svg:x1="15.244cm" svg:y1="7.616cm" svg:x2="22.856cm" svg:y2="7.616cm">
            <text:p/>
          </draw:line>
          <draw:line draw:style-name="gr3" draw:text-style-name="P6" draw:layer="layout" svg:x1="15.244cm" svg:y1="9.525cm" svg:x2="22.856cm" svg:y2="9.525cm">
            <text:p/>
          </draw:line>
          <draw:line draw:style-name="gr3" draw:text-style-name="P6" draw:layer="layout" svg:x1="15.244cm" svg:y1="11.43cm" svg:x2="22.856cm" svg:y2="11.43cm">
            <text:p/>
          </draw:line>
          <draw:custom-shape draw:style-name="gr8" draw:text-style-name="P7" draw:layer="layout" svg:width="1.905cm" svg:height="1.905cm" svg:x="15.244cm" svg:y="5.71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17.149cm" svg:y="5.711cm">
            <text:list text:style-name="L1">
              <text:list-header>
                <text:p text:style-name="P8"><text:span text:style-name="T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2" draw:text-style-name="P9" draw:layer="layout" svg:width="1.897cm" svg:height="1.905cm" svg:x="19.054cm" svg:y="5.7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0.951cm" svg:y="5.711cm">
            <text:list text:style-name="L1">
              <text:list-header>
                <text:p text:style-name="P8"><text:span text:style-name="T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15.244cm" svg:y="7.616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17.149cm" svg:y="7.61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6" draw:text-style-name="P9" draw:layer="layout" svg:width="1.897cm" svg:height="1.909cm" svg:x="19.054cm" svg:y="7.616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20.951cm" svg:y="7.616cm">
            <text:list text:style-name="L1">
              <text:list-header>
                <text:p text:style-name="P8"><text:span text:style-name="T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15.244cm" svg:y="9.525cm">
            <text:list text:style-name="L1">
              <text:list-header>
                <text:p text:style-name="P8"><text:span text:style-name="T5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17.149cm" svg:y="9.525cm">
            <text:list text:style-name="L1">
              <text:list-header>
                <text:p text:style-name="P8"><text:span text:style-name="T5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21" draw:layer="layout" svg:width="1.897cm" svg:height="1.905cm" svg:x="19.054cm" svg:y="9.525cm">
            <text:list text:style-name="L1">
              <text:list-header>
                <text:p text:style-name="P8"><text:span text:style-name="T5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20.951cm" svg:y="9.525cm">
            <text:list text:style-name="L1">
              <text:list-header>
                <text:p text:style-name="P8"><text:span text:style-name="T5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15.244cm" svg:y="11.43cm">
            <text:list text:style-name="L1">
              <text:list-header>
                <text:p text:style-name="P8"><text:span text:style-name="T5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17.149cm" svg:y="11.43cm">
            <text:list text:style-name="L1">
              <text:list-header>
                <text:p text:style-name="P8"><text:span text:style-name="T5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21" draw:layer="layout" svg:width="1.897cm" svg:height="1.905cm" svg:x="19.054cm" svg:y="11.43cm">
            <text:list text:style-name="L1">
              <text:list-header>
                <text:p text:style-name="P8"><text:span text:style-name="T5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20.951cm" svg:y="11.43cm">
            <text:list text:style-name="L1">
              <text:list-header>
                <text:p text:style-name="P8"><text:span text:style-name="T5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7.611cm" svg:height="7.624cm" svg:x="2.54cm" svg:y="5.71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4.445cm" svg:y1="5.711cm" svg:x2="4.445cm" svg:y2="13.335cm">
            <text:p/>
          </draw:line>
          <draw:line draw:style-name="gr3" draw:text-style-name="P6" draw:layer="layout" svg:x1="6.35cm" svg:y1="5.711cm" svg:x2="6.35cm" svg:y2="13.335cm">
            <text:p/>
          </draw:line>
          <draw:line draw:style-name="gr3" draw:text-style-name="P6" draw:layer="layout" svg:x1="8.246cm" svg:y1="5.711cm" svg:x2="8.246cm" svg:y2="13.335cm">
            <text:p/>
          </draw:line>
          <draw:line draw:style-name="gr3" draw:text-style-name="P6" draw:layer="layout" svg:x1="2.54cm" svg:y1="7.616cm" svg:x2="10.151cm" svg:y2="7.616cm">
            <text:p/>
          </draw:line>
          <draw:line draw:style-name="gr3" draw:text-style-name="P6" draw:layer="layout" svg:x1="2.54cm" svg:y1="9.525cm" svg:x2="10.151cm" svg:y2="9.525cm">
            <text:p/>
          </draw:line>
          <draw:line draw:style-name="gr3" draw:text-style-name="P6" draw:layer="layout" svg:x1="2.54cm" svg:y1="11.43cm" svg:x2="10.151cm" svg:y2="11.43cm">
            <text:p/>
          </draw:line>
          <draw:custom-shape draw:style-name="gr15" draw:text-style-name="P9" draw:layer="layout" svg:width="1.905cm" svg:height="1.905cm" svg:x="2.54cm" svg:y="5.711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4.445cm" svg:y="5.711cm">
            <text:list text:style-name="L1">
              <text:list-header>
                <text:p text:style-name="P8"><text:span text:style-name="T5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1" draw:layer="layout" svg:width="1.896cm" svg:height="1.905cm" svg:x="6.35cm" svg:y="5.711cm">
            <text:list text:style-name="L1">
              <text:list-header>
                <text:p text:style-name="P8"><text:span text:style-name="T5">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8.246cm" svg:y="5.711cm">
            <text:list text:style-name="L1">
              <text:list-header>
                <text:p text:style-name="P8"><text:span text:style-name="T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9" draw:text-style-name="P21" draw:layer="layout" svg:width="1.905cm" svg:height="1.909cm" svg:x="2.54cm" svg:y="7.616cm">
            <text:list text:style-name="L1">
              <text:list-header>
                <text:p text:style-name="P8"><text:span text:style-name="T5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4.445cm" svg:y="7.616cm">
            <text:list text:style-name="L1">
              <text:list-header>
                <text:p text:style-name="P8"><text:span text:style-name="T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7" draw:text-style-name="P9" draw:layer="layout" svg:width="1.896cm" svg:height="1.909cm" svg:x="6.35cm" svg:y="7.616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9" draw:layer="layout" svg:width="1.905cm" svg:height="1.909cm" svg:x="8.246cm" svg:y="7.616cm">
            <text:list text:style-name="L1">
              <text:list-header>
                <text:p text:style-name="P8"><text:span text:style-name="T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2.54cm" svg:y="9.525cm">
            <text:list text:style-name="L1">
              <text:list-header>
                <text:p text:style-name="P8"><text:span text:style-name="T5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3" draw:layer="layout" svg:width="1.905cm" svg:height="1.905cm" svg:x="4.445cm" svg:y="9.525cm">
            <text:list text:style-name="L1">
              <text:list-header>
                <text:p text:style-name="P8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1" draw:layer="layout" svg:width="1.896cm" svg:height="1.905cm" svg:x="6.35cm" svg:y="9.525cm">
            <text:list text:style-name="L1">
              <text:list-header>
                <text:p text:style-name="P8"><text:span text:style-name="T5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8.255cm" svg:y="9.525cm">
            <text:list text:style-name="L1">
              <text:list-header>
                <text:p text:style-name="P8"><text:span text:style-name="T5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2.54cm" svg:y="11.43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4.445cm" svg:y="11.43cm">
            <text:list text:style-name="L1">
              <text:list-header>
                <text:p text:style-name="P8"><text:span text:style-name="T5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896cm" svg:height="1.905cm" svg:x="6.35cm" svg:y="11.43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1.905cm" svg:height="1.905cm" svg:x="8.246cm" svg:y="11.43cm">
            <text:list text:style-name="L1">
              <text:list-header>
                <text:p text:style-name="P8"><text:span text:style-name="T5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7" draw:text-style-name="P6" draw:layer="layout" svg:x1="10.583cm" svg:y1="9.525cm" svg:x2="14.821cm" svg:y2="9.525cm">
            <text:p/>
          </draw:line>
        </draw:g>
        <draw:custom-shape draw:style-name="gr38" draw:text-style-name="P15" xml:id="id115" draw:id="id115" draw:layer="layout" svg:width="22.036cm" svg:height="1.615cm" svg:x="1.693cm" svg:y="17.143cm">
          <text:list text:style-name="L1">
            <text:list-header>
              <text:p text:style-name="P14"><text:span text:style-name="T5">Overall heuristic is sum, or 20+25=45 mo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7" xml:id="id113" draw:id="id113" draw:layer="layout" svg:width="16.115cm" svg:height="1.615cm" svg:x="4.636cm" svg:y="13.756cm">
          <text:list text:style-name="L3">
            <text:list-header>
              <text:p text:style-name="P8"><text:span text:style-name="T11">20 moves needed to solve red t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27" xml:id="id114" draw:id="id114" draw:layer="layout" svg:width="16.618cm" svg:height="1.615cm" svg:x="4.424cm" svg:y="15.449cm">
          <text:list text:style-name="L4">
            <text:list-header>
              <text:p text:style-name="P8"><text:span text:style-name="T12">25 moves needed to solve blue til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3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Performance on 15 Puzzle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16" text:id="id116" text:style-name="P3"><text:span text:style-name="T2">IDA* with a heuristic based on these additive pattern databases can optimally solve random 15 puzzle instances in less than 29 milliseconds on average.</text:span></text:p>
              </text:list-item>
              <text:list-item>
                <text:p xml:id="id118" text:id="id118" text:style-name="P3"><text:span text:style-name="T2">This is about 1700 times faster than with Manhattan distance on the same machin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17" anim:id="id117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animateColor smil:begin="id117.end" smil:dur="0.001s" smil:fill="hold" presentation:master-element="id117" smil:targetElement="id116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4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24 Puzzle Additive Databases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24 Puzzle Additive Databases</text:p>
              </text:list-header>
            </text:list>
          </draw:text-box>
        </draw:frame>
        <draw:custom-shape draw:style-name="gr19" draw:text-style-name="P2" draw:layer="layout" svg:width="12.7cm" svg:height="12.7cm" svg:x="6.35cm" svg:y="5.29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.89cm" svg:y1="5.292cm" svg:x2="8.89cm" svg:y2="17.992cm">
          <text:p/>
        </draw:line>
        <draw:line draw:style-name="gr3" draw:text-style-name="P6" draw:layer="layout" svg:x1="11.43cm" svg:y1="5.292cm" svg:x2="11.43cm" svg:y2="17.992cm">
          <text:p/>
        </draw:line>
        <draw:line draw:style-name="gr3" draw:text-style-name="P6" draw:layer="layout" svg:x1="13.97cm" svg:y1="5.292cm" svg:x2="13.97cm" svg:y2="17.992cm">
          <text:p/>
        </draw:line>
        <draw:line draw:style-name="gr3" draw:text-style-name="P6" draw:layer="layout" svg:x1="16.51cm" svg:y1="5.292cm" svg:x2="16.51cm" svg:y2="17.992cm">
          <text:p/>
        </draw:line>
        <draw:line draw:style-name="gr3" draw:text-style-name="P6" draw:layer="layout" svg:x1="6.35cm" svg:y1="7.832cm" svg:x2="19.05cm" svg:y2="7.832cm">
          <text:p/>
        </draw:line>
        <draw:line draw:style-name="gr3" draw:text-style-name="P6" draw:layer="layout" svg:x1="6.35cm" svg:y1="10.372cm" svg:x2="19.05cm" svg:y2="10.372cm">
          <text:p/>
        </draw:line>
        <draw:line draw:style-name="gr3" draw:text-style-name="P6" draw:layer="layout" svg:x1="6.35cm" svg:y1="12.912cm" svg:x2="19.05cm" svg:y2="12.912cm">
          <text:p/>
        </draw:line>
        <draw:line draw:style-name="gr3" draw:text-style-name="P6" draw:layer="layout" svg:x1="6.35cm" svg:y1="15.452cm" svg:x2="19.05cm" svg:y2="15.452cm">
          <text:p/>
        </draw:line>
        <draw:custom-shape draw:style-name="gr5" draw:text-style-name="P9" draw:layer="layout" svg:width="2.54cm" svg:height="2.54cm" svg:x="8.89cm" svg:y="5.292cm">
          <text:list text:style-name="L1">
            <text:list-header>
              <text:p text:style-name="P8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21" draw:layer="layout" svg:width="2.54cm" svg:height="2.54cm" svg:x="11.43cm" svg:y="5.292cm">
          <text:list text:style-name="L1">
            <text:list-header>
              <text:p text:style-name="P8"><text:span text:style-name="T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21" draw:layer="layout" svg:width="2.54cm" svg:height="2.54cm" svg:x="13.97cm" svg:y="5.292cm">
          <text:list text:style-name="L1">
            <text:list-header>
              <text:p text:style-name="P8"><text:span text:style-name="T3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21" draw:layer="layout" svg:width="2.54cm" svg:height="2.54cm" svg:x="16.51cm" svg:y="5.292cm">
          <text:list text:style-name="L1">
            <text:list-header>
              <text:p text:style-name="P8"><text:span text:style-name="T3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6.35cm" svg:y="7.832cm">
          <text:list text:style-name="L1">
            <text:list-header>
              <text:p text:style-name="P8"><text:span text:style-name="T3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8.89cm" svg:y="7.832cm">
          <text:list text:style-name="L1">
            <text:list-header>
              <text:p text:style-name="P8"><text:span text:style-name="T3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21" draw:layer="layout" svg:width="2.54cm" svg:height="2.54cm" svg:x="11.43cm" svg:y="7.832cm">
          <text:list text:style-name="L1">
            <text:list-header>
              <text:p text:style-name="P8"><text:span text:style-name="T3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21" draw:layer="layout" svg:width="2.54cm" svg:height="2.54cm" svg:x="13.97cm" svg:y="7.832cm">
          <text:list text:style-name="L1">
            <text:list-header>
              <text:p text:style-name="P8"><text:span text:style-name="T3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21" draw:layer="layout" svg:width="2.54cm" svg:height="2.54cm" svg:x="16.51cm" svg:y="7.832cm">
          <text:list text:style-name="L1">
            <text:list-header>
              <text:p text:style-name="P8"><text:span text:style-name="T3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6.35cm" svg:y="10.372cm">
          <text:list text:style-name="L1">
            <text:list-header>
              <text:p text:style-name="P8"><text:span text:style-name="T3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8.89cm" svg:y="10.372cm">
          <text:list text:style-name="L1">
            <text:list-header>
              <text:p text:style-name="P8"><text:span text:style-name="T3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2.54cm" svg:x="11.43cm" svg:y="10.372cm">
          <text:list text:style-name="L1">
            <text:list-header>
              <text:p text:style-name="P8"><text:span text:style-name="T3">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33" draw:layer="layout" svg:width="2.54cm" svg:height="2.54cm" svg:x="13.97cm" svg:y="10.372cm">
          <text:list text:style-name="L1">
            <text:list-header>
              <text:p text:style-name="P8"><text:span text:style-name="T3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33" draw:layer="layout" svg:width="2.54cm" svg:height="2.54cm" svg:x="16.51cm" svg:y="10.372cm">
          <text:list text:style-name="L1">
            <text:list-header>
              <text:p text:style-name="P8"><text:span text:style-name="T3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2.54cm" svg:height="2.54cm" svg:x="6.35cm" svg:y="12.912cm">
          <text:list text:style-name="L1">
            <text:list-header>
              <text:p text:style-name="P8"><text:span text:style-name="T3">1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2.54cm" svg:height="2.54cm" svg:x="8.89cm" svg:y="12.912cm">
          <text:list text:style-name="L1">
            <text:list-header>
              <text:p text:style-name="P8"><text:span text:style-name="T3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2.54cm" svg:height="2.54cm" svg:x="11.43cm" svg:y="12.912cm">
          <text:list text:style-name="L1">
            <text:list-header>
              <text:p text:style-name="P8"><text:span text:style-name="T3">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33" draw:layer="layout" svg:width="2.54cm" svg:height="2.54cm" svg:x="13.97cm" svg:y="12.912cm">
          <text:list text:style-name="L1">
            <text:list-header>
              <text:p text:style-name="P8"><text:span text:style-name="T3">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33" draw:layer="layout" svg:width="2.54cm" svg:height="2.54cm" svg:x="16.51cm" svg:y="12.912cm">
          <text:list text:style-name="L1">
            <text:list-header>
              <text:p text:style-name="P8"><text:span text:style-name="T3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2.54cm" svg:height="2.54cm" svg:x="6.35cm" svg:y="15.452cm">
          <text:list text:style-name="L1">
            <text:list-header>
              <text:p text:style-name="P8"><text:span text:style-name="T3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2.54cm" svg:height="2.54cm" svg:x="8.89cm" svg:y="15.452cm">
          <text:list text:style-name="L1">
            <text:list-header>
              <text:p text:style-name="P8"><text:span text:style-name="T3">2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2.54cm" svg:height="2.54cm" svg:x="11.43cm" svg:y="15.452cm">
          <text:list text:style-name="L1">
            <text:list-header>
              <text:p text:style-name="P8"><text:span text:style-name="T3">2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33" draw:layer="layout" svg:width="2.54cm" svg:height="2.54cm" svg:x="13.97cm" svg:y="15.452cm">
          <text:list text:style-name="L1">
            <text:list-header>
              <text:p text:style-name="P8"><text:span text:style-name="T3">2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33" draw:layer="layout" svg:width="2.54cm" svg:height="2.54cm" svg:x="16.51cm" svg:y="15.452cm">
          <text:list text:style-name="L1">
            <text:list-header>
              <text:p text:style-name="P8"><text:span text:style-name="T3">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6.35cm" svg:y="5.29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45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erformance on 24 Puzzle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Performance on 24 Puzzle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19" text:id="id119" text:style-name="P3"><text:span text:style-name="T2">Each database contains 128 million entries.</text:span></text:p>
              </text:list-item>
              <text:list-item>
                <text:p xml:id="id121" text:id="id121" text:style-name="P3"><text:span text:style-name="T2">IDA* using these databases can optimally solve random 24-puzzle problems.</text:span></text:p>
              </text:list-item>
              <text:list-item>
                <text:p xml:id="id122" text:id="id122" text:style-name="P3"><text:span text:style-name="T2">Optimal solutions average 100 moves.</text:span></text:p>
              </text:list-item>
              <text:list-item>
                <text:p xml:id="id123" text:id="id123" text:style-name="P3"><text:span text:style-name="T2">Billions to trillions of nodes generated.</text:span></text:p>
              </text:list-item>
              <text:list-item>
                <text:p xml:id="id124" text:id="id124" text:style-name="P3"><text:span text:style-name="T2">Over 2 million nodes per second.</text:span></text:p>
              </text:list-item>
              <text:list-item>
                <text:p xml:id="id125" text:id="id125" text:style-name="P3"><text:span text:style-name="T2">Running times from 18 seconds to 10 days.</text:span></text:p>
              </text:list-item>
              <text:list-item>
                <text:p xml:id="id126" text:id="id126" text:style-name="P3"><text:span text:style-name="T2">Average is a day and a half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20" anim:id="id120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animateColor smil:begin="id120.end" smil:dur="0.001s" smil:fill="hold" presentation:master-element="id120" smil:targetElement="id119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6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4T2">
        <draw:frame draw:style-name="gr132" draw:text-style-name="P35" draw:layer="layout" svg:width="21.59cm" svg:height="16.298cm" svg:x="1.905cm" svg:y="0.635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8" draw:text-style-name="P15" draw:layer="layout" svg:width="11.826cm" svg:height="1.615cm" svg:x="8.028cm" svg:y="16.931cm">
          <text:list text:style-name="L1">
            <text:list-header>
              <text:p text:style-name="P14"><text:span text:style-name="T5">Optimal Solution 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8.338cm" svg:height="1.615cm" draw:transform="rotate (-1.5707963267949) translate (2.035cm 4.016cm)">
          <text:list text:style-name="L1">
            <text:list-header>
              <text:p text:style-name="P14"><text:span text:style-name="T5">Nodes Gener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47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Moral of the Story (so far)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Moral of the Story (so far)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27" text:id="id127" text:style-name="P3"><text:span text:style-name="T2">Our implementation of disjoint additive pattern databases is tailored to tile puzzles.</text:span></text:p>
              </text:list-item>
              <text:list-item>
                <text:p xml:id="id129" text:id="id129" text:style-name="P3"><text:span text:style-name="T2">In general, most heuristics assume that subproblems are independent.</text:span></text:p>
              </text:list-item>
              <text:list-item>
                <text:p xml:id="id130" text:id="id130" text:style-name="P3"><text:span text:style-name="T2">Capturing some of the interactions between subproblems yields more accurate heuristics</text:span></text:p>
              </text:list-item>
              <text:list-item>
                <text:p xml:id="id131" text:id="id131" text:style-name="P3"><text:span text:style-name="T2">We’ve also applied this to graph partion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28" anim:id="id128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animateColor smil:begin="id128.end" smil:dur="0.001s" smil:fill="hold" presentation:master-element="id128" smil:targetElement="id127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8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Time Complexity of Admissible Heuristic Search Algorithms" draw:style-name="dp1" draw:master-page-name="Default" presentation:presentation-page-layout-name="AL1T0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Time Complexity of Admissible Heuristic Search Algorithms</text:span></text:p>
              </text:list-header>
            </text:list>
          </draw:text-box>
        </draw:frame>
        <draw:frame presentation:style-name="pr8" draw:text-style-name="P36" draw:layer="layout" svg:width="17.78cm" svg:height="1.694cm" svg:x="3.81cm" svg:y="13.123cm" presentation:class="subtitle" presentation:user-transformed="true">
          <draw:text-box>
            <text:list text:style-name="L1">
              <text:list-header>
                <text:p xml:id="id132" text:id="id132" text:style-name="P3"><text:span text:style-name="T2">Joint work with Michael Reid (Brown University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49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revious Work on This Problem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Previous Work on This Problem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33" text:id="id133" text:style-name="P3"><text:span text:style-name="T2">Pohl 1977, Gaschnig 1979, Pearl 1984</text:span></text:p>
              </text:list-item>
              <text:list-item>
                <text:p xml:id="id135" text:id="id135" text:style-name="P3"><text:span text:style-name="T2">Assumes an abstract analytic model of the problem space</text:span></text:p>
              </text:list-item>
              <text:list-item>
                <text:p xml:id="id136" text:id="id136" text:style-name="P3"><text:span text:style-name="T2">Characterizes heuristic by its accuracy as an estimate of optimal solution cost</text:span></text:p>
              </text:list-item>
              <text:list-item>
                <text:p xml:id="id137" text:id="id137" text:style-name="P3"><text:span text:style-name="T2">Produces asymptotic results.</text:span></text:p>
              </text:list-item>
              <text:list-item>
                <text:p xml:id="id138" text:id="id138" text:style-name="P3"><text:span text:style-name="T2">Doesn’t predict runtime on real problems.</text:span></text:p>
                <text:p text:style-name="P3"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34" anim:id="id134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animateColor smil:begin="id134.end" smil:dur="0.001s" smil:fill="hold" presentation:master-element="id134" smil:targetElement="id133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50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How Long does a Heuristic Search Algorithm take to Run?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How Long does a Heuristic Search Algorithm take to Run?</text:span></text:p>
              </text:list-header>
            </text:list>
          </draw:text-box>
        </draw:frame>
        <draw:frame presentation:style-name="pr9" draw:text-style-name="P2" draw:layer="layout" svg:width="21.59cm" svg:height="8.255cm" svg:x="1.905cm" svg:y="9.524cm" presentation:class="outline" presentation:user-transformed="true">
          <draw:text-box>
            <text:list text:style-name="L2">
              <text:list-item>
                <text:p xml:id="id140" text:id="id140" text:style-name="P3"><text:span text:style-name="T2">Branching factor of problem space</text:span></text:p>
              </text:list-item>
              <text:list-item>
                <text:p xml:id="id142" text:id="id142" text:style-name="P3"><text:span text:style-name="T2">Solution depth of problem instance</text:span></text:p>
              </text:list-item>
              <text:list-item>
                <text:p xml:id="id143" text:id="id143" text:style-name="P3"><text:span text:style-name="T2">Heuristic evaluation function</text:span></text:p>
              </text:list-item>
            </text:list>
          </draw:text-box>
        </draw:frame>
        <draw:custom-shape draw:style-name="gr18" draw:text-style-name="P15" xml:id="id139" draw:id="id139" draw:layer="layout" svg:width="6.2cm" svg:height="1.615cm" svg:x="9.521cm" svg:y="6.559cm">
          <text:list text:style-name="L1">
            <text:list-header>
              <text:p text:style-name="P14"><text:span text:style-name="T5">Depends on: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xml:id="id141" anim:id="id141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animateColor smil:begin="id141.end" smil:dur="0.001s" smil:fill="hold" presentation:master-element="id141" smil:targetElement="id140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51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Branching Factor: average number of children of a node 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Branching Factor: average number of children of a node 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44" text:id="id144" text:style-name="P3"><text:span text:style-name="T2">In tile puzzles, a cell has 2,3,or 4 neighbors.</text:span></text:p>
              </text:list-item>
              <text:list-item>
                <text:p xml:id="id146" text:id="id146" text:style-name="P3"><text:span text:style-name="T2">Eliminating inverse of last move gives a node branching factor of 1, 2, or 3. </text:span></text:p>
              </text:list-item>
              <text:list-item>
                <text:p xml:id="id147" text:id="id147" text:style-name="P3"><text:span text:style-name="T2">Exact asymptotic branching factor depends on relative frequency of each type of node, in limit of large depth.</text:span></text:p>
              </text:list-item>
              <text:list-item>
                <text:p xml:id="id148" text:id="id148" text:style-name="P3"><text:span text:style-name="T2">Joint work with Stefan Edelkam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45" anim:id="id145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animateColor smil:begin="id145.end" smil:dur="0.001s" smil:fill="hold" presentation:master-element="id145" smil:targetElement="id144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52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One Wrong Way to do it" draw:style-name="dp1" draw:master-page-name="Default" presentation:presentation-page-layout-name="AL2T1">
        <draw:frame presentation:style-name="pr1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One Wrong Way to do it</text:p>
              </text:list-header>
            </text:list>
          </draw:text-box>
        </draw:frame>
        <draw:frame presentation:style-name="pr10" draw:text-style-name="P2" draw:layer="layout" svg:width="21.59cm" svg:height="6.138cm" svg:x="1.905cm" svg:y="4.445cm" presentation:class="outline" presentation:user-transformed="true">
          <draw:text-box>
            <text:list text:style-name="L2">
              <text:list-item>
                <text:p xml:id="id150" text:id="id150" text:style-name="P3"><text:span text:style-name="T2">15 puzzle has 4 center cells</text:span><text:span text:style-name="T13"> (b=3),</text:span><text:span text:style-name="T2"> 4 corner cells</text:span><text:span text:style-name="T14"> (b=1),</text:span><text:span text:style-name="T2"> and 8 side cells</text:span><text:span text:style-name="T15"> (b=2).</text:span></text:p>
              </text:list-item>
              <text:list-item>
                <text:p xml:id="id151" text:id="id151" text:style-name="P3"><text:span text:style-name="T2">Therefore, b= (</text:span><text:span text:style-name="T13">4*3</text:span><text:span text:style-name="T2">+</text:span><text:span text:style-name="T14">4*1</text:span><text:span text:style-name="T2">+</text:span><text:span text:style-name="T15">8*2</text:span><text:span text:style-name="T2">)/16=2.</text:span></text:p>
              </text:list-item>
              <text:list-item>
                <text:p xml:id="id152" text:id="id152" text:style-name="P3"><text:span text:style-name="T2">Assumes all blank positions equally likely</text:span></text:p>
              </text:list-item>
            </text:list>
          </draw:text-box>
        </draw:frame>
        <draw:g xml:id="id149" draw:id="id149">
          <draw:custom-shape draw:style-name="gr93" draw:text-style-name="P2" draw:layer="layout" svg:width="7.611cm" svg:height="7.624cm" svg:x="8.89cm" svg:y="10.79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795cm" svg:y1="10.795cm" svg:x2="10.795cm" svg:y2="18.419cm">
            <text:p/>
          </draw:line>
          <draw:line draw:style-name="gr3" draw:text-style-name="P6" draw:layer="layout" svg:x1="12.7cm" svg:y1="10.795cm" svg:x2="12.7cm" svg:y2="18.419cm">
            <text:p/>
          </draw:line>
          <draw:line draw:style-name="gr3" draw:text-style-name="P6" draw:layer="layout" svg:x1="14.596cm" svg:y1="10.795cm" svg:x2="14.596cm" svg:y2="18.419cm">
            <text:p/>
          </draw:line>
          <draw:line draw:style-name="gr3" draw:text-style-name="P6" draw:layer="layout" svg:x1="8.89cm" svg:y1="12.7cm" svg:x2="16.501cm" svg:y2="12.7cm">
            <text:p/>
          </draw:line>
          <draw:line draw:style-name="gr3" draw:text-style-name="P6" draw:layer="layout" svg:x1="8.89cm" svg:y1="14.609cm" svg:x2="16.501cm" svg:y2="14.609cm">
            <text:p/>
          </draw:line>
          <draw:line draw:style-name="gr3" draw:text-style-name="P6" draw:layer="layout" svg:x1="8.89cm" svg:y1="16.514cm" svg:x2="16.501cm" svg:y2="16.514cm">
            <text:p/>
          </draw:line>
          <draw:custom-shape draw:style-name="gr133" draw:text-style-name="P18" draw:layer="layout" svg:width="1.905cm" svg:height="1.905cm" svg:x="8.89cm" svg:y="10.795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37" draw:layer="layout" svg:width="1.905cm" svg:height="1.905cm" svg:x="10.795cm" svg:y="10.795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5" draw:text-style-name="P37" draw:layer="layout" svg:width="1.896cm" svg:height="1.905cm" svg:x="12.7cm" svg:y="10.795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14.596cm" svg:y="10.795cm">
            <text:list text:style-name="L1">
              <text:list-header>
                <text:p text:style-name="P8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6" draw:text-style-name="P37" draw:layer="layout" svg:width="1.905cm" svg:height="1.909cm" svg:x="8.89cm" svg:y="12.7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7" draw:text-style-name="P12" draw:layer="layout" svg:width="1.905cm" svg:height="1.909cm" svg:x="10.795cm" svg:y="12.7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8" draw:text-style-name="P12" draw:layer="layout" svg:width="1.896cm" svg:height="1.909cm" svg:x="12.7cm" svg:y="12.7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6" draw:text-style-name="P37" draw:layer="layout" svg:width="1.905cm" svg:height="1.909cm" svg:x="14.596cm" svg:y="12.7cm">
            <text:list text:style-name="L1">
              <text:list-header>
                <text:p text:style-name="P8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4" draw:text-style-name="P37" draw:layer="layout" svg:width="1.905cm" svg:height="1.905cm" svg:x="8.89cm" svg:y="14.609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9" draw:text-style-name="P12" draw:layer="layout" svg:width="1.905cm" svg:height="1.905cm" svg:x="10.795cm" svg:y="14.609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0" draw:text-style-name="P12" draw:layer="layout" svg:width="1.896cm" svg:height="1.905cm" svg:x="12.7cm" svg:y="14.609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4" draw:text-style-name="P37" draw:layer="layout" svg:width="1.905cm" svg:height="1.905cm" svg:x="14.596cm" svg:y="14.609cm">
            <text:list text:style-name="L1">
              <text:list-header>
                <text:p text:style-name="P8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8.89cm" svg:y="16.514cm">
            <text:list text:style-name="L1">
              <text:list-header>
                <text:p text:style-name="P8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4" draw:text-style-name="P37" draw:layer="layout" svg:width="1.905cm" svg:height="1.905cm" svg:x="10.795cm" svg:y="16.514cm">
            <text:list text:style-name="L1">
              <text:list-header>
                <text:p text:style-name="P8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5" draw:text-style-name="P37" draw:layer="layout" svg:width="1.896cm" svg:height="1.905cm" svg:x="12.7cm" svg:y="16.514cm">
            <text:list text:style-name="L1">
              <text:list-header>
                <text:p text:style-name="P8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.905cm" svg:height="1.905cm" svg:x="14.596cm" svg:y="16.514cm">
            <text:list text:style-name="L1">
              <text:list-header>
                <text:p text:style-name="P8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53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The Correct Answer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he Correct Answer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53" text:id="id153" text:style-name="P3"><text:span text:style-name="T2">The asymptotic branching factor of the Fifteen Puzzle is 2.13040</text:span></text:p>
              </text:list-item>
              <text:list-item>
                <text:p xml:id="id155" text:id="id155" text:style-name="P3"><text:span text:style-name="T2">The derivation is left as an exercis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54" anim:id="id154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animateColor smil:begin="id154.end" smil:dur="0.001s" smil:fill="hold" presentation:master-element="id154" smil:targetElement="id153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54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Derivation of Time Complexity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Derivation of Time Complexity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56" text:id="id156" text:style-name="P3"><text:span text:style-name="T2">First, consider brute-force search.</text:span></text:p>
              </text:list-item>
              <text:list-item>
                <text:p xml:id="id158" text:id="id158" text:style-name="P3"><text:span text:style-name="T2">Then, consider heuristic search complexity.</text:span></text:p>
              </text:list-item>
              <text:list-item>
                <text:p xml:id="id159" text:id="id159" text:style-name="P3"><text:span text:style-name="T2">Illustrate result with example search tre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57" anim:id="id157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animateColor smil:begin="id157.end" smil:dur="0.001s" smil:fill="hold" presentation:master-element="id157" smil:targetElement="id156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55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56" draw:style-name="dp1" draw:master-page-name="Default">
        <draw:custom-shape draw:style-name="gr18" draw:text-style-name="P15" draw:layer="layout" svg:width="11.64cm" svg:height="1.615cm" svg:x="6.886cm" svg:y="0.421cm">
          <text:list text:style-name="L1">
            <text:list-header>
              <text:p text:style-name="P14"><text:span text:style-name="T5">Brute-Force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cm" svg:x="21.167cm" svg:y="9.313cm">
            <text:list text:style-name="L1">
              <text:list-header>
                <text:p text:style-name="P1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cm" svg:x="20.743cm" svg:y="11.218cm">
            <text:list text:style-name="L1">
              <text:list-header>
                <text:p text:style-name="P1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3.12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5.028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2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3" draw:text-style-name="P6" draw:layer="layout" svg:x1="12.064cm" svg:y1="6.989cm" svg:x2="11.429cm" svg:y2="7.624cm">
          <text:p/>
        </draw:line>
        <draw:line draw:style-name="gr144" draw:text-style-name="P6" draw:layer="layout" svg:x1="13.335cm" svg:y1="6.989cm" svg:x2="13.97cm" svg:y2="7.624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cm" svg:x="4.868cm" svg:y="11.218cm">
            <text:list text:style-name="L1">
              <text:list-header>
                <text:p text:style-name="P1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3.12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5.028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9.31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5" draw:text-style-name="P6" draw:layer="layout" svg:x1="13.758cm" svg:y1="2.963cm" svg:x2="17.145cm" svg:y2="2.963cm">
            <text:p/>
          </draw:line>
          <draw:line draw:style-name="gr146" draw:text-style-name="P6" draw:layer="layout" svg:x1="11.429cm" svg:y1="2.963cm" svg:x2="8.254cm" svg:y2="2.963cm">
            <text:p/>
          </draw:line>
        </draw:g>
        <draw:custom-shape draw:style-name="gr18" draw:text-style-name="P27" draw:layer="layout" svg:width="2.39cm" svg:height="1.615cm" svg:x="1.905cm" svg:y="6.348cm">
          <text:list text:style-name="L1">
            <text:list-header>
              <text:p text:style-name="P8"><text:span text:style-name="T5">g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7" draw:text-style-name="P6" draw:layer="layout" svg:x1="2.963cm" svg:y1="6.561cm" svg:x2="2.963cm" svg:y2="5.502cm">
          <text:p/>
        </draw:line>
        <draw:line draw:style-name="gr148" draw:text-style-name="P6" draw:layer="layout" svg:x1="2.963cm" svg:y1="8.043cm" svg:x2="2.963cm" svg:y2="9.102cm">
          <text:p/>
        </draw:line>
        <presentation:notes draw:style-name="dp3">
          <draw:page-thumbnail draw:style-name="gr1" draw:layer="layout" svg:width="12.889cm" svg:height="9.666cm" svg:x="3.267cm" svg:y="1.936cm" draw:page-number="56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57" draw:style-name="dp1" draw:master-page-name="Default">
        <draw:custom-shape draw:style-name="gr18" draw:text-style-name="P15" draw:layer="layout" svg:width="11.64cm" svg:height="1.615cm" svg:x="6.886cm" svg:y="0.421cm">
          <text:list text:style-name="L1">
            <text:list-header>
              <text:p text:style-name="P14"><text:span text:style-name="T5">Brute-Force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cm" svg:x="20.743cm" svg:y="11.218cm">
            <text:list text:style-name="L1">
              <text:list-header>
                <text:p text:style-name="P1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3.12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5.028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9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0" draw:text-style-name="P6" draw:layer="layout" svg:x1="12.064cm" svg:y1="6.989cm" svg:x2="11.429cm" svg:y2="7.624cm">
          <text:p/>
        </draw:line>
        <draw:line draw:style-name="gr151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152" draw:text-style-name="P6" draw:layer="layout" svg:x1="12.7cm" svg:y1="8.894cm" svg:x2="12.7cm" svg:y2="9.529cm">
            <text:p/>
          </draw:line>
          <draw:line draw:style-name="gr153" draw:text-style-name="P6" draw:layer="layout" svg:x1="12.064cm" svg:y1="8.894cm" svg:x2="11.429cm" svg:y2="9.529cm">
            <text:p/>
          </draw:line>
          <draw:line draw:style-name="gr154" draw:text-style-name="P6" draw:layer="layout" svg:x1="13.335cm" svg:y1="8.894cm" svg:x2="13.97cm" svg:y2="9.529cm">
            <text:p/>
          </draw:line>
        </draw:g>
        <draw:g>
          <draw:line draw:style-name="gr155" draw:text-style-name="P6" draw:layer="layout" svg:x1="10.795cm" svg:y1="8.894cm" svg:x2="10.795cm" svg:y2="9.529cm">
            <text:p/>
          </draw:line>
          <draw:line draw:style-name="gr156" draw:text-style-name="P6" draw:layer="layout" svg:x1="10.159cm" svg:y1="8.894cm" svg:x2="9.524cm" svg:y2="9.529cm">
            <text:p/>
          </draw:line>
          <draw:line draw:style-name="gr157" draw:text-style-name="P6" draw:layer="layout" svg:x1="11.43cm" svg:y1="8.894cm" svg:x2="12.065cm" svg:y2="9.529cm">
            <text:p/>
          </draw:line>
        </draw:g>
        <draw:g>
          <draw:line draw:style-name="gr158" draw:text-style-name="P6" draw:layer="layout" svg:x1="14.605cm" svg:y1="8.894cm" svg:x2="14.605cm" svg:y2="9.529cm">
            <text:p/>
          </draw:line>
          <draw:line draw:style-name="gr159" draw:text-style-name="P6" draw:layer="layout" svg:x1="13.969cm" svg:y1="8.894cm" svg:x2="13.334cm" svg:y2="9.529cm">
            <text:p/>
          </draw:line>
          <draw:line draw:style-name="gr160" draw:text-style-name="P6" draw:layer="layout" svg:x1="15.24cm" svg:y1="8.894cm" svg:x2="15.875cm" svg:y2="9.529cm">
            <text:p/>
          </draw:line>
        </draw:g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cm" svg:x="4.868cm" svg:y="11.218cm">
            <text:list text:style-name="L1">
              <text:list-header>
                <text:p text:style-name="P1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3.12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5.028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1" draw:text-style-name="P6" draw:layer="layout" svg:x1="13.758cm" svg:y1="2.963cm" svg:x2="17.145cm" svg:y2="2.963cm">
            <text:p/>
          </draw:line>
          <draw:line draw:style-name="gr162" draw:text-style-name="P6" draw:layer="layout" svg:x1="11.429cm" svg:y1="2.963cm" svg:x2="8.254cm" svg:y2="2.963cm">
            <text:p/>
          </draw:line>
        </draw:g>
        <draw:custom-shape draw:style-name="gr18" draw:text-style-name="P27" draw:layer="layout" svg:width="2.39cm" svg:height="1.615cm" svg:x="1.905cm" svg:y="7.406cm">
          <text:list text:style-name="L1">
            <text:list-header>
              <text:p text:style-name="P8"><text:span text:style-name="T5">g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3" draw:text-style-name="P6" draw:layer="layout" svg:x1="2.99cm" svg:y1="9.102cm" svg:x2="2.99cm" svg:y2="10.795cm">
          <text:p/>
        </draw:line>
        <draw:line draw:style-name="gr164" draw:text-style-name="P6" draw:layer="layout" svg:x1="2.963cm" svg:y1="7.619cm" svg:x2="2.963cm" svg:y2="5.926cm">
          <text:p/>
        </draw:line>
        <presentation:notes draw:style-name="dp3">
          <draw:page-thumbnail draw:style-name="gr1" draw:layer="layout" svg:width="12.889cm" svg:height="9.666cm" svg:x="3.267cm" svg:y="1.936cm" draw:page-number="57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58" draw:style-name="dp1" draw:master-page-name="Default">
        <draw:custom-shape draw:style-name="gr18" draw:text-style-name="P15" draw:layer="layout" svg:width="11.64cm" svg:height="1.615cm" svg:x="6.886cm" svg:y="0.421cm">
          <text:list text:style-name="L1">
            <text:list-header>
              <text:p text:style-name="P14"><text:span text:style-name="T5">Brute-Force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5cm" svg:x="20.743cm" svg:y="11.218cm">
            <text:list text:style-name="L1">
              <text:list-header>
                <text:p text:style-name="P14"><text:span text:style-name="T8">b</text:span><text:span text:style-name="T16">3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3.12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5.028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5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6" draw:text-style-name="P6" draw:layer="layout" svg:x1="12.064cm" svg:y1="6.989cm" svg:x2="11.429cm" svg:y2="7.624cm">
          <text:p/>
        </draw:line>
        <draw:line draw:style-name="gr167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168" draw:text-style-name="P6" draw:layer="layout" svg:x1="12.7cm" svg:y1="8.894cm" svg:x2="12.7cm" svg:y2="9.529cm">
            <text:p/>
          </draw:line>
          <draw:line draw:style-name="gr169" draw:text-style-name="P6" draw:layer="layout" svg:x1="12.064cm" svg:y1="8.894cm" svg:x2="11.429cm" svg:y2="9.529cm">
            <text:p/>
          </draw:line>
          <draw:line draw:style-name="gr170" draw:text-style-name="P6" draw:layer="layout" svg:x1="13.335cm" svg:y1="8.894cm" svg:x2="13.97cm" svg:y2="9.529cm">
            <text:p/>
          </draw:line>
        </draw:g>
        <draw:g>
          <draw:line draw:style-name="gr171" draw:text-style-name="P6" draw:layer="layout" svg:x1="10.795cm" svg:y1="8.894cm" svg:x2="10.795cm" svg:y2="9.529cm">
            <text:p/>
          </draw:line>
          <draw:line draw:style-name="gr172" draw:text-style-name="P6" draw:layer="layout" svg:x1="10.159cm" svg:y1="8.894cm" svg:x2="9.524cm" svg:y2="9.529cm">
            <text:p/>
          </draw:line>
          <draw:line draw:style-name="gr173" draw:text-style-name="P6" draw:layer="layout" svg:x1="11.43cm" svg:y1="8.894cm" svg:x2="12.065cm" svg:y2="9.529cm">
            <text:p/>
          </draw:line>
        </draw:g>
        <draw:g>
          <draw:line draw:style-name="gr174" draw:text-style-name="P6" draw:layer="layout" svg:x1="14.605cm" svg:y1="8.894cm" svg:x2="14.605cm" svg:y2="9.529cm">
            <text:p/>
          </draw:line>
          <draw:line draw:style-name="gr175" draw:text-style-name="P6" draw:layer="layout" svg:x1="13.969cm" svg:y1="8.894cm" svg:x2="13.334cm" svg:y2="9.529cm">
            <text:p/>
          </draw:line>
          <draw:line draw:style-name="gr176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177" draw:text-style-name="P6" draw:layer="layout" svg:x1="12.7cm" svg:y1="10.799cm" svg:x2="12.7cm" svg:y2="11.434cm">
            <text:p/>
          </draw:line>
          <draw:line draw:style-name="gr178" draw:text-style-name="P6" draw:layer="layout" svg:x1="12.064cm" svg:y1="10.799cm" svg:x2="11.429cm" svg:y2="11.434cm">
            <text:p/>
          </draw:line>
          <draw:line draw:style-name="gr179" draw:text-style-name="P6" draw:layer="layout" svg:x1="13.335cm" svg:y1="10.799cm" svg:x2="13.97cm" svg:y2="11.434cm">
            <text:p/>
          </draw:line>
        </draw:g>
        <draw:g>
          <draw:line draw:style-name="gr180" draw:text-style-name="P6" draw:layer="layout" svg:x1="10.795cm" svg:y1="10.799cm" svg:x2="10.795cm" svg:y2="11.434cm">
            <text:p/>
          </draw:line>
          <draw:line draw:style-name="gr181" draw:text-style-name="P6" draw:layer="layout" svg:x1="10.159cm" svg:y1="10.799cm" svg:x2="9.524cm" svg:y2="11.434cm">
            <text:p/>
          </draw:line>
          <draw:line draw:style-name="gr182" draw:text-style-name="P6" draw:layer="layout" svg:x1="11.43cm" svg:y1="10.799cm" svg:x2="12.065cm" svg:y2="11.434cm">
            <text:p/>
          </draw:line>
        </draw:g>
        <draw:g>
          <draw:line draw:style-name="gr183" draw:text-style-name="P6" draw:layer="layout" svg:x1="14.605cm" svg:y1="10.799cm" svg:x2="14.605cm" svg:y2="11.434cm">
            <text:p/>
          </draw:line>
          <draw:line draw:style-name="gr184" draw:text-style-name="P6" draw:layer="layout" svg:x1="13.969cm" svg:y1="10.799cm" svg:x2="13.334cm" svg:y2="11.434cm">
            <text:p/>
          </draw:line>
          <draw:line draw:style-name="gr185" draw:text-style-name="P6" draw:layer="layout" svg:x1="15.24cm" svg:y1="10.799cm" svg:x2="15.875cm" svg:y2="11.434cm">
            <text:p/>
          </draw:line>
        </draw:g>
        <draw:line draw:style-name="gr186" draw:text-style-name="P6" draw:layer="layout" svg:x1="8.89cm" svg:y1="10.799cm" svg:x2="8.89cm" svg:y2="11.434cm">
          <text:p/>
        </draw:line>
        <draw:line draw:style-name="gr187" draw:text-style-name="P6" draw:layer="layout" svg:x1="9.525cm" svg:y1="10.799cm" svg:x2="10.16cm" svg:y2="11.434cm">
          <text:p/>
        </draw:line>
        <draw:line draw:style-name="gr188" draw:text-style-name="P6" draw:layer="layout" svg:x1="16.51cm" svg:y1="10.799cm" svg:x2="16.51cm" svg:y2="11.434cm">
          <text:p/>
        </draw:line>
        <draw:line draw:style-name="gr189" draw:text-style-name="P6" draw:layer="layout" svg:x1="15.874cm" svg:y1="10.799cm" svg:x2="15.239cm" svg:y2="11.434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3.12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5.028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0" draw:text-style-name="P6" draw:layer="layout" svg:x1="13.758cm" svg:y1="2.963cm" svg:x2="17.145cm" svg:y2="2.963cm">
            <text:p/>
          </draw:line>
          <draw:line draw:style-name="gr191" draw:text-style-name="P6" draw:layer="layout" svg:x1="11.429cm" svg:y1="2.963cm" svg:x2="8.254cm" svg:y2="2.963cm">
            <text:p/>
          </draw:line>
        </draw:g>
        <draw:custom-shape draw:style-name="gr18" draw:text-style-name="P27" draw:layer="layout" svg:width="2.39cm" svg:height="1.615cm" svg:x="1.693cm" svg:y="8.253cm">
          <text:list text:style-name="L1">
            <text:list-header>
              <text:p text:style-name="P8"><text:span text:style-name="T5">g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2" draw:text-style-name="P6" draw:layer="layout" svg:x1="2.963cm" svg:y1="8.255cm" svg:x2="2.963cm" svg:y2="5.715cm">
          <text:p/>
        </draw:line>
        <draw:line draw:style-name="gr193" draw:text-style-name="P6" draw:layer="layout" svg:x1="2.963cm" svg:y1="9.948cm" svg:x2="2.963cm" svg:y2="12.7cm">
          <text:p/>
        </draw:line>
        <presentation:notes draw:style-name="dp3">
          <draw:page-thumbnail draw:style-name="gr1" draw:layer="layout" svg:width="12.889cm" svg:height="9.666cm" svg:x="3.267cm" svg:y="1.936cm" draw:page-number="58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59" draw:style-name="dp1" draw:master-page-name="Default">
        <draw:custom-shape draw:style-name="gr18" draw:text-style-name="P15" draw:layer="layout" svg:width="11.64cm" svg:height="1.615cm" svg:x="6.886cm" svg:y="0.421cm">
          <text:list text:style-name="L1">
            <text:list-header>
              <text:p text:style-name="P14"><text:span text:style-name="T5">Brute-Force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5cm" svg:x="20.743cm" svg:y="11.218cm">
            <text:list text:style-name="L1">
              <text:list-header>
                <text:p text:style-name="P14"><text:span text:style-name="T8">b</text:span><text:span text:style-name="T16">3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3.121cm">
            <text:list text:style-name="L1">
              <text:list-header>
                <text:p text:style-name="P8"><text:span text:style-name="T5">b</text:span><text:span text:style-name="T1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5.028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94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95" draw:text-style-name="P6" draw:layer="layout" svg:x1="12.064cm" svg:y1="6.989cm" svg:x2="11.429cm" svg:y2="7.624cm">
          <text:p/>
        </draw:line>
        <draw:line draw:style-name="gr196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197" draw:text-style-name="P6" draw:layer="layout" svg:x1="12.7cm" svg:y1="8.894cm" svg:x2="12.7cm" svg:y2="9.529cm">
            <text:p/>
          </draw:line>
          <draw:line draw:style-name="gr198" draw:text-style-name="P6" draw:layer="layout" svg:x1="12.064cm" svg:y1="8.894cm" svg:x2="11.429cm" svg:y2="9.529cm">
            <text:p/>
          </draw:line>
          <draw:line draw:style-name="gr199" draw:text-style-name="P6" draw:layer="layout" svg:x1="13.335cm" svg:y1="8.894cm" svg:x2="13.97cm" svg:y2="9.529cm">
            <text:p/>
          </draw:line>
        </draw:g>
        <draw:g>
          <draw:line draw:style-name="gr200" draw:text-style-name="P6" draw:layer="layout" svg:x1="10.795cm" svg:y1="8.894cm" svg:x2="10.795cm" svg:y2="9.529cm">
            <text:p/>
          </draw:line>
          <draw:line draw:style-name="gr201" draw:text-style-name="P6" draw:layer="layout" svg:x1="10.159cm" svg:y1="8.894cm" svg:x2="9.524cm" svg:y2="9.529cm">
            <text:p/>
          </draw:line>
          <draw:line draw:style-name="gr202" draw:text-style-name="P6" draw:layer="layout" svg:x1="11.43cm" svg:y1="8.894cm" svg:x2="12.065cm" svg:y2="9.529cm">
            <text:p/>
          </draw:line>
        </draw:g>
        <draw:g>
          <draw:line draw:style-name="gr203" draw:text-style-name="P6" draw:layer="layout" svg:x1="14.605cm" svg:y1="8.894cm" svg:x2="14.605cm" svg:y2="9.529cm">
            <text:p/>
          </draw:line>
          <draw:line draw:style-name="gr204" draw:text-style-name="P6" draw:layer="layout" svg:x1="13.969cm" svg:y1="8.894cm" svg:x2="13.334cm" svg:y2="9.529cm">
            <text:p/>
          </draw:line>
          <draw:line draw:style-name="gr205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06" draw:text-style-name="P6" draw:layer="layout" svg:x1="12.7cm" svg:y1="10.799cm" svg:x2="12.7cm" svg:y2="11.434cm">
            <text:p/>
          </draw:line>
          <draw:line draw:style-name="gr207" draw:text-style-name="P6" draw:layer="layout" svg:x1="12.064cm" svg:y1="10.799cm" svg:x2="11.429cm" svg:y2="11.434cm">
            <text:p/>
          </draw:line>
          <draw:line draw:style-name="gr208" draw:text-style-name="P6" draw:layer="layout" svg:x1="13.335cm" svg:y1="10.799cm" svg:x2="13.97cm" svg:y2="11.434cm">
            <text:p/>
          </draw:line>
        </draw:g>
        <draw:g>
          <draw:line draw:style-name="gr209" draw:text-style-name="P6" draw:layer="layout" svg:x1="10.795cm" svg:y1="10.799cm" svg:x2="10.795cm" svg:y2="11.434cm">
            <text:p/>
          </draw:line>
          <draw:line draw:style-name="gr210" draw:text-style-name="P6" draw:layer="layout" svg:x1="10.159cm" svg:y1="10.799cm" svg:x2="9.524cm" svg:y2="11.434cm">
            <text:p/>
          </draw:line>
          <draw:line draw:style-name="gr211" draw:text-style-name="P6" draw:layer="layout" svg:x1="11.43cm" svg:y1="10.799cm" svg:x2="12.065cm" svg:y2="11.434cm">
            <text:p/>
          </draw:line>
        </draw:g>
        <draw:g>
          <draw:line draw:style-name="gr212" draw:text-style-name="P6" draw:layer="layout" svg:x1="14.605cm" svg:y1="10.799cm" svg:x2="14.605cm" svg:y2="11.434cm">
            <text:p/>
          </draw:line>
          <draw:line draw:style-name="gr213" draw:text-style-name="P6" draw:layer="layout" svg:x1="13.969cm" svg:y1="10.799cm" svg:x2="13.334cm" svg:y2="11.434cm">
            <text:p/>
          </draw:line>
          <draw:line draw:style-name="gr214" draw:text-style-name="P6" draw:layer="layout" svg:x1="15.24cm" svg:y1="10.799cm" svg:x2="15.875cm" svg:y2="11.434cm">
            <text:p/>
          </draw:line>
        </draw:g>
        <draw:line draw:style-name="gr215" draw:text-style-name="P6" draw:layer="layout" svg:x1="8.89cm" svg:y1="10.799cm" svg:x2="8.89cm" svg:y2="11.434cm">
          <text:p/>
        </draw:line>
        <draw:line draw:style-name="gr216" draw:text-style-name="P6" draw:layer="layout" svg:x1="9.525cm" svg:y1="10.799cm" svg:x2="10.16cm" svg:y2="11.434cm">
          <text:p/>
        </draw:line>
        <draw:line draw:style-name="gr217" draw:text-style-name="P6" draw:layer="layout" svg:x1="16.51cm" svg:y1="10.799cm" svg:x2="16.51cm" svg:y2="11.434cm">
          <text:p/>
        </draw:line>
        <draw:line draw:style-name="gr218" draw:text-style-name="P6" draw:layer="layout" svg:x1="15.874cm" svg:y1="10.799cm" svg:x2="15.239cm" svg:y2="11.434cm">
          <text:p/>
        </draw:line>
        <draw:custom-shape draw:style-name="gr141" draw:text-style-name="P34" draw:layer="layout" svg:width="1.27cm" svg:height="1.27cm" svg:x="10.16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3.339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19" draw:text-style-name="P6" draw:layer="layout" svg:x1="12.7cm" svg:y1="12.704cm" svg:x2="12.7cm" svg:y2="13.339cm">
            <text:p/>
          </draw:line>
          <draw:line draw:style-name="gr220" draw:text-style-name="P6" draw:layer="layout" svg:x1="12.064cm" svg:y1="12.704cm" svg:x2="11.429cm" svg:y2="13.339cm">
            <text:p/>
          </draw:line>
          <draw:line draw:style-name="gr221" draw:text-style-name="P6" draw:layer="layout" svg:x1="13.335cm" svg:y1="12.704cm" svg:x2="13.97cm" svg:y2="13.339cm">
            <text:p/>
          </draw:line>
        </draw:g>
        <draw:g>
          <draw:line draw:style-name="gr222" draw:text-style-name="P6" draw:layer="layout" svg:x1="10.795cm" svg:y1="12.704cm" svg:x2="10.795cm" svg:y2="13.339cm">
            <text:p/>
          </draw:line>
          <draw:line draw:style-name="gr223" draw:text-style-name="P6" draw:layer="layout" svg:x1="10.159cm" svg:y1="12.704cm" svg:x2="9.524cm" svg:y2="13.339cm">
            <text:p/>
          </draw:line>
          <draw:line draw:style-name="gr224" draw:text-style-name="P6" draw:layer="layout" svg:x1="11.43cm" svg:y1="12.704cm" svg:x2="12.065cm" svg:y2="13.339cm">
            <text:p/>
          </draw:line>
        </draw:g>
        <draw:g>
          <draw:line draw:style-name="gr225" draw:text-style-name="P6" draw:layer="layout" svg:x1="14.605cm" svg:y1="12.704cm" svg:x2="14.605cm" svg:y2="13.339cm">
            <text:p/>
          </draw:line>
          <draw:line draw:style-name="gr226" draw:text-style-name="P6" draw:layer="layout" svg:x1="13.969cm" svg:y1="12.704cm" svg:x2="13.334cm" svg:y2="13.339cm">
            <text:p/>
          </draw:line>
          <draw:line draw:style-name="gr227" draw:text-style-name="P6" draw:layer="layout" svg:x1="15.24cm" svg:y1="12.704cm" svg:x2="15.875cm" svg:y2="13.339cm">
            <text:p/>
          </draw:line>
        </draw:g>
        <draw:line draw:style-name="gr228" draw:text-style-name="P6" draw:layer="layout" svg:x1="8.89cm" svg:y1="12.704cm" svg:x2="8.89cm" svg:y2="13.339cm">
          <text:p/>
        </draw:line>
        <draw:line draw:style-name="gr229" draw:text-style-name="P6" draw:layer="layout" svg:x1="9.525cm" svg:y1="12.704cm" svg:x2="10.16cm" svg:y2="13.339cm">
          <text:p/>
        </draw:line>
        <draw:line draw:style-name="gr230" draw:text-style-name="P6" draw:layer="layout" svg:x1="16.51cm" svg:y1="12.704cm" svg:x2="16.51cm" svg:y2="13.339cm">
          <text:p/>
        </draw:line>
        <draw:line draw:style-name="gr231" draw:text-style-name="P6" draw:layer="layout" svg:x1="15.874cm" svg:y1="12.704cm" svg:x2="15.239cm" svg:y2="13.339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3.121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5.028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2" draw:text-style-name="P6" draw:layer="layout" svg:x1="13.758cm" svg:y1="2.963cm" svg:x2="17.145cm" svg:y2="2.963cm">
            <text:p/>
          </draw:line>
          <draw:line draw:style-name="gr233" draw:text-style-name="P6" draw:layer="layout" svg:x1="11.429cm" svg:y1="2.963cm" svg:x2="8.254cm" svg:y2="2.963cm">
            <text:p/>
          </draw:line>
        </draw:g>
        <draw:custom-shape draw:style-name="gr18" draw:text-style-name="P27" draw:layer="layout" svg:width="2.39cm" svg:height="1.615cm" svg:x="1.693cm" svg:y="9.311cm">
          <text:list text:style-name="L1">
            <text:list-header>
              <text:p text:style-name="P8"><text:span text:style-name="T5">g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4" draw:text-style-name="P6" draw:layer="layout" svg:x1="2.963cm" svg:y1="11.007cm" svg:x2="2.963cm" svg:y2="14.817cm">
          <text:p/>
        </draw:line>
        <draw:line draw:style-name="gr235" draw:text-style-name="P6" draw:layer="layout" svg:x1="2.963cm" svg:y1="9.313cm" svg:x2="2.963cm" svg:y2="5.715cm">
          <text:p/>
        </draw:line>
        <presentation:notes draw:style-name="dp3">
          <draw:page-thumbnail draw:style-name="gr1" draw:layer="layout" svg:width="12.889cm" svg:height="9.666cm" svg:x="3.267cm" svg:y="1.936cm" draw:page-number="59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60" draw:style-name="dp1" draw:master-page-name="Default">
        <draw:custom-shape draw:style-name="gr18" draw:text-style-name="P15" draw:layer="layout" svg:width="11.64cm" svg:height="1.615cm" svg:x="6.886cm" svg:y="0.421cm">
          <text:list text:style-name="L1">
            <text:list-header>
              <text:p text:style-name="P14"><text:span text:style-name="T5">Brute-Force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5cm" svg:x="20.743cm" svg:y="11.218cm">
            <text:list text:style-name="L1">
              <text:list-header>
                <text:p text:style-name="P14"><text:span text:style-name="T8">b</text:span><text:span text:style-name="T16">3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3.121cm">
            <text:list text:style-name="L1">
              <text:list-header>
                <text:p text:style-name="P8"><text:span text:style-name="T5">b</text:span><text:span text:style-name="T1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5.026cm">
            <text:list text:style-name="L1">
              <text:list-header>
                <text:p text:style-name="P8"><text:span text:style-name="T5">b</text:span><text:span text:style-name="T17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21.846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6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7" draw:text-style-name="P6" draw:layer="layout" svg:x1="12.064cm" svg:y1="6.989cm" svg:x2="11.429cm" svg:y2="7.624cm">
          <text:p/>
        </draw:line>
        <draw:line draw:style-name="gr238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39" draw:text-style-name="P6" draw:layer="layout" svg:x1="12.7cm" svg:y1="8.894cm" svg:x2="12.7cm" svg:y2="9.529cm">
            <text:p/>
          </draw:line>
          <draw:line draw:style-name="gr240" draw:text-style-name="P6" draw:layer="layout" svg:x1="12.064cm" svg:y1="8.894cm" svg:x2="11.429cm" svg:y2="9.529cm">
            <text:p/>
          </draw:line>
          <draw:line draw:style-name="gr241" draw:text-style-name="P6" draw:layer="layout" svg:x1="13.335cm" svg:y1="8.894cm" svg:x2="13.97cm" svg:y2="9.529cm">
            <text:p/>
          </draw:line>
        </draw:g>
        <draw:g>
          <draw:line draw:style-name="gr242" draw:text-style-name="P6" draw:layer="layout" svg:x1="10.795cm" svg:y1="8.894cm" svg:x2="10.795cm" svg:y2="9.529cm">
            <text:p/>
          </draw:line>
          <draw:line draw:style-name="gr243" draw:text-style-name="P6" draw:layer="layout" svg:x1="10.159cm" svg:y1="8.894cm" svg:x2="9.524cm" svg:y2="9.529cm">
            <text:p/>
          </draw:line>
          <draw:line draw:style-name="gr244" draw:text-style-name="P6" draw:layer="layout" svg:x1="11.43cm" svg:y1="8.894cm" svg:x2="12.065cm" svg:y2="9.529cm">
            <text:p/>
          </draw:line>
        </draw:g>
        <draw:g>
          <draw:line draw:style-name="gr245" draw:text-style-name="P6" draw:layer="layout" svg:x1="14.605cm" svg:y1="8.894cm" svg:x2="14.605cm" svg:y2="9.529cm">
            <text:p/>
          </draw:line>
          <draw:line draw:style-name="gr246" draw:text-style-name="P6" draw:layer="layout" svg:x1="13.969cm" svg:y1="8.894cm" svg:x2="13.334cm" svg:y2="9.529cm">
            <text:p/>
          </draw:line>
          <draw:line draw:style-name="gr247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48" draw:text-style-name="P6" draw:layer="layout" svg:x1="12.7cm" svg:y1="10.799cm" svg:x2="12.7cm" svg:y2="11.434cm">
            <text:p/>
          </draw:line>
          <draw:line draw:style-name="gr249" draw:text-style-name="P6" draw:layer="layout" svg:x1="12.064cm" svg:y1="10.799cm" svg:x2="11.429cm" svg:y2="11.434cm">
            <text:p/>
          </draw:line>
          <draw:line draw:style-name="gr250" draw:text-style-name="P6" draw:layer="layout" svg:x1="13.335cm" svg:y1="10.799cm" svg:x2="13.97cm" svg:y2="11.434cm">
            <text:p/>
          </draw:line>
        </draw:g>
        <draw:g>
          <draw:line draw:style-name="gr251" draw:text-style-name="P6" draw:layer="layout" svg:x1="10.795cm" svg:y1="10.799cm" svg:x2="10.795cm" svg:y2="11.434cm">
            <text:p/>
          </draw:line>
          <draw:line draw:style-name="gr252" draw:text-style-name="P6" draw:layer="layout" svg:x1="10.159cm" svg:y1="10.799cm" svg:x2="9.524cm" svg:y2="11.434cm">
            <text:p/>
          </draw:line>
          <draw:line draw:style-name="gr253" draw:text-style-name="P6" draw:layer="layout" svg:x1="11.43cm" svg:y1="10.799cm" svg:x2="12.065cm" svg:y2="11.434cm">
            <text:p/>
          </draw:line>
        </draw:g>
        <draw:g>
          <draw:line draw:style-name="gr254" draw:text-style-name="P6" draw:layer="layout" svg:x1="14.605cm" svg:y1="10.799cm" svg:x2="14.605cm" svg:y2="11.434cm">
            <text:p/>
          </draw:line>
          <draw:line draw:style-name="gr255" draw:text-style-name="P6" draw:layer="layout" svg:x1="13.969cm" svg:y1="10.799cm" svg:x2="13.334cm" svg:y2="11.434cm">
            <text:p/>
          </draw:line>
          <draw:line draw:style-name="gr256" draw:text-style-name="P6" draw:layer="layout" svg:x1="15.24cm" svg:y1="10.799cm" svg:x2="15.875cm" svg:y2="11.434cm">
            <text:p/>
          </draw:line>
        </draw:g>
        <draw:line draw:style-name="gr257" draw:text-style-name="P6" draw:layer="layout" svg:x1="8.89cm" svg:y1="10.799cm" svg:x2="8.89cm" svg:y2="11.434cm">
          <text:p/>
        </draw:line>
        <draw:line draw:style-name="gr258" draw:text-style-name="P6" draw:layer="layout" svg:x1="9.525cm" svg:y1="10.799cm" svg:x2="10.16cm" svg:y2="11.434cm">
          <text:p/>
        </draw:line>
        <draw:line draw:style-name="gr259" draw:text-style-name="P6" draw:layer="layout" svg:x1="16.51cm" svg:y1="10.799cm" svg:x2="16.51cm" svg:y2="11.434cm">
          <text:p/>
        </draw:line>
        <draw:line draw:style-name="gr260" draw:text-style-name="P6" draw:layer="layout" svg:x1="15.874cm" svg:y1="10.799cm" svg:x2="15.239cm" svg:y2="11.434cm">
          <text:p/>
        </draw:line>
        <draw:custom-shape draw:style-name="gr141" draw:text-style-name="P34" draw:layer="layout" svg:width="1.27cm" svg:height="1.27cm" svg:x="10.16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3.339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61" draw:text-style-name="P6" draw:layer="layout" svg:x1="12.7cm" svg:y1="12.704cm" svg:x2="12.7cm" svg:y2="13.339cm">
            <text:p/>
          </draw:line>
          <draw:line draw:style-name="gr262" draw:text-style-name="P6" draw:layer="layout" svg:x1="12.064cm" svg:y1="12.704cm" svg:x2="11.429cm" svg:y2="13.339cm">
            <text:p/>
          </draw:line>
          <draw:line draw:style-name="gr263" draw:text-style-name="P6" draw:layer="layout" svg:x1="13.335cm" svg:y1="12.704cm" svg:x2="13.97cm" svg:y2="13.339cm">
            <text:p/>
          </draw:line>
        </draw:g>
        <draw:g>
          <draw:line draw:style-name="gr264" draw:text-style-name="P6" draw:layer="layout" svg:x1="10.795cm" svg:y1="12.704cm" svg:x2="10.795cm" svg:y2="13.339cm">
            <text:p/>
          </draw:line>
          <draw:line draw:style-name="gr265" draw:text-style-name="P6" draw:layer="layout" svg:x1="10.159cm" svg:y1="12.704cm" svg:x2="9.524cm" svg:y2="13.339cm">
            <text:p/>
          </draw:line>
          <draw:line draw:style-name="gr266" draw:text-style-name="P6" draw:layer="layout" svg:x1="11.43cm" svg:y1="12.704cm" svg:x2="12.065cm" svg:y2="13.339cm">
            <text:p/>
          </draw:line>
        </draw:g>
        <draw:g>
          <draw:line draw:style-name="gr267" draw:text-style-name="P6" draw:layer="layout" svg:x1="14.605cm" svg:y1="12.704cm" svg:x2="14.605cm" svg:y2="13.339cm">
            <text:p/>
          </draw:line>
          <draw:line draw:style-name="gr268" draw:text-style-name="P6" draw:layer="layout" svg:x1="13.969cm" svg:y1="12.704cm" svg:x2="13.334cm" svg:y2="13.339cm">
            <text:p/>
          </draw:line>
          <draw:line draw:style-name="gr269" draw:text-style-name="P6" draw:layer="layout" svg:x1="15.24cm" svg:y1="12.704cm" svg:x2="15.875cm" svg:y2="13.339cm">
            <text:p/>
          </draw:line>
        </draw:g>
        <draw:line draw:style-name="gr270" draw:text-style-name="P6" draw:layer="layout" svg:x1="8.89cm" svg:y1="12.704cm" svg:x2="8.89cm" svg:y2="13.339cm">
          <text:p/>
        </draw:line>
        <draw:line draw:style-name="gr271" draw:text-style-name="P6" draw:layer="layout" svg:x1="9.525cm" svg:y1="12.704cm" svg:x2="10.16cm" svg:y2="13.339cm">
          <text:p/>
        </draw:line>
        <draw:line draw:style-name="gr272" draw:text-style-name="P6" draw:layer="layout" svg:x1="16.51cm" svg:y1="12.704cm" svg:x2="16.51cm" svg:y2="13.339cm">
          <text:p/>
        </draw:line>
        <draw:line draw:style-name="gr273" draw:text-style-name="P6" draw:layer="layout" svg:x1="15.874cm" svg:y1="12.704cm" svg:x2="15.239cm" svg:y2="13.339cm">
          <text:p/>
        </draw:line>
        <draw:custom-shape draw:style-name="gr141" draw:text-style-name="P34" draw:layer="layout" svg:width="1.27cm" svg:height="1.27cm" svg:x="10.16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5.244cm">
          <text:list text:style-name="L1">
            <text:list-header>
              <text:p text:style-name="P8"><text:span text:style-name="T5">5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74" draw:text-style-name="P6" draw:layer="layout" svg:x1="12.7cm" svg:y1="14.609cm" svg:x2="12.7cm" svg:y2="15.244cm">
            <text:p/>
          </draw:line>
          <draw:line draw:style-name="gr275" draw:text-style-name="P6" draw:layer="layout" svg:x1="12.064cm" svg:y1="14.609cm" svg:x2="11.429cm" svg:y2="15.244cm">
            <text:p/>
          </draw:line>
          <draw:line draw:style-name="gr276" draw:text-style-name="P6" draw:layer="layout" svg:x1="13.335cm" svg:y1="14.609cm" svg:x2="13.97cm" svg:y2="15.244cm">
            <text:p/>
          </draw:line>
        </draw:g>
        <draw:g>
          <draw:line draw:style-name="gr277" draw:text-style-name="P6" draw:layer="layout" svg:x1="10.795cm" svg:y1="14.609cm" svg:x2="10.795cm" svg:y2="15.244cm">
            <text:p/>
          </draw:line>
          <draw:line draw:style-name="gr278" draw:text-style-name="P6" draw:layer="layout" svg:x1="10.159cm" svg:y1="14.609cm" svg:x2="9.524cm" svg:y2="15.244cm">
            <text:p/>
          </draw:line>
          <draw:line draw:style-name="gr279" draw:text-style-name="P6" draw:layer="layout" svg:x1="11.43cm" svg:y1="14.609cm" svg:x2="12.065cm" svg:y2="15.244cm">
            <text:p/>
          </draw:line>
        </draw:g>
        <draw:g>
          <draw:line draw:style-name="gr280" draw:text-style-name="P6" draw:layer="layout" svg:x1="14.605cm" svg:y1="14.609cm" svg:x2="14.605cm" svg:y2="15.244cm">
            <text:p/>
          </draw:line>
          <draw:line draw:style-name="gr281" draw:text-style-name="P6" draw:layer="layout" svg:x1="13.969cm" svg:y1="14.609cm" svg:x2="13.334cm" svg:y2="15.244cm">
            <text:p/>
          </draw:line>
          <draw:line draw:style-name="gr282" draw:text-style-name="P6" draw:layer="layout" svg:x1="15.24cm" svg:y1="14.609cm" svg:x2="15.875cm" svg:y2="15.244cm">
            <text:p/>
          </draw:line>
        </draw:g>
        <draw:line draw:style-name="gr283" draw:text-style-name="P6" draw:layer="layout" svg:x1="8.89cm" svg:y1="14.609cm" svg:x2="8.89cm" svg:y2="15.244cm">
          <text:p/>
        </draw:line>
        <draw:line draw:style-name="gr284" draw:text-style-name="P6" draw:layer="layout" svg:x1="9.525cm" svg:y1="14.609cm" svg:x2="10.16cm" svg:y2="15.244cm">
          <text:p/>
        </draw:line>
        <draw:line draw:style-name="gr285" draw:text-style-name="P6" draw:layer="layout" svg:x1="16.51cm" svg:y1="14.609cm" svg:x2="16.51cm" svg:y2="15.244cm">
          <text:p/>
        </draw:line>
        <draw:line draw:style-name="gr286" draw:text-style-name="P6" draw:layer="layout" svg:x1="15.874cm" svg:y1="14.609cm" svg:x2="15.239cm" svg:y2="15.244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3.121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5.02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0.511cm" svg:height="1.61cm" svg:x="5.151cm" svg:y="16.933cm">
            <text:list text:style-name="L1">
              <text:list-header>
                <text:p text:style-name="P8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87" draw:text-style-name="P6" draw:layer="layout" svg:x1="13.758cm" svg:y1="2.963cm" svg:x2="17.145cm" svg:y2="2.963cm">
            <text:p/>
          </draw:line>
          <draw:line draw:style-name="gr288" draw:text-style-name="P6" draw:layer="layout" svg:x1="11.429cm" svg:y1="2.963cm" svg:x2="8.254cm" svg:y2="2.963cm">
            <text:p/>
          </draw:line>
        </draw:g>
        <draw:custom-shape draw:style-name="gr18" draw:text-style-name="P27" draw:layer="layout" svg:width="2.39cm" svg:height="1.615cm" svg:x="1.693cm" svg:y="10.158cm">
          <text:list text:style-name="L1">
            <text:list-header>
              <text:p text:style-name="P8"><text:span text:style-name="T5">g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9" draw:text-style-name="P6" draw:layer="layout" svg:x1="2.963cm" svg:y1="11.853cm" svg:x2="2.963cm" svg:y2="16.51cm">
          <text:p/>
        </draw:line>
        <draw:line draw:style-name="gr290" draw:text-style-name="P6" draw:layer="layout" svg:x1="2.963cm" svg:y1="10.159cm" svg:x2="2.963cm" svg:y2="5.714cm">
          <text:p/>
        </draw:line>
        <presentation:notes draw:style-name="dp3">
          <draw:page-thumbnail draw:style-name="gr1" draw:layer="layout" svg:width="12.889cm" svg:height="9.666cm" svg:x="3.267cm" svg:y="1.936cm" draw:page-number="60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61" draw:style-name="dp1" draw:master-page-name="Default">
        <draw:custom-shape draw:style-name="gr18" draw:text-style-name="P15" draw:layer="layout" svg:width="11.64cm" svg:height="1.615cm" svg:x="6.886cm" svg:y="0.421cm">
          <text:list text:style-name="L1">
            <text:list-header>
              <text:p text:style-name="P14"><text:span text:style-name="T5">Brute-Force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5cm" svg:x="20.743cm" svg:y="11.218cm">
            <text:list text:style-name="L1">
              <text:list-header>
                <text:p text:style-name="P14"><text:span text:style-name="T8">b</text:span><text:span text:style-name="T16">3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3.121cm">
            <text:list text:style-name="L1">
              <text:list-header>
                <text:p text:style-name="P8"><text:span text:style-name="T5">b</text:span><text:span text:style-name="T1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5.026cm">
            <text:list text:style-name="L1">
              <text:list-header>
                <text:p text:style-name="P8"><text:span text:style-name="T5">b</text:span><text:span text:style-name="T17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6.931cm">
            <text:list text:style-name="L1">
              <text:list-header>
                <text:p text:style-name="P8"><text:span text:style-name="T5">b</text:span><text:span text:style-name="T17">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91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92" draw:text-style-name="P6" draw:layer="layout" svg:x1="12.064cm" svg:y1="6.989cm" svg:x2="11.429cm" svg:y2="7.624cm">
          <text:p/>
        </draw:line>
        <draw:line draw:style-name="gr293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94" draw:text-style-name="P6" draw:layer="layout" svg:x1="12.7cm" svg:y1="8.894cm" svg:x2="12.7cm" svg:y2="9.529cm">
            <text:p/>
          </draw:line>
          <draw:line draw:style-name="gr295" draw:text-style-name="P6" draw:layer="layout" svg:x1="12.064cm" svg:y1="8.894cm" svg:x2="11.429cm" svg:y2="9.529cm">
            <text:p/>
          </draw:line>
          <draw:line draw:style-name="gr296" draw:text-style-name="P6" draw:layer="layout" svg:x1="13.335cm" svg:y1="8.894cm" svg:x2="13.97cm" svg:y2="9.529cm">
            <text:p/>
          </draw:line>
        </draw:g>
        <draw:g>
          <draw:line draw:style-name="gr297" draw:text-style-name="P6" draw:layer="layout" svg:x1="10.795cm" svg:y1="8.894cm" svg:x2="10.795cm" svg:y2="9.529cm">
            <text:p/>
          </draw:line>
          <draw:line draw:style-name="gr298" draw:text-style-name="P6" draw:layer="layout" svg:x1="10.159cm" svg:y1="8.894cm" svg:x2="9.524cm" svg:y2="9.529cm">
            <text:p/>
          </draw:line>
          <draw:line draw:style-name="gr299" draw:text-style-name="P6" draw:layer="layout" svg:x1="11.43cm" svg:y1="8.894cm" svg:x2="12.065cm" svg:y2="9.529cm">
            <text:p/>
          </draw:line>
        </draw:g>
        <draw:g>
          <draw:line draw:style-name="gr300" draw:text-style-name="P6" draw:layer="layout" svg:x1="14.605cm" svg:y1="8.894cm" svg:x2="14.605cm" svg:y2="9.529cm">
            <text:p/>
          </draw:line>
          <draw:line draw:style-name="gr301" draw:text-style-name="P6" draw:layer="layout" svg:x1="13.969cm" svg:y1="8.894cm" svg:x2="13.334cm" svg:y2="9.529cm">
            <text:p/>
          </draw:line>
          <draw:line draw:style-name="gr302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303" draw:text-style-name="P6" draw:layer="layout" svg:x1="12.7cm" svg:y1="10.799cm" svg:x2="12.7cm" svg:y2="11.434cm">
            <text:p/>
          </draw:line>
          <draw:line draw:style-name="gr304" draw:text-style-name="P6" draw:layer="layout" svg:x1="12.064cm" svg:y1="10.799cm" svg:x2="11.429cm" svg:y2="11.434cm">
            <text:p/>
          </draw:line>
          <draw:line draw:style-name="gr305" draw:text-style-name="P6" draw:layer="layout" svg:x1="13.335cm" svg:y1="10.799cm" svg:x2="13.97cm" svg:y2="11.434cm">
            <text:p/>
          </draw:line>
        </draw:g>
        <draw:g>
          <draw:line draw:style-name="gr306" draw:text-style-name="P6" draw:layer="layout" svg:x1="10.795cm" svg:y1="10.799cm" svg:x2="10.795cm" svg:y2="11.434cm">
            <text:p/>
          </draw:line>
          <draw:line draw:style-name="gr307" draw:text-style-name="P6" draw:layer="layout" svg:x1="10.159cm" svg:y1="10.799cm" svg:x2="9.524cm" svg:y2="11.434cm">
            <text:p/>
          </draw:line>
          <draw:line draw:style-name="gr308" draw:text-style-name="P6" draw:layer="layout" svg:x1="11.43cm" svg:y1="10.799cm" svg:x2="12.065cm" svg:y2="11.434cm">
            <text:p/>
          </draw:line>
        </draw:g>
        <draw:g>
          <draw:line draw:style-name="gr309" draw:text-style-name="P6" draw:layer="layout" svg:x1="14.605cm" svg:y1="10.799cm" svg:x2="14.605cm" svg:y2="11.434cm">
            <text:p/>
          </draw:line>
          <draw:line draw:style-name="gr310" draw:text-style-name="P6" draw:layer="layout" svg:x1="13.969cm" svg:y1="10.799cm" svg:x2="13.334cm" svg:y2="11.434cm">
            <text:p/>
          </draw:line>
          <draw:line draw:style-name="gr311" draw:text-style-name="P6" draw:layer="layout" svg:x1="15.24cm" svg:y1="10.799cm" svg:x2="15.875cm" svg:y2="11.434cm">
            <text:p/>
          </draw:line>
        </draw:g>
        <draw:line draw:style-name="gr312" draw:text-style-name="P6" draw:layer="layout" svg:x1="8.89cm" svg:y1="10.799cm" svg:x2="8.89cm" svg:y2="11.434cm">
          <text:p/>
        </draw:line>
        <draw:line draw:style-name="gr313" draw:text-style-name="P6" draw:layer="layout" svg:x1="9.525cm" svg:y1="10.799cm" svg:x2="10.16cm" svg:y2="11.434cm">
          <text:p/>
        </draw:line>
        <draw:line draw:style-name="gr314" draw:text-style-name="P6" draw:layer="layout" svg:x1="16.51cm" svg:y1="10.799cm" svg:x2="16.51cm" svg:y2="11.434cm">
          <text:p/>
        </draw:line>
        <draw:line draw:style-name="gr315" draw:text-style-name="P6" draw:layer="layout" svg:x1="15.874cm" svg:y1="10.799cm" svg:x2="15.239cm" svg:y2="11.434cm">
          <text:p/>
        </draw:line>
        <draw:custom-shape draw:style-name="gr141" draw:text-style-name="P34" draw:layer="layout" svg:width="1.27cm" svg:height="1.27cm" svg:x="10.16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3.339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316" draw:text-style-name="P6" draw:layer="layout" svg:x1="12.7cm" svg:y1="12.704cm" svg:x2="12.7cm" svg:y2="13.339cm">
            <text:p/>
          </draw:line>
          <draw:line draw:style-name="gr317" draw:text-style-name="P6" draw:layer="layout" svg:x1="12.064cm" svg:y1="12.704cm" svg:x2="11.429cm" svg:y2="13.339cm">
            <text:p/>
          </draw:line>
          <draw:line draw:style-name="gr318" draw:text-style-name="P6" draw:layer="layout" svg:x1="13.335cm" svg:y1="12.704cm" svg:x2="13.97cm" svg:y2="13.339cm">
            <text:p/>
          </draw:line>
        </draw:g>
        <draw:g>
          <draw:line draw:style-name="gr319" draw:text-style-name="P6" draw:layer="layout" svg:x1="10.795cm" svg:y1="12.704cm" svg:x2="10.795cm" svg:y2="13.339cm">
            <text:p/>
          </draw:line>
          <draw:line draw:style-name="gr320" draw:text-style-name="P6" draw:layer="layout" svg:x1="10.159cm" svg:y1="12.704cm" svg:x2="9.524cm" svg:y2="13.339cm">
            <text:p/>
          </draw:line>
          <draw:line draw:style-name="gr321" draw:text-style-name="P6" draw:layer="layout" svg:x1="11.43cm" svg:y1="12.704cm" svg:x2="12.065cm" svg:y2="13.339cm">
            <text:p/>
          </draw:line>
        </draw:g>
        <draw:g>
          <draw:line draw:style-name="gr322" draw:text-style-name="P6" draw:layer="layout" svg:x1="14.605cm" svg:y1="12.704cm" svg:x2="14.605cm" svg:y2="13.339cm">
            <text:p/>
          </draw:line>
          <draw:line draw:style-name="gr323" draw:text-style-name="P6" draw:layer="layout" svg:x1="13.969cm" svg:y1="12.704cm" svg:x2="13.334cm" svg:y2="13.339cm">
            <text:p/>
          </draw:line>
          <draw:line draw:style-name="gr324" draw:text-style-name="P6" draw:layer="layout" svg:x1="15.24cm" svg:y1="12.704cm" svg:x2="15.875cm" svg:y2="13.339cm">
            <text:p/>
          </draw:line>
        </draw:g>
        <draw:line draw:style-name="gr325" draw:text-style-name="P6" draw:layer="layout" svg:x1="8.89cm" svg:y1="12.704cm" svg:x2="8.89cm" svg:y2="13.339cm">
          <text:p/>
        </draw:line>
        <draw:line draw:style-name="gr326" draw:text-style-name="P6" draw:layer="layout" svg:x1="9.525cm" svg:y1="12.704cm" svg:x2="10.16cm" svg:y2="13.339cm">
          <text:p/>
        </draw:line>
        <draw:line draw:style-name="gr327" draw:text-style-name="P6" draw:layer="layout" svg:x1="16.51cm" svg:y1="12.704cm" svg:x2="16.51cm" svg:y2="13.339cm">
          <text:p/>
        </draw:line>
        <draw:line draw:style-name="gr328" draw:text-style-name="P6" draw:layer="layout" svg:x1="15.874cm" svg:y1="12.704cm" svg:x2="15.239cm" svg:y2="13.339cm">
          <text:p/>
        </draw:line>
        <draw:custom-shape draw:style-name="gr141" draw:text-style-name="P34" draw:layer="layout" svg:width="1.27cm" svg:height="1.27cm" svg:x="10.16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5.244cm">
          <text:list text:style-name="L1">
            <text:list-header>
              <text:p text:style-name="P8"><text:span text:style-name="T5">5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329" draw:text-style-name="P6" draw:layer="layout" svg:x1="12.7cm" svg:y1="14.609cm" svg:x2="12.7cm" svg:y2="15.244cm">
            <text:p/>
          </draw:line>
          <draw:line draw:style-name="gr330" draw:text-style-name="P6" draw:layer="layout" svg:x1="12.064cm" svg:y1="14.609cm" svg:x2="11.429cm" svg:y2="15.244cm">
            <text:p/>
          </draw:line>
          <draw:line draw:style-name="gr331" draw:text-style-name="P6" draw:layer="layout" svg:x1="13.335cm" svg:y1="14.609cm" svg:x2="13.97cm" svg:y2="15.244cm">
            <text:p/>
          </draw:line>
        </draw:g>
        <draw:g>
          <draw:line draw:style-name="gr332" draw:text-style-name="P6" draw:layer="layout" svg:x1="10.795cm" svg:y1="14.609cm" svg:x2="10.795cm" svg:y2="15.244cm">
            <text:p/>
          </draw:line>
          <draw:line draw:style-name="gr333" draw:text-style-name="P6" draw:layer="layout" svg:x1="10.159cm" svg:y1="14.609cm" svg:x2="9.524cm" svg:y2="15.244cm">
            <text:p/>
          </draw:line>
          <draw:line draw:style-name="gr334" draw:text-style-name="P6" draw:layer="layout" svg:x1="11.43cm" svg:y1="14.609cm" svg:x2="12.065cm" svg:y2="15.244cm">
            <text:p/>
          </draw:line>
        </draw:g>
        <draw:g>
          <draw:line draw:style-name="gr335" draw:text-style-name="P6" draw:layer="layout" svg:x1="14.605cm" svg:y1="14.609cm" svg:x2="14.605cm" svg:y2="15.244cm">
            <text:p/>
          </draw:line>
          <draw:line draw:style-name="gr336" draw:text-style-name="P6" draw:layer="layout" svg:x1="13.969cm" svg:y1="14.609cm" svg:x2="13.334cm" svg:y2="15.244cm">
            <text:p/>
          </draw:line>
          <draw:line draw:style-name="gr337" draw:text-style-name="P6" draw:layer="layout" svg:x1="15.24cm" svg:y1="14.609cm" svg:x2="15.875cm" svg:y2="15.244cm">
            <text:p/>
          </draw:line>
        </draw:g>
        <draw:line draw:style-name="gr338" draw:text-style-name="P6" draw:layer="layout" svg:x1="8.89cm" svg:y1="14.609cm" svg:x2="8.89cm" svg:y2="15.244cm">
          <text:p/>
        </draw:line>
        <draw:line draw:style-name="gr339" draw:text-style-name="P6" draw:layer="layout" svg:x1="9.525cm" svg:y1="14.609cm" svg:x2="10.16cm" svg:y2="15.244cm">
          <text:p/>
        </draw:line>
        <draw:line draw:style-name="gr340" draw:text-style-name="P6" draw:layer="layout" svg:x1="16.51cm" svg:y1="14.609cm" svg:x2="16.51cm" svg:y2="15.244cm">
          <text:p/>
        </draw:line>
        <draw:line draw:style-name="gr341" draw:text-style-name="P6" draw:layer="layout" svg:x1="15.874cm" svg:y1="14.609cm" svg:x2="15.239cm" svg:y2="15.244cm">
          <text:p/>
        </draw:line>
        <draw:custom-shape draw:style-name="gr141" draw:text-style-name="P34" draw:layer="layout" svg:width="1.27cm" svg:height="1.27cm" svg:x="10.16cm" svg:y="17.149cm">
          <text:list text:style-name="L1">
            <text:list-header>
              <text:p text:style-name="P8"><text:span text:style-name="T18">1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7.149cm">
          <text:list text:style-name="L1">
            <text:list-header>
              <text:p text:style-name="P8"><text:span text:style-name="T18">13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7.149cm">
          <text:list text:style-name="L1">
            <text:list-header>
              <text:p text:style-name="P8"><text:span text:style-name="T18">1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342" draw:text-style-name="P6" draw:layer="layout" svg:x1="12.7cm" svg:y1="16.514cm" svg:x2="12.7cm" svg:y2="17.149cm">
            <text:p/>
          </draw:line>
          <draw:line draw:style-name="gr343" draw:text-style-name="P6" draw:layer="layout" svg:x1="12.064cm" svg:y1="16.514cm" svg:x2="11.429cm" svg:y2="17.149cm">
            <text:p/>
          </draw:line>
          <draw:line draw:style-name="gr344" draw:text-style-name="P6" draw:layer="layout" svg:x1="13.335cm" svg:y1="16.514cm" svg:x2="13.97cm" svg:y2="17.149cm">
            <text:p/>
          </draw:line>
        </draw:g>
        <draw:g>
          <draw:line draw:style-name="gr345" draw:text-style-name="P6" draw:layer="layout" svg:x1="10.795cm" svg:y1="16.514cm" svg:x2="10.795cm" svg:y2="17.149cm">
            <text:p/>
          </draw:line>
          <draw:line draw:style-name="gr346" draw:text-style-name="P6" draw:layer="layout" svg:x1="10.159cm" svg:y1="16.514cm" svg:x2="9.524cm" svg:y2="17.149cm">
            <text:p/>
          </draw:line>
          <draw:line draw:style-name="gr347" draw:text-style-name="P6" draw:layer="layout" svg:x1="11.43cm" svg:y1="16.514cm" svg:x2="12.065cm" svg:y2="17.149cm">
            <text:p/>
          </draw:line>
        </draw:g>
        <draw:g>
          <draw:line draw:style-name="gr348" draw:text-style-name="P6" draw:layer="layout" svg:x1="14.605cm" svg:y1="16.514cm" svg:x2="14.605cm" svg:y2="17.149cm">
            <text:p/>
          </draw:line>
          <draw:line draw:style-name="gr349" draw:text-style-name="P6" draw:layer="layout" svg:x1="13.969cm" svg:y1="16.514cm" svg:x2="13.334cm" svg:y2="17.149cm">
            <text:p/>
          </draw:line>
          <draw:line draw:style-name="gr350" draw:text-style-name="P6" draw:layer="layout" svg:x1="15.24cm" svg:y1="16.514cm" svg:x2="15.875cm" svg:y2="17.149cm">
            <text:p/>
          </draw:line>
        </draw:g>
        <draw:line draw:style-name="gr351" draw:text-style-name="P6" draw:layer="layout" svg:x1="8.89cm" svg:y1="16.514cm" svg:x2="8.89cm" svg:y2="17.149cm">
          <text:p/>
        </draw:line>
        <draw:line draw:style-name="gr352" draw:text-style-name="P6" draw:layer="layout" svg:x1="9.525cm" svg:y1="16.514cm" svg:x2="10.16cm" svg:y2="17.149cm">
          <text:p/>
        </draw:line>
        <draw:line draw:style-name="gr353" draw:text-style-name="P6" draw:layer="layout" svg:x1="16.51cm" svg:y1="16.514cm" svg:x2="16.51cm" svg:y2="17.149cm">
          <text:p/>
        </draw:line>
        <draw:line draw:style-name="gr354" draw:text-style-name="P6" draw:layer="layout" svg:x1="15.874cm" svg:y1="16.514cm" svg:x2="15.239cm" svg:y2="17.149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3.121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5.02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6.931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5" draw:text-style-name="P6" draw:layer="layout" svg:x1="13.758cm" svg:y1="2.963cm" svg:x2="17.145cm" svg:y2="2.963cm">
            <text:p/>
          </draw:line>
          <draw:line draw:style-name="gr356" draw:text-style-name="P6" draw:layer="layout" svg:x1="11.429cm" svg:y1="2.963cm" svg:x2="8.254cm" svg:y2="2.963cm">
            <text:p/>
          </draw:line>
        </draw:g>
        <draw:g>
          <draw:custom-shape draw:style-name="gr18" draw:text-style-name="P27" draw:layer="layout" svg:width="2.39cm" svg:height="1.615cm" svg:x="1.693cm" svg:y="11.004cm">
            <text:list text:style-name="L1">
              <text:list-header>
                <text:p text:style-name="P8"><text:span text:style-name="T5">g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7" draw:text-style-name="P6" draw:layer="layout" svg:x1="2.963cm" svg:y1="12.7cm" svg:x2="2.963cm" svg:y2="18.415cm">
            <text:p/>
          </draw:line>
          <draw:line draw:style-name="gr358" draw:text-style-name="P6" draw:layer="layout" svg:x1="2.963cm" svg:y1="11.217cm" svg:x2="2.963cm" svg:y2="5.926cm">
            <text:p/>
          </draw:line>
        </draw:g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61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Heuristic Distribution Function " draw:style-name="dp1" draw:master-page-name="Default" presentation:presentation-page-layout-name="AL2T1">
        <draw:frame presentation:style-name="pr1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Heuristic Distribution Function 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60" text:id="id160" text:style-name="P3"><text:span text:style-name="T2">The distribution of heuristic values converges, independent of initial state.</text:span></text:p>
              </text:list-item>
              <text:list-item>
                <text:p xml:id="id162" text:id="id162" text:style-name="P3"><text:span text:style-name="T2">Let</text:span><text:span text:style-name="T7"> P(x)</text:span><text:span text:style-name="T2"> be the proportion of states with heuristic value </text:span><text:span text:style-name="T7">&lt;= x,</text:span><text:span text:style-name="T2"> in limit of large depth.</text:span><text:span text:style-name="T7"> <text:s/></text:span></text:p>
              </text:list-item>
              <text:list-item>
                <text:p xml:id="id163" text:id="id163" text:style-name="P3"><text:span text:style-name="T2">For pattern database heuristics, </text:span><text:span text:style-name="T7">P(x)</text:span><text:span text:style-name="T2"> can be computed exactly from the databases.</text:span></text:p>
              </text:list-item>
              <text:list-item>
                <text:p xml:id="id164" text:id="id164" text:style-name="P3"><text:span text:style-name="T2">For general heuristics, </text:span><text:span text:style-name="T7">P(x)</text:span><text:span text:style-name="T2"> can be approximated by random sampling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61" anim:id="id161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  <anim:animateColor smil:begin="id161.end" smil:dur="0.001s" smil:fill="hold" presentation:master-element="id161" smil:targetElement="id160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62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Nodes Expanded by A* or IDA*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Nodes Expanded by A* or IDA*</text:span></text:p>
              </text:list-header>
            </text:list>
          </draw:text-box>
        </draw:frame>
        <draw:frame presentation:style-name="pr12" draw:text-style-name="P2" draw:layer="layout" svg:width="21.59cm" svg:height="8.89cm" svg:x="1.905cm" svg:y="5.503cm" presentation:class="outline" presentation:user-transformed="true">
          <draw:text-box>
            <text:list text:style-name="L2">
              <text:list-item>
                <text:p xml:id="id165" text:id="id165" text:style-name="P3"><text:span text:style-name="T2">Running time is proportional to number of node expansions.</text:span></text:p>
              </text:list-item>
              <text:list-item>
                <text:p xml:id="id167" text:id="id167" text:style-name="P3"><text:span text:style-name="T2">If C* is the cost of an optimal solution, A* or IDA* will expand all nodes </text:span><text:span text:style-name="T7">n</text:span><text:span text:style-name="T2"> for which </text:span><text:span text:style-name="T7">f(n)=g(n)+h(n)&lt;=C*, </text:span><text:span text:style-name="T2">in the worst cas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66" anim:id="id166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animateColor smil:begin="id166.end" smil:dur="0.001s" smil:fill="hold" presentation:master-element="id166" smil:targetElement="id165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63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64" draw:style-name="dp1" draw:master-page-name="Default">
        <draw:custom-shape draw:style-name="gr18" draw:text-style-name="P15" draw:layer="layout" svg:width="11.64cm" svg:height="1.615cm" svg:x="6.886cm" svg:y="0.421cm">
          <text:list text:style-name="L1">
            <text:list-header>
              <text:p text:style-name="P14"><text:span text:style-name="T5">Brute-Force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5cm" svg:x="20.743cm" svg:y="11.218cm">
            <text:list text:style-name="L1">
              <text:list-header>
                <text:p text:style-name="P14"><text:span text:style-name="T8">b</text:span><text:span text:style-name="T16">3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3.121cm">
            <text:list text:style-name="L1">
              <text:list-header>
                <text:p text:style-name="P8"><text:span text:style-name="T5">b</text:span><text:span text:style-name="T1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5.026cm">
            <text:list text:style-name="L1">
              <text:list-header>
                <text:p text:style-name="P8"><text:span text:style-name="T5">b</text:span><text:span text:style-name="T17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6.931cm">
            <text:list text:style-name="L1">
              <text:list-header>
                <text:p text:style-name="P8"><text:span text:style-name="T5">b</text:span><text:span text:style-name="T17">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59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0" draw:text-style-name="P6" draw:layer="layout" svg:x1="12.064cm" svg:y1="6.989cm" svg:x2="11.429cm" svg:y2="7.624cm">
          <text:p/>
        </draw:line>
        <draw:line draw:style-name="gr361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362" draw:text-style-name="P6" draw:layer="layout" svg:x1="12.7cm" svg:y1="8.894cm" svg:x2="12.7cm" svg:y2="9.529cm">
            <text:p/>
          </draw:line>
          <draw:line draw:style-name="gr363" draw:text-style-name="P6" draw:layer="layout" svg:x1="12.064cm" svg:y1="8.894cm" svg:x2="11.429cm" svg:y2="9.529cm">
            <text:p/>
          </draw:line>
          <draw:line draw:style-name="gr364" draw:text-style-name="P6" draw:layer="layout" svg:x1="13.335cm" svg:y1="8.894cm" svg:x2="13.97cm" svg:y2="9.529cm">
            <text:p/>
          </draw:line>
        </draw:g>
        <draw:g>
          <draw:line draw:style-name="gr365" draw:text-style-name="P6" draw:layer="layout" svg:x1="10.795cm" svg:y1="8.894cm" svg:x2="10.795cm" svg:y2="9.529cm">
            <text:p/>
          </draw:line>
          <draw:line draw:style-name="gr366" draw:text-style-name="P6" draw:layer="layout" svg:x1="10.159cm" svg:y1="8.894cm" svg:x2="9.524cm" svg:y2="9.529cm">
            <text:p/>
          </draw:line>
          <draw:line draw:style-name="gr367" draw:text-style-name="P6" draw:layer="layout" svg:x1="11.43cm" svg:y1="8.894cm" svg:x2="12.065cm" svg:y2="9.529cm">
            <text:p/>
          </draw:line>
        </draw:g>
        <draw:g>
          <draw:line draw:style-name="gr368" draw:text-style-name="P6" draw:layer="layout" svg:x1="14.605cm" svg:y1="8.894cm" svg:x2="14.605cm" svg:y2="9.529cm">
            <text:p/>
          </draw:line>
          <draw:line draw:style-name="gr369" draw:text-style-name="P6" draw:layer="layout" svg:x1="13.969cm" svg:y1="8.894cm" svg:x2="13.334cm" svg:y2="9.529cm">
            <text:p/>
          </draw:line>
          <draw:line draw:style-name="gr370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371" draw:text-style-name="P6" draw:layer="layout" svg:x1="12.7cm" svg:y1="10.799cm" svg:x2="12.7cm" svg:y2="11.434cm">
            <text:p/>
          </draw:line>
          <draw:line draw:style-name="gr372" draw:text-style-name="P6" draw:layer="layout" svg:x1="12.064cm" svg:y1="10.799cm" svg:x2="11.429cm" svg:y2="11.434cm">
            <text:p/>
          </draw:line>
          <draw:line draw:style-name="gr373" draw:text-style-name="P6" draw:layer="layout" svg:x1="13.335cm" svg:y1="10.799cm" svg:x2="13.97cm" svg:y2="11.434cm">
            <text:p/>
          </draw:line>
        </draw:g>
        <draw:g>
          <draw:line draw:style-name="gr374" draw:text-style-name="P6" draw:layer="layout" svg:x1="10.795cm" svg:y1="10.799cm" svg:x2="10.795cm" svg:y2="11.434cm">
            <text:p/>
          </draw:line>
          <draw:line draw:style-name="gr375" draw:text-style-name="P6" draw:layer="layout" svg:x1="10.159cm" svg:y1="10.799cm" svg:x2="9.524cm" svg:y2="11.434cm">
            <text:p/>
          </draw:line>
          <draw:line draw:style-name="gr376" draw:text-style-name="P6" draw:layer="layout" svg:x1="11.43cm" svg:y1="10.799cm" svg:x2="12.065cm" svg:y2="11.434cm">
            <text:p/>
          </draw:line>
        </draw:g>
        <draw:g>
          <draw:line draw:style-name="gr377" draw:text-style-name="P6" draw:layer="layout" svg:x1="14.605cm" svg:y1="10.799cm" svg:x2="14.605cm" svg:y2="11.434cm">
            <text:p/>
          </draw:line>
          <draw:line draw:style-name="gr378" draw:text-style-name="P6" draw:layer="layout" svg:x1="13.969cm" svg:y1="10.799cm" svg:x2="13.334cm" svg:y2="11.434cm">
            <text:p/>
          </draw:line>
          <draw:line draw:style-name="gr379" draw:text-style-name="P6" draw:layer="layout" svg:x1="15.24cm" svg:y1="10.799cm" svg:x2="15.875cm" svg:y2="11.434cm">
            <text:p/>
          </draw:line>
        </draw:g>
        <draw:line draw:style-name="gr380" draw:text-style-name="P6" draw:layer="layout" svg:x1="8.89cm" svg:y1="10.799cm" svg:x2="8.89cm" svg:y2="11.434cm">
          <text:p/>
        </draw:line>
        <draw:line draw:style-name="gr381" draw:text-style-name="P6" draw:layer="layout" svg:x1="9.525cm" svg:y1="10.799cm" svg:x2="10.16cm" svg:y2="11.434cm">
          <text:p/>
        </draw:line>
        <draw:line draw:style-name="gr382" draw:text-style-name="P6" draw:layer="layout" svg:x1="16.51cm" svg:y1="10.799cm" svg:x2="16.51cm" svg:y2="11.434cm">
          <text:p/>
        </draw:line>
        <draw:line draw:style-name="gr383" draw:text-style-name="P6" draw:layer="layout" svg:x1="15.874cm" svg:y1="10.799cm" svg:x2="15.239cm" svg:y2="11.434cm">
          <text:p/>
        </draw:line>
        <draw:custom-shape draw:style-name="gr141" draw:text-style-name="P34" draw:layer="layout" svg:width="1.27cm" svg:height="1.27cm" svg:x="10.16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3.339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384" draw:text-style-name="P6" draw:layer="layout" svg:x1="12.7cm" svg:y1="12.704cm" svg:x2="12.7cm" svg:y2="13.339cm">
            <text:p/>
          </draw:line>
          <draw:line draw:style-name="gr385" draw:text-style-name="P6" draw:layer="layout" svg:x1="12.064cm" svg:y1="12.704cm" svg:x2="11.429cm" svg:y2="13.339cm">
            <text:p/>
          </draw:line>
          <draw:line draw:style-name="gr386" draw:text-style-name="P6" draw:layer="layout" svg:x1="13.335cm" svg:y1="12.704cm" svg:x2="13.97cm" svg:y2="13.339cm">
            <text:p/>
          </draw:line>
        </draw:g>
        <draw:g>
          <draw:line draw:style-name="gr387" draw:text-style-name="P6" draw:layer="layout" svg:x1="10.795cm" svg:y1="12.704cm" svg:x2="10.795cm" svg:y2="13.339cm">
            <text:p/>
          </draw:line>
          <draw:line draw:style-name="gr388" draw:text-style-name="P6" draw:layer="layout" svg:x1="10.159cm" svg:y1="12.704cm" svg:x2="9.524cm" svg:y2="13.339cm">
            <text:p/>
          </draw:line>
          <draw:line draw:style-name="gr389" draw:text-style-name="P6" draw:layer="layout" svg:x1="11.43cm" svg:y1="12.704cm" svg:x2="12.065cm" svg:y2="13.339cm">
            <text:p/>
          </draw:line>
        </draw:g>
        <draw:g>
          <draw:line draw:style-name="gr390" draw:text-style-name="P6" draw:layer="layout" svg:x1="14.605cm" svg:y1="12.704cm" svg:x2="14.605cm" svg:y2="13.339cm">
            <text:p/>
          </draw:line>
          <draw:line draw:style-name="gr391" draw:text-style-name="P6" draw:layer="layout" svg:x1="13.969cm" svg:y1="12.704cm" svg:x2="13.334cm" svg:y2="13.339cm">
            <text:p/>
          </draw:line>
          <draw:line draw:style-name="gr392" draw:text-style-name="P6" draw:layer="layout" svg:x1="15.24cm" svg:y1="12.704cm" svg:x2="15.875cm" svg:y2="13.339cm">
            <text:p/>
          </draw:line>
        </draw:g>
        <draw:line draw:style-name="gr393" draw:text-style-name="P6" draw:layer="layout" svg:x1="8.89cm" svg:y1="12.704cm" svg:x2="8.89cm" svg:y2="13.339cm">
          <text:p/>
        </draw:line>
        <draw:line draw:style-name="gr394" draw:text-style-name="P6" draw:layer="layout" svg:x1="9.525cm" svg:y1="12.704cm" svg:x2="10.16cm" svg:y2="13.339cm">
          <text:p/>
        </draw:line>
        <draw:line draw:style-name="gr395" draw:text-style-name="P6" draw:layer="layout" svg:x1="16.51cm" svg:y1="12.704cm" svg:x2="16.51cm" svg:y2="13.339cm">
          <text:p/>
        </draw:line>
        <draw:line draw:style-name="gr396" draw:text-style-name="P6" draw:layer="layout" svg:x1="15.874cm" svg:y1="12.704cm" svg:x2="15.239cm" svg:y2="13.339cm">
          <text:p/>
        </draw:line>
        <draw:custom-shape draw:style-name="gr141" draw:text-style-name="P34" draw:layer="layout" svg:width="1.27cm" svg:height="1.27cm" svg:x="10.16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5.244cm">
          <text:list text:style-name="L1">
            <text:list-header>
              <text:p text:style-name="P8"><text:span text:style-name="T5">5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397" draw:text-style-name="P6" draw:layer="layout" svg:x1="12.7cm" svg:y1="14.609cm" svg:x2="12.7cm" svg:y2="15.244cm">
            <text:p/>
          </draw:line>
          <draw:line draw:style-name="gr398" draw:text-style-name="P6" draw:layer="layout" svg:x1="12.064cm" svg:y1="14.609cm" svg:x2="11.429cm" svg:y2="15.244cm">
            <text:p/>
          </draw:line>
          <draw:line draw:style-name="gr399" draw:text-style-name="P6" draw:layer="layout" svg:x1="13.335cm" svg:y1="14.609cm" svg:x2="13.97cm" svg:y2="15.244cm">
            <text:p/>
          </draw:line>
        </draw:g>
        <draw:g>
          <draw:line draw:style-name="gr400" draw:text-style-name="P6" draw:layer="layout" svg:x1="10.795cm" svg:y1="14.609cm" svg:x2="10.795cm" svg:y2="15.244cm">
            <text:p/>
          </draw:line>
          <draw:line draw:style-name="gr401" draw:text-style-name="P6" draw:layer="layout" svg:x1="10.159cm" svg:y1="14.609cm" svg:x2="9.524cm" svg:y2="15.244cm">
            <text:p/>
          </draw:line>
          <draw:line draw:style-name="gr402" draw:text-style-name="P6" draw:layer="layout" svg:x1="11.43cm" svg:y1="14.609cm" svg:x2="12.065cm" svg:y2="15.244cm">
            <text:p/>
          </draw:line>
        </draw:g>
        <draw:g>
          <draw:line draw:style-name="gr403" draw:text-style-name="P6" draw:layer="layout" svg:x1="14.605cm" svg:y1="14.609cm" svg:x2="14.605cm" svg:y2="15.244cm">
            <text:p/>
          </draw:line>
          <draw:line draw:style-name="gr404" draw:text-style-name="P6" draw:layer="layout" svg:x1="13.969cm" svg:y1="14.609cm" svg:x2="13.334cm" svg:y2="15.244cm">
            <text:p/>
          </draw:line>
          <draw:line draw:style-name="gr405" draw:text-style-name="P6" draw:layer="layout" svg:x1="15.24cm" svg:y1="14.609cm" svg:x2="15.875cm" svg:y2="15.244cm">
            <text:p/>
          </draw:line>
        </draw:g>
        <draw:line draw:style-name="gr406" draw:text-style-name="P6" draw:layer="layout" svg:x1="8.89cm" svg:y1="14.609cm" svg:x2="8.89cm" svg:y2="15.244cm">
          <text:p/>
        </draw:line>
        <draw:line draw:style-name="gr407" draw:text-style-name="P6" draw:layer="layout" svg:x1="9.525cm" svg:y1="14.609cm" svg:x2="10.16cm" svg:y2="15.244cm">
          <text:p/>
        </draw:line>
        <draw:line draw:style-name="gr408" draw:text-style-name="P6" draw:layer="layout" svg:x1="16.51cm" svg:y1="14.609cm" svg:x2="16.51cm" svg:y2="15.244cm">
          <text:p/>
        </draw:line>
        <draw:line draw:style-name="gr409" draw:text-style-name="P6" draw:layer="layout" svg:x1="15.874cm" svg:y1="14.609cm" svg:x2="15.239cm" svg:y2="15.244cm">
          <text:p/>
        </draw:line>
        <draw:custom-shape draw:style-name="gr141" draw:text-style-name="P34" draw:layer="layout" svg:width="1.27cm" svg:height="1.27cm" svg:x="10.16cm" svg:y="17.149cm">
          <text:list text:style-name="L1">
            <text:list-header>
              <text:p text:style-name="P8"><text:span text:style-name="T18">1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7.149cm">
          <text:list text:style-name="L1">
            <text:list-header>
              <text:p text:style-name="P8"><text:span text:style-name="T18">13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7.149cm">
          <text:list text:style-name="L1">
            <text:list-header>
              <text:p text:style-name="P8"><text:span text:style-name="T18">1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10" draw:text-style-name="P6" draw:layer="layout" svg:x1="12.7cm" svg:y1="16.514cm" svg:x2="12.7cm" svg:y2="17.149cm">
            <text:p/>
          </draw:line>
          <draw:line draw:style-name="gr411" draw:text-style-name="P6" draw:layer="layout" svg:x1="12.064cm" svg:y1="16.514cm" svg:x2="11.429cm" svg:y2="17.149cm">
            <text:p/>
          </draw:line>
          <draw:line draw:style-name="gr412" draw:text-style-name="P6" draw:layer="layout" svg:x1="13.335cm" svg:y1="16.514cm" svg:x2="13.97cm" svg:y2="17.149cm">
            <text:p/>
          </draw:line>
        </draw:g>
        <draw:g>
          <draw:line draw:style-name="gr413" draw:text-style-name="P6" draw:layer="layout" svg:x1="10.795cm" svg:y1="16.514cm" svg:x2="10.795cm" svg:y2="17.149cm">
            <text:p/>
          </draw:line>
          <draw:line draw:style-name="gr414" draw:text-style-name="P6" draw:layer="layout" svg:x1="10.159cm" svg:y1="16.514cm" svg:x2="9.524cm" svg:y2="17.149cm">
            <text:p/>
          </draw:line>
          <draw:line draw:style-name="gr415" draw:text-style-name="P6" draw:layer="layout" svg:x1="11.43cm" svg:y1="16.514cm" svg:x2="12.065cm" svg:y2="17.149cm">
            <text:p/>
          </draw:line>
        </draw:g>
        <draw:g>
          <draw:line draw:style-name="gr416" draw:text-style-name="P6" draw:layer="layout" svg:x1="14.605cm" svg:y1="16.514cm" svg:x2="14.605cm" svg:y2="17.149cm">
            <text:p/>
          </draw:line>
          <draw:line draw:style-name="gr417" draw:text-style-name="P6" draw:layer="layout" svg:x1="13.969cm" svg:y1="16.514cm" svg:x2="13.334cm" svg:y2="17.149cm">
            <text:p/>
          </draw:line>
          <draw:line draw:style-name="gr418" draw:text-style-name="P6" draw:layer="layout" svg:x1="15.24cm" svg:y1="16.514cm" svg:x2="15.875cm" svg:y2="17.149cm">
            <text:p/>
          </draw:line>
        </draw:g>
        <draw:line draw:style-name="gr419" draw:text-style-name="P6" draw:layer="layout" svg:x1="8.89cm" svg:y1="16.514cm" svg:x2="8.89cm" svg:y2="17.149cm">
          <text:p/>
        </draw:line>
        <draw:line draw:style-name="gr420" draw:text-style-name="P6" draw:layer="layout" svg:x1="9.525cm" svg:y1="16.514cm" svg:x2="10.16cm" svg:y2="17.149cm">
          <text:p/>
        </draw:line>
        <draw:line draw:style-name="gr421" draw:text-style-name="P6" draw:layer="layout" svg:x1="16.51cm" svg:y1="16.514cm" svg:x2="16.51cm" svg:y2="17.149cm">
          <text:p/>
        </draw:line>
        <draw:line draw:style-name="gr422" draw:text-style-name="P6" draw:layer="layout" svg:x1="15.874cm" svg:y1="16.514cm" svg:x2="15.239cm" svg:y2="17.149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3.121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5.02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6.931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23" draw:text-style-name="P6" draw:layer="layout" svg:x1="13.758cm" svg:y1="2.963cm" svg:x2="17.145cm" svg:y2="2.963cm">
            <text:p/>
          </draw:line>
          <draw:line draw:style-name="gr424" draw:text-style-name="P6" draw:layer="layout" svg:x1="11.429cm" svg:y1="2.963cm" svg:x2="8.254cm" svg:y2="2.963cm">
            <text:p/>
          </draw:line>
        </draw:g>
        <draw:g>
          <draw:custom-shape draw:style-name="gr18" draw:text-style-name="P27" draw:layer="layout" svg:width="2.39cm" svg:height="1.615cm" svg:x="1.693cm" svg:y="11.004cm">
            <text:list text:style-name="L1">
              <text:list-header>
                <text:p text:style-name="P8"><text:span text:style-name="T5">g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25" draw:text-style-name="P6" draw:layer="layout" svg:x1="2.963cm" svg:y1="12.7cm" svg:x2="2.963cm" svg:y2="18.415cm">
            <text:p/>
          </draw:line>
          <draw:line draw:style-name="gr426" draw:text-style-name="P6" draw:layer="layout" svg:x1="2.963cm" svg:y1="11.217cm" svg:x2="2.963cm" svg:y2="5.926cm">
            <text:p/>
          </draw:line>
        </draw:g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64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65" draw:style-name="dp1" draw:master-page-name="Default"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5cm" svg:x="20.743cm" svg:y="11.218cm">
            <text:list text:style-name="L1">
              <text:list-header>
                <text:p text:style-name="P14"><text:span text:style-name="T8">b</text:span><text:span text:style-name="T16">3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3.121cm">
            <text:list text:style-name="L1">
              <text:list-header>
                <text:p text:style-name="P8"><text:span text:style-name="T5">b</text:span><text:span text:style-name="T1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5.026cm">
            <text:list text:style-name="L1">
              <text:list-header>
                <text:p text:style-name="P8"><text:span text:style-name="T5">b</text:span><text:span text:style-name="T17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6.931cm">
            <text:list text:style-name="L1">
              <text:list-header>
                <text:p text:style-name="P8"><text:span text:style-name="T5">b</text:span><text:span text:style-name="T17">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27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28" draw:text-style-name="P6" draw:layer="layout" svg:x1="12.064cm" svg:y1="6.989cm" svg:x2="11.429cm" svg:y2="7.624cm">
          <text:p/>
        </draw:line>
        <draw:line draw:style-name="gr429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30" draw:text-style-name="P6" draw:layer="layout" svg:x1="12.7cm" svg:y1="8.894cm" svg:x2="12.7cm" svg:y2="9.529cm">
            <text:p/>
          </draw:line>
          <draw:line draw:style-name="gr431" draw:text-style-name="P6" draw:layer="layout" svg:x1="12.064cm" svg:y1="8.894cm" svg:x2="11.429cm" svg:y2="9.529cm">
            <text:p/>
          </draw:line>
          <draw:line draw:style-name="gr432" draw:text-style-name="P6" draw:layer="layout" svg:x1="13.335cm" svg:y1="8.894cm" svg:x2="13.97cm" svg:y2="9.529cm">
            <text:p/>
          </draw:line>
        </draw:g>
        <draw:g>
          <draw:line draw:style-name="gr433" draw:text-style-name="P6" draw:layer="layout" svg:x1="10.795cm" svg:y1="8.894cm" svg:x2="10.795cm" svg:y2="9.529cm">
            <text:p/>
          </draw:line>
          <draw:line draw:style-name="gr434" draw:text-style-name="P6" draw:layer="layout" svg:x1="10.159cm" svg:y1="8.894cm" svg:x2="9.524cm" svg:y2="9.529cm">
            <text:p/>
          </draw:line>
          <draw:line draw:style-name="gr435" draw:text-style-name="P6" draw:layer="layout" svg:x1="11.43cm" svg:y1="8.894cm" svg:x2="12.065cm" svg:y2="9.529cm">
            <text:p/>
          </draw:line>
        </draw:g>
        <draw:g>
          <draw:line draw:style-name="gr436" draw:text-style-name="P6" draw:layer="layout" svg:x1="14.605cm" svg:y1="8.894cm" svg:x2="14.605cm" svg:y2="9.529cm">
            <text:p/>
          </draw:line>
          <draw:line draw:style-name="gr437" draw:text-style-name="P6" draw:layer="layout" svg:x1="13.969cm" svg:y1="8.894cm" svg:x2="13.334cm" svg:y2="9.529cm">
            <text:p/>
          </draw:line>
          <draw:line draw:style-name="gr438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40" draw:text-style-name="P6" draw:layer="layout" svg:x1="12.7cm" svg:y1="10.799cm" svg:x2="12.7cm" svg:y2="11.434cm">
            <text:p/>
          </draw:line>
          <draw:line draw:style-name="gr441" draw:text-style-name="P6" draw:layer="layout" svg:x1="12.064cm" svg:y1="10.799cm" svg:x2="11.429cm" svg:y2="11.434cm">
            <text:p/>
          </draw:line>
          <draw:line draw:style-name="gr442" draw:text-style-name="P6" draw:layer="layout" svg:x1="13.335cm" svg:y1="10.799cm" svg:x2="13.97cm" svg:y2="11.434cm">
            <text:p/>
          </draw:line>
        </draw:g>
        <draw:g>
          <draw:line draw:style-name="gr443" draw:text-style-name="P6" draw:layer="layout" svg:x1="10.795cm" svg:y1="10.799cm" svg:x2="10.795cm" svg:y2="11.434cm">
            <text:p/>
          </draw:line>
          <draw:line draw:style-name="gr444" draw:text-style-name="P6" draw:layer="layout" svg:x1="10.159cm" svg:y1="10.799cm" svg:x2="9.524cm" svg:y2="11.434cm">
            <text:p/>
          </draw:line>
          <draw:line draw:style-name="gr445" draw:text-style-name="P6" draw:layer="layout" svg:x1="11.43cm" svg:y1="10.799cm" svg:x2="12.065cm" svg:y2="11.434cm">
            <text:p/>
          </draw:line>
        </draw:g>
        <draw:g>
          <draw:line draw:style-name="gr446" draw:text-style-name="P6" draw:layer="layout" svg:x1="14.605cm" svg:y1="10.799cm" svg:x2="14.605cm" svg:y2="11.434cm">
            <text:p/>
          </draw:line>
          <draw:line draw:style-name="gr447" draw:text-style-name="P6" draw:layer="layout" svg:x1="13.969cm" svg:y1="10.799cm" svg:x2="13.334cm" svg:y2="11.434cm">
            <text:p/>
          </draw:line>
          <draw:line draw:style-name="gr448" draw:text-style-name="P6" draw:layer="layout" svg:x1="15.24cm" svg:y1="10.799cm" svg:x2="15.875cm" svg:y2="11.434cm">
            <text:p/>
          </draw:line>
        </draw:g>
        <draw:line draw:style-name="gr449" draw:text-style-name="P6" draw:layer="layout" svg:x1="8.89cm" svg:y1="10.799cm" svg:x2="8.89cm" svg:y2="11.434cm">
          <text:p/>
        </draw:line>
        <draw:line draw:style-name="gr450" draw:text-style-name="P6" draw:layer="layout" svg:x1="9.525cm" svg:y1="10.799cm" svg:x2="10.16cm" svg:y2="11.434cm">
          <text:p/>
        </draw:line>
        <draw:line draw:style-name="gr451" draw:text-style-name="P6" draw:layer="layout" svg:x1="16.51cm" svg:y1="10.799cm" svg:x2="16.51cm" svg:y2="11.434cm">
          <text:p/>
        </draw:line>
        <draw:line draw:style-name="gr452" draw:text-style-name="P6" draw:layer="layout" svg:x1="15.874cm" svg:y1="10.799cm" svg:x2="15.239cm" svg:y2="11.434cm">
          <text:p/>
        </draw:line>
        <draw:custom-shape draw:style-name="gr141" draw:text-style-name="P34" draw:layer="layout" svg:width="1.27cm" svg:height="1.27cm" svg:x="10.16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3.339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53" draw:text-style-name="P6" draw:layer="layout" svg:x1="12.7cm" svg:y1="12.704cm" svg:x2="12.7cm" svg:y2="13.339cm">
            <text:p/>
          </draw:line>
          <draw:line draw:style-name="gr454" draw:text-style-name="P6" draw:layer="layout" svg:x1="12.064cm" svg:y1="12.704cm" svg:x2="11.429cm" svg:y2="13.339cm">
            <text:p/>
          </draw:line>
          <draw:line draw:style-name="gr455" draw:text-style-name="P6" draw:layer="layout" svg:x1="13.335cm" svg:y1="12.704cm" svg:x2="13.97cm" svg:y2="13.339cm">
            <text:p/>
          </draw:line>
        </draw:g>
        <draw:g>
          <draw:line draw:style-name="gr456" draw:text-style-name="P6" draw:layer="layout" svg:x1="10.795cm" svg:y1="12.704cm" svg:x2="10.795cm" svg:y2="13.339cm">
            <text:p/>
          </draw:line>
          <draw:line draw:style-name="gr457" draw:text-style-name="P6" draw:layer="layout" svg:x1="10.159cm" svg:y1="12.704cm" svg:x2="9.524cm" svg:y2="13.339cm">
            <text:p/>
          </draw:line>
          <draw:line draw:style-name="gr458" draw:text-style-name="P6" draw:layer="layout" svg:x1="11.43cm" svg:y1="12.704cm" svg:x2="12.065cm" svg:y2="13.339cm">
            <text:p/>
          </draw:line>
        </draw:g>
        <draw:g>
          <draw:line draw:style-name="gr459" draw:text-style-name="P6" draw:layer="layout" svg:x1="14.605cm" svg:y1="12.704cm" svg:x2="14.605cm" svg:y2="13.339cm">
            <text:p/>
          </draw:line>
          <draw:line draw:style-name="gr460" draw:text-style-name="P6" draw:layer="layout" svg:x1="13.969cm" svg:y1="12.704cm" svg:x2="13.334cm" svg:y2="13.339cm">
            <text:p/>
          </draw:line>
          <draw:line draw:style-name="gr461" draw:text-style-name="P6" draw:layer="layout" svg:x1="15.24cm" svg:y1="12.704cm" svg:x2="15.875cm" svg:y2="13.339cm">
            <text:p/>
          </draw:line>
        </draw:g>
        <draw:line draw:style-name="gr462" draw:text-style-name="P6" draw:layer="layout" svg:x1="8.89cm" svg:y1="12.704cm" svg:x2="8.89cm" svg:y2="13.339cm">
          <text:p/>
        </draw:line>
        <draw:line draw:style-name="gr463" draw:text-style-name="P6" draw:layer="layout" svg:x1="9.525cm" svg:y1="12.704cm" svg:x2="10.16cm" svg:y2="13.339cm">
          <text:p/>
        </draw:line>
        <draw:line draw:style-name="gr464" draw:text-style-name="P6" draw:layer="layout" svg:x1="16.51cm" svg:y1="12.704cm" svg:x2="16.51cm" svg:y2="13.339cm">
          <text:p/>
        </draw:line>
        <draw:line draw:style-name="gr465" draw:text-style-name="P6" draw:layer="layout" svg:x1="15.874cm" svg:y1="12.704cm" svg:x2="15.239cm" svg:y2="13.339cm">
          <text:p/>
        </draw:line>
        <draw:custom-shape draw:style-name="gr141" draw:text-style-name="P34" draw:layer="layout" svg:width="1.27cm" svg:height="1.27cm" svg:x="10.16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2.065cm" svg:y="15.244cm">
          <text:list text:style-name="L1">
            <text:list-header>
              <text:p text:style-name="P8"><text:span text:style-name="T5">5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66" draw:text-style-name="P6" draw:layer="layout" svg:x1="12.7cm" svg:y1="14.609cm" svg:x2="12.7cm" svg:y2="15.244cm">
            <text:p/>
          </draw:line>
          <draw:line draw:style-name="gr467" draw:text-style-name="P6" draw:layer="layout" svg:x1="12.064cm" svg:y1="14.609cm" svg:x2="11.429cm" svg:y2="15.244cm">
            <text:p/>
          </draw:line>
          <draw:line draw:style-name="gr468" draw:text-style-name="P6" draw:layer="layout" svg:x1="13.335cm" svg:y1="14.609cm" svg:x2="13.97cm" svg:y2="15.244cm">
            <text:p/>
          </draw:line>
        </draw:g>
        <draw:g>
          <draw:line draw:style-name="gr469" draw:text-style-name="P6" draw:layer="layout" svg:x1="10.795cm" svg:y1="14.609cm" svg:x2="10.795cm" svg:y2="15.244cm">
            <text:p/>
          </draw:line>
          <draw:line draw:style-name="gr470" draw:text-style-name="P6" draw:layer="layout" svg:x1="10.159cm" svg:y1="14.609cm" svg:x2="9.524cm" svg:y2="15.244cm">
            <text:p/>
          </draw:line>
          <draw:line draw:style-name="gr471" draw:text-style-name="P6" draw:layer="layout" svg:x1="11.43cm" svg:y1="14.609cm" svg:x2="12.065cm" svg:y2="15.244cm">
            <text:p/>
          </draw:line>
        </draw:g>
        <draw:g>
          <draw:line draw:style-name="gr472" draw:text-style-name="P6" draw:layer="layout" svg:x1="14.605cm" svg:y1="14.609cm" svg:x2="14.605cm" svg:y2="15.244cm">
            <text:p/>
          </draw:line>
          <draw:line draw:style-name="gr473" draw:text-style-name="P6" draw:layer="layout" svg:x1="13.969cm" svg:y1="14.609cm" svg:x2="13.334cm" svg:y2="15.244cm">
            <text:p/>
          </draw:line>
          <draw:line draw:style-name="gr474" draw:text-style-name="P6" draw:layer="layout" svg:x1="15.24cm" svg:y1="14.609cm" svg:x2="15.875cm" svg:y2="15.244cm">
            <text:p/>
          </draw:line>
        </draw:g>
        <draw:line draw:style-name="gr475" draw:text-style-name="P6" draw:layer="layout" svg:x1="8.89cm" svg:y1="14.609cm" svg:x2="8.89cm" svg:y2="15.244cm">
          <text:p/>
        </draw:line>
        <draw:line draw:style-name="gr476" draw:text-style-name="P6" draw:layer="layout" svg:x1="9.525cm" svg:y1="14.609cm" svg:x2="10.16cm" svg:y2="15.244cm">
          <text:p/>
        </draw:line>
        <draw:line draw:style-name="gr477" draw:text-style-name="P6" draw:layer="layout" svg:x1="16.51cm" svg:y1="14.609cm" svg:x2="16.51cm" svg:y2="15.244cm">
          <text:p/>
        </draw:line>
        <draw:line draw:style-name="gr478" draw:text-style-name="P6" draw:layer="layout" svg:x1="15.874cm" svg:y1="14.609cm" svg:x2="15.239cm" svg:y2="15.244cm">
          <text:p/>
        </draw:line>
        <draw:custom-shape draw:style-name="gr439" draw:text-style-name="P38" draw:layer="layout" svg:width="1.27cm" svg:height="1.27cm" svg:x="10.16cm" svg:y="17.149cm">
          <text:list text:style-name="L1">
            <text:list-header>
              <text:p text:style-name="P8"><text:span text:style-name="T18">1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2.065cm" svg:y="17.149cm">
          <text:list text:style-name="L1">
            <text:list-header>
              <text:p text:style-name="P8"><text:span text:style-name="T18">13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7.149cm">
          <text:list text:style-name="L1">
            <text:list-header>
              <text:p text:style-name="P8"><text:span text:style-name="T18">1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79" draw:text-style-name="P6" draw:layer="layout" svg:x1="12.7cm" svg:y1="16.514cm" svg:x2="12.7cm" svg:y2="17.149cm">
            <text:p/>
          </draw:line>
          <draw:line draw:style-name="gr480" draw:text-style-name="P6" draw:layer="layout" svg:x1="12.064cm" svg:y1="16.514cm" svg:x2="11.429cm" svg:y2="17.149cm">
            <text:p/>
          </draw:line>
          <draw:line draw:style-name="gr481" draw:text-style-name="P6" draw:layer="layout" svg:x1="13.335cm" svg:y1="16.514cm" svg:x2="13.97cm" svg:y2="17.149cm">
            <text:p/>
          </draw:line>
        </draw:g>
        <draw:g>
          <draw:line draw:style-name="gr482" draw:text-style-name="P6" draw:layer="layout" svg:x1="10.795cm" svg:y1="16.514cm" svg:x2="10.795cm" svg:y2="17.149cm">
            <text:p/>
          </draw:line>
          <draw:line draw:style-name="gr483" draw:text-style-name="P6" draw:layer="layout" svg:x1="10.159cm" svg:y1="16.514cm" svg:x2="9.524cm" svg:y2="17.149cm">
            <text:p/>
          </draw:line>
          <draw:line draw:style-name="gr484" draw:text-style-name="P6" draw:layer="layout" svg:x1="11.43cm" svg:y1="16.514cm" svg:x2="12.065cm" svg:y2="17.149cm">
            <text:p/>
          </draw:line>
        </draw:g>
        <draw:g>
          <draw:line draw:style-name="gr485" draw:text-style-name="P6" draw:layer="layout" svg:x1="14.605cm" svg:y1="16.514cm" svg:x2="14.605cm" svg:y2="17.149cm">
            <text:p/>
          </draw:line>
          <draw:line draw:style-name="gr486" draw:text-style-name="P6" draw:layer="layout" svg:x1="13.969cm" svg:y1="16.514cm" svg:x2="13.334cm" svg:y2="17.149cm">
            <text:p/>
          </draw:line>
          <draw:line draw:style-name="gr487" draw:text-style-name="P6" draw:layer="layout" svg:x1="15.24cm" svg:y1="16.514cm" svg:x2="15.875cm" svg:y2="17.149cm">
            <text:p/>
          </draw:line>
        </draw:g>
        <draw:line draw:style-name="gr488" draw:text-style-name="P6" draw:layer="layout" svg:x1="8.89cm" svg:y1="16.514cm" svg:x2="8.89cm" svg:y2="17.149cm">
          <text:p/>
        </draw:line>
        <draw:line draw:style-name="gr489" draw:text-style-name="P6" draw:layer="layout" svg:x1="9.525cm" svg:y1="16.514cm" svg:x2="10.16cm" svg:y2="17.149cm">
          <text:p/>
        </draw:line>
        <draw:line draw:style-name="gr490" draw:text-style-name="P6" draw:layer="layout" svg:x1="16.51cm" svg:y1="16.514cm" svg:x2="16.51cm" svg:y2="17.149cm">
          <text:p/>
        </draw:line>
        <draw:line draw:style-name="gr491" draw:text-style-name="P6" draw:layer="layout" svg:x1="15.874cm" svg:y1="16.514cm" svg:x2="15.239cm" svg:y2="17.149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3.121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5.02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6.931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92" draw:text-style-name="P6" draw:layer="layout" svg:x1="13.758cm" svg:y1="2.963cm" svg:x2="17.145cm" svg:y2="2.963cm">
            <text:p/>
          </draw:line>
          <draw:line draw:style-name="gr493" draw:text-style-name="P6" draw:layer="layout" svg:x1="11.429cm" svg:y1="2.963cm" svg:x2="8.254cm" svg:y2="2.963cm">
            <text:p/>
          </draw:line>
        </draw:g>
        <draw:g>
          <draw:custom-shape draw:style-name="gr18" draw:text-style-name="P27" draw:layer="layout" svg:width="2.39cm" svg:height="1.615cm" svg:x="1.693cm" svg:y="11.004cm">
            <text:list text:style-name="L1">
              <text:list-header>
                <text:p text:style-name="P8"><text:span text:style-name="T5">g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94" draw:text-style-name="P6" draw:layer="layout" svg:x1="2.963cm" svg:y1="12.7cm" svg:x2="2.963cm" svg:y2="18.415cm">
            <text:p/>
          </draw:line>
          <draw:line draw:style-name="gr495" draw:text-style-name="P6" draw:layer="layout" svg:x1="2.963cm" svg:y1="11.217cm" svg:x2="2.963cm" svg:y2="5.926cm">
            <text:p/>
          </draw:line>
        </draw:g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16.191cm" svg:height="1.615cm" svg:x="4.633cm" svg:y="0.421cm">
          <text:list text:style-name="L1">
            <text:list-header>
              <text:p text:style-name="P14"><text:span text:style-name="T5">IDA* Iteration with Depth Limit 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65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66" draw:style-name="dp1" draw:master-page-name="Default">
        <draw:custom-shape draw:style-name="gr18" draw:text-style-name="P15" draw:layer="layout" svg:width="16.191cm" svg:height="1.615cm" svg:x="4.633cm" svg:y="0.421cm">
          <text:list text:style-name="L1">
            <text:list-header>
              <text:p text:style-name="P14"><text:span text:style-name="T5">IDA* Iteration with Depth Limit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5cm" svg:x="20.743cm" svg:y="11.218cm">
            <text:list text:style-name="L1">
              <text:list-header>
                <text:p text:style-name="P14"><text:span text:style-name="T8">b</text:span><text:span text:style-name="T16">3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3.121cm">
            <text:list text:style-name="L1">
              <text:list-header>
                <text:p text:style-name="P8"><text:span text:style-name="T5">b</text:span><text:span text:style-name="T1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5.026cm">
            <text:list text:style-name="L1">
              <text:list-header>
                <text:p text:style-name="P8"><text:span text:style-name="T5">b</text:span><text:span text:style-name="T17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6.931cm">
            <text:list text:style-name="L1">
              <text:list-header>
                <text:p text:style-name="P8"><text:span text:style-name="T5">b</text:span><text:span text:style-name="T17">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96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97" draw:text-style-name="P6" draw:layer="layout" svg:x1="12.064cm" svg:y1="6.989cm" svg:x2="11.429cm" svg:y2="7.624cm">
          <text:p/>
        </draw:line>
        <draw:line draw:style-name="gr498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99" draw:text-style-name="P6" draw:layer="layout" svg:x1="12.7cm" svg:y1="8.894cm" svg:x2="12.7cm" svg:y2="9.529cm">
            <text:p/>
          </draw:line>
          <draw:line draw:style-name="gr500" draw:text-style-name="P6" draw:layer="layout" svg:x1="12.064cm" svg:y1="8.894cm" svg:x2="11.429cm" svg:y2="9.529cm">
            <text:p/>
          </draw:line>
          <draw:line draw:style-name="gr501" draw:text-style-name="P6" draw:layer="layout" svg:x1="13.335cm" svg:y1="8.894cm" svg:x2="13.97cm" svg:y2="9.529cm">
            <text:p/>
          </draw:line>
        </draw:g>
        <draw:g>
          <draw:line draw:style-name="gr502" draw:text-style-name="P6" draw:layer="layout" svg:x1="10.795cm" svg:y1="8.894cm" svg:x2="10.795cm" svg:y2="9.529cm">
            <text:p/>
          </draw:line>
          <draw:line draw:style-name="gr503" draw:text-style-name="P6" draw:layer="layout" svg:x1="10.159cm" svg:y1="8.894cm" svg:x2="9.524cm" svg:y2="9.529cm">
            <text:p/>
          </draw:line>
          <draw:line draw:style-name="gr504" draw:text-style-name="P6" draw:layer="layout" svg:x1="11.43cm" svg:y1="8.894cm" svg:x2="12.065cm" svg:y2="9.529cm">
            <text:p/>
          </draw:line>
        </draw:g>
        <draw:g>
          <draw:line draw:style-name="gr505" draw:text-style-name="P6" draw:layer="layout" svg:x1="14.605cm" svg:y1="8.894cm" svg:x2="14.605cm" svg:y2="9.529cm">
            <text:p/>
          </draw:line>
          <draw:line draw:style-name="gr506" draw:text-style-name="P6" draw:layer="layout" svg:x1="13.969cm" svg:y1="8.894cm" svg:x2="13.334cm" svg:y2="9.529cm">
            <text:p/>
          </draw:line>
          <draw:line draw:style-name="gr507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08" draw:text-style-name="P6" draw:layer="layout" svg:x1="12.7cm" svg:y1="10.799cm" svg:x2="12.7cm" svg:y2="11.434cm">
            <text:p/>
          </draw:line>
          <draw:line draw:style-name="gr509" draw:text-style-name="P6" draw:layer="layout" svg:x1="12.064cm" svg:y1="10.799cm" svg:x2="11.429cm" svg:y2="11.434cm">
            <text:p/>
          </draw:line>
          <draw:line draw:style-name="gr510" draw:text-style-name="P6" draw:layer="layout" svg:x1="13.335cm" svg:y1="10.799cm" svg:x2="13.97cm" svg:y2="11.434cm">
            <text:p/>
          </draw:line>
        </draw:g>
        <draw:g>
          <draw:line draw:style-name="gr511" draw:text-style-name="P6" draw:layer="layout" svg:x1="10.795cm" svg:y1="10.799cm" svg:x2="10.795cm" svg:y2="11.434cm">
            <text:p/>
          </draw:line>
          <draw:line draw:style-name="gr512" draw:text-style-name="P6" draw:layer="layout" svg:x1="10.159cm" svg:y1="10.799cm" svg:x2="9.524cm" svg:y2="11.434cm">
            <text:p/>
          </draw:line>
          <draw:line draw:style-name="gr513" draw:text-style-name="P6" draw:layer="layout" svg:x1="11.43cm" svg:y1="10.799cm" svg:x2="12.065cm" svg:y2="11.434cm">
            <text:p/>
          </draw:line>
        </draw:g>
        <draw:g>
          <draw:line draw:style-name="gr514" draw:text-style-name="P6" draw:layer="layout" svg:x1="14.605cm" svg:y1="10.799cm" svg:x2="14.605cm" svg:y2="11.434cm">
            <text:p/>
          </draw:line>
          <draw:line draw:style-name="gr515" draw:text-style-name="P6" draw:layer="layout" svg:x1="13.969cm" svg:y1="10.799cm" svg:x2="13.334cm" svg:y2="11.434cm">
            <text:p/>
          </draw:line>
          <draw:line draw:style-name="gr516" draw:text-style-name="P6" draw:layer="layout" svg:x1="15.24cm" svg:y1="10.799cm" svg:x2="15.875cm" svg:y2="11.434cm">
            <text:p/>
          </draw:line>
        </draw:g>
        <draw:line draw:style-name="gr517" draw:text-style-name="P6" draw:layer="layout" svg:x1="8.89cm" svg:y1="10.799cm" svg:x2="8.89cm" svg:y2="11.434cm">
          <text:p/>
        </draw:line>
        <draw:line draw:style-name="gr518" draw:text-style-name="P6" draw:layer="layout" svg:x1="9.525cm" svg:y1="10.799cm" svg:x2="10.16cm" svg:y2="11.434cm">
          <text:p/>
        </draw:line>
        <draw:line draw:style-name="gr519" draw:text-style-name="P6" draw:layer="layout" svg:x1="16.51cm" svg:y1="10.799cm" svg:x2="16.51cm" svg:y2="11.434cm">
          <text:p/>
        </draw:line>
        <draw:line draw:style-name="gr520" draw:text-style-name="P6" draw:layer="layout" svg:x1="15.874cm" svg:y1="10.799cm" svg:x2="15.239cm" svg:y2="11.434cm">
          <text:p/>
        </draw:line>
        <draw:custom-shape draw:style-name="gr141" draw:text-style-name="P34" draw:layer="layout" svg:width="1.27cm" svg:height="1.27cm" svg:x="10.16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3.339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3.339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3.339cm">
          <text:list text:style-name="L1">
            <text:list-header>
              <text:p text:style-name="P8"><text:span text:style-name="T5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21" draw:text-style-name="P6" draw:layer="layout" svg:x1="12.7cm" svg:y1="12.704cm" svg:x2="12.7cm" svg:y2="13.339cm">
            <text:p/>
          </draw:line>
          <draw:line draw:style-name="gr522" draw:text-style-name="P6" draw:layer="layout" svg:x1="12.064cm" svg:y1="12.704cm" svg:x2="11.429cm" svg:y2="13.339cm">
            <text:p/>
          </draw:line>
          <draw:line draw:style-name="gr523" draw:text-style-name="P6" draw:layer="layout" svg:x1="13.335cm" svg:y1="12.704cm" svg:x2="13.97cm" svg:y2="13.339cm">
            <text:p/>
          </draw:line>
        </draw:g>
        <draw:g>
          <draw:line draw:style-name="gr524" draw:text-style-name="P6" draw:layer="layout" svg:x1="10.795cm" svg:y1="12.704cm" svg:x2="10.795cm" svg:y2="13.339cm">
            <text:p/>
          </draw:line>
          <draw:line draw:style-name="gr525" draw:text-style-name="P6" draw:layer="layout" svg:x1="10.159cm" svg:y1="12.704cm" svg:x2="9.524cm" svg:y2="13.339cm">
            <text:p/>
          </draw:line>
          <draw:line draw:style-name="gr526" draw:text-style-name="P6" draw:layer="layout" svg:x1="11.43cm" svg:y1="12.704cm" svg:x2="12.065cm" svg:y2="13.339cm">
            <text:p/>
          </draw:line>
        </draw:g>
        <draw:g>
          <draw:line draw:style-name="gr527" draw:text-style-name="P6" draw:layer="layout" svg:x1="14.605cm" svg:y1="12.704cm" svg:x2="14.605cm" svg:y2="13.339cm">
            <text:p/>
          </draw:line>
          <draw:line draw:style-name="gr528" draw:text-style-name="P6" draw:layer="layout" svg:x1="13.969cm" svg:y1="12.704cm" svg:x2="13.334cm" svg:y2="13.339cm">
            <text:p/>
          </draw:line>
          <draw:line draw:style-name="gr529" draw:text-style-name="P6" draw:layer="layout" svg:x1="15.24cm" svg:y1="12.704cm" svg:x2="15.875cm" svg:y2="13.339cm">
            <text:p/>
          </draw:line>
        </draw:g>
        <draw:line draw:style-name="gr530" draw:text-style-name="P6" draw:layer="layout" svg:x1="8.89cm" svg:y1="12.704cm" svg:x2="8.89cm" svg:y2="13.339cm">
          <text:p/>
        </draw:line>
        <draw:line draw:style-name="gr531" draw:text-style-name="P6" draw:layer="layout" svg:x1="9.525cm" svg:y1="12.704cm" svg:x2="10.16cm" svg:y2="13.339cm">
          <text:p/>
        </draw:line>
        <draw:custom-shape draw:style-name="gr141" draw:text-style-name="P34" draw:layer="layout" svg:width="1.27cm" svg:height="1.27cm" svg:x="10.16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2.065cm" svg:y="15.244cm">
          <text:list text:style-name="L1">
            <text:list-header>
              <text:p text:style-name="P8"><text:span text:style-name="T5">3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5.244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5.244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32" draw:text-style-name="P6" draw:layer="layout" svg:x1="12.7cm" svg:y1="14.609cm" svg:x2="12.7cm" svg:y2="15.244cm">
            <text:p/>
          </draw:line>
          <draw:line draw:style-name="gr533" draw:text-style-name="P6" draw:layer="layout" svg:x1="12.064cm" svg:y1="14.609cm" svg:x2="11.429cm" svg:y2="15.244cm">
            <text:p/>
          </draw:line>
          <draw:line draw:style-name="gr534" draw:text-style-name="P6" draw:layer="layout" svg:x1="13.335cm" svg:y1="14.609cm" svg:x2="13.97cm" svg:y2="15.244cm">
            <text:p/>
          </draw:line>
        </draw:g>
        <draw:g>
          <draw:line draw:style-name="gr535" draw:text-style-name="P6" draw:layer="layout" svg:x1="10.795cm" svg:y1="14.609cm" svg:x2="10.795cm" svg:y2="15.244cm">
            <text:p/>
          </draw:line>
          <draw:line draw:style-name="gr536" draw:text-style-name="P6" draw:layer="layout" svg:x1="10.159cm" svg:y1="14.609cm" svg:x2="9.524cm" svg:y2="15.244cm">
            <text:p/>
          </draw:line>
          <draw:line draw:style-name="gr537" draw:text-style-name="P6" draw:layer="layout" svg:x1="11.43cm" svg:y1="14.609cm" svg:x2="12.065cm" svg:y2="15.244cm">
            <text:p/>
          </draw:line>
        </draw:g>
        <draw:line draw:style-name="gr538" draw:text-style-name="P6" draw:layer="layout" svg:x1="8.89cm" svg:y1="14.609cm" svg:x2="8.89cm" svg:y2="15.244cm">
          <text:p/>
        </draw:line>
        <draw:line draw:style-name="gr539" draw:text-style-name="P6" draw:layer="layout" svg:x1="9.525cm" svg:y1="14.609cm" svg:x2="10.16cm" svg:y2="15.244cm">
          <text:p/>
        </draw:line>
        <draw:custom-shape draw:style-name="gr439" draw:text-style-name="P38" draw:layer="layout" svg:width="1.27cm" svg:height="1.27cm" svg:x="10.16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2.065cm" svg:y="17.149cm">
          <text:list text:style-name="L1">
            <text:list-header>
              <text:p text:style-name="P8"><text:span text:style-name="T18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7.149cm">
          <text:list text:style-name="L1">
            <text:list-header>
              <text:p text:style-name="P8"><text:span text:style-name="T1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7.149cm">
          <text:list text:style-name="L1">
            <text:list-header>
              <text:p text:style-name="P8"><text:span text:style-name="T1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40" draw:text-style-name="P6" draw:layer="layout" svg:x1="10.795cm" svg:y1="16.514cm" svg:x2="10.795cm" svg:y2="17.149cm">
            <text:p/>
          </draw:line>
          <draw:line draw:style-name="gr541" draw:text-style-name="P6" draw:layer="layout" svg:x1="10.159cm" svg:y1="16.514cm" svg:x2="9.524cm" svg:y2="17.149cm">
            <text:p/>
          </draw:line>
          <draw:line draw:style-name="gr542" draw:text-style-name="P6" draw:layer="layout" svg:x1="11.43cm" svg:y1="16.514cm" svg:x2="12.065cm" svg:y2="17.149cm">
            <text:p/>
          </draw:line>
        </draw:g>
        <draw:line draw:style-name="gr543" draw:text-style-name="P6" draw:layer="layout" svg:x1="8.89cm" svg:y1="16.514cm" svg:x2="8.89cm" svg:y2="17.149cm">
          <text:p/>
        </draw:line>
        <draw:line draw:style-name="gr544" draw:text-style-name="P6" draw:layer="layout" svg:x1="9.525cm" svg:y1="16.514cm" svg:x2="10.16cm" svg:y2="17.149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3.121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5.02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6.931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45" draw:text-style-name="P6" draw:layer="layout" svg:x1="13.758cm" svg:y1="2.963cm" svg:x2="17.145cm" svg:y2="2.963cm">
            <text:p/>
          </draw:line>
          <draw:line draw:style-name="gr546" draw:text-style-name="P6" draw:layer="layout" svg:x1="11.429cm" svg:y1="2.963cm" svg:x2="8.254cm" svg:y2="2.963cm">
            <text:p/>
          </draw:line>
        </draw:g>
        <draw:g>
          <draw:custom-shape draw:style-name="gr18" draw:text-style-name="P27" draw:layer="layout" svg:width="2.39cm" svg:height="1.615cm" svg:x="1.693cm" svg:y="11.004cm">
            <text:list text:style-name="L1">
              <text:list-header>
                <text:p text:style-name="P8"><text:span text:style-name="T5">g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47" draw:text-style-name="P6" draw:layer="layout" svg:x1="2.963cm" svg:y1="12.7cm" svg:x2="2.963cm" svg:y2="18.415cm">
            <text:p/>
          </draw:line>
          <draw:line draw:style-name="gr548" draw:text-style-name="P6" draw:layer="layout" svg:x1="2.963cm" svg:y1="11.217cm" svg:x2="2.963cm" svg:y2="5.926cm">
            <text:p/>
          </draw:line>
        </draw:g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66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67" draw:style-name="dp1" draw:master-page-name="Default">
        <draw:custom-shape draw:style-name="gr18" draw:text-style-name="P15" draw:layer="layout" svg:width="16.191cm" svg:height="1.615cm" svg:x="4.633cm" svg:y="0.421cm">
          <text:list text:style-name="L1">
            <text:list-header>
              <text:p text:style-name="P14"><text:span text:style-name="T5">IDA* Iteration with Depth Limit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3.148cm" svg:height="1.615cm" svg:x="20.108cm" svg:y="3.808cm">
          <text:list text:style-name="L1">
            <text:list-header>
              <text:p text:style-name="P14"><text:span text:style-name="T5">nod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10" draw:layer="layout" svg:width="1.395cm" svg:height="1.615cm" svg:x="21.192cm" svg:y="5.503cm">
            <text:list text:style-name="L1">
              <text:list-header>
                <text:p text:style-name="P8"><text:span text:style-name="T8">b</text:span><text:span text:style-name="T1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7.408cm">
            <text:list text:style-name="L1">
              <text:list-header>
                <text:p text:style-name="P14"><text:span text:style-name="T8">b</text:span><text:span text:style-name="T1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693cm" svg:height="1.615cm" svg:x="21.167cm" svg:y="9.313cm">
            <text:list text:style-name="L1">
              <text:list-header>
                <text:p text:style-name="P14"><text:span text:style-name="T8">b</text:span><text:span text:style-name="T1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905cm" svg:height="1.615cm" svg:x="20.32cm" svg:y="11.218cm">
            <text:list text:style-name="L1">
              <text:list-header>
                <text:p text:style-name="P14"><text:span text:style-name="T16">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2.752cm" svg:height="1.615cm" svg:x="20.743cm" svg:y="11.218cm">
            <text:list text:style-name="L1">
              <text:list-header>
                <text:p text:style-name="P14"><text:span text:style-name="T8">b</text:span><text:span text:style-name="T16">3</text:span><text:span text:style-name="T8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3.121cm">
            <text:list text:style-name="L1">
              <text:list-header>
                <text:p text:style-name="P8"><text:span text:style-name="T5">b</text:span><text:span text:style-name="T1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5.026cm">
            <text:list text:style-name="L1">
              <text:list-header>
                <text:p text:style-name="P8"><text:span text:style-name="T5">b</text:span><text:span text:style-name="T17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395cm" svg:height="1.615cm" svg:x="21.404cm" svg:y="16.931cm">
            <text:list text:style-name="L1">
              <text:list-header>
                <text:p text:style-name="P8"><text:span text:style-name="T5">b</text:span><text:span text:style-name="T17">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49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50" draw:text-style-name="P6" draw:layer="layout" svg:x1="12.064cm" svg:y1="6.989cm" svg:x2="11.429cm" svg:y2="7.624cm">
          <text:p/>
        </draw:line>
        <draw:line draw:style-name="gr551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52" draw:text-style-name="P6" draw:layer="layout" svg:x1="12.7cm" svg:y1="8.894cm" svg:x2="12.7cm" svg:y2="9.529cm">
            <text:p/>
          </draw:line>
          <draw:line draw:style-name="gr553" draw:text-style-name="P6" draw:layer="layout" svg:x1="12.064cm" svg:y1="8.894cm" svg:x2="11.429cm" svg:y2="9.529cm">
            <text:p/>
          </draw:line>
          <draw:line draw:style-name="gr554" draw:text-style-name="P6" draw:layer="layout" svg:x1="13.335cm" svg:y1="8.894cm" svg:x2="13.97cm" svg:y2="9.529cm">
            <text:p/>
          </draw:line>
        </draw:g>
        <draw:g>
          <draw:line draw:style-name="gr555" draw:text-style-name="P6" draw:layer="layout" svg:x1="10.795cm" svg:y1="8.894cm" svg:x2="10.795cm" svg:y2="9.529cm">
            <text:p/>
          </draw:line>
          <draw:line draw:style-name="gr556" draw:text-style-name="P6" draw:layer="layout" svg:x1="10.159cm" svg:y1="8.894cm" svg:x2="9.524cm" svg:y2="9.529cm">
            <text:p/>
          </draw:line>
          <draw:line draw:style-name="gr557" draw:text-style-name="P6" draw:layer="layout" svg:x1="11.43cm" svg:y1="8.894cm" svg:x2="12.065cm" svg:y2="9.529cm">
            <text:p/>
          </draw:line>
        </draw:g>
        <draw:g>
          <draw:line draw:style-name="gr558" draw:text-style-name="P6" draw:layer="layout" svg:x1="14.605cm" svg:y1="8.894cm" svg:x2="14.605cm" svg:y2="9.529cm">
            <text:p/>
          </draw:line>
          <draw:line draw:style-name="gr559" draw:text-style-name="P6" draw:layer="layout" svg:x1="13.969cm" svg:y1="8.894cm" svg:x2="13.334cm" svg:y2="9.529cm">
            <text:p/>
          </draw:line>
          <draw:line draw:style-name="gr560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61" draw:text-style-name="P6" draw:layer="layout" svg:x1="12.7cm" svg:y1="10.799cm" svg:x2="12.7cm" svg:y2="11.434cm">
            <text:p/>
          </draw:line>
          <draw:line draw:style-name="gr562" draw:text-style-name="P6" draw:layer="layout" svg:x1="12.064cm" svg:y1="10.799cm" svg:x2="11.429cm" svg:y2="11.434cm">
            <text:p/>
          </draw:line>
          <draw:line draw:style-name="gr563" draw:text-style-name="P6" draw:layer="layout" svg:x1="13.335cm" svg:y1="10.799cm" svg:x2="13.97cm" svg:y2="11.434cm">
            <text:p/>
          </draw:line>
        </draw:g>
        <draw:g>
          <draw:line draw:style-name="gr564" draw:text-style-name="P6" draw:layer="layout" svg:x1="10.795cm" svg:y1="10.799cm" svg:x2="10.795cm" svg:y2="11.434cm">
            <text:p/>
          </draw:line>
          <draw:line draw:style-name="gr565" draw:text-style-name="P6" draw:layer="layout" svg:x1="10.159cm" svg:y1="10.799cm" svg:x2="9.524cm" svg:y2="11.434cm">
            <text:p/>
          </draw:line>
          <draw:line draw:style-name="gr566" draw:text-style-name="P6" draw:layer="layout" svg:x1="11.43cm" svg:y1="10.799cm" svg:x2="12.065cm" svg:y2="11.434cm">
            <text:p/>
          </draw:line>
        </draw:g>
        <draw:g>
          <draw:line draw:style-name="gr567" draw:text-style-name="P6" draw:layer="layout" svg:x1="14.605cm" svg:y1="10.799cm" svg:x2="14.605cm" svg:y2="11.434cm">
            <text:p/>
          </draw:line>
          <draw:line draw:style-name="gr568" draw:text-style-name="P6" draw:layer="layout" svg:x1="13.969cm" svg:y1="10.799cm" svg:x2="13.334cm" svg:y2="11.434cm">
            <text:p/>
          </draw:line>
          <draw:line draw:style-name="gr569" draw:text-style-name="P6" draw:layer="layout" svg:x1="15.24cm" svg:y1="10.799cm" svg:x2="15.875cm" svg:y2="11.434cm">
            <text:p/>
          </draw:line>
        </draw:g>
        <draw:line draw:style-name="gr570" draw:text-style-name="P6" draw:layer="layout" svg:x1="8.89cm" svg:y1="10.799cm" svg:x2="8.89cm" svg:y2="11.434cm">
          <text:p/>
        </draw:line>
        <draw:line draw:style-name="gr571" draw:text-style-name="P6" draw:layer="layout" svg:x1="9.525cm" svg:y1="10.799cm" svg:x2="10.16cm" svg:y2="11.434cm">
          <text:p/>
        </draw:line>
        <draw:line draw:style-name="gr572" draw:text-style-name="P6" draw:layer="layout" svg:x1="16.51cm" svg:y1="10.799cm" svg:x2="16.51cm" svg:y2="11.434cm">
          <text:p/>
        </draw:line>
        <draw:line draw:style-name="gr573" draw:text-style-name="P6" draw:layer="layout" svg:x1="15.874cm" svg:y1="10.799cm" svg:x2="15.239cm" svg:y2="11.434cm">
          <text:p/>
        </draw:line>
        <draw:custom-shape draw:style-name="gr141" draw:text-style-name="P34" draw:layer="layout" svg:width="1.27cm" svg:height="1.27cm" svg:x="10.16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3.339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3.339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3.339cm">
          <text:list text:style-name="L1">
            <text:list-header>
              <text:p text:style-name="P8"><text:span text:style-name="T5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74" draw:text-style-name="P6" draw:layer="layout" svg:x1="12.7cm" svg:y1="12.704cm" svg:x2="12.7cm" svg:y2="13.339cm">
            <text:p/>
          </draw:line>
          <draw:line draw:style-name="gr575" draw:text-style-name="P6" draw:layer="layout" svg:x1="12.064cm" svg:y1="12.704cm" svg:x2="11.429cm" svg:y2="13.339cm">
            <text:p/>
          </draw:line>
          <draw:line draw:style-name="gr576" draw:text-style-name="P6" draw:layer="layout" svg:x1="13.335cm" svg:y1="12.704cm" svg:x2="13.97cm" svg:y2="13.339cm">
            <text:p/>
          </draw:line>
        </draw:g>
        <draw:g>
          <draw:line draw:style-name="gr577" draw:text-style-name="P6" draw:layer="layout" svg:x1="10.795cm" svg:y1="12.704cm" svg:x2="10.795cm" svg:y2="13.339cm">
            <text:p/>
          </draw:line>
          <draw:line draw:style-name="gr578" draw:text-style-name="P6" draw:layer="layout" svg:x1="10.159cm" svg:y1="12.704cm" svg:x2="9.524cm" svg:y2="13.339cm">
            <text:p/>
          </draw:line>
          <draw:line draw:style-name="gr579" draw:text-style-name="P6" draw:layer="layout" svg:x1="11.43cm" svg:y1="12.704cm" svg:x2="12.065cm" svg:y2="13.339cm">
            <text:p/>
          </draw:line>
        </draw:g>
        <draw:g>
          <draw:line draw:style-name="gr580" draw:text-style-name="P6" draw:layer="layout" svg:x1="14.605cm" svg:y1="12.704cm" svg:x2="14.605cm" svg:y2="13.339cm">
            <text:p/>
          </draw:line>
          <draw:line draw:style-name="gr581" draw:text-style-name="P6" draw:layer="layout" svg:x1="13.969cm" svg:y1="12.704cm" svg:x2="13.334cm" svg:y2="13.339cm">
            <text:p/>
          </draw:line>
          <draw:line draw:style-name="gr582" draw:text-style-name="P6" draw:layer="layout" svg:x1="15.24cm" svg:y1="12.704cm" svg:x2="15.875cm" svg:y2="13.339cm">
            <text:p/>
          </draw:line>
        </draw:g>
        <draw:line draw:style-name="gr583" draw:text-style-name="P6" draw:layer="layout" svg:x1="8.89cm" svg:y1="12.704cm" svg:x2="8.89cm" svg:y2="13.339cm">
          <text:p/>
        </draw:line>
        <draw:line draw:style-name="gr584" draw:text-style-name="P6" draw:layer="layout" svg:x1="9.525cm" svg:y1="12.704cm" svg:x2="10.16cm" svg:y2="13.339cm">
          <text:p/>
        </draw:line>
        <draw:custom-shape draw:style-name="gr141" draw:text-style-name="P34" draw:layer="layout" svg:width="1.27cm" svg:height="1.27cm" svg:x="10.16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2.065cm" svg:y="15.244cm">
          <text:list text:style-name="L1">
            <text:list-header>
              <text:p text:style-name="P8"><text:span text:style-name="T5">3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5.244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85" draw:text-style-name="P6" draw:layer="layout" svg:x1="12.7cm" svg:y1="14.609cm" svg:x2="12.7cm" svg:y2="15.244cm">
            <text:p/>
          </draw:line>
          <draw:line draw:style-name="gr586" draw:text-style-name="P6" draw:layer="layout" svg:x1="12.064cm" svg:y1="14.609cm" svg:x2="11.429cm" svg:y2="15.244cm">
            <text:p/>
          </draw:line>
          <draw:line draw:style-name="gr587" draw:text-style-name="P6" draw:layer="layout" svg:x1="13.335cm" svg:y1="14.609cm" svg:x2="13.97cm" svg:y2="15.244cm">
            <text:p/>
          </draw:line>
        </draw:g>
        <draw:g>
          <draw:line draw:style-name="gr588" draw:text-style-name="P6" draw:layer="layout" svg:x1="10.795cm" svg:y1="14.609cm" svg:x2="10.795cm" svg:y2="15.244cm">
            <text:p/>
          </draw:line>
          <draw:line draw:style-name="gr589" draw:text-style-name="P6" draw:layer="layout" svg:x1="10.159cm" svg:y1="14.609cm" svg:x2="9.524cm" svg:y2="15.244cm">
            <text:p/>
          </draw:line>
          <draw:line draw:style-name="gr590" draw:text-style-name="P6" draw:layer="layout" svg:x1="11.43cm" svg:y1="14.609cm" svg:x2="12.065cm" svg:y2="15.244cm">
            <text:p/>
          </draw:line>
        </draw:g>
        <draw:line draw:style-name="gr591" draw:text-style-name="P6" draw:layer="layout" svg:x1="8.89cm" svg:y1="14.609cm" svg:x2="8.89cm" svg:y2="15.244cm">
          <text:p/>
        </draw:line>
        <draw:line draw:style-name="gr592" draw:text-style-name="P6" draw:layer="layout" svg:x1="9.525cm" svg:y1="14.609cm" svg:x2="10.16cm" svg:y2="15.244cm">
          <text:p/>
        </draw:line>
        <draw:custom-shape draw:style-name="gr439" draw:text-style-name="P38" draw:layer="layout" svg:width="1.27cm" svg:height="1.27cm" svg:x="10.16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2.065cm" svg:y="17.149cm">
          <text:list text:style-name="L1">
            <text:list-header>
              <text:p text:style-name="P8"><text:span text:style-name="T18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593" draw:text-style-name="P6" draw:layer="layout" svg:x1="10.795cm" svg:y1="16.514cm" svg:x2="10.795cm" svg:y2="17.149cm">
            <text:p/>
          </draw:line>
          <draw:line draw:style-name="gr594" draw:text-style-name="P6" draw:layer="layout" svg:x1="10.159cm" svg:y1="16.514cm" svg:x2="9.524cm" svg:y2="17.149cm">
            <text:p/>
          </draw:line>
          <draw:line draw:style-name="gr595" draw:text-style-name="P6" draw:layer="layout" svg:x1="11.43cm" svg:y1="16.514cm" svg:x2="12.065cm" svg:y2="17.149cm">
            <text:p/>
          </draw:line>
        </draw:g>
        <draw:line draw:style-name="gr596" draw:text-style-name="P6" draw:layer="layout" svg:x1="8.89cm" svg:y1="16.514cm" svg:x2="8.89cm" svg:y2="17.149cm">
          <text:p/>
        </draw:line>
        <draw:line draw:style-name="gr597" draw:text-style-name="P6" draw:layer="layout" svg:x1="9.525cm" svg:y1="16.514cm" svg:x2="10.16cm" svg:y2="17.149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3.121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5.02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6.931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98" draw:text-style-name="P6" draw:layer="layout" svg:x1="13.758cm" svg:y1="2.963cm" svg:x2="17.145cm" svg:y2="2.963cm">
            <text:p/>
          </draw:line>
          <draw:line draw:style-name="gr599" draw:text-style-name="P6" draw:layer="layout" svg:x1="11.429cm" svg:y1="2.963cm" svg:x2="8.254cm" svg:y2="2.963cm">
            <text:p/>
          </draw:line>
        </draw:g>
        <draw:g>
          <draw:custom-shape draw:style-name="gr18" draw:text-style-name="P27" draw:layer="layout" svg:width="2.39cm" svg:height="1.615cm" svg:x="1.693cm" svg:y="11.004cm">
            <text:list text:style-name="L1">
              <text:list-header>
                <text:p text:style-name="P8"><text:span text:style-name="T5">g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00" draw:text-style-name="P6" draw:layer="layout" svg:x1="2.963cm" svg:y1="12.7cm" svg:x2="2.963cm" svg:y2="18.415cm">
            <text:p/>
          </draw:line>
          <draw:line draw:style-name="gr601" draw:text-style-name="P6" draw:layer="layout" svg:x1="2.963cm" svg:y1="11.217cm" svg:x2="2.963cm" svg:y2="5.926cm">
            <text:p/>
          </draw:line>
        </draw:g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67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age68" draw:style-name="dp1" draw:master-page-name="Default">
        <draw:custom-shape draw:style-name="gr18" draw:text-style-name="P15" draw:layer="layout" svg:width="16.191cm" svg:height="1.615cm" svg:x="4.633cm" svg:y="0.421cm">
          <text:list text:style-name="L1">
            <text:list-header>
              <text:p text:style-name="P14"><text:span text:style-name="T5">IDA* Iteration with Depth Limit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4.233cm" svg:height="1.615cm" svg:x="3.175cm" svg:y="4.019cm">
          <text:list text:style-name="L1">
            <text:list-header>
              <text:p text:style-name="P14"><text:span text:style-name="T5">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2" draw:text-style-name="P15" draw:layer="layout" svg:width="7.779cm" svg:height="1.615cm" svg:x="17.63cm" svg:y="3.384cm">
          <text:list text:style-name="L5">
            <text:list-header>
              <text:p text:style-name="P14"><text:span text:style-name="T19">nodes expan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34" draw:layer="layout" svg:width="1.27cm" svg:height="1.27cm" svg:x="12.061cm" svg:y="5.715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03" draw:text-style-name="P6" draw:layer="layout" svg:x1="12.7cm" svg:y1="6.989cm" svg:x2="12.7cm" svg:y2="7.624cm">
          <text:p/>
        </draw:line>
        <draw:custom-shape draw:style-name="gr141" draw:text-style-name="P34" draw:layer="layout" svg:width="1.27cm" svg:height="1.27cm" svg:x="13.97cm" svg:y="7.624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0.16cm" svg:y="7.624cm">
          <text:list text:style-name="L1">
            <text:list-header>
              <text:p text:style-name="P8"><text:span text:style-name="T8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04" draw:text-style-name="P6" draw:layer="layout" svg:x1="12.064cm" svg:y1="6.989cm" svg:x2="11.429cm" svg:y2="7.624cm">
          <text:p/>
        </draw:line>
        <draw:line draw:style-name="gr605" draw:text-style-name="P6" draw:layer="layout" svg:x1="13.335cm" svg:y1="6.989cm" svg:x2="13.97cm" svg:y2="7.624cm">
          <text:p/>
        </draw:line>
        <draw:custom-shape draw:style-name="gr141" draw:text-style-name="P34" draw:layer="layout" svg:width="1.27cm" svg:height="1.27cm" svg:x="10.16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9.529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5.87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9.529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9.529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06" draw:text-style-name="P6" draw:layer="layout" svg:x1="12.7cm" svg:y1="8.894cm" svg:x2="12.7cm" svg:y2="9.529cm">
            <text:p/>
          </draw:line>
          <draw:line draw:style-name="gr607" draw:text-style-name="P6" draw:layer="layout" svg:x1="12.064cm" svg:y1="8.894cm" svg:x2="11.429cm" svg:y2="9.529cm">
            <text:p/>
          </draw:line>
          <draw:line draw:style-name="gr608" draw:text-style-name="P6" draw:layer="layout" svg:x1="13.335cm" svg:y1="8.894cm" svg:x2="13.97cm" svg:y2="9.529cm">
            <text:p/>
          </draw:line>
        </draw:g>
        <draw:g>
          <draw:line draw:style-name="gr609" draw:text-style-name="P6" draw:layer="layout" svg:x1="10.795cm" svg:y1="8.894cm" svg:x2="10.795cm" svg:y2="9.529cm">
            <text:p/>
          </draw:line>
          <draw:line draw:style-name="gr610" draw:text-style-name="P6" draw:layer="layout" svg:x1="10.159cm" svg:y1="8.894cm" svg:x2="9.524cm" svg:y2="9.529cm">
            <text:p/>
          </draw:line>
          <draw:line draw:style-name="gr611" draw:text-style-name="P6" draw:layer="layout" svg:x1="11.43cm" svg:y1="8.894cm" svg:x2="12.065cm" svg:y2="9.529cm">
            <text:p/>
          </draw:line>
        </draw:g>
        <draw:g>
          <draw:line draw:style-name="gr612" draw:text-style-name="P6" draw:layer="layout" svg:x1="14.605cm" svg:y1="8.894cm" svg:x2="14.605cm" svg:y2="9.529cm">
            <text:p/>
          </draw:line>
          <draw:line draw:style-name="gr613" draw:text-style-name="P6" draw:layer="layout" svg:x1="13.969cm" svg:y1="8.894cm" svg:x2="13.334cm" svg:y2="9.529cm">
            <text:p/>
          </draw:line>
          <draw:line draw:style-name="gr614" draw:text-style-name="P6" draw:layer="layout" svg:x1="15.24cm" svg:y1="8.894cm" svg:x2="15.875cm" svg:y2="9.529cm">
            <text:p/>
          </draw:line>
        </draw:g>
        <draw:custom-shape draw:style-name="gr141" draw:text-style-name="P34" draw:layer="layout" svg:width="1.27cm" svg:height="1.27cm" svg:x="10.16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1.434cm">
          <text:list text:style-name="L1">
            <text:list-header>
              <text:p text:style-name="P8"><text:span text:style-name="T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3.97cm" svg:y="11.434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1.434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15" draw:text-style-name="P6" draw:layer="layout" svg:x1="12.7cm" svg:y1="10.799cm" svg:x2="12.7cm" svg:y2="11.434cm">
            <text:p/>
          </draw:line>
          <draw:line draw:style-name="gr616" draw:text-style-name="P6" draw:layer="layout" svg:x1="12.064cm" svg:y1="10.799cm" svg:x2="11.429cm" svg:y2="11.434cm">
            <text:p/>
          </draw:line>
          <draw:line draw:style-name="gr617" draw:text-style-name="P6" draw:layer="layout" svg:x1="13.335cm" svg:y1="10.799cm" svg:x2="13.97cm" svg:y2="11.434cm">
            <text:p/>
          </draw:line>
        </draw:g>
        <draw:g>
          <draw:line draw:style-name="gr618" draw:text-style-name="P6" draw:layer="layout" svg:x1="10.795cm" svg:y1="10.799cm" svg:x2="10.795cm" svg:y2="11.434cm">
            <text:p/>
          </draw:line>
          <draw:line draw:style-name="gr619" draw:text-style-name="P6" draw:layer="layout" svg:x1="10.159cm" svg:y1="10.799cm" svg:x2="9.524cm" svg:y2="11.434cm">
            <text:p/>
          </draw:line>
          <draw:line draw:style-name="gr620" draw:text-style-name="P6" draw:layer="layout" svg:x1="11.43cm" svg:y1="10.799cm" svg:x2="12.065cm" svg:y2="11.434cm">
            <text:p/>
          </draw:line>
        </draw:g>
        <draw:g>
          <draw:line draw:style-name="gr621" draw:text-style-name="P6" draw:layer="layout" svg:x1="14.605cm" svg:y1="10.799cm" svg:x2="14.605cm" svg:y2="11.434cm">
            <text:p/>
          </draw:line>
          <draw:line draw:style-name="gr622" draw:text-style-name="P6" draw:layer="layout" svg:x1="13.969cm" svg:y1="10.799cm" svg:x2="13.334cm" svg:y2="11.434cm">
            <text:p/>
          </draw:line>
          <draw:line draw:style-name="gr623" draw:text-style-name="P6" draw:layer="layout" svg:x1="15.24cm" svg:y1="10.799cm" svg:x2="15.875cm" svg:y2="11.434cm">
            <text:p/>
          </draw:line>
        </draw:g>
        <draw:line draw:style-name="gr624" draw:text-style-name="P6" draw:layer="layout" svg:x1="8.89cm" svg:y1="10.799cm" svg:x2="8.89cm" svg:y2="11.434cm">
          <text:p/>
        </draw:line>
        <draw:line draw:style-name="gr625" draw:text-style-name="P6" draw:layer="layout" svg:x1="9.525cm" svg:y1="10.799cm" svg:x2="10.16cm" svg:y2="11.434cm">
          <text:p/>
        </draw:line>
        <draw:line draw:style-name="gr626" draw:text-style-name="P6" draw:layer="layout" svg:x1="16.51cm" svg:y1="10.799cm" svg:x2="16.51cm" svg:y2="11.434cm">
          <text:p/>
        </draw:line>
        <draw:line draw:style-name="gr627" draw:text-style-name="P6" draw:layer="layout" svg:x1="15.874cm" svg:y1="10.799cm" svg:x2="15.239cm" svg:y2="11.434cm">
          <text:p/>
        </draw:line>
        <draw:custom-shape draw:style-name="gr141" draw:text-style-name="P34" draw:layer="layout" svg:width="1.27cm" svg:height="1.27cm" svg:x="10.16cm" svg:y="13.339cm">
          <text:list text:style-name="L1">
            <text:list-header>
              <text:p text:style-name="P8"><text:span text:style-name="T5">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12.065cm" svg:y="13.339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5.875cm" svg:y="13.339cm">
          <text:list text:style-name="L1">
            <text:list-header>
              <text:p text:style-name="P8"><text:span text:style-name="T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3.339cm">
          <text:list text:style-name="L1">
            <text:list-header>
              <text:p text:style-name="P8"><text:span text:style-name="T5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3.339cm">
          <text:list text:style-name="L1">
            <text:list-header>
              <text:p text:style-name="P8"><text:span text:style-name="T5">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28" draw:text-style-name="P6" draw:layer="layout" svg:x1="12.7cm" svg:y1="12.704cm" svg:x2="12.7cm" svg:y2="13.339cm">
            <text:p/>
          </draw:line>
          <draw:line draw:style-name="gr629" draw:text-style-name="P6" draw:layer="layout" svg:x1="12.064cm" svg:y1="12.704cm" svg:x2="11.429cm" svg:y2="13.339cm">
            <text:p/>
          </draw:line>
          <draw:line draw:style-name="gr630" draw:text-style-name="P6" draw:layer="layout" svg:x1="13.335cm" svg:y1="12.704cm" svg:x2="13.97cm" svg:y2="13.339cm">
            <text:p/>
          </draw:line>
        </draw:g>
        <draw:g>
          <draw:line draw:style-name="gr631" draw:text-style-name="P6" draw:layer="layout" svg:x1="10.795cm" svg:y1="12.704cm" svg:x2="10.795cm" svg:y2="13.339cm">
            <text:p/>
          </draw:line>
          <draw:line draw:style-name="gr632" draw:text-style-name="P6" draw:layer="layout" svg:x1="10.159cm" svg:y1="12.704cm" svg:x2="9.524cm" svg:y2="13.339cm">
            <text:p/>
          </draw:line>
          <draw:line draw:style-name="gr633" draw:text-style-name="P6" draw:layer="layout" svg:x1="11.43cm" svg:y1="12.704cm" svg:x2="12.065cm" svg:y2="13.339cm">
            <text:p/>
          </draw:line>
        </draw:g>
        <draw:g>
          <draw:line draw:style-name="gr634" draw:text-style-name="P6" draw:layer="layout" svg:x1="14.605cm" svg:y1="12.704cm" svg:x2="14.605cm" svg:y2="13.339cm">
            <text:p/>
          </draw:line>
          <draw:line draw:style-name="gr635" draw:text-style-name="P6" draw:layer="layout" svg:x1="13.969cm" svg:y1="12.704cm" svg:x2="13.334cm" svg:y2="13.339cm">
            <text:p/>
          </draw:line>
          <draw:line draw:style-name="gr636" draw:text-style-name="P6" draw:layer="layout" svg:x1="15.24cm" svg:y1="12.704cm" svg:x2="15.875cm" svg:y2="13.339cm">
            <text:p/>
          </draw:line>
        </draw:g>
        <draw:line draw:style-name="gr637" draw:text-style-name="P6" draw:layer="layout" svg:x1="8.89cm" svg:y1="12.704cm" svg:x2="8.89cm" svg:y2="13.339cm">
          <text:p/>
        </draw:line>
        <draw:line draw:style-name="gr638" draw:text-style-name="P6" draw:layer="layout" svg:x1="9.525cm" svg:y1="12.704cm" svg:x2="10.16cm" svg:y2="13.339cm">
          <text:p/>
        </draw:line>
        <draw:custom-shape draw:style-name="gr141" draw:text-style-name="P34" draw:layer="layout" svg:width="1.27cm" svg:height="1.27cm" svg:x="10.16cm" svg:y="15.244cm">
          <text:list text:style-name="L1">
            <text:list-header>
              <text:p text:style-name="P8"><text:span text:style-name="T5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2.065cm" svg:y="15.244cm">
          <text:list text:style-name="L1">
            <text:list-header>
              <text:p text:style-name="P8"><text:span text:style-name="T5">3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3.97cm" svg:y="15.244cm">
          <text:list text:style-name="L1">
            <text:list-header>
              <text:p text:style-name="P8"><text:span text:style-name="T5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5.244cm">
          <text:list text:style-name="L1">
            <text:list-header>
              <text:p text:style-name="P8"><text:span text:style-name="T5">25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39" draw:text-style-name="P6" draw:layer="layout" svg:x1="12.7cm" svg:y1="14.609cm" svg:x2="12.7cm" svg:y2="15.244cm">
            <text:p/>
          </draw:line>
          <draw:line draw:style-name="gr640" draw:text-style-name="P6" draw:layer="layout" svg:x1="12.064cm" svg:y1="14.609cm" svg:x2="11.429cm" svg:y2="15.244cm">
            <text:p/>
          </draw:line>
          <draw:line draw:style-name="gr641" draw:text-style-name="P6" draw:layer="layout" svg:x1="13.335cm" svg:y1="14.609cm" svg:x2="13.97cm" svg:y2="15.244cm">
            <text:p/>
          </draw:line>
        </draw:g>
        <draw:g>
          <draw:line draw:style-name="gr642" draw:text-style-name="P6" draw:layer="layout" svg:x1="10.795cm" svg:y1="14.609cm" svg:x2="10.795cm" svg:y2="15.244cm">
            <text:p/>
          </draw:line>
          <draw:line draw:style-name="gr643" draw:text-style-name="P6" draw:layer="layout" svg:x1="10.159cm" svg:y1="14.609cm" svg:x2="9.524cm" svg:y2="15.244cm">
            <text:p/>
          </draw:line>
          <draw:line draw:style-name="gr644" draw:text-style-name="P6" draw:layer="layout" svg:x1="11.43cm" svg:y1="14.609cm" svg:x2="12.065cm" svg:y2="15.244cm">
            <text:p/>
          </draw:line>
        </draw:g>
        <draw:line draw:style-name="gr645" draw:text-style-name="P6" draw:layer="layout" svg:x1="8.89cm" svg:y1="14.609cm" svg:x2="8.89cm" svg:y2="15.244cm">
          <text:p/>
        </draw:line>
        <draw:line draw:style-name="gr646" draw:text-style-name="P6" draw:layer="layout" svg:x1="9.525cm" svg:y1="14.609cm" svg:x2="10.16cm" svg:y2="15.244cm">
          <text:p/>
        </draw:line>
        <draw:custom-shape draw:style-name="gr439" draw:text-style-name="P38" draw:layer="layout" svg:width="1.27cm" svg:height="1.27cm" svg:x="10.16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9" draw:text-style-name="P38" draw:layer="layout" svg:width="1.27cm" svg:height="1.27cm" svg:x="12.065cm" svg:y="17.149cm">
          <text:list text:style-name="L1">
            <text:list-header>
              <text:p text:style-name="P8"><text:span text:style-name="T18">4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34" draw:layer="layout" svg:width="1.27cm" svg:height="1.27cm" svg:x="8.255cm" svg:y="17.149cm">
          <text:list text:style-name="L1">
            <text:list-header>
              <text:p text:style-name="P8"><text:span text:style-name="T18">69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47" draw:text-style-name="P6" draw:layer="layout" svg:x1="10.795cm" svg:y1="16.514cm" svg:x2="10.795cm" svg:y2="17.149cm">
            <text:p/>
          </draw:line>
          <draw:line draw:style-name="gr648" draw:text-style-name="P6" draw:layer="layout" svg:x1="10.159cm" svg:y1="16.514cm" svg:x2="9.524cm" svg:y2="17.149cm">
            <text:p/>
          </draw:line>
          <draw:line draw:style-name="gr649" draw:text-style-name="P6" draw:layer="layout" svg:x1="11.43cm" svg:y1="16.514cm" svg:x2="12.065cm" svg:y2="17.149cm">
            <text:p/>
          </draw:line>
        </draw:g>
        <draw:line draw:style-name="gr650" draw:text-style-name="P6" draw:layer="layout" svg:x1="8.89cm" svg:y1="16.514cm" svg:x2="8.89cm" svg:y2="17.149cm">
          <text:p/>
        </draw:line>
        <draw:line draw:style-name="gr651" draw:text-style-name="P6" draw:layer="layout" svg:x1="9.525cm" svg:y1="16.514cm" svg:x2="10.16cm" svg:y2="17.149cm">
          <text:p/>
        </draw:line>
        <draw:g>
          <draw:custom-shape draw:style-name="gr39" draw:text-style-name="P10" draw:layer="layout" svg:width="1.069cm" svg:height="1.615cm" svg:x="4.871cm" svg:y="5.50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0.635cm" svg:height="1.615cm" svg:x="5.08cm" svg:y="7.408cm">
            <text:list text:style-name="L1">
              <text:list-header>
                <text:p text:style-name="P14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25" draw:layer="layout" svg:width="1.059cm" svg:height="1.615cm" svg:x="4.868cm" svg:y="11.218cm">
            <text:list text:style-name="L1">
              <text:list-header>
                <text:p text:style-name="P14"><text:span text:style-name="T8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3.121cm">
            <text:list text:style-name="L1">
              <text:list-header>
                <text:p text:style-name="P8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5.026cm">
            <text:list text:style-name="L1">
              <text:list-header>
                <text:p text:style-name="P8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16.931cm">
            <text:list text:style-name="L1">
              <text:list-header>
                <text:p text:style-name="P8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7" draw:layer="layout" svg:width="1.069cm" svg:height="1.615cm" svg:x="4.871cm" svg:y="9.311cm">
            <text:list text:style-name="L1">
              <text:list-header>
                <text:p text:style-name="P8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" draw:text-style-name="P27" draw:layer="layout" svg:width="2.39cm" svg:height="1.615cm" svg:x="11.43cm" svg:y="2.114cm">
            <text:list text:style-name="L1">
              <text:list-header>
                <text:p text:style-name="P8"><text:span text:style-name="T5">h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2" draw:text-style-name="P6" draw:layer="layout" svg:x1="13.758cm" svg:y1="2.963cm" svg:x2="17.145cm" svg:y2="2.963cm">
            <text:p/>
          </draw:line>
          <draw:line draw:style-name="gr653" draw:text-style-name="P6" draw:layer="layout" svg:x1="11.429cm" svg:y1="2.963cm" svg:x2="8.254cm" svg:y2="2.963cm">
            <text:p/>
          </draw:line>
        </draw:g>
        <draw:g>
          <draw:custom-shape draw:style-name="gr18" draw:text-style-name="P27" draw:layer="layout" svg:width="2.39cm" svg:height="1.615cm" svg:x="1.693cm" svg:y="11.004cm">
            <text:list text:style-name="L1">
              <text:list-header>
                <text:p text:style-name="P8"><text:span text:style-name="T5">g(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4" draw:text-style-name="P6" draw:layer="layout" svg:x1="2.963cm" svg:y1="12.7cm" svg:x2="2.963cm" svg:y2="18.415cm">
            <text:p/>
          </draw:line>
          <draw:line draw:style-name="gr655" draw:text-style-name="P6" draw:layer="layout" svg:x1="2.963cm" svg:y1="11.217cm" svg:x2="2.963cm" svg:y2="5.926cm">
            <text:p/>
          </draw:line>
        </draw:g>
        <draw:custom-shape draw:style-name="gr18" draw:text-style-name="P27" draw:layer="layout" svg:width="1.069cm" svg:height="1.615cm" svg:x="8.258cm" svg:y="3.596cm">
          <text:list text:style-name="L1">
            <text:list-header>
              <text:p text:style-name="P8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0.163cm" svg:y="3.596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2.165cm" svg:y="3.64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4.185cm" svg:y="3.596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.069cm" svg:height="1.615cm" svg:x="15.878cm" svg:y="3.596cm">
          <text:list text:style-name="L1">
            <text:list-header>
              <text:p text:style-name="P8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0" draw:layer="layout" svg:width="1.395cm" svg:height="1.615cm" svg:x="21.192cm" svg:y="5.503cm">
          <text:list text:style-name="L1">
            <text:list-header>
              <text:p text:style-name="P8"><text:span text:style-name="T8">b</text:span><text:span text:style-name="T1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5" draw:layer="layout" svg:width="1.693cm" svg:height="1.615cm" svg:x="21.167cm" svg:y="7.408cm">
          <text:list text:style-name="L1">
            <text:list-header>
              <text:p text:style-name="P14"><text:span text:style-name="T8">b</text:span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5" draw:layer="layout" svg:width="1.693cm" svg:height="1.615cm" svg:x="21.167cm" svg:y="9.313cm">
          <text:list text:style-name="L1">
            <text:list-header>
              <text:p text:style-name="P14"><text:span text:style-name="T8">b</text:span><text:span text:style-name="T1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5" draw:layer="layout" svg:width="1.905cm" svg:height="1.615cm" svg:x="20.32cm" svg:y="11.218cm">
          <text:list text:style-name="L1">
            <text:list-header>
              <text:p text:style-name="P14"><text:span text:style-name="T16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5" draw:layer="layout" svg:width="4.657cm" svg:height="1.615cm" svg:x="19.685cm" svg:y="11.135cm">
          <text:list text:style-name="L1">
            <text:list-header>
              <text:p text:style-name="P14"><text:span text:style-name="T5">b</text:span><text:span text:style-name="T17">3 </text:span><text:span text:style-name="T5">P(3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3.512cm" svg:height="1.615cm" svg:x="20.35cm" svg:y="13.121cm">
          <text:list text:style-name="L1">
            <text:list-header>
              <text:p text:style-name="P8"><text:span text:style-name="T5">b</text:span><text:span text:style-name="T17">4 </text:span><text:span text:style-name="T5">P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3.512cm" svg:height="1.615cm" svg:x="20.35cm" svg:y="15.026cm">
          <text:list text:style-name="L1">
            <text:list-header>
              <text:p text:style-name="P8"><text:span text:style-name="T5">b</text:span><text:span text:style-name="T17">5 </text:span><text:span text:style-name="T5">P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3.512cm" svg:height="1.615cm" svg:x="20.35cm" svg:y="16.931cm">
          <text:list text:style-name="L1">
            <text:list-header>
              <text:p text:style-name="P8"><text:span text:style-name="T5">b</text:span><text:span text:style-name="T17">6 </text:span><text:span text:style-name="T5">P(0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889cm" svg:height="9.666cm" svg:x="3.267cm" svg:y="1.936cm" draw:page-number="68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The Main Result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The Main Result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68" text:id="id168" text:style-name="P3"><text:span text:style-name="T2">b is the branching factor,</text:span></text:p>
              </text:list-item>
              <text:list-item>
                <text:p xml:id="id169" text:id="id169" text:style-name="P3"><text:span text:style-name="T2">d is the optimal solution depth,</text:span></text:p>
              </text:list-item>
              <text:list-item>
                <text:p xml:id="id170" text:id="id170" text:style-name="P3"><text:span text:style-name="T2">P(x) is the heuristic distribution function</text:span></text:p>
              </text:list-item>
              <text:list-item>
                <text:p xml:id="id171" text:id="id171" text:style-name="P3"><text:span text:style-name="T2">The number of nodes expanded by the last iteration of IDA* in the worst case is:</text:span></text:p>
              </text:list-item>
            </text:list>
          </draw:text-box>
        </draw:frame>
        <draw:g xml:id="id172" draw:id="id172">
          <draw:custom-shape draw:style-name="gr18" draw:text-style-name="P15" draw:layer="layout" svg:width="0.512cm" svg:height="1.61cm" svg:x="20.32cm" svg:y="13.123cm">
            <text:list text:style-name="L1">
              <text:list-header>
                <text:p text:style-name="P1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656" draw:text-style-name="P40" draw:layer="layout" svg:width="1.878cm" svg:height="3.054cm" svg:x="16.594cm" svg:y="13.625cm">
              <text:list text:style-name="L6">
                <text:list-header>
                  <text:p text:style-name="P39"><text:span text:style-name="T20">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8" draw:text-style-name="P15" draw:layer="layout" svg:width="2.145cm" svg:height="1.615cm" svg:x="16.513cm" svg:y="15.661cm">
              <text:list text:style-name="L1">
                <text:list-header>
                  <text:p text:style-name="P14"><text:span text:style-name="T21">i=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8" draw:text-style-name="P15" draw:layer="layout" svg:width="1.069cm" svg:height="1.615cm" svg:x="16.937cm" svg:y="13.121cm">
              <text:list text:style-name="L1">
                <text:list-header>
                  <text:p text:style-name="P14"><text:span text:style-name="T21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8" draw:text-style-name="P15" draw:layer="layout" svg:width="4.236cm" svg:height="1.615cm" svg:x="18.213cm" svg:y="14.391cm">
              <text:list text:style-name="L1">
                <text:list-header>
                  <text:p text:style-name="P14"><text:span text:style-name="T22">b</text:span><text:span text:style-name="T23">i</text:span><text:span text:style-name="T22"> P(d-i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8" draw:text-style-name="P15" draw:layer="layout" svg:width="13.295cm" svg:height="1.615cm" svg:x="3.437cm" svg:y="14.391cm">
            <text:list text:style-name="L1">
              <text:list-header>
                <text:p text:style-name="P14"><text:span text:style-name="T22">b</text:span><text:span text:style-name="T23">0</text:span><text:span text:style-name="T22">P(d)+b</text:span><text:span text:style-name="T23">1</text:span><text:span text:style-name="T22">P(d-1)+...b</text:span><text:span text:style-name="T23">d</text:span><text:span text:style-name="T22">P(0)=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69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Assumptions of the Analysi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ssumptions of the Analysis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73" text:id="id173" text:style-name="P3"><text:span text:style-name="T2">h is </text:span><text:span text:style-name="T7">consistent</text:span><text:span text:style-name="T2">, meaning that in any move, h never decreases more than g increases.</text:span></text:p>
              </text:list-item>
              <text:list-item>
                <text:p xml:id="id175" text:id="id175" text:style-name="P3"><text:span text:style-name="T2">The graph is searched as a tree (e.g. IDA*).</text:span></text:p>
              </text:list-item>
              <text:list-item>
                <text:p xml:id="id176" text:id="id176" text:style-name="P3"><text:span text:style-name="T2">Goal nodes are ignored.</text:span></text:p>
              </text:list-item>
              <text:list-item>
                <text:p xml:id="id177" text:id="id177" text:style-name="P3"><text:span text:style-name="T2">The distribution of heuristic values at a given depth approximates the equilibirum heuristic distribution at large depth.</text:span></text:p>
              </text:list-item>
              <text:list-item>
                <text:p xml:id="id178" text:id="id178" text:style-name="P3"><text:span text:style-name="T2">We don’t assume that costs are uniform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74" anim:id="id174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animateColor smil:begin="id174.end" smil:dur="0.001s" smil:fill="hold" presentation:master-element="id174" smil:targetElement="id173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0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Experiments on Rubik’s Cube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periments on Rubik’s Cube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79" text:id="id179" text:style-name="P3"><text:span text:style-name="T2">Heuristic function is based on corner cubie and two edge cubie pattern databases.</text:span></text:p>
              </text:list-item>
              <text:list-item>
                <text:p xml:id="id181" text:id="id181" text:style-name="P3"><text:span text:style-name="T2">Heuristic distribution is computed exactly from databases, assuming database values are independent of each other. </text:span></text:p>
              </text:list-item>
              <text:list-item>
                <text:p xml:id="id182" text:id="id182" text:style-name="P3"><text:span text:style-name="T2">Theory predicts average node expansions by IDA* to within 1%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80" anim:id="id180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animateColor smil:begin="id180.end" smil:dur="0.001s" smil:fill="hold" presentation:master-element="id180" smil:targetElement="id179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1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Experiments on Fifteen Puzzle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periments on Fifteen Puzzle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83" text:id="id183" text:style-name="P3"><text:span text:style-name="T2">Heuristic is Manhattan distance.</text:span></text:p>
              </text:list-item>
              <text:list-item>
                <text:p xml:id="id185" text:id="id185" text:style-name="P3"><text:span text:style-name="T2">Heuristic distribution is approximated by10 billion random samples of problem space.</text:span></text:p>
              </text:list-item>
              <text:list-item>
                <text:p xml:id="id186" text:id="id186" text:style-name="P3"><text:span text:style-name="T2">Theory predicts average node expansions within 2.5% at typical solution depths. </text:span></text:p>
              </text:list-item>
              <text:list-item>
                <text:p xml:id="id187" text:id="id187" text:style-name="P3"><text:span text:style-name="T2">Accuracy of theory increases with depth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84" anim:id="id184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animateColor smil:begin="id184.end" smil:dur="0.001s" smil:fill="hold" presentation:master-element="id184" smil:targetElement="id183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2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Experiments on Eight Puzzle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periments on Eight Puzzle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88" text:id="id188" text:style-name="P3"><text:span text:style-name="T2">Heuristic is Manhattan distance.</text:span></text:p>
              </text:list-item>
              <text:list-item>
                <text:p xml:id="id190" text:id="id190" text:style-name="P3"><text:span text:style-name="T2">Heuristic distribution is computed exactly by exhaustive search of entire space.</text:span></text:p>
              </text:list-item>
              <text:list-item>
                <text:p xml:id="id191" text:id="id191" text:style-name="P3"><text:span text:style-name="T2">Average node expansions by IDA* is computed exactly by running every solvable initial state as deep as we need to.</text:span></text:p>
              </text:list-item>
              <text:list-item>
                <text:p xml:id="id192" text:id="id192" text:style-name="P3"><text:span text:style-name="T2">Theory predicts experimental results exact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89" anim:id="id189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animateColor smil:begin="id189.end" smil:dur="0.001s" smil:fill="hold" presentation:master-element="id189" smil:targetElement="id188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3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Practical Importance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Practical Importance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93" text:id="id193" text:style-name="P3"><text:span text:style-name="T2">Ability to predict performance of <text:s/>heuristic search from heuristic distribution allows us to choose among alternative heuristics.</text:span></text:p>
              </text:list-item>
              <text:list-item>
                <text:p xml:id="id195" text:id="id195" text:style-name="P3"><text:span text:style-name="T2">More efficient than running large numbers of searches in the problem domain</text:span></text:p>
              </text:list-item>
              <text:list-item>
                <text:p xml:id="id196" text:id="id196" text:style-name="P3"><text:span text:style-name="T2">Can predict performance even if we can’t run any problem instances (e.g. Twenty-Four puzzle with Manhattan distance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94" anim:id="id194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animateColor smil:begin="id194.end" smil:dur="0.001s" smil:fill="hold" presentation:master-element="id194" smil:targetElement="id193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4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Complexity of Heuristic Search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Complexity of Heuristic Search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97" text:id="id197" text:style-name="P3"><text:span text:style-name="T2">Complexity of brute-force search is </text:span><text:span text:style-name="T7">O(b</text:span><text:span text:style-name="T24">d</text:span><text:span text:style-name="T7">).</text:span></text:p>
              </text:list-item>
              <text:list-item>
                <text:p xml:id="id199" text:id="id199" text:style-name="P3"><text:span text:style-name="T2">Previous results predicted </text:span><text:span text:style-name="T7">O((b-K)</text:span><text:span text:style-name="T24">d</text:span><text:span text:style-name="T7">) </text:span><text:span text:style-name="T2">for complexity of heuristic search, <text:s/>reducing the effective </text:span><text:span text:style-name="T7">branching factor</text:span><text:span text:style-name="T2">.</text:span></text:p>
              </text:list-item>
              <text:list-item>
                <text:p xml:id="id200" text:id="id200" text:style-name="P3"><text:span text:style-name="T2">Our theory predicts </text:span><text:span text:style-name="T7">O(b</text:span><text:span text:style-name="T24">d-k</text:span><text:span text:style-name="T7">),</text:span><text:span text:style-name="T2"> reducing the effective </text:span><text:span text:style-name="T7">depth</text:span><text:span text:style-name="T2"> of search by a constant.</text:span></text:p>
              </text:list-item>
              <text:list-item>
                <text:p xml:id="id201" text:id="id201" text:style-name="P3"><text:span text:style-name="T2">This is confirmed by our experiments.</text:span></text:p>
              </text:list-item>
              <text:list-item>
                <text:p xml:id="id202" text:id="id202" text:style-name="P3"><text:span text:style-name="T7">k</text:span><text:span text:style-name="T2"> is roughly the expected value of heuristi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98" anim:id="id198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  <anim:animateColor smil:begin="id198.end" smil:dur="0.001s" smil:fill="hold" presentation:master-element="id198" smil:targetElement="id197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5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Summary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203" text:id="id203" text:style-name="P3"><text:span text:style-name="T2">More powerful admissible heuristics can be automatically computed by capturing some of the interactions between subproblems.</text:span></text:p>
              </text:list-item>
              <text:list-item>
                <text:p xml:id="id205" text:id="id205" text:style-name="P3"><text:span text:style-name="T2">The time complexity of heuristic search algorithms can be accurately predicted from the branching factor, search depth, and heuristic distribution func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204" anim:id="id204"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  <anim:animateColor smil:begin="id204.end" smil:dur="0.001s" smil:fill="hold" presentation:master-element="id204" smil:targetElement="id203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6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Conclusion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206" text:id="id206" text:style-name="P3"><text:span text:style-name="T2">Recent progress in this area has come from more accurate heuristic functions.</text:span></text:p>
              </text:list-item>
              <text:list-item>
                <text:p xml:id="id208" text:id="id208" text:style-name="P3"><text:span text:style-name="T2">Admissible heuristics can also be used to speed up searches for sub-optimal solutions.</text:span></text:p>
              </text:list-item>
              <text:list-item>
                <text:p xml:id="id209" text:id="id209" text:style-name="P3"><text:span text:style-name="T2">New methods have emerged for constructing such heuristic functions.</text:span></text:p>
              </text:list-item>
              <text:list-item>
                <text:p xml:id="id210" text:id="id210" text:style-name="P3"><text:span text:style-name="T2">Applying these methods to new problems still requires work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207" anim:id="id207"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  <anim:animateColor smil:begin="id207.end" smil:dur="0.001s" smil:fill="hold" presentation:master-element="id207" smil:targetElement="id206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889cm" svg:height="9.666cm" svg:x="3.267cm" svg:y="1.936cm" draw:page-number="77" presentation:class="page"/>
          <draw:frame presentation:style-name="pr5" draw:text-style-name="P4" draw:layer="layout" svg:width="14.243cm" svg:height="11.602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100" draw:display-name="Arrowheads 100" svg:viewBox="0 0 210 210" svg:d="M105 0l105 210h-210z"/>
    <draw:marker draw:name="Arrowheads_20_101" draw:display-name="Arrowheads 101" svg:viewBox="0 0 210 210" svg:d="M105 0l105 210h-210z"/>
    <draw:marker draw:name="Arrowheads_20_102" draw:display-name="Arrowheads 102" svg:viewBox="0 0 210 210" svg:d="M105 0l105 210h-210z"/>
    <draw:marker draw:name="Arrowheads_20_103" draw:display-name="Arrowheads 103" svg:viewBox="0 0 210 210" svg:d="M105 0l105 210h-210z"/>
    <draw:marker draw:name="Arrowheads_20_104" draw:display-name="Arrowheads 104" svg:viewBox="0 0 210 210" svg:d="M105 0l105 210h-210z"/>
    <draw:marker draw:name="Arrowheads_20_105" draw:display-name="Arrowheads 105" svg:viewBox="0 0 210 210" svg:d="M105 0l105 210h-210z"/>
    <draw:marker draw:name="Arrowheads_20_106" draw:display-name="Arrowheads 106" svg:viewBox="0 0 210 210" svg:d="M105 0l105 210h-210z"/>
    <draw:marker draw:name="Arrowheads_20_107" draw:display-name="Arrowheads 107" svg:viewBox="0 0 210 210" svg:d="M105 0l105 210h-210z"/>
    <draw:marker draw:name="Arrowheads_20_108" draw:display-name="Arrowheads 108" svg:viewBox="0 0 210 210" svg:d="M105 0l105 210h-210z"/>
    <draw:marker draw:name="Arrowheads_20_109" draw:display-name="Arrowheads 109" svg:viewBox="0 0 210 210" svg:d="M105 0l105 210h-210z"/>
    <draw:marker draw:name="Arrowheads_20_11" draw:display-name="Arrowheads 11" svg:viewBox="0 0 210 210" svg:d="M105 0l105 210h-210z"/>
    <draw:marker draw:name="Arrowheads_20_110" draw:display-name="Arrowheads 110" svg:viewBox="0 0 210 210" svg:d="M105 0l105 210h-210z"/>
    <draw:marker draw:name="Arrowheads_20_111" draw:display-name="Arrowheads 111" svg:viewBox="0 0 210 210" svg:d="M105 0l105 210h-210z"/>
    <draw:marker draw:name="Arrowheads_20_112" draw:display-name="Arrowheads 112" svg:viewBox="0 0 210 210" svg:d="M105 0l105 210h-210z"/>
    <draw:marker draw:name="Arrowheads_20_113" draw:display-name="Arrowheads 113" svg:viewBox="0 0 210 210" svg:d="M105 0l105 210h-210z"/>
    <draw:marker draw:name="Arrowheads_20_114" draw:display-name="Arrowheads 114" svg:viewBox="0 0 210 210" svg:d="M105 0l105 210h-210z"/>
    <draw:marker draw:name="Arrowheads_20_115" draw:display-name="Arrowheads 115" svg:viewBox="0 0 210 210" svg:d="M105 0l105 210h-210z"/>
    <draw:marker draw:name="Arrowheads_20_116" draw:display-name="Arrowheads 116" svg:viewBox="0 0 210 210" svg:d="M105 0l105 210h-210z"/>
    <draw:marker draw:name="Arrowheads_20_117" draw:display-name="Arrowheads 117" svg:viewBox="0 0 210 210" svg:d="M105 0l105 210h-210z"/>
    <draw:marker draw:name="Arrowheads_20_118" draw:display-name="Arrowheads 118" svg:viewBox="0 0 210 210" svg:d="M105 0l105 210h-210z"/>
    <draw:marker draw:name="Arrowheads_20_119" draw:display-name="Arrowheads 119" svg:viewBox="0 0 210 210" svg:d="M105 0l105 210h-210z"/>
    <draw:marker draw:name="Arrowheads_20_12" draw:display-name="Arrowheads 12" svg:viewBox="0 0 210 210" svg:d="M105 0l105 210h-210z"/>
    <draw:marker draw:name="Arrowheads_20_120" draw:display-name="Arrowheads 120" svg:viewBox="0 0 210 210" svg:d="M105 0l105 210h-210z"/>
    <draw:marker draw:name="Arrowheads_20_121" draw:display-name="Arrowheads 121" svg:viewBox="0 0 210 210" svg:d="M105 0l105 210h-210z"/>
    <draw:marker draw:name="Arrowheads_20_122" draw:display-name="Arrowheads 122" svg:viewBox="0 0 210 210" svg:d="M105 0l105 210h-210z"/>
    <draw:marker draw:name="Arrowheads_20_123" draw:display-name="Arrowheads 123" svg:viewBox="0 0 210 210" svg:d="M105 0l105 210h-210z"/>
    <draw:marker draw:name="Arrowheads_20_124" draw:display-name="Arrowheads 124" svg:viewBox="0 0 210 210" svg:d="M105 0l105 210h-210z"/>
    <draw:marker draw:name="Arrowheads_20_125" draw:display-name="Arrowheads 125" svg:viewBox="0 0 210 210" svg:d="M105 0l105 210h-210z"/>
    <draw:marker draw:name="Arrowheads_20_126" draw:display-name="Arrowheads 126" svg:viewBox="0 0 210 210" svg:d="M105 0l105 210h-210z"/>
    <draw:marker draw:name="Arrowheads_20_127" draw:display-name="Arrowheads 127" svg:viewBox="0 0 210 210" svg:d="M105 0l105 210h-210z"/>
    <draw:marker draw:name="Arrowheads_20_128" draw:display-name="Arrowheads 128" svg:viewBox="0 0 210 210" svg:d="M105 0l105 210h-210z"/>
    <draw:marker draw:name="Arrowheads_20_129" draw:display-name="Arrowheads 129" svg:viewBox="0 0 210 210" svg:d="M105 0l105 210h-210z"/>
    <draw:marker draw:name="Arrowheads_20_13" draw:display-name="Arrowheads 13" svg:viewBox="0 0 210 210" svg:d="M105 0l105 210h-210z"/>
    <draw:marker draw:name="Arrowheads_20_130" draw:display-name="Arrowheads 130" svg:viewBox="0 0 210 210" svg:d="M105 0l105 210h-210z"/>
    <draw:marker draw:name="Arrowheads_20_131" draw:display-name="Arrowheads 131" svg:viewBox="0 0 210 210" svg:d="M105 0l105 210h-210z"/>
    <draw:marker draw:name="Arrowheads_20_132" draw:display-name="Arrowheads 132" svg:viewBox="0 0 210 210" svg:d="M105 0l105 210h-210z"/>
    <draw:marker draw:name="Arrowheads_20_133" draw:display-name="Arrowheads 133" svg:viewBox="0 0 210 210" svg:d="M105 0l105 210h-210z"/>
    <draw:marker draw:name="Arrowheads_20_134" draw:display-name="Arrowheads 134" svg:viewBox="0 0 210 210" svg:d="M105 0l105 210h-210z"/>
    <draw:marker draw:name="Arrowheads_20_135" draw:display-name="Arrowheads 135" svg:viewBox="0 0 210 210" svg:d="M105 0l105 210h-210z"/>
    <draw:marker draw:name="Arrowheads_20_136" draw:display-name="Arrowheads 136" svg:viewBox="0 0 210 210" svg:d="M105 0l105 210h-210z"/>
    <draw:marker draw:name="Arrowheads_20_137" draw:display-name="Arrowheads 137" svg:viewBox="0 0 210 210" svg:d="M105 0l105 210h-210z"/>
    <draw:marker draw:name="Arrowheads_20_138" draw:display-name="Arrowheads 138" svg:viewBox="0 0 210 210" svg:d="M105 0l105 210h-210z"/>
    <draw:marker draw:name="Arrowheads_20_139" draw:display-name="Arrowheads 139" svg:viewBox="0 0 210 210" svg:d="M105 0l105 210h-210z"/>
    <draw:marker draw:name="Arrowheads_20_14" draw:display-name="Arrowheads 14" svg:viewBox="0 0 210 210" svg:d="M105 0l105 210h-210z"/>
    <draw:marker draw:name="Arrowheads_20_140" draw:display-name="Arrowheads 140" svg:viewBox="0 0 210 210" svg:d="M105 0l105 210h-210z"/>
    <draw:marker draw:name="Arrowheads_20_141" draw:display-name="Arrowheads 141" svg:viewBox="0 0 210 210" svg:d="M105 0l105 210h-210z"/>
    <draw:marker draw:name="Arrowheads_20_142" draw:display-name="Arrowheads 142" svg:viewBox="0 0 210 210" svg:d="M105 0l105 210h-210z"/>
    <draw:marker draw:name="Arrowheads_20_143" draw:display-name="Arrowheads 143" svg:viewBox="0 0 210 210" svg:d="M105 0l105 210h-210z"/>
    <draw:marker draw:name="Arrowheads_20_144" draw:display-name="Arrowheads 144" svg:viewBox="0 0 210 210" svg:d="M105 0l105 210h-210z"/>
    <draw:marker draw:name="Arrowheads_20_145" draw:display-name="Arrowheads 145" svg:viewBox="0 0 210 210" svg:d="M105 0l105 210h-210z"/>
    <draw:marker draw:name="Arrowheads_20_146" draw:display-name="Arrowheads 146" svg:viewBox="0 0 210 210" svg:d="M105 0l105 210h-210z"/>
    <draw:marker draw:name="Arrowheads_20_147" draw:display-name="Arrowheads 147" svg:viewBox="0 0 210 210" svg:d="M105 0l105 210h-210z"/>
    <draw:marker draw:name="Arrowheads_20_148" draw:display-name="Arrowheads 148" svg:viewBox="0 0 210 210" svg:d="M105 0l105 210h-210z"/>
    <draw:marker draw:name="Arrowheads_20_149" draw:display-name="Arrowheads 149" svg:viewBox="0 0 210 210" svg:d="M105 0l105 210h-210z"/>
    <draw:marker draw:name="Arrowheads_20_15" draw:display-name="Arrowheads 15" svg:viewBox="0 0 210 210" svg:d="M105 0l105 210h-210z"/>
    <draw:marker draw:name="Arrowheads_20_150" draw:display-name="Arrowheads 150" svg:viewBox="0 0 210 210" svg:d="M105 0l105 210h-210z"/>
    <draw:marker draw:name="Arrowheads_20_151" draw:display-name="Arrowheads 151" svg:viewBox="0 0 210 210" svg:d="M105 0l105 210h-210z"/>
    <draw:marker draw:name="Arrowheads_20_152" draw:display-name="Arrowheads 152" svg:viewBox="0 0 210 210" svg:d="M105 0l105 210h-210z"/>
    <draw:marker draw:name="Arrowheads_20_153" draw:display-name="Arrowheads 153" svg:viewBox="0 0 210 210" svg:d="M105 0l105 210h-210z"/>
    <draw:marker draw:name="Arrowheads_20_154" draw:display-name="Arrowheads 154" svg:viewBox="0 0 210 210" svg:d="M105 0l105 210h-210z"/>
    <draw:marker draw:name="Arrowheads_20_155" draw:display-name="Arrowheads 155" svg:viewBox="0 0 210 210" svg:d="M105 0l105 210h-210z"/>
    <draw:marker draw:name="Arrowheads_20_156" draw:display-name="Arrowheads 156" svg:viewBox="0 0 210 210" svg:d="M105 0l105 210h-210z"/>
    <draw:marker draw:name="Arrowheads_20_157" draw:display-name="Arrowheads 157" svg:viewBox="0 0 210 210" svg:d="M105 0l105 210h-210z"/>
    <draw:marker draw:name="Arrowheads_20_158" draw:display-name="Arrowheads 158" svg:viewBox="0 0 210 210" svg:d="M105 0l105 210h-210z"/>
    <draw:marker draw:name="Arrowheads_20_159" draw:display-name="Arrowheads 159" svg:viewBox="0 0 210 210" svg:d="M105 0l105 210h-210z"/>
    <draw:marker draw:name="Arrowheads_20_16" draw:display-name="Arrowheads 16" svg:viewBox="0 0 210 210" svg:d="M105 0l105 210h-210z"/>
    <draw:marker draw:name="Arrowheads_20_160" draw:display-name="Arrowheads 160" svg:viewBox="0 0 210 210" svg:d="M105 0l105 210h-210z"/>
    <draw:marker draw:name="Arrowheads_20_161" draw:display-name="Arrowheads 161" svg:viewBox="0 0 210 210" svg:d="M105 0l105 210h-210z"/>
    <draw:marker draw:name="Arrowheads_20_162" draw:display-name="Arrowheads 162" svg:viewBox="0 0 210 210" svg:d="M105 0l105 210h-210z"/>
    <draw:marker draw:name="Arrowheads_20_163" draw:display-name="Arrowheads 163" svg:viewBox="0 0 210 210" svg:d="M105 0l105 210h-210z"/>
    <draw:marker draw:name="Arrowheads_20_164" draw:display-name="Arrowheads 164" svg:viewBox="0 0 210 210" svg:d="M105 0l105 210h-210z"/>
    <draw:marker draw:name="Arrowheads_20_165" draw:display-name="Arrowheads 165" svg:viewBox="0 0 210 210" svg:d="M105 0l105 210h-210z"/>
    <draw:marker draw:name="Arrowheads_20_166" draw:display-name="Arrowheads 166" svg:viewBox="0 0 210 210" svg:d="M105 0l105 210h-210z"/>
    <draw:marker draw:name="Arrowheads_20_167" draw:display-name="Arrowheads 167" svg:viewBox="0 0 210 210" svg:d="M105 0l105 210h-210z"/>
    <draw:marker draw:name="Arrowheads_20_168" draw:display-name="Arrowheads 168" svg:viewBox="0 0 210 210" svg:d="M105 0l105 210h-210z"/>
    <draw:marker draw:name="Arrowheads_20_169" draw:display-name="Arrowheads 169" svg:viewBox="0 0 210 210" svg:d="M105 0l105 210h-210z"/>
    <draw:marker draw:name="Arrowheads_20_17" draw:display-name="Arrowheads 17" svg:viewBox="0 0 210 210" svg:d="M105 0l105 210h-210z"/>
    <draw:marker draw:name="Arrowheads_20_170" draw:display-name="Arrowheads 170" svg:viewBox="0 0 210 210" svg:d="M105 0l105 210h-210z"/>
    <draw:marker draw:name="Arrowheads_20_171" draw:display-name="Arrowheads 171" svg:viewBox="0 0 210 210" svg:d="M105 0l105 210h-210z"/>
    <draw:marker draw:name="Arrowheads_20_172" draw:display-name="Arrowheads 172" svg:viewBox="0 0 210 210" svg:d="M105 0l105 210h-210z"/>
    <draw:marker draw:name="Arrowheads_20_173" draw:display-name="Arrowheads 173" svg:viewBox="0 0 210 210" svg:d="M105 0l105 210h-210z"/>
    <draw:marker draw:name="Arrowheads_20_174" draw:display-name="Arrowheads 174" svg:viewBox="0 0 210 210" svg:d="M105 0l105 210h-210z"/>
    <draw:marker draw:name="Arrowheads_20_175" draw:display-name="Arrowheads 175" svg:viewBox="0 0 210 210" svg:d="M105 0l105 210h-210z"/>
    <draw:marker draw:name="Arrowheads_20_176" draw:display-name="Arrowheads 176" svg:viewBox="0 0 210 210" svg:d="M105 0l105 210h-210z"/>
    <draw:marker draw:name="Arrowheads_20_177" draw:display-name="Arrowheads 177" svg:viewBox="0 0 210 210" svg:d="M105 0l105 210h-210z"/>
    <draw:marker draw:name="Arrowheads_20_178" draw:display-name="Arrowheads 178" svg:viewBox="0 0 210 210" svg:d="M105 0l105 210h-210z"/>
    <draw:marker draw:name="Arrowheads_20_179" draw:display-name="Arrowheads 179" svg:viewBox="0 0 210 210" svg:d="M105 0l105 210h-210z"/>
    <draw:marker draw:name="Arrowheads_20_18" draw:display-name="Arrowheads 18" svg:viewBox="0 0 210 210" svg:d="M105 0l105 210h-210z"/>
    <draw:marker draw:name="Arrowheads_20_180" draw:display-name="Arrowheads 180" svg:viewBox="0 0 210 210" svg:d="M105 0l105 210h-210z"/>
    <draw:marker draw:name="Arrowheads_20_181" draw:display-name="Arrowheads 181" svg:viewBox="0 0 210 210" svg:d="M105 0l105 210h-210z"/>
    <draw:marker draw:name="Arrowheads_20_182" draw:display-name="Arrowheads 182" svg:viewBox="0 0 210 210" svg:d="M105 0l105 210h-210z"/>
    <draw:marker draw:name="Arrowheads_20_183" draw:display-name="Arrowheads 183" svg:viewBox="0 0 210 210" svg:d="M105 0l105 210h-210z"/>
    <draw:marker draw:name="Arrowheads_20_184" draw:display-name="Arrowheads 184" svg:viewBox="0 0 210 210" svg:d="M105 0l105 210h-210z"/>
    <draw:marker draw:name="Arrowheads_20_185" draw:display-name="Arrowheads 185" svg:viewBox="0 0 210 210" svg:d="M105 0l105 210h-210z"/>
    <draw:marker draw:name="Arrowheads_20_186" draw:display-name="Arrowheads 186" svg:viewBox="0 0 210 210" svg:d="M105 0l105 210h-210z"/>
    <draw:marker draw:name="Arrowheads_20_187" draw:display-name="Arrowheads 187" svg:viewBox="0 0 210 210" svg:d="M105 0l105 210h-210z"/>
    <draw:marker draw:name="Arrowheads_20_188" draw:display-name="Arrowheads 188" svg:viewBox="0 0 210 210" svg:d="M105 0l105 210h-210z"/>
    <draw:marker draw:name="Arrowheads_20_189" draw:display-name="Arrowheads 189" svg:viewBox="0 0 210 210" svg:d="M105 0l105 210h-210z"/>
    <draw:marker draw:name="Arrowheads_20_19" draw:display-name="Arrowheads 19" svg:viewBox="0 0 210 210" svg:d="M105 0l105 210h-210z"/>
    <draw:marker draw:name="Arrowheads_20_190" draw:display-name="Arrowheads 190" svg:viewBox="0 0 210 210" svg:d="M105 0l105 210h-210z"/>
    <draw:marker draw:name="Arrowheads_20_191" draw:display-name="Arrowheads 191" svg:viewBox="0 0 210 210" svg:d="M105 0l105 210h-210z"/>
    <draw:marker draw:name="Arrowheads_20_192" draw:display-name="Arrowheads 192" svg:viewBox="0 0 210 210" svg:d="M105 0l105 210h-210z"/>
    <draw:marker draw:name="Arrowheads_20_193" draw:display-name="Arrowheads 193" svg:viewBox="0 0 210 210" svg:d="M105 0l105 210h-210z"/>
    <draw:marker draw:name="Arrowheads_20_194" draw:display-name="Arrowheads 194" svg:viewBox="0 0 210 210" svg:d="M105 0l105 210h-210z"/>
    <draw:marker draw:name="Arrowheads_20_195" draw:display-name="Arrowheads 195" svg:viewBox="0 0 210 210" svg:d="M105 0l105 210h-210z"/>
    <draw:marker draw:name="Arrowheads_20_196" draw:display-name="Arrowheads 196" svg:viewBox="0 0 210 210" svg:d="M105 0l105 210h-210z"/>
    <draw:marker draw:name="Arrowheads_20_197" draw:display-name="Arrowheads 197" svg:viewBox="0 0 210 210" svg:d="M105 0l105 210h-210z"/>
    <draw:marker draw:name="Arrowheads_20_198" draw:display-name="Arrowheads 198" svg:viewBox="0 0 210 210" svg:d="M105 0l105 210h-210z"/>
    <draw:marker draw:name="Arrowheads_20_199" draw:display-name="Arrowheads 199" svg:viewBox="0 0 210 210" svg:d="M105 0l105 210h-210z"/>
    <draw:marker draw:name="Arrowheads_20_2" draw:display-name="Arrowheads 2" svg:viewBox="0 0 210 210" svg:d="M105 0l105 210h-210z"/>
    <draw:marker draw:name="Arrowheads_20_20" draw:display-name="Arrowheads 20" svg:viewBox="0 0 210 210" svg:d="M105 0l105 210h-210z"/>
    <draw:marker draw:name="Arrowheads_20_200" draw:display-name="Arrowheads 200" svg:viewBox="0 0 210 210" svg:d="M105 0l105 210h-210z"/>
    <draw:marker draw:name="Arrowheads_20_201" draw:display-name="Arrowheads 201" svg:viewBox="0 0 210 210" svg:d="M105 0l105 210h-210z"/>
    <draw:marker draw:name="Arrowheads_20_202" draw:display-name="Arrowheads 202" svg:viewBox="0 0 210 210" svg:d="M105 0l105 210h-210z"/>
    <draw:marker draw:name="Arrowheads_20_203" draw:display-name="Arrowheads 203" svg:viewBox="0 0 210 210" svg:d="M105 0l105 210h-210z"/>
    <draw:marker draw:name="Arrowheads_20_204" draw:display-name="Arrowheads 204" svg:viewBox="0 0 210 210" svg:d="M105 0l105 210h-210z"/>
    <draw:marker draw:name="Arrowheads_20_205" draw:display-name="Arrowheads 205" svg:viewBox="0 0 210 210" svg:d="M105 0l105 210h-210z"/>
    <draw:marker draw:name="Arrowheads_20_206" draw:display-name="Arrowheads 206" svg:viewBox="0 0 210 210" svg:d="M105 0l105 210h-210z"/>
    <draw:marker draw:name="Arrowheads_20_207" draw:display-name="Arrowheads 207" svg:viewBox="0 0 210 210" svg:d="M105 0l105 210h-210z"/>
    <draw:marker draw:name="Arrowheads_20_208" draw:display-name="Arrowheads 208" svg:viewBox="0 0 210 210" svg:d="M105 0l105 210h-210z"/>
    <draw:marker draw:name="Arrowheads_20_209" draw:display-name="Arrowheads 209" svg:viewBox="0 0 210 210" svg:d="M105 0l105 210h-210z"/>
    <draw:marker draw:name="Arrowheads_20_21" draw:display-name="Arrowheads 21" svg:viewBox="0 0 210 210" svg:d="M105 0l105 210h-210z"/>
    <draw:marker draw:name="Arrowheads_20_210" draw:display-name="Arrowheads 210" svg:viewBox="0 0 210 210" svg:d="M105 0l105 210h-210z"/>
    <draw:marker draw:name="Arrowheads_20_211" draw:display-name="Arrowheads 211" svg:viewBox="0 0 210 210" svg:d="M105 0l105 210h-210z"/>
    <draw:marker draw:name="Arrowheads_20_212" draw:display-name="Arrowheads 212" svg:viewBox="0 0 210 210" svg:d="M105 0l105 210h-210z"/>
    <draw:marker draw:name="Arrowheads_20_213" draw:display-name="Arrowheads 213" svg:viewBox="0 0 210 210" svg:d="M105 0l105 210h-210z"/>
    <draw:marker draw:name="Arrowheads_20_214" draw:display-name="Arrowheads 214" svg:viewBox="0 0 210 210" svg:d="M105 0l105 210h-210z"/>
    <draw:marker draw:name="Arrowheads_20_215" draw:display-name="Arrowheads 215" svg:viewBox="0 0 210 210" svg:d="M105 0l105 210h-210z"/>
    <draw:marker draw:name="Arrowheads_20_216" draw:display-name="Arrowheads 216" svg:viewBox="0 0 210 210" svg:d="M105 0l105 210h-210z"/>
    <draw:marker draw:name="Arrowheads_20_217" draw:display-name="Arrowheads 217" svg:viewBox="0 0 210 210" svg:d="M105 0l105 210h-210z"/>
    <draw:marker draw:name="Arrowheads_20_218" draw:display-name="Arrowheads 218" svg:viewBox="0 0 210 210" svg:d="M105 0l105 210h-210z"/>
    <draw:marker draw:name="Arrowheads_20_219" draw:display-name="Arrowheads 219" svg:viewBox="0 0 210 210" svg:d="M105 0l105 210h-210z"/>
    <draw:marker draw:name="Arrowheads_20_22" draw:display-name="Arrowheads 22" svg:viewBox="0 0 210 210" svg:d="M105 0l105 210h-210z"/>
    <draw:marker draw:name="Arrowheads_20_220" draw:display-name="Arrowheads 220" svg:viewBox="0 0 210 210" svg:d="M105 0l105 210h-210z"/>
    <draw:marker draw:name="Arrowheads_20_221" draw:display-name="Arrowheads 221" svg:viewBox="0 0 210 210" svg:d="M105 0l105 210h-210z"/>
    <draw:marker draw:name="Arrowheads_20_222" draw:display-name="Arrowheads 222" svg:viewBox="0 0 210 210" svg:d="M105 0l105 210h-210z"/>
    <draw:marker draw:name="Arrowheads_20_223" draw:display-name="Arrowheads 223" svg:viewBox="0 0 210 210" svg:d="M105 0l105 210h-210z"/>
    <draw:marker draw:name="Arrowheads_20_224" draw:display-name="Arrowheads 224" svg:viewBox="0 0 210 210" svg:d="M105 0l105 210h-210z"/>
    <draw:marker draw:name="Arrowheads_20_225" draw:display-name="Arrowheads 225" svg:viewBox="0 0 210 210" svg:d="M105 0l105 210h-210z"/>
    <draw:marker draw:name="Arrowheads_20_226" draw:display-name="Arrowheads 226" svg:viewBox="0 0 210 210" svg:d="M105 0l105 210h-210z"/>
    <draw:marker draw:name="Arrowheads_20_227" draw:display-name="Arrowheads 227" svg:viewBox="0 0 210 210" svg:d="M105 0l105 210h-210z"/>
    <draw:marker draw:name="Arrowheads_20_228" draw:display-name="Arrowheads 228" svg:viewBox="0 0 210 210" svg:d="M105 0l105 210h-210z"/>
    <draw:marker draw:name="Arrowheads_20_229" draw:display-name="Arrowheads 229" svg:viewBox="0 0 210 210" svg:d="M105 0l105 210h-210z"/>
    <draw:marker draw:name="Arrowheads_20_23" draw:display-name="Arrowheads 23" svg:viewBox="0 0 210 210" svg:d="M105 0l105 210h-210z"/>
    <draw:marker draw:name="Arrowheads_20_230" draw:display-name="Arrowheads 230" svg:viewBox="0 0 210 210" svg:d="M105 0l105 210h-210z"/>
    <draw:marker draw:name="Arrowheads_20_231" draw:display-name="Arrowheads 231" svg:viewBox="0 0 210 210" svg:d="M105 0l105 210h-210z"/>
    <draw:marker draw:name="Arrowheads_20_232" draw:display-name="Arrowheads 232" svg:viewBox="0 0 210 210" svg:d="M105 0l105 210h-210z"/>
    <draw:marker draw:name="Arrowheads_20_233" draw:display-name="Arrowheads 233" svg:viewBox="0 0 210 210" svg:d="M105 0l105 210h-210z"/>
    <draw:marker draw:name="Arrowheads_20_234" draw:display-name="Arrowheads 234" svg:viewBox="0 0 210 210" svg:d="M105 0l105 210h-210z"/>
    <draw:marker draw:name="Arrowheads_20_235" draw:display-name="Arrowheads 235" svg:viewBox="0 0 210 210" svg:d="M105 0l105 210h-210z"/>
    <draw:marker draw:name="Arrowheads_20_236" draw:display-name="Arrowheads 236" svg:viewBox="0 0 210 210" svg:d="M105 0l105 210h-210z"/>
    <draw:marker draw:name="Arrowheads_20_237" draw:display-name="Arrowheads 237" svg:viewBox="0 0 210 210" svg:d="M105 0l105 210h-210z"/>
    <draw:marker draw:name="Arrowheads_20_238" draw:display-name="Arrowheads 238" svg:viewBox="0 0 210 210" svg:d="M105 0l105 210h-210z"/>
    <draw:marker draw:name="Arrowheads_20_239" draw:display-name="Arrowheads 239" svg:viewBox="0 0 210 210" svg:d="M105 0l105 210h-210z"/>
    <draw:marker draw:name="Arrowheads_20_24" draw:display-name="Arrowheads 24" svg:viewBox="0 0 210 210" svg:d="M105 0l105 210h-210z"/>
    <draw:marker draw:name="Arrowheads_20_240" draw:display-name="Arrowheads 240" svg:viewBox="0 0 210 210" svg:d="M105 0l105 210h-210z"/>
    <draw:marker draw:name="Arrowheads_20_241" draw:display-name="Arrowheads 241" svg:viewBox="0 0 210 210" svg:d="M105 0l105 210h-210z"/>
    <draw:marker draw:name="Arrowheads_20_242" draw:display-name="Arrowheads 242" svg:viewBox="0 0 210 210" svg:d="M105 0l105 210h-210z"/>
    <draw:marker draw:name="Arrowheads_20_243" draw:display-name="Arrowheads 243" svg:viewBox="0 0 210 210" svg:d="M105 0l105 210h-210z"/>
    <draw:marker draw:name="Arrowheads_20_244" draw:display-name="Arrowheads 244" svg:viewBox="0 0 210 210" svg:d="M105 0l105 210h-210z"/>
    <draw:marker draw:name="Arrowheads_20_245" draw:display-name="Arrowheads 245" svg:viewBox="0 0 210 210" svg:d="M105 0l105 210h-210z"/>
    <draw:marker draw:name="Arrowheads_20_246" draw:display-name="Arrowheads 246" svg:viewBox="0 0 210 210" svg:d="M105 0l105 210h-210z"/>
    <draw:marker draw:name="Arrowheads_20_247" draw:display-name="Arrowheads 247" svg:viewBox="0 0 210 210" svg:d="M105 0l105 210h-210z"/>
    <draw:marker draw:name="Arrowheads_20_248" draw:display-name="Arrowheads 248" svg:viewBox="0 0 210 210" svg:d="M105 0l105 210h-210z"/>
    <draw:marker draw:name="Arrowheads_20_249" draw:display-name="Arrowheads 249" svg:viewBox="0 0 210 210" svg:d="M105 0l105 210h-210z"/>
    <draw:marker draw:name="Arrowheads_20_25" draw:display-name="Arrowheads 25" svg:viewBox="0 0 210 210" svg:d="M105 0l105 210h-210z"/>
    <draw:marker draw:name="Arrowheads_20_250" draw:display-name="Arrowheads 250" svg:viewBox="0 0 210 210" svg:d="M105 0l105 210h-210z"/>
    <draw:marker draw:name="Arrowheads_20_251" draw:display-name="Arrowheads 251" svg:viewBox="0 0 210 210" svg:d="M105 0l105 210h-210z"/>
    <draw:marker draw:name="Arrowheads_20_252" draw:display-name="Arrowheads 252" svg:viewBox="0 0 210 210" svg:d="M105 0l105 210h-210z"/>
    <draw:marker draw:name="Arrowheads_20_253" draw:display-name="Arrowheads 253" svg:viewBox="0 0 210 210" svg:d="M105 0l105 210h-210z"/>
    <draw:marker draw:name="Arrowheads_20_254" draw:display-name="Arrowheads 254" svg:viewBox="0 0 210 210" svg:d="M105 0l105 210h-210z"/>
    <draw:marker draw:name="Arrowheads_20_255" draw:display-name="Arrowheads 255" svg:viewBox="0 0 210 210" svg:d="M105 0l105 210h-210z"/>
    <draw:marker draw:name="Arrowheads_20_256" draw:display-name="Arrowheads 256" svg:viewBox="0 0 210 210" svg:d="M105 0l105 210h-210z"/>
    <draw:marker draw:name="Arrowheads_20_257" draw:display-name="Arrowheads 257" svg:viewBox="0 0 210 210" svg:d="M105 0l105 210h-210z"/>
    <draw:marker draw:name="Arrowheads_20_258" draw:display-name="Arrowheads 258" svg:viewBox="0 0 210 210" svg:d="M105 0l105 210h-210z"/>
    <draw:marker draw:name="Arrowheads_20_259" draw:display-name="Arrowheads 259" svg:viewBox="0 0 210 210" svg:d="M105 0l105 210h-210z"/>
    <draw:marker draw:name="Arrowheads_20_26" draw:display-name="Arrowheads 26" svg:viewBox="0 0 210 210" svg:d="M105 0l105 210h-210z"/>
    <draw:marker draw:name="Arrowheads_20_260" draw:display-name="Arrowheads 260" svg:viewBox="0 0 210 210" svg:d="M105 0l105 210h-210z"/>
    <draw:marker draw:name="Arrowheads_20_261" draw:display-name="Arrowheads 261" svg:viewBox="0 0 210 210" svg:d="M105 0l105 210h-210z"/>
    <draw:marker draw:name="Arrowheads_20_262" draw:display-name="Arrowheads 262" svg:viewBox="0 0 210 210" svg:d="M105 0l105 210h-210z"/>
    <draw:marker draw:name="Arrowheads_20_263" draw:display-name="Arrowheads 263" svg:viewBox="0 0 210 210" svg:d="M105 0l105 210h-210z"/>
    <draw:marker draw:name="Arrowheads_20_264" draw:display-name="Arrowheads 264" svg:viewBox="0 0 210 210" svg:d="M105 0l105 210h-210z"/>
    <draw:marker draw:name="Arrowheads_20_265" draw:display-name="Arrowheads 265" svg:viewBox="0 0 210 210" svg:d="M105 0l105 210h-210z"/>
    <draw:marker draw:name="Arrowheads_20_266" draw:display-name="Arrowheads 266" svg:viewBox="0 0 210 210" svg:d="M105 0l105 210h-210z"/>
    <draw:marker draw:name="Arrowheads_20_267" draw:display-name="Arrowheads 267" svg:viewBox="0 0 210 210" svg:d="M105 0l105 210h-210z"/>
    <draw:marker draw:name="Arrowheads_20_268" draw:display-name="Arrowheads 268" svg:viewBox="0 0 210 210" svg:d="M105 0l105 210h-210z"/>
    <draw:marker draw:name="Arrowheads_20_269" draw:display-name="Arrowheads 269" svg:viewBox="0 0 210 210" svg:d="M105 0l105 210h-210z"/>
    <draw:marker draw:name="Arrowheads_20_27" draw:display-name="Arrowheads 27" svg:viewBox="0 0 210 210" svg:d="M105 0l105 210h-210z"/>
    <draw:marker draw:name="Arrowheads_20_270" draw:display-name="Arrowheads 270" svg:viewBox="0 0 210 210" svg:d="M105 0l105 210h-210z"/>
    <draw:marker draw:name="Arrowheads_20_271" draw:display-name="Arrowheads 271" svg:viewBox="0 0 210 210" svg:d="M105 0l105 210h-210z"/>
    <draw:marker draw:name="Arrowheads_20_272" draw:display-name="Arrowheads 272" svg:viewBox="0 0 210 210" svg:d="M105 0l105 210h-210z"/>
    <draw:marker draw:name="Arrowheads_20_273" draw:display-name="Arrowheads 273" svg:viewBox="0 0 210 210" svg:d="M105 0l105 210h-210z"/>
    <draw:marker draw:name="Arrowheads_20_274" draw:display-name="Arrowheads 274" svg:viewBox="0 0 210 210" svg:d="M105 0l105 210h-210z"/>
    <draw:marker draw:name="Arrowheads_20_275" draw:display-name="Arrowheads 275" svg:viewBox="0 0 210 210" svg:d="M105 0l105 210h-210z"/>
    <draw:marker draw:name="Arrowheads_20_276" draw:display-name="Arrowheads 276" svg:viewBox="0 0 210 210" svg:d="M105 0l105 210h-210z"/>
    <draw:marker draw:name="Arrowheads_20_277" draw:display-name="Arrowheads 277" svg:viewBox="0 0 210 210" svg:d="M105 0l105 210h-210z"/>
    <draw:marker draw:name="Arrowheads_20_278" draw:display-name="Arrowheads 278" svg:viewBox="0 0 210 210" svg:d="M105 0l105 210h-210z"/>
    <draw:marker draw:name="Arrowheads_20_279" draw:display-name="Arrowheads 279" svg:viewBox="0 0 210 210" svg:d="M105 0l105 210h-210z"/>
    <draw:marker draw:name="Arrowheads_20_28" draw:display-name="Arrowheads 28" svg:viewBox="0 0 210 210" svg:d="M105 0l105 210h-210z"/>
    <draw:marker draw:name="Arrowheads_20_280" draw:display-name="Arrowheads 280" svg:viewBox="0 0 210 210" svg:d="M105 0l105 210h-210z"/>
    <draw:marker draw:name="Arrowheads_20_281" draw:display-name="Arrowheads 281" svg:viewBox="0 0 210 210" svg:d="M105 0l105 210h-210z"/>
    <draw:marker draw:name="Arrowheads_20_282" draw:display-name="Arrowheads 282" svg:viewBox="0 0 210 210" svg:d="M105 0l105 210h-210z"/>
    <draw:marker draw:name="Arrowheads_20_283" draw:display-name="Arrowheads 283" svg:viewBox="0 0 210 210" svg:d="M105 0l105 210h-210z"/>
    <draw:marker draw:name="Arrowheads_20_284" draw:display-name="Arrowheads 284" svg:viewBox="0 0 210 210" svg:d="M105 0l105 210h-210z"/>
    <draw:marker draw:name="Arrowheads_20_285" draw:display-name="Arrowheads 285" svg:viewBox="0 0 210 210" svg:d="M105 0l105 210h-210z"/>
    <draw:marker draw:name="Arrowheads_20_286" draw:display-name="Arrowheads 286" svg:viewBox="0 0 210 210" svg:d="M105 0l105 210h-210z"/>
    <draw:marker draw:name="Arrowheads_20_287" draw:display-name="Arrowheads 287" svg:viewBox="0 0 210 210" svg:d="M105 0l105 210h-210z"/>
    <draw:marker draw:name="Arrowheads_20_288" draw:display-name="Arrowheads 288" svg:viewBox="0 0 210 210" svg:d="M105 0l105 210h-210z"/>
    <draw:marker draw:name="Arrowheads_20_289" draw:display-name="Arrowheads 289" svg:viewBox="0 0 210 210" svg:d="M105 0l105 210h-210z"/>
    <draw:marker draw:name="Arrowheads_20_29" draw:display-name="Arrowheads 29" svg:viewBox="0 0 210 210" svg:d="M105 0l105 210h-210z"/>
    <draw:marker draw:name="Arrowheads_20_290" draw:display-name="Arrowheads 290" svg:viewBox="0 0 210 210" svg:d="M105 0l105 210h-210z"/>
    <draw:marker draw:name="Arrowheads_20_291" draw:display-name="Arrowheads 291" svg:viewBox="0 0 210 210" svg:d="M105 0l105 210h-210z"/>
    <draw:marker draw:name="Arrowheads_20_292" draw:display-name="Arrowheads 292" svg:viewBox="0 0 210 210" svg:d="M105 0l105 210h-210z"/>
    <draw:marker draw:name="Arrowheads_20_293" draw:display-name="Arrowheads 293" svg:viewBox="0 0 210 210" svg:d="M105 0l105 210h-210z"/>
    <draw:marker draw:name="Arrowheads_20_294" draw:display-name="Arrowheads 294" svg:viewBox="0 0 210 210" svg:d="M105 0l105 210h-210z"/>
    <draw:marker draw:name="Arrowheads_20_295" draw:display-name="Arrowheads 295" svg:viewBox="0 0 210 210" svg:d="M105 0l105 210h-210z"/>
    <draw:marker draw:name="Arrowheads_20_296" draw:display-name="Arrowheads 296" svg:viewBox="0 0 210 210" svg:d="M105 0l105 210h-210z"/>
    <draw:marker draw:name="Arrowheads_20_297" draw:display-name="Arrowheads 297" svg:viewBox="0 0 210 210" svg:d="M105 0l105 210h-210z"/>
    <draw:marker draw:name="Arrowheads_20_298" draw:display-name="Arrowheads 298" svg:viewBox="0 0 210 210" svg:d="M105 0l105 210h-210z"/>
    <draw:marker draw:name="Arrowheads_20_299" draw:display-name="Arrowheads 299" svg:viewBox="0 0 210 210" svg:d="M105 0l105 210h-210z"/>
    <draw:marker draw:name="Arrowheads_20_3" draw:display-name="Arrowheads 3" svg:viewBox="0 0 210 210" svg:d="M105 0l105 210h-210z"/>
    <draw:marker draw:name="Arrowheads_20_30" draw:display-name="Arrowheads 30" svg:viewBox="0 0 210 210" svg:d="M105 0l105 210h-210z"/>
    <draw:marker draw:name="Arrowheads_20_300" draw:display-name="Arrowheads 300" svg:viewBox="0 0 210 210" svg:d="M105 0l105 210h-210z"/>
    <draw:marker draw:name="Arrowheads_20_301" draw:display-name="Arrowheads 301" svg:viewBox="0 0 210 210" svg:d="M105 0l105 210h-210z"/>
    <draw:marker draw:name="Arrowheads_20_302" draw:display-name="Arrowheads 302" svg:viewBox="0 0 210 210" svg:d="M105 0l105 210h-210z"/>
    <draw:marker draw:name="Arrowheads_20_303" draw:display-name="Arrowheads 303" svg:viewBox="0 0 210 210" svg:d="M105 0l105 210h-210z"/>
    <draw:marker draw:name="Arrowheads_20_304" draw:display-name="Arrowheads 304" svg:viewBox="0 0 210 210" svg:d="M105 0l105 210h-210z"/>
    <draw:marker draw:name="Arrowheads_20_305" draw:display-name="Arrowheads 305" svg:viewBox="0 0 210 210" svg:d="M105 0l105 210h-210z"/>
    <draw:marker draw:name="Arrowheads_20_306" draw:display-name="Arrowheads 306" svg:viewBox="0 0 210 210" svg:d="M105 0l105 210h-210z"/>
    <draw:marker draw:name="Arrowheads_20_307" draw:display-name="Arrowheads 307" svg:viewBox="0 0 210 210" svg:d="M105 0l105 210h-210z"/>
    <draw:marker draw:name="Arrowheads_20_308" draw:display-name="Arrowheads 308" svg:viewBox="0 0 210 210" svg:d="M105 0l105 210h-210z"/>
    <draw:marker draw:name="Arrowheads_20_309" draw:display-name="Arrowheads 309" svg:viewBox="0 0 210 210" svg:d="M105 0l105 210h-210z"/>
    <draw:marker draw:name="Arrowheads_20_31" draw:display-name="Arrowheads 31" svg:viewBox="0 0 210 210" svg:d="M105 0l105 210h-210z"/>
    <draw:marker draw:name="Arrowheads_20_310" draw:display-name="Arrowheads 310" svg:viewBox="0 0 210 210" svg:d="M105 0l105 210h-210z"/>
    <draw:marker draw:name="Arrowheads_20_311" draw:display-name="Arrowheads 311" svg:viewBox="0 0 210 210" svg:d="M105 0l105 210h-210z"/>
    <draw:marker draw:name="Arrowheads_20_312" draw:display-name="Arrowheads 312" svg:viewBox="0 0 210 210" svg:d="M105 0l105 210h-210z"/>
    <draw:marker draw:name="Arrowheads_20_313" draw:display-name="Arrowheads 313" svg:viewBox="0 0 210 210" svg:d="M105 0l105 210h-210z"/>
    <draw:marker draw:name="Arrowheads_20_314" draw:display-name="Arrowheads 314" svg:viewBox="0 0 210 210" svg:d="M105 0l105 210h-210z"/>
    <draw:marker draw:name="Arrowheads_20_315" draw:display-name="Arrowheads 315" svg:viewBox="0 0 210 210" svg:d="M105 0l105 210h-210z"/>
    <draw:marker draw:name="Arrowheads_20_316" draw:display-name="Arrowheads 316" svg:viewBox="0 0 210 210" svg:d="M105 0l105 210h-210z"/>
    <draw:marker draw:name="Arrowheads_20_317" draw:display-name="Arrowheads 317" svg:viewBox="0 0 210 210" svg:d="M105 0l105 210h-210z"/>
    <draw:marker draw:name="Arrowheads_20_318" draw:display-name="Arrowheads 318" svg:viewBox="0 0 210 210" svg:d="M105 0l105 210h-210z"/>
    <draw:marker draw:name="Arrowheads_20_319" draw:display-name="Arrowheads 319" svg:viewBox="0 0 210 210" svg:d="M105 0l105 210h-210z"/>
    <draw:marker draw:name="Arrowheads_20_32" draw:display-name="Arrowheads 32" svg:viewBox="0 0 210 210" svg:d="M105 0l105 210h-210z"/>
    <draw:marker draw:name="Arrowheads_20_320" draw:display-name="Arrowheads 320" svg:viewBox="0 0 210 210" svg:d="M105 0l105 210h-210z"/>
    <draw:marker draw:name="Arrowheads_20_321" draw:display-name="Arrowheads 321" svg:viewBox="0 0 210 210" svg:d="M105 0l105 210h-210z"/>
    <draw:marker draw:name="Arrowheads_20_322" draw:display-name="Arrowheads 322" svg:viewBox="0 0 210 210" svg:d="M105 0l105 210h-210z"/>
    <draw:marker draw:name="Arrowheads_20_323" draw:display-name="Arrowheads 323" svg:viewBox="0 0 210 210" svg:d="M105 0l105 210h-210z"/>
    <draw:marker draw:name="Arrowheads_20_324" draw:display-name="Arrowheads 324" svg:viewBox="0 0 210 210" svg:d="M105 0l105 210h-210z"/>
    <draw:marker draw:name="Arrowheads_20_325" draw:display-name="Arrowheads 325" svg:viewBox="0 0 210 210" svg:d="M105 0l105 210h-210z"/>
    <draw:marker draw:name="Arrowheads_20_326" draw:display-name="Arrowheads 326" svg:viewBox="0 0 210 210" svg:d="M105 0l105 210h-210z"/>
    <draw:marker draw:name="Arrowheads_20_327" draw:display-name="Arrowheads 327" svg:viewBox="0 0 210 210" svg:d="M105 0l105 210h-210z"/>
    <draw:marker draw:name="Arrowheads_20_328" draw:display-name="Arrowheads 328" svg:viewBox="0 0 210 210" svg:d="M105 0l105 210h-210z"/>
    <draw:marker draw:name="Arrowheads_20_329" draw:display-name="Arrowheads 329" svg:viewBox="0 0 210 210" svg:d="M105 0l105 210h-210z"/>
    <draw:marker draw:name="Arrowheads_20_33" draw:display-name="Arrowheads 33" svg:viewBox="0 0 210 210" svg:d="M105 0l105 210h-210z"/>
    <draw:marker draw:name="Arrowheads_20_330" draw:display-name="Arrowheads 330" svg:viewBox="0 0 210 210" svg:d="M105 0l105 210h-210z"/>
    <draw:marker draw:name="Arrowheads_20_331" draw:display-name="Arrowheads 331" svg:viewBox="0 0 210 210" svg:d="M105 0l105 210h-210z"/>
    <draw:marker draw:name="Arrowheads_20_332" draw:display-name="Arrowheads 332" svg:viewBox="0 0 210 210" svg:d="M105 0l105 210h-210z"/>
    <draw:marker draw:name="Arrowheads_20_333" draw:display-name="Arrowheads 333" svg:viewBox="0 0 210 210" svg:d="M105 0l105 210h-210z"/>
    <draw:marker draw:name="Arrowheads_20_334" draw:display-name="Arrowheads 334" svg:viewBox="0 0 210 210" svg:d="M105 0l105 210h-210z"/>
    <draw:marker draw:name="Arrowheads_20_335" draw:display-name="Arrowheads 335" svg:viewBox="0 0 210 210" svg:d="M105 0l105 210h-210z"/>
    <draw:marker draw:name="Arrowheads_20_336" draw:display-name="Arrowheads 336" svg:viewBox="0 0 210 210" svg:d="M105 0l105 210h-210z"/>
    <draw:marker draw:name="Arrowheads_20_337" draw:display-name="Arrowheads 337" svg:viewBox="0 0 210 210" svg:d="M105 0l105 210h-210z"/>
    <draw:marker draw:name="Arrowheads_20_338" draw:display-name="Arrowheads 338" svg:viewBox="0 0 210 210" svg:d="M105 0l105 210h-210z"/>
    <draw:marker draw:name="Arrowheads_20_339" draw:display-name="Arrowheads 339" svg:viewBox="0 0 210 210" svg:d="M105 0l105 210h-210z"/>
    <draw:marker draw:name="Arrowheads_20_34" draw:display-name="Arrowheads 34" svg:viewBox="0 0 210 210" svg:d="M105 0l105 210h-210z"/>
    <draw:marker draw:name="Arrowheads_20_340" draw:display-name="Arrowheads 340" svg:viewBox="0 0 210 210" svg:d="M105 0l105 210h-210z"/>
    <draw:marker draw:name="Arrowheads_20_341" draw:display-name="Arrowheads 341" svg:viewBox="0 0 210 210" svg:d="M105 0l105 210h-210z"/>
    <draw:marker draw:name="Arrowheads_20_342" draw:display-name="Arrowheads 342" svg:viewBox="0 0 210 210" svg:d="M105 0l105 210h-210z"/>
    <draw:marker draw:name="Arrowheads_20_343" draw:display-name="Arrowheads 343" svg:viewBox="0 0 210 210" svg:d="M105 0l105 210h-210z"/>
    <draw:marker draw:name="Arrowheads_20_344" draw:display-name="Arrowheads 344" svg:viewBox="0 0 210 210" svg:d="M105 0l105 210h-210z"/>
    <draw:marker draw:name="Arrowheads_20_345" draw:display-name="Arrowheads 345" svg:viewBox="0 0 210 210" svg:d="M105 0l105 210h-210z"/>
    <draw:marker draw:name="Arrowheads_20_346" draw:display-name="Arrowheads 346" svg:viewBox="0 0 210 210" svg:d="M105 0l105 210h-210z"/>
    <draw:marker draw:name="Arrowheads_20_347" draw:display-name="Arrowheads 347" svg:viewBox="0 0 210 210" svg:d="M105 0l105 210h-210z"/>
    <draw:marker draw:name="Arrowheads_20_348" draw:display-name="Arrowheads 348" svg:viewBox="0 0 210 210" svg:d="M105 0l105 210h-210z"/>
    <draw:marker draw:name="Arrowheads_20_349" draw:display-name="Arrowheads 349" svg:viewBox="0 0 210 210" svg:d="M105 0l105 210h-210z"/>
    <draw:marker draw:name="Arrowheads_20_35" draw:display-name="Arrowheads 35" svg:viewBox="0 0 210 210" svg:d="M105 0l105 210h-210z"/>
    <draw:marker draw:name="Arrowheads_20_350" draw:display-name="Arrowheads 350" svg:viewBox="0 0 210 210" svg:d="M105 0l105 210h-210z"/>
    <draw:marker draw:name="Arrowheads_20_351" draw:display-name="Arrowheads 351" svg:viewBox="0 0 210 210" svg:d="M105 0l105 210h-210z"/>
    <draw:marker draw:name="Arrowheads_20_352" draw:display-name="Arrowheads 352" svg:viewBox="0 0 210 210" svg:d="M105 0l105 210h-210z"/>
    <draw:marker draw:name="Arrowheads_20_353" draw:display-name="Arrowheads 353" svg:viewBox="0 0 210 210" svg:d="M105 0l105 210h-210z"/>
    <draw:marker draw:name="Arrowheads_20_354" draw:display-name="Arrowheads 354" svg:viewBox="0 0 210 210" svg:d="M105 0l105 210h-210z"/>
    <draw:marker draw:name="Arrowheads_20_355" draw:display-name="Arrowheads 355" svg:viewBox="0 0 210 210" svg:d="M105 0l105 210h-210z"/>
    <draw:marker draw:name="Arrowheads_20_356" draw:display-name="Arrowheads 356" svg:viewBox="0 0 210 210" svg:d="M105 0l105 210h-210z"/>
    <draw:marker draw:name="Arrowheads_20_357" draw:display-name="Arrowheads 357" svg:viewBox="0 0 210 210" svg:d="M105 0l105 210h-210z"/>
    <draw:marker draw:name="Arrowheads_20_358" draw:display-name="Arrowheads 358" svg:viewBox="0 0 210 210" svg:d="M105 0l105 210h-210z"/>
    <draw:marker draw:name="Arrowheads_20_359" draw:display-name="Arrowheads 359" svg:viewBox="0 0 210 210" svg:d="M105 0l105 210h-210z"/>
    <draw:marker draw:name="Arrowheads_20_36" draw:display-name="Arrowheads 36" svg:viewBox="0 0 210 210" svg:d="M105 0l105 210h-210z"/>
    <draw:marker draw:name="Arrowheads_20_360" draw:display-name="Arrowheads 360" svg:viewBox="0 0 210 210" svg:d="M105 0l105 210h-210z"/>
    <draw:marker draw:name="Arrowheads_20_361" draw:display-name="Arrowheads 361" svg:viewBox="0 0 210 210" svg:d="M105 0l105 210h-210z"/>
    <draw:marker draw:name="Arrowheads_20_362" draw:display-name="Arrowheads 362" svg:viewBox="0 0 210 210" svg:d="M105 0l105 210h-210z"/>
    <draw:marker draw:name="Arrowheads_20_363" draw:display-name="Arrowheads 363" svg:viewBox="0 0 210 210" svg:d="M105 0l105 210h-210z"/>
    <draw:marker draw:name="Arrowheads_20_364" draw:display-name="Arrowheads 364" svg:viewBox="0 0 210 210" svg:d="M105 0l105 210h-210z"/>
    <draw:marker draw:name="Arrowheads_20_365" draw:display-name="Arrowheads 365" svg:viewBox="0 0 210 210" svg:d="M105 0l105 210h-210z"/>
    <draw:marker draw:name="Arrowheads_20_366" draw:display-name="Arrowheads 366" svg:viewBox="0 0 210 210" svg:d="M105 0l105 210h-210z"/>
    <draw:marker draw:name="Arrowheads_20_367" draw:display-name="Arrowheads 367" svg:viewBox="0 0 210 210" svg:d="M105 0l105 210h-210z"/>
    <draw:marker draw:name="Arrowheads_20_368" draw:display-name="Arrowheads 368" svg:viewBox="0 0 210 210" svg:d="M105 0l105 210h-210z"/>
    <draw:marker draw:name="Arrowheads_20_369" draw:display-name="Arrowheads 369" svg:viewBox="0 0 210 210" svg:d="M105 0l105 210h-210z"/>
    <draw:marker draw:name="Arrowheads_20_37" draw:display-name="Arrowheads 37" svg:viewBox="0 0 210 210" svg:d="M105 0l105 210h-210z"/>
    <draw:marker draw:name="Arrowheads_20_370" draw:display-name="Arrowheads 370" svg:viewBox="0 0 210 210" svg:d="M105 0l105 210h-210z"/>
    <draw:marker draw:name="Arrowheads_20_371" draw:display-name="Arrowheads 371" svg:viewBox="0 0 210 210" svg:d="M105 0l105 210h-210z"/>
    <draw:marker draw:name="Arrowheads_20_372" draw:display-name="Arrowheads 372" svg:viewBox="0 0 210 210" svg:d="M105 0l105 210h-210z"/>
    <draw:marker draw:name="Arrowheads_20_373" draw:display-name="Arrowheads 373" svg:viewBox="0 0 210 210" svg:d="M105 0l105 210h-210z"/>
    <draw:marker draw:name="Arrowheads_20_374" draw:display-name="Arrowheads 374" svg:viewBox="0 0 210 210" svg:d="M105 0l105 210h-210z"/>
    <draw:marker draw:name="Arrowheads_20_375" draw:display-name="Arrowheads 375" svg:viewBox="0 0 210 210" svg:d="M105 0l105 210h-210z"/>
    <draw:marker draw:name="Arrowheads_20_376" draw:display-name="Arrowheads 376" svg:viewBox="0 0 210 210" svg:d="M105 0l105 210h-210z"/>
    <draw:marker draw:name="Arrowheads_20_377" draw:display-name="Arrowheads 377" svg:viewBox="0 0 210 210" svg:d="M105 0l105 210h-210z"/>
    <draw:marker draw:name="Arrowheads_20_378" draw:display-name="Arrowheads 378" svg:viewBox="0 0 210 210" svg:d="M105 0l105 210h-210z"/>
    <draw:marker draw:name="Arrowheads_20_379" draw:display-name="Arrowheads 379" svg:viewBox="0 0 210 210" svg:d="M105 0l105 210h-210z"/>
    <draw:marker draw:name="Arrowheads_20_38" draw:display-name="Arrowheads 38" svg:viewBox="0 0 210 210" svg:d="M105 0l105 210h-210z"/>
    <draw:marker draw:name="Arrowheads_20_380" draw:display-name="Arrowheads 380" svg:viewBox="0 0 210 210" svg:d="M105 0l105 210h-210z"/>
    <draw:marker draw:name="Arrowheads_20_381" draw:display-name="Arrowheads 381" svg:viewBox="0 0 210 210" svg:d="M105 0l105 210h-210z"/>
    <draw:marker draw:name="Arrowheads_20_382" draw:display-name="Arrowheads 382" svg:viewBox="0 0 210 210" svg:d="M105 0l105 210h-210z"/>
    <draw:marker draw:name="Arrowheads_20_383" draw:display-name="Arrowheads 383" svg:viewBox="0 0 210 210" svg:d="M105 0l105 210h-210z"/>
    <draw:marker draw:name="Arrowheads_20_384" draw:display-name="Arrowheads 384" svg:viewBox="0 0 210 210" svg:d="M105 0l105 210h-210z"/>
    <draw:marker draw:name="Arrowheads_20_385" draw:display-name="Arrowheads 385" svg:viewBox="0 0 210 210" svg:d="M105 0l105 210h-210z"/>
    <draw:marker draw:name="Arrowheads_20_386" draw:display-name="Arrowheads 386" svg:viewBox="0 0 210 210" svg:d="M105 0l105 210h-210z"/>
    <draw:marker draw:name="Arrowheads_20_387" draw:display-name="Arrowheads 387" svg:viewBox="0 0 210 210" svg:d="M105 0l105 210h-210z"/>
    <draw:marker draw:name="Arrowheads_20_388" draw:display-name="Arrowheads 388" svg:viewBox="0 0 210 210" svg:d="M105 0l105 210h-210z"/>
    <draw:marker draw:name="Arrowheads_20_389" draw:display-name="Arrowheads 389" svg:viewBox="0 0 210 210" svg:d="M105 0l105 210h-210z"/>
    <draw:marker draw:name="Arrowheads_20_39" draw:display-name="Arrowheads 39" svg:viewBox="0 0 210 210" svg:d="M105 0l105 210h-210z"/>
    <draw:marker draw:name="Arrowheads_20_390" draw:display-name="Arrowheads 390" svg:viewBox="0 0 210 210" svg:d="M105 0l105 210h-210z"/>
    <draw:marker draw:name="Arrowheads_20_391" draw:display-name="Arrowheads 391" svg:viewBox="0 0 210 210" svg:d="M105 0l105 210h-210z"/>
    <draw:marker draw:name="Arrowheads_20_392" draw:display-name="Arrowheads 392" svg:viewBox="0 0 210 210" svg:d="M105 0l105 210h-210z"/>
    <draw:marker draw:name="Arrowheads_20_393" draw:display-name="Arrowheads 393" svg:viewBox="0 0 210 210" svg:d="M105 0l105 210h-210z"/>
    <draw:marker draw:name="Arrowheads_20_394" draw:display-name="Arrowheads 394" svg:viewBox="0 0 210 210" svg:d="M105 0l105 210h-210z"/>
    <draw:marker draw:name="Arrowheads_20_395" draw:display-name="Arrowheads 395" svg:viewBox="0 0 210 210" svg:d="M105 0l105 210h-210z"/>
    <draw:marker draw:name="Arrowheads_20_396" draw:display-name="Arrowheads 396" svg:viewBox="0 0 210 210" svg:d="M105 0l105 210h-210z"/>
    <draw:marker draw:name="Arrowheads_20_397" draw:display-name="Arrowheads 397" svg:viewBox="0 0 210 210" svg:d="M105 0l105 210h-210z"/>
    <draw:marker draw:name="Arrowheads_20_398" draw:display-name="Arrowheads 398" svg:viewBox="0 0 210 210" svg:d="M105 0l105 210h-210z"/>
    <draw:marker draw:name="Arrowheads_20_399" draw:display-name="Arrowheads 399" svg:viewBox="0 0 210 210" svg:d="M105 0l105 210h-210z"/>
    <draw:marker draw:name="Arrowheads_20_4" draw:display-name="Arrowheads 4" svg:viewBox="0 0 210 210" svg:d="M105 0l105 210h-210z"/>
    <draw:marker draw:name="Arrowheads_20_40" draw:display-name="Arrowheads 40" svg:viewBox="0 0 210 210" svg:d="M105 0l105 210h-210z"/>
    <draw:marker draw:name="Arrowheads_20_400" draw:display-name="Arrowheads 400" svg:viewBox="0 0 210 210" svg:d="M105 0l105 210h-210z"/>
    <draw:marker draw:name="Arrowheads_20_401" draw:display-name="Arrowheads 401" svg:viewBox="0 0 210 210" svg:d="M105 0l105 210h-210z"/>
    <draw:marker draw:name="Arrowheads_20_402" draw:display-name="Arrowheads 402" svg:viewBox="0 0 210 210" svg:d="M105 0l105 210h-210z"/>
    <draw:marker draw:name="Arrowheads_20_403" draw:display-name="Arrowheads 403" svg:viewBox="0 0 210 210" svg:d="M105 0l105 210h-210z"/>
    <draw:marker draw:name="Arrowheads_20_404" draw:display-name="Arrowheads 404" svg:viewBox="0 0 210 210" svg:d="M105 0l105 210h-210z"/>
    <draw:marker draw:name="Arrowheads_20_405" draw:display-name="Arrowheads 405" svg:viewBox="0 0 210 210" svg:d="M105 0l105 210h-210z"/>
    <draw:marker draw:name="Arrowheads_20_406" draw:display-name="Arrowheads 406" svg:viewBox="0 0 210 210" svg:d="M105 0l105 210h-210z"/>
    <draw:marker draw:name="Arrowheads_20_407" draw:display-name="Arrowheads 407" svg:viewBox="0 0 210 210" svg:d="M105 0l105 210h-210z"/>
    <draw:marker draw:name="Arrowheads_20_408" draw:display-name="Arrowheads 408" svg:viewBox="0 0 210 210" svg:d="M105 0l105 210h-210z"/>
    <draw:marker draw:name="Arrowheads_20_409" draw:display-name="Arrowheads 409" svg:viewBox="0 0 210 210" svg:d="M105 0l105 210h-210z"/>
    <draw:marker draw:name="Arrowheads_20_41" draw:display-name="Arrowheads 41" svg:viewBox="0 0 210 210" svg:d="M105 0l105 210h-210z"/>
    <draw:marker draw:name="Arrowheads_20_410" draw:display-name="Arrowheads 410" svg:viewBox="0 0 210 210" svg:d="M105 0l105 210h-210z"/>
    <draw:marker draw:name="Arrowheads_20_411" draw:display-name="Arrowheads 411" svg:viewBox="0 0 210 210" svg:d="M105 0l105 210h-210z"/>
    <draw:marker draw:name="Arrowheads_20_412" draw:display-name="Arrowheads 412" svg:viewBox="0 0 210 210" svg:d="M105 0l105 210h-210z"/>
    <draw:marker draw:name="Arrowheads_20_413" draw:display-name="Arrowheads 413" svg:viewBox="0 0 210 210" svg:d="M105 0l105 210h-210z"/>
    <draw:marker draw:name="Arrowheads_20_414" draw:display-name="Arrowheads 414" svg:viewBox="0 0 210 210" svg:d="M105 0l105 210h-210z"/>
    <draw:marker draw:name="Arrowheads_20_415" draw:display-name="Arrowheads 415" svg:viewBox="0 0 210 210" svg:d="M105 0l105 210h-210z"/>
    <draw:marker draw:name="Arrowheads_20_416" draw:display-name="Arrowheads 416" svg:viewBox="0 0 210 210" svg:d="M105 0l105 210h-210z"/>
    <draw:marker draw:name="Arrowheads_20_417" draw:display-name="Arrowheads 417" svg:viewBox="0 0 210 210" svg:d="M105 0l105 210h-210z"/>
    <draw:marker draw:name="Arrowheads_20_418" draw:display-name="Arrowheads 418" svg:viewBox="0 0 210 210" svg:d="M105 0l105 210h-210z"/>
    <draw:marker draw:name="Arrowheads_20_419" draw:display-name="Arrowheads 419" svg:viewBox="0 0 210 210" svg:d="M105 0l105 210h-210z"/>
    <draw:marker draw:name="Arrowheads_20_42" draw:display-name="Arrowheads 42" svg:viewBox="0 0 210 210" svg:d="M105 0l105 210h-210z"/>
    <draw:marker draw:name="Arrowheads_20_420" draw:display-name="Arrowheads 420" svg:viewBox="0 0 210 210" svg:d="M105 0l105 210h-210z"/>
    <draw:marker draw:name="Arrowheads_20_421" draw:display-name="Arrowheads 421" svg:viewBox="0 0 210 210" svg:d="M105 0l105 210h-210z"/>
    <draw:marker draw:name="Arrowheads_20_422" draw:display-name="Arrowheads 422" svg:viewBox="0 0 210 210" svg:d="M105 0l105 210h-210z"/>
    <draw:marker draw:name="Arrowheads_20_423" draw:display-name="Arrowheads 423" svg:viewBox="0 0 210 210" svg:d="M105 0l105 210h-210z"/>
    <draw:marker draw:name="Arrowheads_20_424" draw:display-name="Arrowheads 424" svg:viewBox="0 0 210 210" svg:d="M105 0l105 210h-210z"/>
    <draw:marker draw:name="Arrowheads_20_425" draw:display-name="Arrowheads 425" svg:viewBox="0 0 210 210" svg:d="M105 0l105 210h-210z"/>
    <draw:marker draw:name="Arrowheads_20_426" draw:display-name="Arrowheads 426" svg:viewBox="0 0 210 210" svg:d="M105 0l105 210h-210z"/>
    <draw:marker draw:name="Arrowheads_20_427" draw:display-name="Arrowheads 427" svg:viewBox="0 0 210 210" svg:d="M105 0l105 210h-210z"/>
    <draw:marker draw:name="Arrowheads_20_428" draw:display-name="Arrowheads 428" svg:viewBox="0 0 210 210" svg:d="M105 0l105 210h-210z"/>
    <draw:marker draw:name="Arrowheads_20_429" draw:display-name="Arrowheads 429" svg:viewBox="0 0 210 210" svg:d="M105 0l105 210h-210z"/>
    <draw:marker draw:name="Arrowheads_20_43" draw:display-name="Arrowheads 43" svg:viewBox="0 0 210 210" svg:d="M105 0l105 210h-210z"/>
    <draw:marker draw:name="Arrowheads_20_430" draw:display-name="Arrowheads 430" svg:viewBox="0 0 210 210" svg:d="M105 0l105 210h-210z"/>
    <draw:marker draw:name="Arrowheads_20_431" draw:display-name="Arrowheads 431" svg:viewBox="0 0 210 210" svg:d="M105 0l105 210h-210z"/>
    <draw:marker draw:name="Arrowheads_20_432" draw:display-name="Arrowheads 432" svg:viewBox="0 0 210 210" svg:d="M105 0l105 210h-210z"/>
    <draw:marker draw:name="Arrowheads_20_433" draw:display-name="Arrowheads 433" svg:viewBox="0 0 210 210" svg:d="M105 0l105 210h-210z"/>
    <draw:marker draw:name="Arrowheads_20_434" draw:display-name="Arrowheads 434" svg:viewBox="0 0 210 210" svg:d="M105 0l105 210h-210z"/>
    <draw:marker draw:name="Arrowheads_20_435" draw:display-name="Arrowheads 435" svg:viewBox="0 0 210 210" svg:d="M105 0l105 210h-210z"/>
    <draw:marker draw:name="Arrowheads_20_436" draw:display-name="Arrowheads 436" svg:viewBox="0 0 210 210" svg:d="M105 0l105 210h-210z"/>
    <draw:marker draw:name="Arrowheads_20_437" draw:display-name="Arrowheads 437" svg:viewBox="0 0 210 210" svg:d="M105 0l105 210h-210z"/>
    <draw:marker draw:name="Arrowheads_20_438" draw:display-name="Arrowheads 438" svg:viewBox="0 0 210 210" svg:d="M105 0l105 210h-210z"/>
    <draw:marker draw:name="Arrowheads_20_439" draw:display-name="Arrowheads 439" svg:viewBox="0 0 210 210" svg:d="M105 0l105 210h-210z"/>
    <draw:marker draw:name="Arrowheads_20_44" draw:display-name="Arrowheads 44" svg:viewBox="0 0 210 210" svg:d="M105 0l105 210h-210z"/>
    <draw:marker draw:name="Arrowheads_20_440" draw:display-name="Arrowheads 440" svg:viewBox="0 0 210 210" svg:d="M105 0l105 210h-210z"/>
    <draw:marker draw:name="Arrowheads_20_441" draw:display-name="Arrowheads 441" svg:viewBox="0 0 210 210" svg:d="M105 0l105 210h-210z"/>
    <draw:marker draw:name="Arrowheads_20_442" draw:display-name="Arrowheads 442" svg:viewBox="0 0 210 210" svg:d="M105 0l105 210h-210z"/>
    <draw:marker draw:name="Arrowheads_20_443" draw:display-name="Arrowheads 443" svg:viewBox="0 0 210 210" svg:d="M105 0l105 210h-210z"/>
    <draw:marker draw:name="Arrowheads_20_444" draw:display-name="Arrowheads 444" svg:viewBox="0 0 210 210" svg:d="M105 0l105 210h-210z"/>
    <draw:marker draw:name="Arrowheads_20_445" draw:display-name="Arrowheads 445" svg:viewBox="0 0 210 210" svg:d="M105 0l105 210h-210z"/>
    <draw:marker draw:name="Arrowheads_20_446" draw:display-name="Arrowheads 446" svg:viewBox="0 0 210 210" svg:d="M105 0l105 210h-210z"/>
    <draw:marker draw:name="Arrowheads_20_447" draw:display-name="Arrowheads 447" svg:viewBox="0 0 210 210" svg:d="M105 0l105 210h-210z"/>
    <draw:marker draw:name="Arrowheads_20_448" draw:display-name="Arrowheads 448" svg:viewBox="0 0 210 210" svg:d="M105 0l105 210h-210z"/>
    <draw:marker draw:name="Arrowheads_20_449" draw:display-name="Arrowheads 449" svg:viewBox="0 0 210 210" svg:d="M105 0l105 210h-210z"/>
    <draw:marker draw:name="Arrowheads_20_45" draw:display-name="Arrowheads 45" svg:viewBox="0 0 210 210" svg:d="M105 0l105 210h-210z"/>
    <draw:marker draw:name="Arrowheads_20_450" draw:display-name="Arrowheads 450" svg:viewBox="0 0 210 210" svg:d="M105 0l105 210h-210z"/>
    <draw:marker draw:name="Arrowheads_20_451" draw:display-name="Arrowheads 451" svg:viewBox="0 0 210 210" svg:d="M105 0l105 210h-210z"/>
    <draw:marker draw:name="Arrowheads_20_452" draw:display-name="Arrowheads 452" svg:viewBox="0 0 210 210" svg:d="M105 0l105 210h-210z"/>
    <draw:marker draw:name="Arrowheads_20_453" draw:display-name="Arrowheads 453" svg:viewBox="0 0 210 210" svg:d="M105 0l105 210h-210z"/>
    <draw:marker draw:name="Arrowheads_20_454" draw:display-name="Arrowheads 454" svg:viewBox="0 0 210 210" svg:d="M105 0l105 210h-210z"/>
    <draw:marker draw:name="Arrowheads_20_455" draw:display-name="Arrowheads 455" svg:viewBox="0 0 210 210" svg:d="M105 0l105 210h-210z"/>
    <draw:marker draw:name="Arrowheads_20_456" draw:display-name="Arrowheads 456" svg:viewBox="0 0 210 210" svg:d="M105 0l105 210h-210z"/>
    <draw:marker draw:name="Arrowheads_20_457" draw:display-name="Arrowheads 457" svg:viewBox="0 0 210 210" svg:d="M105 0l105 210h-210z"/>
    <draw:marker draw:name="Arrowheads_20_458" draw:display-name="Arrowheads 458" svg:viewBox="0 0 210 210" svg:d="M105 0l105 210h-210z"/>
    <draw:marker draw:name="Arrowheads_20_459" draw:display-name="Arrowheads 459" svg:viewBox="0 0 210 210" svg:d="M105 0l105 210h-210z"/>
    <draw:marker draw:name="Arrowheads_20_46" draw:display-name="Arrowheads 46" svg:viewBox="0 0 210 210" svg:d="M105 0l105 210h-210z"/>
    <draw:marker draw:name="Arrowheads_20_460" draw:display-name="Arrowheads 460" svg:viewBox="0 0 210 210" svg:d="M105 0l105 210h-210z"/>
    <draw:marker draw:name="Arrowheads_20_461" draw:display-name="Arrowheads 461" svg:viewBox="0 0 210 210" svg:d="M105 0l105 210h-210z"/>
    <draw:marker draw:name="Arrowheads_20_462" draw:display-name="Arrowheads 462" svg:viewBox="0 0 210 210" svg:d="M105 0l105 210h-210z"/>
    <draw:marker draw:name="Arrowheads_20_463" draw:display-name="Arrowheads 463" svg:viewBox="0 0 210 210" svg:d="M105 0l105 210h-210z"/>
    <draw:marker draw:name="Arrowheads_20_464" draw:display-name="Arrowheads 464" svg:viewBox="0 0 210 210" svg:d="M105 0l105 210h-210z"/>
    <draw:marker draw:name="Arrowheads_20_465" draw:display-name="Arrowheads 465" svg:viewBox="0 0 210 210" svg:d="M105 0l105 210h-210z"/>
    <draw:marker draw:name="Arrowheads_20_466" draw:display-name="Arrowheads 466" svg:viewBox="0 0 210 210" svg:d="M105 0l105 210h-210z"/>
    <draw:marker draw:name="Arrowheads_20_467" draw:display-name="Arrowheads 467" svg:viewBox="0 0 210 210" svg:d="M105 0l105 210h-210z"/>
    <draw:marker draw:name="Arrowheads_20_468" draw:display-name="Arrowheads 468" svg:viewBox="0 0 210 210" svg:d="M105 0l105 210h-210z"/>
    <draw:marker draw:name="Arrowheads_20_469" draw:display-name="Arrowheads 469" svg:viewBox="0 0 210 210" svg:d="M105 0l105 210h-210z"/>
    <draw:marker draw:name="Arrowheads_20_47" draw:display-name="Arrowheads 47" svg:viewBox="0 0 210 210" svg:d="M105 0l105 210h-210z"/>
    <draw:marker draw:name="Arrowheads_20_470" draw:display-name="Arrowheads 470" svg:viewBox="0 0 210 210" svg:d="M105 0l105 210h-210z"/>
    <draw:marker draw:name="Arrowheads_20_471" draw:display-name="Arrowheads 471" svg:viewBox="0 0 210 210" svg:d="M105 0l105 210h-210z"/>
    <draw:marker draw:name="Arrowheads_20_472" draw:display-name="Arrowheads 472" svg:viewBox="0 0 210 210" svg:d="M105 0l105 210h-210z"/>
    <draw:marker draw:name="Arrowheads_20_473" draw:display-name="Arrowheads 473" svg:viewBox="0 0 210 210" svg:d="M105 0l105 210h-210z"/>
    <draw:marker draw:name="Arrowheads_20_474" draw:display-name="Arrowheads 474" svg:viewBox="0 0 210 210" svg:d="M105 0l105 210h-210z"/>
    <draw:marker draw:name="Arrowheads_20_475" draw:display-name="Arrowheads 475" svg:viewBox="0 0 210 210" svg:d="M105 0l105 210h-210z"/>
    <draw:marker draw:name="Arrowheads_20_476" draw:display-name="Arrowheads 476" svg:viewBox="0 0 210 210" svg:d="M105 0l105 210h-210z"/>
    <draw:marker draw:name="Arrowheads_20_477" draw:display-name="Arrowheads 477" svg:viewBox="0 0 210 210" svg:d="M105 0l105 210h-210z"/>
    <draw:marker draw:name="Arrowheads_20_478" draw:display-name="Arrowheads 478" svg:viewBox="0 0 210 210" svg:d="M105 0l105 210h-210z"/>
    <draw:marker draw:name="Arrowheads_20_479" draw:display-name="Arrowheads 479" svg:viewBox="0 0 210 210" svg:d="M105 0l105 210h-210z"/>
    <draw:marker draw:name="Arrowheads_20_48" draw:display-name="Arrowheads 48" svg:viewBox="0 0 210 210" svg:d="M105 0l105 210h-210z"/>
    <draw:marker draw:name="Arrowheads_20_480" draw:display-name="Arrowheads 480" svg:viewBox="0 0 210 210" svg:d="M105 0l105 210h-210z"/>
    <draw:marker draw:name="Arrowheads_20_481" draw:display-name="Arrowheads 481" svg:viewBox="0 0 210 210" svg:d="M105 0l105 210h-210z"/>
    <draw:marker draw:name="Arrowheads_20_482" draw:display-name="Arrowheads 482" svg:viewBox="0 0 210 210" svg:d="M105 0l105 210h-210z"/>
    <draw:marker draw:name="Arrowheads_20_483" draw:display-name="Arrowheads 483" svg:viewBox="0 0 210 210" svg:d="M105 0l105 210h-210z"/>
    <draw:marker draw:name="Arrowheads_20_484" draw:display-name="Arrowheads 484" svg:viewBox="0 0 210 210" svg:d="M105 0l105 210h-210z"/>
    <draw:marker draw:name="Arrowheads_20_485" draw:display-name="Arrowheads 485" svg:viewBox="0 0 210 210" svg:d="M105 0l105 210h-210z"/>
    <draw:marker draw:name="Arrowheads_20_486" draw:display-name="Arrowheads 486" svg:viewBox="0 0 210 210" svg:d="M105 0l105 210h-210z"/>
    <draw:marker draw:name="Arrowheads_20_487" draw:display-name="Arrowheads 487" svg:viewBox="0 0 210 210" svg:d="M105 0l105 210h-210z"/>
    <draw:marker draw:name="Arrowheads_20_488" draw:display-name="Arrowheads 488" svg:viewBox="0 0 210 210" svg:d="M105 0l105 210h-210z"/>
    <draw:marker draw:name="Arrowheads_20_489" draw:display-name="Arrowheads 489" svg:viewBox="0 0 210 210" svg:d="M105 0l105 210h-210z"/>
    <draw:marker draw:name="Arrowheads_20_49" draw:display-name="Arrowheads 49" svg:viewBox="0 0 210 210" svg:d="M105 0l105 210h-210z"/>
    <draw:marker draw:name="Arrowheads_20_490" draw:display-name="Arrowheads 490" svg:viewBox="0 0 210 210" svg:d="M105 0l105 210h-210z"/>
    <draw:marker draw:name="Arrowheads_20_491" draw:display-name="Arrowheads 491" svg:viewBox="0 0 210 210" svg:d="M105 0l105 210h-210z"/>
    <draw:marker draw:name="Arrowheads_20_492" draw:display-name="Arrowheads 492" svg:viewBox="0 0 210 210" svg:d="M105 0l105 210h-210z"/>
    <draw:marker draw:name="Arrowheads_20_493" draw:display-name="Arrowheads 493" svg:viewBox="0 0 210 210" svg:d="M105 0l105 210h-210z"/>
    <draw:marker draw:name="Arrowheads_20_494" draw:display-name="Arrowheads 494" svg:viewBox="0 0 210 210" svg:d="M105 0l105 210h-210z"/>
    <draw:marker draw:name="Arrowheads_20_495" draw:display-name="Arrowheads 495" svg:viewBox="0 0 210 210" svg:d="M105 0l105 210h-210z"/>
    <draw:marker draw:name="Arrowheads_20_496" draw:display-name="Arrowheads 496" svg:viewBox="0 0 210 210" svg:d="M105 0l105 210h-210z"/>
    <draw:marker draw:name="Arrowheads_20_497" draw:display-name="Arrowheads 497" svg:viewBox="0 0 210 210" svg:d="M105 0l105 210h-210z"/>
    <draw:marker draw:name="Arrowheads_20_498" draw:display-name="Arrowheads 498" svg:viewBox="0 0 210 210" svg:d="M105 0l105 210h-210z"/>
    <draw:marker draw:name="Arrowheads_20_499" draw:display-name="Arrowheads 499" svg:viewBox="0 0 210 210" svg:d="M105 0l105 210h-210z"/>
    <draw:marker draw:name="Arrowheads_20_5" draw:display-name="Arrowheads 5" svg:viewBox="0 0 210 210" svg:d="M105 0l105 210h-210z"/>
    <draw:marker draw:name="Arrowheads_20_50" draw:display-name="Arrowheads 50" svg:viewBox="0 0 210 210" svg:d="M105 0l105 210h-210z"/>
    <draw:marker draw:name="Arrowheads_20_500" draw:display-name="Arrowheads 500" svg:viewBox="0 0 210 210" svg:d="M105 0l105 210h-210z"/>
    <draw:marker draw:name="Arrowheads_20_501" draw:display-name="Arrowheads 501" svg:viewBox="0 0 210 210" svg:d="M105 0l105 210h-210z"/>
    <draw:marker draw:name="Arrowheads_20_502" draw:display-name="Arrowheads 502" svg:viewBox="0 0 210 210" svg:d="M105 0l105 210h-210z"/>
    <draw:marker draw:name="Arrowheads_20_503" draw:display-name="Arrowheads 503" svg:viewBox="0 0 210 210" svg:d="M105 0l105 210h-210z"/>
    <draw:marker draw:name="Arrowheads_20_504" draw:display-name="Arrowheads 504" svg:viewBox="0 0 210 210" svg:d="M105 0l105 210h-210z"/>
    <draw:marker draw:name="Arrowheads_20_505" draw:display-name="Arrowheads 505" svg:viewBox="0 0 210 210" svg:d="M105 0l105 210h-210z"/>
    <draw:marker draw:name="Arrowheads_20_506" draw:display-name="Arrowheads 506" svg:viewBox="0 0 210 210" svg:d="M105 0l105 210h-210z"/>
    <draw:marker draw:name="Arrowheads_20_507" draw:display-name="Arrowheads 507" svg:viewBox="0 0 210 210" svg:d="M105 0l105 210h-210z"/>
    <draw:marker draw:name="Arrowheads_20_508" draw:display-name="Arrowheads 508" svg:viewBox="0 0 210 210" svg:d="M105 0l105 210h-210z"/>
    <draw:marker draw:name="Arrowheads_20_509" draw:display-name="Arrowheads 509" svg:viewBox="0 0 210 210" svg:d="M105 0l105 210h-210z"/>
    <draw:marker draw:name="Arrowheads_20_51" draw:display-name="Arrowheads 51" svg:viewBox="0 0 210 210" svg:d="M105 0l105 210h-210z"/>
    <draw:marker draw:name="Arrowheads_20_510" draw:display-name="Arrowheads 510" svg:viewBox="0 0 210 210" svg:d="M105 0l105 210h-210z"/>
    <draw:marker draw:name="Arrowheads_20_511" draw:display-name="Arrowheads 511" svg:viewBox="0 0 210 210" svg:d="M105 0l105 210h-210z"/>
    <draw:marker draw:name="Arrowheads_20_512" draw:display-name="Arrowheads 512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10 210" svg:d="M105 0l105 210h-210z"/>
    <draw:marker draw:name="Arrowheads_20_70" draw:display-name="Arrowheads 70" svg:viewBox="0 0 210 210" svg:d="M105 0l105 210h-210z"/>
    <draw:marker draw:name="Arrowheads_20_71" draw:display-name="Arrowheads 71" svg:viewBox="0 0 210 210" svg:d="M105 0l105 210h-210z"/>
    <draw:marker draw:name="Arrowheads_20_72" draw:display-name="Arrowheads 72" svg:viewBox="0 0 210 210" svg:d="M105 0l105 210h-210z"/>
    <draw:marker draw:name="Arrowheads_20_73" draw:display-name="Arrowheads 73" svg:viewBox="0 0 210 210" svg:d="M105 0l105 210h-210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6" draw:display-name="Arrowheads 76" svg:viewBox="0 0 210 210" svg:d="M105 0l105 210h-210z"/>
    <draw:marker draw:name="Arrowheads_20_77" draw:display-name="Arrowheads 77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Arrowheads_20_8" draw:display-name="Arrowheads 8" svg:viewBox="0 0 210 210" svg:d="M105 0l105 210h-210z"/>
    <draw:marker draw:name="Arrowheads_20_80" draw:display-name="Arrowheads 80" svg:viewBox="0 0 210 210" svg:d="M105 0l105 210h-210z"/>
    <draw:marker draw:name="Arrowheads_20_81" draw:display-name="Arrowheads 81" svg:viewBox="0 0 210 210" svg:d="M105 0l105 210h-210z"/>
    <draw:marker draw:name="Arrowheads_20_82" draw:display-name="Arrowheads 82" svg:viewBox="0 0 210 210" svg:d="M105 0l105 210h-210z"/>
    <draw:marker draw:name="Arrowheads_20_83" draw:display-name="Arrowheads 83" svg:viewBox="0 0 210 210" svg:d="M105 0l105 210h-210z"/>
    <draw:marker draw:name="Arrowheads_20_84" draw:display-name="Arrowheads 84" svg:viewBox="0 0 210 210" svg:d="M105 0l105 210h-210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89" draw:display-name="Arrowheads 89" svg:viewBox="0 0 210 210" svg:d="M105 0l105 210h-210z"/>
    <draw:marker draw:name="Arrowheads_20_9" draw:display-name="Arrowheads 9" svg:viewBox="0 0 210 210" svg:d="M105 0l105 210h-210z"/>
    <draw:marker draw:name="Arrowheads_20_90" draw:display-name="Arrowheads 90" svg:viewBox="0 0 210 210" svg:d="M105 0l105 210h-210z"/>
    <draw:marker draw:name="Arrowheads_20_91" draw:display-name="Arrowheads 91" svg:viewBox="0 0 210 210" svg:d="M105 0l105 210h-210z"/>
    <draw:marker draw:name="Arrowheads_20_92" draw:display-name="Arrowheads 92" svg:viewBox="0 0 210 210" svg:d="M105 0l105 210h-210z"/>
    <draw:marker draw:name="Arrowheads_20_93" draw:display-name="Arrowheads 93" svg:viewBox="0 0 210 210" svg:d="M105 0l105 210h-210z"/>
    <draw:marker draw:name="Arrowheads_20_94" draw:display-name="Arrowheads 94" svg:viewBox="0 0 210 210" svg:d="M105 0l105 210h-210z"/>
    <draw:marker draw:name="Arrowheads_20_95" draw:display-name="Arrowheads 95" svg:viewBox="0 0 210 210" svg:d="M105 0l105 210h-210z"/>
    <draw:marker draw:name="Arrowheads_20_96" draw:display-name="Arrowheads 96" svg:viewBox="0 0 210 210" svg:d="M105 0l105 210h-210z"/>
    <draw:marker draw:name="Arrowheads_20_97" draw:display-name="Arrowheads 97" svg:viewBox="0 0 210 210" svg:d="M105 0l105 210h-210z"/>
    <draw:marker draw:name="Arrowheads_20_98" draw:display-name="Arrowheads 98" svg:viewBox="0 0 210 210" svg:d="M105 0l105 210h-210z"/>
    <draw:marker draw:name="Arrowheads_20_99" draw:display-name="Arrowheads 99" svg:viewBox="0 0 210 210" svg:d="M105 0l105 210h-210z"/>
    <draw:marker draw:name="msArrowEnd_20_5" draw:display-name="msArrowEnd 5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2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00cc99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2cm" svg:height="25.78cm" svg:x="0cm" svg:y="0cm">
        <text:p/>
      </draw:rect>
      <draw:frame draw:style-name="Mgr2" draw:text-style-name="MP3" draw:layer="backgroundobjects" svg:width="8.414cm" svg:height="1.288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413cm" svg:height="1.288cm" svg:x="11.006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414cm" svg:height="1.288cm" svg:x="0cm" svg:y="24.49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413cm" svg:height="1.288cm" svg:x="11.006cm" svg:y="24.49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09cm" svg:height="6.156cm" svg:x="1cm" svg:y="2.41cm"/>
      <draw:page-thumbnail draw:layer="backgroundobjects" svg:width="8.209cm" svg:height="6.156cm" svg:x="1cm" svg:y="9.81cm"/>
      <draw:page-thumbnail draw:layer="backgroundobjects" svg:width="8.209cm" svg:height="6.156cm" svg:x="1cm" svg:y="17.21cm"/>
      <draw:page-thumbnail draw:layer="backgroundobjects" svg:width="8.209cm" svg:height="6.156cm" svg:x="10.21cm" svg:y="2.41cm"/>
      <draw:page-thumbnail draw:layer="backgroundobjects" svg:width="8.209cm" svg:height="6.156cm" svg:x="10.21cm" svg:y="9.81cm"/>
      <draw:page-thumbnail draw:layer="backgroundobjects" svg:width="8.209cm" svg:height="6.156cm" svg:x="10.21cm" svg:y="17.21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2cm" svg:height="25.78cm" svg:x="0cm" svg:y="0cm">
          <text:p/>
        </draw:rect>
        <draw:frame draw:style-name="Mgr2" draw:text-style-name="MP3" draw:layer="backgroundobjects" svg:width="8.414cm" svg:height="1.288cm" svg:x="0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413cm" svg:height="1.288cm" svg:x="11.006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889cm" svg:height="9.666cm" svg:x="3.267cm" svg:y="1.936cm" presentation:class="page"/>
        <draw:frame presentation:style-name="Default-notes" draw:layer="backgroundobjects" svg:width="14.243cm" svg:height="11.602cm" svg:x="2.588cm" svg:y="12.246cm" presentation:class="notes" presentation:placeholder="true">
          <draw:text-box/>
        </draw:frame>
        <draw:frame draw:style-name="Mgr4" draw:text-style-name="MP3" draw:layer="backgroundobjects" svg:width="8.414cm" svg:height="1.288cm" svg:x="0cm" svg:y="24.496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413cm" svg:height="1.288cm" svg:x="11.006cm" svg:y="24.49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sign and Analysis of Admissible Heuristic Functions</dc:title>
    <meta:initial-creator>pcguest</meta:initial-creator>
    <meta:creation-date>2000-07-06T01:22:02.426000000</meta:creation-date>
    <dc:creator>sascha</dc:creator>
    <dc:date>2000-07-27T22:45:47.845000000</dc:date>
    <meta:print-date>2000-07-14T04:51:31.148000000</meta:print-date>
    <meta:editing-cycles>261</meta:editing-cycles>
    <meta:editing-duration>P1DT14H18M16S</meta:editing-duration>
    <meta:document-statistic meta:object-count="2526"/>
    <meta:generator>LibreOffice/4.4.5.2$Linux_X86_64 LibreOffice_project/40m0$Build-2</meta:generator>
  </office:meta>
</office:document-meta>
</file>